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00%"/>
      <style:text-properties fo:font-size="11pt" officeooo:paragraph-rsid="000dc343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1 тя</text:p>
      <text:p text:style-name="P1">11112 дънещ</text:p>
      <text:p text:style-name="P1">11113 сопне</text:p>
      <text:p text:style-name="P1">11114 ехата</text:p>
      <text:p text:style-name="P1">11115 момък</text:p>
      <text:p text:style-name="P1">11116 баир</text:p>
      <text:p text:style-name="P1">11121 ширещ</text:p>
      <text:p text:style-name="P1">11122 сея</text:p>
      <text:p text:style-name="P1">11123 суяк</text:p>
      <text:p text:style-name="P1">11124 олиза</text:p>
      <text:p text:style-name="P1">11125 сади</text:p>
      <text:p text:style-name="P1">11126 оплюя</text:p>
      <text:p text:style-name="P1">11131 замия</text:p>
      <text:p text:style-name="P1">11132 коша</text:p>
      <text:p text:style-name="P1">11133 карми</text:p>
      <text:p text:style-name="P1">11134 куб</text:p>
      <text:p text:style-name="P1">11135 лейка</text:p>
      <text:p text:style-name="P1">11136 дуят</text:p>
      <text:p text:style-name="P1">11141 веем</text:p>
      <text:p text:style-name="P1">11142 косим</text:p>
      <text:p text:style-name="P1">11143 ринг</text:p>
      <text:p text:style-name="P1">11144 радее</text:p>
      <text:p text:style-name="P1">11145 пошъл</text:p>
      <text:p text:style-name="P1">11146 отлей</text:p>
      <text:p text:style-name="P1">11151 нелош</text:p>
      <text:p text:style-name="P1">11152 люпех</text:p>
      <text:p text:style-name="P1">11153 отецо</text:p>
      <text:p text:style-name="P1">11154 плю</text:p>
      <text:p text:style-name="P1">11155 свят</text:p>
      <text:p text:style-name="P1">11156 сопа</text:p>
      <text:p text:style-name="P1">11161 кънки</text:p>
      <text:p text:style-name="P1">11162 сляп</text:p>
      <text:p text:style-name="P1">11163 ляга</text:p>
      <text:p text:style-name="P1">11164 опека</text:p>
      <text:p text:style-name="P1">11165 кефал</text:p>
      <text:p text:style-name="P1">11166 диня</text:p>
      <text:p text:style-name="P1">11211 киви</text:p>
      <text:p text:style-name="P1">11212 искри</text:p>
      <text:p text:style-name="P1">11213 ядно</text:p>
      <text:p text:style-name="P1">11214 хака</text:p>
      <text:p text:style-name="P1">11215 тека</text:p>
      <text:p text:style-name="P1">11216 веех</text:p>
      <text:p text:style-name="P1">11221 миех</text:p>
      <text:p text:style-name="P1">11222 жъни</text:p>
      <text:p text:style-name="P1">11223 шушу</text:p>
      <text:p text:style-name="P1">11224 вадил</text:p>
      <text:p text:style-name="P1">11225 дъни</text:p>
      <text:p text:style-name="P1">11226 бивш</text:p>
      <text:p text:style-name="P1">11231 пажа</text:p>
      <text:p text:style-name="P1">11232 додя</text:p>
      <text:p text:style-name="P1">11233 бами</text:p>
      <text:p text:style-name="P1">11234 бей</text:p>
      <text:p text:style-name="P1">11235 отял</text:p>
      <text:p text:style-name="P1">11236 поено</text:p>
      <text:p text:style-name="P1">11241 малак</text:p>
      <text:p text:style-name="P1">11242 бродя</text:p>
      <text:p text:style-name="P1">11243 лъже</text:p>
      <text:p text:style-name="P1">11244 бухан</text:p>
      <text:p text:style-name="P1">11245 щама</text:p>
      <text:p text:style-name="P1">11246 дивя</text:p>
      <text:p text:style-name="P1">11251 дра</text:p>
      <text:p text:style-name="P1">11252 яркия</text:p>
      <text:p text:style-name="P1">11253 бича</text:p>
      <text:p text:style-name="P1">11254 видя</text:p>
      <text:p text:style-name="P1">11255 скоуш</text:p>
      <text:p text:style-name="P1">11256 съща</text:p>
      <text:p text:style-name="P1">11261 довя</text:p>
      <text:p text:style-name="P1">11262 лапащ</text:p>
      <text:p text:style-name="P1">11263 тънещ</text:p>
      <text:p text:style-name="P1">11264 тъни</text:p>
      <text:p text:style-name="P1">11265 хърка</text:p>
      <text:p text:style-name="P1">11266 шеги</text:p>
      <text:p text:style-name="P1">11311 под</text:p>
      <text:p text:style-name="P1">11312 губих</text:p>
      <text:p text:style-name="P1">11313 нос</text:p>
      <text:p text:style-name="P1">11314 смлян</text:p>
      <text:p text:style-name="P1">11315 бих</text:p>
      <text:p text:style-name="P1">11316 жули</text:p>
      <text:p text:style-name="P1">11321 феса</text:p>
      <text:p text:style-name="P1">11322 мязащ</text:p>
      <text:p text:style-name="P1">11323 хъб</text:p>
      <text:p text:style-name="P1">11324 бития</text:p>
      <text:p text:style-name="P1">11325 успях</text:p>
      <text:p text:style-name="P1">11326 бунта</text:p>
      <text:p text:style-name="P1">11331 напев</text:p>
      <text:p text:style-name="P1">11332 уврим</text:p>
      <text:p text:style-name="P1">11333 впи</text:p>
      <text:p text:style-name="P1">11334 яке</text:p>
      <text:p text:style-name="P1">11335 пояли</text:p>
      <text:p text:style-name="P1">11336 духащ</text:p>
      <text:p text:style-name="P1">11341 лазя</text:p>
      <text:p text:style-name="P1">11342 вираж</text:p>
      <text:p text:style-name="P1">11343 бъкам</text:p>
      <text:p text:style-name="P1">11344 буци</text:p>
      <text:p text:style-name="P1">11345 нямо</text:p>
      <text:p text:style-name="P1">11346 соди</text:p>
      <text:p text:style-name="P1">11351 леещ</text:p>
      <text:p text:style-name="P1">11352 упои</text:p>
      <text:p text:style-name="P1">11353 лапа</text:p>
      <text:p text:style-name="P1">11354 пикая</text:p>
      <text:p text:style-name="P1">11355 сейте</text:p>
      <text:p text:style-name="P1">11356 негър</text:p>
      <text:p text:style-name="P1">11361 кихал</text:p>
      <text:p text:style-name="P1">11362 лутай</text:p>
      <text:p text:style-name="P1">11363 шавни</text:p>
      <text:p text:style-name="P1">11364 жокей</text:p>
      <text:p text:style-name="P1">11365 гейм</text:p>
      <text:p text:style-name="P1">11366 громя</text:p>
      <text:p text:style-name="P1">11411 хъша</text:p>
      <text:p text:style-name="P1">11412 бучат</text:p>
      <text:p text:style-name="P1">11413 охри</text:p>
      <text:p text:style-name="P1">11414 пати</text:p>
      <text:p text:style-name="P1">11415 траем</text:p>
      <text:p text:style-name="P1">11416 леело</text:p>
      <text:p text:style-name="P1">11421 оре</text:p>
      <text:p text:style-name="P1">11422 бола</text:p>
      <text:p text:style-name="P1">11423 мяуча</text:p>
      <text:p text:style-name="P1">11424 урода</text:p>
      <text:p text:style-name="P1">11425 наето</text:p>
      <text:p text:style-name="P1">11426 раят</text:p>
      <text:p text:style-name="P1">11431 шок</text:p>
      <text:p text:style-name="P1">11432 все</text:p>
      <text:p text:style-name="P1">11433 папаш</text:p>
      <text:p text:style-name="P1">11434 овен</text:p>
      <text:p text:style-name="P1">11435 вирва</text:p>
      <text:p text:style-name="P1">11436 зона</text:p>
      <text:p text:style-name="P1">11441 боеви</text:p>
      <text:p text:style-name="P1">11442 отвел</text:p>
      <text:p text:style-name="P1">11443 пулт</text:p>
      <text:p text:style-name="P1">11444 удали</text:p>
      <text:p text:style-name="P1">11445 пирит</text:p>
      <text:p text:style-name="P1">11446 обеме</text:p>
      <text:p text:style-name="P1">11451 свръх</text:p>
      <text:p text:style-name="P1">11452 желан</text:p>
      <text:p text:style-name="P1">11453 мета</text:p>
      <text:p text:style-name="P1">11454 скрой</text:p>
      <text:p text:style-name="P1">11455 чула</text:p>
      <text:p text:style-name="P1">11456 гонен</text:p>
      <text:p text:style-name="P1">11461 щавел</text:p>
      <text:p text:style-name="P1">11462 взел</text:p>
      <text:p text:style-name="P1">11463 рошав</text:p>
      <text:p text:style-name="P1">11464 еня</text:p>
      <text:p text:style-name="P1">11465 чайна</text:p>
      <text:p text:style-name="P1">11466 лееш</text:p>
      <text:p text:style-name="P1">11511 пяха</text:p>
      <text:p text:style-name="P1">11512 акри</text:p>
      <text:p text:style-name="P1">11513 силех</text:p>
      <text:p text:style-name="P1">11514 еха</text:p>
      <text:p text:style-name="P1">11515 ром</text:p>
      <text:p text:style-name="P1">11516 маели</text:p>
      <text:p text:style-name="P1">11521 0</text:p>
      <text:p text:style-name="P1">11522 щяла</text:p>
      <text:p text:style-name="P1">11523 2005</text:p>
      <text:p text:style-name="P1">11524 капех</text:p>
      <text:p text:style-name="P1">11525 гои</text:p>
      <text:p text:style-name="P1">11526 порил</text:p>
      <text:p text:style-name="P1">11531 твое</text:p>
      <text:p text:style-name="P1">11532 щуря</text:p>
      <text:p text:style-name="P1">11533 тини</text:p>
      <text:p text:style-name="P1">11534 море</text:p>
      <text:p text:style-name="P1">11535 37</text:p>
      <text:p text:style-name="P1">11536 диша</text:p>
      <text:p text:style-name="P1">11541 боло</text:p>
      <text:p text:style-name="P1">11542 пипан</text:p>
      <text:p text:style-name="P1">11543 лапат</text:p>
      <text:p text:style-name="P1">11544 шумки</text:p>
      <text:p text:style-name="P1">11545 могло</text:p>
      <text:p text:style-name="P1">11546 въжен</text:p>
      <text:p text:style-name="P1">11551 самби</text:p>
      <text:p text:style-name="P1">11552 себе</text:p>
      <text:p text:style-name="P1">11553 хост</text:p>
      <text:p text:style-name="P1">11554 роши</text:p>
      <text:p text:style-name="P1">11555 затри</text:p>
      <text:p text:style-name="P1">11556 шхуни</text:p>
      <text:p text:style-name="P1">11561 най</text:p>
      <text:p text:style-name="P1">11562 лиже</text:p>
      <text:p text:style-name="P1">11563 ясла</text:p>
      <text:p text:style-name="P1">11564 кании</text:p>
      <text:p text:style-name="P1">11565 2006</text:p>
      <text:p text:style-name="P1">11566 неден</text:p>
      <text:p text:style-name="P1">11611 тежи</text:p>
      <text:p text:style-name="P1">11612 цапан</text:p>
      <text:p text:style-name="P1">11613 дялащ</text:p>
      <text:p text:style-name="P1">11614 залп</text:p>
      <text:p text:style-name="P1">11615 конен</text:p>
      <text:p text:style-name="P1">11616 вас</text:p>
      <text:p text:style-name="P1">11621 пилях</text:p>
      <text:p text:style-name="P1">11622 врят</text:p>
      <text:p text:style-name="P1">11623 рибар</text:p>
      <text:p text:style-name="P1">11624 изби</text:p>
      <text:p text:style-name="P1">11625 кусан</text:p>
      <text:p text:style-name="P1">11626 пика</text:p>
      <text:p text:style-name="P1">11631 свод</text:p>
      <text:p text:style-name="P1">11632 важи</text:p>
      <text:p text:style-name="P1">11633 трия</text:p>
      <text:p text:style-name="P1">11634 3000</text:p>
      <text:p text:style-name="P1">11635 суха</text:p>
      <text:p text:style-name="P1">11636 тия</text:p>
      <text:p text:style-name="P1">11641 димящ</text:p>
      <text:p text:style-name="P1">11642 кипя</text:p>
      <text:p text:style-name="P1">11643 сял</text:p>
      <text:p text:style-name="P1">11644 име</text:p>
      <text:p text:style-name="P1">11645 пуха</text:p>
      <text:p text:style-name="P1">11646 клан</text:p>
      <text:p text:style-name="P1">11651 заду</text:p>
      <text:p text:style-name="P1">11652 кроим</text:p>
      <text:p text:style-name="P1">11653 диез</text:p>
      <text:p text:style-name="P1">11654 4</text:p>
      <text:p text:style-name="P1">11655 варят</text:p>
      <text:p text:style-name="P1">11656 галех</text:p>
      <text:p text:style-name="P1">11661 пълзя</text:p>
      <text:p text:style-name="P1">11662 сбрал</text:p>
      <text:p text:style-name="P1">11663 кай</text:p>
      <text:p text:style-name="P1">11664 пауни</text:p>
      <text:p text:style-name="P1">11665 мити</text:p>
      <text:p text:style-name="P1">11666 пиреи</text:p>
      <text:p text:style-name="P1"><text:soft-page-break/>12111 звъна</text:p>
      <text:p text:style-name="P1">12112 новак</text:p>
      <text:p text:style-name="P1">12113 идвам</text:p>
      <text:p text:style-name="P1">12114 юзина</text:p>
      <text:p text:style-name="P1">12115 сдам</text:p>
      <text:p text:style-name="P1">12116 бард</text:p>
      <text:p text:style-name="P1">12121 пекох</text:p>
      <text:p text:style-name="P1">12122 лющещ</text:p>
      <text:p text:style-name="P1">12123 чули</text:p>
      <text:p text:style-name="P1">12124 къта</text:p>
      <text:p text:style-name="P1">12125 самия</text:p>
      <text:p text:style-name="P1">12126 59</text:p>
      <text:p text:style-name="P1">12131 лек</text:p>
      <text:p text:style-name="P1">12132 туфа</text:p>
      <text:p text:style-name="P1">12133 вуз</text:p>
      <text:p text:style-name="P1">12134 ояде</text:p>
      <text:p text:style-name="P1">12135 хорда</text:p>
      <text:p text:style-name="P1">12136 ръсен</text:p>
      <text:p text:style-name="P1">12141 доспя</text:p>
      <text:p text:style-name="P1">12142 лития</text:p>
      <text:p text:style-name="P1">12143 елфа</text:p>
      <text:p text:style-name="P1">12144 дишан</text:p>
      <text:p text:style-name="P1">12145 аха</text:p>
      <text:p text:style-name="P1">12146 лизал</text:p>
      <text:p text:style-name="P1">12151 клуб</text:p>
      <text:p text:style-name="P1">12152 дърти</text:p>
      <text:p text:style-name="P1">12153 щъкаш</text:p>
      <text:p text:style-name="P1">12154 вали</text:p>
      <text:p text:style-name="P1">12155 късащ</text:p>
      <text:p text:style-name="P1">12156 яваш</text:p>
      <text:p text:style-name="P1">12161 гроб</text:p>
      <text:p text:style-name="P1">12162 крий</text:p>
      <text:p text:style-name="P1">12163 седи</text:p>
      <text:p text:style-name="P1">12164 козе</text:p>
      <text:p text:style-name="P1">12165 опват</text:p>
      <text:p text:style-name="P1">12166 споял</text:p>
      <text:p text:style-name="P1">12211 харч</text:p>
      <text:p text:style-name="P1">12212 ухна</text:p>
      <text:p text:style-name="P1">12213 питка</text:p>
      <text:p text:style-name="P1">12214 лишна</text:p>
      <text:p text:style-name="P1">12215 осмя</text:p>
      <text:p text:style-name="P1">12216 брома</text:p>
      <text:p text:style-name="P1">12221 обвих</text:p>
      <text:p text:style-name="P1">12222 боря</text:p>
      <text:p text:style-name="P1">12223 ??</text:p>
      <text:p text:style-name="P1">12224 додея</text:p>
      <text:p text:style-name="P1">12225 адрес</text:p>
      <text:p text:style-name="P1">12226 доля</text:p>
      <text:p text:style-name="P1">12231 синя</text:p>
      <text:p text:style-name="P1">12232 мязал</text:p>
      <text:p text:style-name="P1">12233 свих</text:p>
      <text:p text:style-name="P1">12234 дивял</text:p>
      <text:p text:style-name="P1">12235 добри</text:p>
      <text:p text:style-name="P1">12236 дъна</text:p>
      <text:p text:style-name="P1">12241 учещо</text:p>
      <text:p text:style-name="P1">12242 пъхащ</text:p>
      <text:p text:style-name="P1">12243 врач</text:p>
      <text:p text:style-name="P1">12244 сейм</text:p>
      <text:p text:style-name="P1">12245 обеди</text:p>
      <text:p text:style-name="P1">12246 пан</text:p>
      <text:p text:style-name="P1">12251 спада</text:p>
      <text:p text:style-name="P1">12252 лъх</text:p>
      <text:p text:style-name="P1">12253 уморя</text:p>
      <text:p text:style-name="P1">12254 тъма</text:p>
      <text:p text:style-name="P1">12255 цел</text:p>
      <text:p text:style-name="P1">12256 потай</text:p>
      <text:p text:style-name="P1">12261 дирещ</text:p>
      <text:p text:style-name="P1">12262 вееш</text:p>
      <text:p text:style-name="P1">12263 кипиш</text:p>
      <text:p text:style-name="P1">12264 периш</text:p>
      <text:p text:style-name="P1">12265 кеш</text:p>
      <text:p text:style-name="P1">12266 евина</text:p>
      <text:p text:style-name="P1">12311 димял</text:p>
      <text:p text:style-name="P1">12312 тегна</text:p>
      <text:p text:style-name="P1">12313 тресе</text:p>
      <text:p text:style-name="P1">12314 джип</text:p>
      <text:p text:style-name="P1">12315 йоти</text:p>
      <text:p text:style-name="P1">12316 мана</text:p>
      <text:p text:style-name="P1">12321 хаос</text:p>
      <text:p text:style-name="P1">12322 мъка</text:p>
      <text:p text:style-name="P1">12323 :(</text:p>
      <text:p text:style-name="P1">12324 гъна</text:p>
      <text:p text:style-name="P1">12325 теза</text:p>
      <text:p text:style-name="P1">12326 провя</text:p>
      <text:p text:style-name="P1">12331 тъне</text:p>
      <text:p text:style-name="P1">12332 стяг</text:p>
      <text:p text:style-name="P1">12333 свади</text:p>
      <text:p text:style-name="P1">12334 браня</text:p>
      <text:p text:style-name="P1">12335 ритне</text:p>
      <text:p text:style-name="P1">12336 лен</text:p>
      <text:p text:style-name="P1">12341 уни</text:p>
      <text:p text:style-name="P1">12342 пъти</text:p>
      <text:p text:style-name="P1">12343 врящ</text:p>
      <text:p text:style-name="P1">12344 екай</text:p>
      <text:p text:style-name="P1">12345 саги</text:p>
      <text:p text:style-name="P1">12346 мъти</text:p>
      <text:p text:style-name="P1">12351 мразя</text:p>
      <text:p text:style-name="P1">12352 сатна</text:p>
      <text:p text:style-name="P1">12353 мъже</text:p>
      <text:p text:style-name="P1">12354 копач</text:p>
      <text:p text:style-name="P1">12355 болни</text:p>
      <text:p text:style-name="P1">12356 спи</text:p>
      <text:p text:style-name="P1">12361 маел</text:p>
      <text:p text:style-name="P1">12362 изгни</text:p>
      <text:p text:style-name="P1">12363 юзди</text:p>
      <text:p text:style-name="P1">12364 родея</text:p>
      <text:p text:style-name="P1">12365 скъпи</text:p>
      <text:p text:style-name="P1">12366 лишех</text:p>
      <text:p text:style-name="P1">12411 охнеш</text:p>
      <text:p text:style-name="P1">12412 изври</text:p>
      <text:p text:style-name="P1">12413 ръб</text:p>
      <text:p text:style-name="P1">12414 тел</text:p>
      <text:p text:style-name="P1">12415 роба</text:p>
      <text:p text:style-name="P1">12416 марли</text:p>
      <text:p text:style-name="P1">12421 плюс</text:p>
      <text:p text:style-name="P1">12422 блата</text:p>
      <text:p text:style-name="P1">12423 ших</text:p>
      <text:p text:style-name="P1">12424 ата</text:p>
      <text:p text:style-name="P1">12425 фунта</text:p>
      <text:p text:style-name="P1">12426 яло</text:p>
      <text:p text:style-name="P1">12431 сее</text:p>
      <text:p text:style-name="P1">12432 спях</text:p>
      <text:p text:style-name="P1">12433 сечеш</text:p>
      <text:p text:style-name="P1">12434 дога</text:p>
      <text:p text:style-name="P1">12435 опис</text:p>
      <text:p text:style-name="P1">12436 асото</text:p>
      <text:p text:style-name="P1">12441 поях</text:p>
      <text:p text:style-name="P1">12442 гъша</text:p>
      <text:p text:style-name="P1">12443 8888</text:p>
      <text:p text:style-name="P1">12444 шумка</text:p>
      <text:p text:style-name="P1">12445 нижех</text:p>
      <text:p text:style-name="P1">12446 спира</text:p>
      <text:p text:style-name="P1">12451 окова</text:p>
      <text:p text:style-name="P1">12452 шир</text:p>
      <text:p text:style-name="P1">12453 триод</text:p>
      <text:p text:style-name="P1">12454 куче</text:p>
      <text:p text:style-name="P1">12455 молех</text:p>
      <text:p text:style-name="P1">12456 твори</text:p>
      <text:p text:style-name="P1">12461 осмея</text:p>
      <text:p text:style-name="P1">12462 раков</text:p>
      <text:p text:style-name="P1">12463 орляк</text:p>
      <text:p text:style-name="P1">12464 каки</text:p>
      <text:p text:style-name="P1">12465 срито</text:p>
      <text:p text:style-name="P1">12466 чех</text:p>
      <text:p text:style-name="P1">12511 звери</text:p>
      <text:p text:style-name="P1">12512 сне</text:p>
      <text:p text:style-name="P1">12513 рими</text:p>
      <text:p text:style-name="P1">12514 отгде</text:p>
      <text:p text:style-name="P1">12515 ваещ</text:p>
      <text:p text:style-name="P1">12516 вижте</text:p>
      <text:p text:style-name="P1">12521 закри</text:p>
      <text:p text:style-name="P1">12522 ояла</text:p>
      <text:p text:style-name="P1">12523 рязко</text:p>
      <text:p text:style-name="P1">12524 труса</text:p>
      <text:p text:style-name="P1">12525 5555</text:p>
      <text:p text:style-name="P1">12526 успял</text:p>
      <text:p text:style-name="P1">12531 каза</text:p>
      <text:p text:style-name="P1">12532 виря</text:p>
      <text:p text:style-name="P1">12533 бази</text:p>
      <text:p text:style-name="P1">12534 клира</text:p>
      <text:p text:style-name="P1">12535 умен</text:p>
      <text:p text:style-name="P1">12536 череп</text:p>
      <text:p text:style-name="P1">12541 вири</text:p>
      <text:p text:style-name="P1">12542 снизя</text:p>
      <text:p text:style-name="P1">12543 кеча</text:p>
      <text:p text:style-name="P1">12544 видна</text:p>
      <text:p text:style-name="P1">12545 лутам</text:p>
      <text:p text:style-name="P1">12546 пови</text:p>
      <text:p text:style-name="P1">12551 мелел</text:p>
      <text:p text:style-name="P1">12552 крит</text:p>
      <text:p text:style-name="P1">12553 6</text:p>
      <text:p text:style-name="P1">12554 шие</text:p>
      <text:p text:style-name="P1">12555 кос</text:p>
      <text:p text:style-name="P1">12556 мушиш</text:p>
      <text:p text:style-name="P1">12561 опети</text:p>
      <text:p text:style-name="P1">12562 мили</text:p>
      <text:p text:style-name="P1">12563 роня</text:p>
      <text:p text:style-name="P1">12564 гуми</text:p>
      <text:p text:style-name="P1">12565 муфа</text:p>
      <text:p text:style-name="P1">12566 дошла</text:p>
      <text:p text:style-name="P1">12611 крили</text:p>
      <text:p text:style-name="P1">12612 салют</text:p>
      <text:p text:style-name="P1">12613 няма</text:p>
      <text:p text:style-name="P1">12614 байчо</text:p>
      <text:p text:style-name="P1">12615 лъвче</text:p>
      <text:p text:style-name="P1">12616 пода</text:p>
      <text:p text:style-name="P1">12621 редя</text:p>
      <text:p text:style-name="P1">12622 щъка</text:p>
      <text:p text:style-name="P1">12623 зобат</text:p>
      <text:p text:style-name="P1">12624 риза</text:p>
      <text:p text:style-name="P1">12625 морим</text:p>
      <text:p text:style-name="P1">12626 дадох</text:p>
      <text:p text:style-name="P1">12631 горят</text:p>
      <text:p text:style-name="P1">12632 дели</text:p>
      <text:p text:style-name="P1">12633 ходих</text:p>
      <text:p text:style-name="P1">12634 жабка</text:p>
      <text:p text:style-name="P1">12635 пляс</text:p>
      <text:p text:style-name="P1">12636 виоли</text:p>
      <text:p text:style-name="P1">12641 вбит</text:p>
      <text:p text:style-name="P1">12642 спиша</text:p>
      <text:p text:style-name="P1">12643 дрян</text:p>
      <text:p text:style-name="P1">12644 тайги</text:p>
      <text:p text:style-name="P1">12645 шари</text:p>
      <text:p text:style-name="P1">12646 клепя</text:p>
      <text:p text:style-name="P1">12651 сбира</text:p>
      <text:p text:style-name="P1">12652 ибис</text:p>
      <text:p text:style-name="P1">12653 виещ</text:p>
      <text:p text:style-name="P1">12654 отбив</text:p>
      <text:p text:style-name="P1">12655 се</text:p>
      <text:p text:style-name="P1">12656 мрял</text:p>
      <text:p text:style-name="P1">12661 74</text:p>
      <text:p text:style-name="P1">12662 пули</text:p>
      <text:p text:style-name="P1">12663 яхал</text:p>
      <text:p text:style-name="P1">12664 сядащ</text:p>
      <text:p text:style-name="P1">12665 каещи</text:p>
      <text:p text:style-name="P1">12666 кълка</text:p>
      <text:p text:style-name="P1"><text:soft-page-break/>13111 ленях</text:p>
      <text:p text:style-name="P1">13112 зоб</text:p>
      <text:p text:style-name="P1">13113 кола</text:p>
      <text:p text:style-name="P1">13114 запи</text:p>
      <text:p text:style-name="P1">13115 зобна</text:p>
      <text:p text:style-name="P1">13116 жив</text:p>
      <text:p text:style-name="P1">13121 таях</text:p>
      <text:p text:style-name="P1">13122 спри</text:p>
      <text:p text:style-name="P1">13123 гъмжа</text:p>
      <text:p text:style-name="P1">13124 въсел</text:p>
      <text:p text:style-name="P1">13125 хищно</text:p>
      <text:p text:style-name="P1">13126 опича</text:p>
      <text:p text:style-name="P1">13131 общо</text:p>
      <text:p text:style-name="P1">13132 божке</text:p>
      <text:p text:style-name="P1">13133 клал</text:p>
      <text:p text:style-name="P1">13134 обсег</text:p>
      <text:p text:style-name="P1">13135 бутащ</text:p>
      <text:p text:style-name="P1">13136 бокса</text:p>
      <text:p text:style-name="P1">13141 смени</text:p>
      <text:p text:style-name="P1">13142 ръка</text:p>
      <text:p text:style-name="P1">13143 крали</text:p>
      <text:p text:style-name="P1">13144 валс</text:p>
      <text:p text:style-name="P1">13145 лесна</text:p>
      <text:p text:style-name="P1">13146 сбера</text:p>
      <text:p text:style-name="P1">13151 молци</text:p>
      <text:p text:style-name="P1">13152 нелеп</text:p>
      <text:p text:style-name="P1">13153 сцени</text:p>
      <text:p text:style-name="P1">13154 вит</text:p>
      <text:p text:style-name="P1">13155 1980</text:p>
      <text:p text:style-name="P1">13156 боже</text:p>
      <text:p text:style-name="P1">13161 50</text:p>
      <text:p text:style-name="P1">13162 хаоси</text:p>
      <text:p text:style-name="P1">13163 мазал</text:p>
      <text:p text:style-name="P1">13164 екнеш</text:p>
      <text:p text:style-name="P1">13165 ренти</text:p>
      <text:p text:style-name="P1">13166 бога</text:p>
      <text:p text:style-name="P1">13211 склон</text:p>
      <text:p text:style-name="P1">13212 кума</text:p>
      <text:p text:style-name="P1">13213 пух</text:p>
      <text:p text:style-name="P1">13214 съеши</text:p>
      <text:p text:style-name="P1">13215 шумя</text:p>
      <text:p text:style-name="P1">13216 касая</text:p>
      <text:p text:style-name="P1">13221 излее</text:p>
      <text:p text:style-name="P1">13222 леген</text:p>
      <text:p text:style-name="P1">13223 рече</text:p>
      <text:p text:style-name="P1">13224 бузи</text:p>
      <text:p text:style-name="P1">13225 баела</text:p>
      <text:p text:style-name="P1">13226 умял</text:p>
      <text:p text:style-name="P1">13231 учило</text:p>
      <text:p text:style-name="P1">13232 орди</text:p>
      <text:p text:style-name="P1">13233 туна</text:p>
      <text:p text:style-name="P1">13234 листо</text:p>
      <text:p text:style-name="P1">13235 аут</text:p>
      <text:p text:style-name="P1">13236 увива</text:p>
      <text:p text:style-name="P1">13241 низше</text:p>
      <text:p text:style-name="P1">13242 йони</text:p>
      <text:p text:style-name="P1">13243 трещи</text:p>
      <text:p text:style-name="P1">13244 ириса</text:p>
      <text:p text:style-name="P1">13245 фон</text:p>
      <text:p text:style-name="P1">13246 орех</text:p>
      <text:p text:style-name="P1">13251 допя</text:p>
      <text:p text:style-name="P1">13252 ваше</text:p>
      <text:p text:style-name="P1">13253 пънът</text:p>
      <text:p text:style-name="P1">13254 бивол</text:p>
      <text:p text:style-name="P1">13255 смърч</text:p>
      <text:p text:style-name="P1">13256 ски</text:p>
      <text:p text:style-name="P1">13261 грес</text:p>
      <text:p text:style-name="P1">13262 мазва</text:p>
      <text:p text:style-name="P1">13263 робия</text:p>
      <text:p text:style-name="P1">13264 клен</text:p>
      <text:p text:style-name="P1">13265 дои</text:p>
      <text:p text:style-name="P1">13266 орони</text:p>
      <text:p text:style-name="P1">13311 ручи</text:p>
      <text:p text:style-name="P1">13312 пиана</text:p>
      <text:p text:style-name="P1">13313 юрва</text:p>
      <text:p text:style-name="P1">13314 рола</text:p>
      <text:p text:style-name="P1">13315 удаде</text:p>
      <text:p text:style-name="P1">13316 хитря</text:p>
      <text:p text:style-name="P1">13321 рием</text:p>
      <text:p text:style-name="P1">13322 ритащ</text:p>
      <text:p text:style-name="P1">13323 стара</text:p>
      <text:p text:style-name="P1">13324 преде</text:p>
      <text:p text:style-name="P1">13325 ушит</text:p>
      <text:p text:style-name="P1">13326 виж</text:p>
      <text:p text:style-name="P1">13331 цакал</text:p>
      <text:p text:style-name="P1">13332 ахат</text:p>
      <text:p text:style-name="P1">13333 лютив</text:p>
      <text:p text:style-name="P1">13334 зоват</text:p>
      <text:p text:style-name="P1">13335 сета</text:p>
      <text:p text:style-name="P1">13336 2015</text:p>
      <text:p text:style-name="P1">13341 къкри</text:p>
      <text:p text:style-name="P1">13342 сив</text:p>
      <text:p text:style-name="P1">13343 опъне</text:p>
      <text:p text:style-name="P1">13344 горно</text:p>
      <text:p text:style-name="P1">13345 тепих</text:p>
      <text:p text:style-name="P1">13346 плажа</text:p>
      <text:p text:style-name="P1">13351 тачи</text:p>
      <text:p text:style-name="P1">13352 шушка</text:p>
      <text:p text:style-name="P1">13353 юди</text:p>
      <text:p text:style-name="P1">13354 вееха</text:p>
      <text:p text:style-name="P1">13355 поред</text:p>
      <text:p text:style-name="P1">13356 грима</text:p>
      <text:p text:style-name="P1">13361 мисия</text:p>
      <text:p text:style-name="P1">13362 осно</text:p>
      <text:p text:style-name="P1">13363 зъзне</text:p>
      <text:p text:style-name="P1">13364 так</text:p>
      <text:p text:style-name="P1">13365 чет</text:p>
      <text:p text:style-name="P1">13366 зелен</text:p>
      <text:p text:style-name="P1">13411 чивии</text:p>
      <text:p text:style-name="P1">13412 лесно</text:p>
      <text:p text:style-name="P1">13413 бавя</text:p>
      <text:p text:style-name="P1">13414 лежи</text:p>
      <text:p text:style-name="P1">13415 черо</text:p>
      <text:p text:style-name="P1">13416 снема</text:p>
      <text:p text:style-name="P1">13421 вишна</text:p>
      <text:p text:style-name="P1">13422 женим</text:p>
      <text:p text:style-name="P1">13423 бузка</text:p>
      <text:p text:style-name="P1">13424 заби</text:p>
      <text:p text:style-name="P1">13425 прана</text:p>
      <text:p text:style-name="P1">13426 морав</text:p>
      <text:p text:style-name="P1">13431 изпя</text:p>
      <text:p text:style-name="P1">13432 рамо</text:p>
      <text:p text:style-name="P1">13433 сучем</text:p>
      <text:p text:style-name="P1">13434 смля</text:p>
      <text:p text:style-name="P1">13435 обир</text:p>
      <text:p text:style-name="P1">13436 срина</text:p>
      <text:p text:style-name="P1">13441 щурав</text:p>
      <text:p text:style-name="P1">13442 годим</text:p>
      <text:p text:style-name="P1">13443 угои</text:p>
      <text:p text:style-name="P1">13444 искра</text:p>
      <text:p text:style-name="P1">13445 лелка</text:p>
      <text:p text:style-name="P1">13446 хамак</text:p>
      <text:p text:style-name="P1">13451 чепки</text:p>
      <text:p text:style-name="P1">13452 ранга</text:p>
      <text:p text:style-name="P1">13453 ярда</text:p>
      <text:p text:style-name="P1">13454 упой</text:p>
      <text:p text:style-name="P1">13455 дюни</text:p>
      <text:p text:style-name="P1">13456 рекло</text:p>
      <text:p text:style-name="P1">13461 сука</text:p>
      <text:p text:style-name="P1">13462 2035</text:p>
      <text:p text:style-name="P1">13463 хамут</text:p>
      <text:p text:style-name="P1">13464 белел</text:p>
      <text:p text:style-name="P1">13465 траен</text:p>
      <text:p text:style-name="P1">13466 дъвка</text:p>
      <text:p text:style-name="P1">13511 било</text:p>
      <text:p text:style-name="P1">13512 букет</text:p>
      <text:p text:style-name="P1">13513 смоли</text:p>
      <text:p text:style-name="P1">13514 наши</text:p>
      <text:p text:style-name="P1">13515 шири</text:p>
      <text:p text:style-name="P1">13516 врете</text:p>
      <text:p text:style-name="P1">13521 чукар</text:p>
      <text:p text:style-name="P1">13522 смял</text:p>
      <text:p text:style-name="P1">13523 чии</text:p>
      <text:p text:style-name="P1">13524 мост</text:p>
      <text:p text:style-name="P1">13525 борей</text:p>
      <text:p text:style-name="P1">13526 шаяци</text:p>
      <text:p text:style-name="P1">13531 лочещ</text:p>
      <text:p text:style-name="P1">13532 скъси</text:p>
      <text:p text:style-name="P1">13533 плюех</text:p>
      <text:p text:style-name="P1">13534 боля</text:p>
      <text:p text:style-name="P1">13535 вряща</text:p>
      <text:p text:style-name="P1">13536 фонд</text:p>
      <text:p text:style-name="P1">13541 убий</text:p>
      <text:p text:style-name="P1">13542 рей</text:p>
      <text:p text:style-name="P1">13543 вложа</text:p>
      <text:p text:style-name="P1">13544 флора</text:p>
      <text:p text:style-name="P1">13545 капия</text:p>
      <text:p text:style-name="P1">13546 длаб</text:p>
      <text:p text:style-name="P1">13551 тъп</text:p>
      <text:p text:style-name="P1">13552 тиксо</text:p>
      <text:p text:style-name="P1">13553 ахала</text:p>
      <text:p text:style-name="P1">13554 октет</text:p>
      <text:p text:style-name="P1">13555 амура</text:p>
      <text:p text:style-name="P1">13556 кухо</text:p>
      <text:p text:style-name="P1">13561 силел</text:p>
      <text:p text:style-name="P1">13562 мага</text:p>
      <text:p text:style-name="P1">13563 изба</text:p>
      <text:p text:style-name="P1">13564 солни</text:p>
      <text:p text:style-name="P1">13565 айран</text:p>
      <text:p text:style-name="P1">13566 дънен</text:p>
      <text:p text:style-name="P1">13611 яхват</text:p>
      <text:p text:style-name="P1">13612 етера</text:p>
      <text:p text:style-name="P1">13613 борил</text:p>
      <text:p text:style-name="P1">13614 вдиша</text:p>
      <text:p text:style-name="P1">13615 гной</text:p>
      <text:p text:style-name="P1">13616 конно</text:p>
      <text:p text:style-name="P1">13621 муски</text:p>
      <text:p text:style-name="P1">13622 перо</text:p>
      <text:p text:style-name="P1">13623 гръд</text:p>
      <text:p text:style-name="P1">13624 пешо</text:p>
      <text:p text:style-name="P1">13625 стече</text:p>
      <text:p text:style-name="P1">13626 сгъни</text:p>
      <text:p text:style-name="P1">13631 печи</text:p>
      <text:p text:style-name="P1">13632 паве</text:p>
      <text:p text:style-name="P1">13633 надуя</text:p>
      <text:p text:style-name="P1">13634 тори</text:p>
      <text:p text:style-name="P1">13635 шиех</text:p>
      <text:p text:style-name="P1">13636 срам</text:p>
      <text:p text:style-name="P1">13641 милка</text:p>
      <text:p text:style-name="P1">13642 доби</text:p>
      <text:p text:style-name="P1">13643 въз</text:p>
      <text:p text:style-name="P1">13644 видът</text:p>
      <text:p text:style-name="P1">13645 рутим</text:p>
      <text:p text:style-name="P1">13646 гозба</text:p>
      <text:p text:style-name="P1">13651 ораха</text:p>
      <text:p text:style-name="P1">13652 лазиш</text:p>
      <text:p text:style-name="P1">13653 корка</text:p>
      <text:p text:style-name="P1">13654 кукаш</text:p>
      <text:p text:style-name="P1">13655 целя</text:p>
      <text:p text:style-name="P1">13656 обля</text:p>
      <text:p text:style-name="P1">13661 степ</text:p>
      <text:p text:style-name="P1">13662 щата</text:p>
      <text:p text:style-name="P1">13663 нагря</text:p>
      <text:p text:style-name="P1">13664 щипе</text:p>
      <text:p text:style-name="P1">13665 джапа</text:p>
      <text:p text:style-name="P1">13666 агне</text:p>
      <text:p text:style-name="P1"><text:soft-page-break/>14111 садиш</text:p>
      <text:p text:style-name="P1">14112 кота</text:p>
      <text:p text:style-name="P1">14113 луд</text:p>
      <text:p text:style-name="P1">14114 музея</text:p>
      <text:p text:style-name="P1">14115 поел</text:p>
      <text:p text:style-name="P1">14116 виза</text:p>
      <text:p text:style-name="P1">14121 вот</text:p>
      <text:p text:style-name="P1">14122 вдам</text:p>
      <text:p text:style-name="P1">14123 каиш</text:p>
      <text:p text:style-name="P1">14124 зъбел</text:p>
      <text:p text:style-name="P1">14125 втъчи</text:p>
      <text:p text:style-name="P1">14126 сови</text:p>
      <text:p text:style-name="P1">14131 ашик</text:p>
      <text:p text:style-name="P1">14132 ревът</text:p>
      <text:p text:style-name="P1">14133 пруст</text:p>
      <text:p text:style-name="P1">14134 байно</text:p>
      <text:p text:style-name="P1">14135 пуша</text:p>
      <text:p text:style-name="P1">14136 асма</text:p>
      <text:p text:style-name="P1">14141 доучи</text:p>
      <text:p text:style-name="P1">14142 маг</text:p>
      <text:p text:style-name="P1">14143 92</text:p>
      <text:p text:style-name="P1">14144 ушни</text:p>
      <text:p text:style-name="P1">14145 хапи</text:p>
      <text:p text:style-name="P1">14146 драйв</text:p>
      <text:p text:style-name="P1">14151 сияех</text:p>
      <text:p text:style-name="P1">14152 пипаш</text:p>
      <text:p text:style-name="P1">14153 счуе</text:p>
      <text:p text:style-name="P1">14154 таяла</text:p>
      <text:p text:style-name="P1">14155 крах</text:p>
      <text:p text:style-name="P1">14156 усой</text:p>
      <text:p text:style-name="P1">14161 зает</text:p>
      <text:p text:style-name="P1">14162 &amp;</text:p>
      <text:p text:style-name="P1">14163 капеш</text:p>
      <text:p text:style-name="P1">14164 буха</text:p>
      <text:p text:style-name="P1">14165 безок</text:p>
      <text:p text:style-name="P1">14166 трап</text:p>
      <text:p text:style-name="P1">14211 фиба</text:p>
      <text:p text:style-name="P1">14212 нищи</text:p>
      <text:p text:style-name="P1">14213 гадан</text:p>
      <text:p text:style-name="P1">14214 бичат</text:p>
      <text:p text:style-name="P1">14215 щанда</text:p>
      <text:p text:style-name="P1">14216 отдел</text:p>
      <text:p text:style-name="P1">14221 мазна</text:p>
      <text:p text:style-name="P1">14222 утаих</text:p>
      <text:p text:style-name="P1">14223 манни</text:p>
      <text:p text:style-name="P1">14224 раниш</text:p>
      <text:p text:style-name="P1">14225 яхне</text:p>
      <text:p text:style-name="P1">14226 могла</text:p>
      <text:p text:style-name="P1">14231 виме</text:p>
      <text:p text:style-name="P1">14232 кумел</text:p>
      <text:p text:style-name="P1">14233 мерак</text:p>
      <text:p text:style-name="P1">14234 издут</text:p>
      <text:p text:style-name="P1">14235 ромб</text:p>
      <text:p text:style-name="P1">14236 опъни</text:p>
      <text:p text:style-name="P1">14241 кален</text:p>
      <text:p text:style-name="P1">14242 1990</text:p>
      <text:p text:style-name="P1">14243 съший</text:p>
      <text:p text:style-name="P1">14244 заряд</text:p>
      <text:p text:style-name="P1">14245 педи</text:p>
      <text:p text:style-name="P1">14246 тъче</text:p>
      <text:p text:style-name="P1">14251 лесен</text:p>
      <text:p text:style-name="P1">14252 райе</text:p>
      <text:p text:style-name="P1">14253 олук</text:p>
      <text:p text:style-name="P1">14254 юга</text:p>
      <text:p text:style-name="P1">14255 жилва</text:p>
      <text:p text:style-name="P1">14256 щур</text:p>
      <text:p text:style-name="P1">14261 къкря</text:p>
      <text:p text:style-name="P1">14262 смлях</text:p>
      <text:p text:style-name="P1">14263 щита</text:p>
      <text:p text:style-name="P1">14264 вана</text:p>
      <text:p text:style-name="P1">14265 писне</text:p>
      <text:p text:style-name="P1">14266 боси</text:p>
      <text:p text:style-name="P1">14311 кого</text:p>
      <text:p text:style-name="P1">14312 клинч</text:p>
      <text:p text:style-name="P1">14313 зодии</text:p>
      <text:p text:style-name="P1">14314 97</text:p>
      <text:p text:style-name="P1">14315 наяде</text:p>
      <text:p text:style-name="P1">14316 шляй</text:p>
      <text:p text:style-name="P1">14321 чизма</text:p>
      <text:p text:style-name="P1">14322 ровко</text:p>
      <text:p text:style-name="P1">14323 сър</text:p>
      <text:p text:style-name="P1">14324 тесен</text:p>
      <text:p text:style-name="P1">14325 вази</text:p>
      <text:p text:style-name="P1">14326 бълха</text:p>
      <text:p text:style-name="P1">14331 леви</text:p>
      <text:p text:style-name="P1">14332 залпа</text:p>
      <text:p text:style-name="P1">14333 помри</text:p>
      <text:p text:style-name="P1">14334 лупи</text:p>
      <text:p text:style-name="P1">14335 цял</text:p>
      <text:p text:style-name="P1">14336 лъжещ</text:p>
      <text:p text:style-name="P1">14341 щедри</text:p>
      <text:p text:style-name="P1">14342 кожно</text:p>
      <text:p text:style-name="P1">14343 лупа</text:p>
      <text:p text:style-name="P1">14344 захар</text:p>
      <text:p text:style-name="P1">14345 удам</text:p>
      <text:p text:style-name="P1">14346 шуми</text:p>
      <text:p text:style-name="P1">14351 полай</text:p>
      <text:p text:style-name="P1">14352 буква</text:p>
      <text:p text:style-name="P1">14353 трепя</text:p>
      <text:p text:style-name="P1">14354 мацка</text:p>
      <text:p text:style-name="P1">14355 кле</text:p>
      <text:p text:style-name="P1">14356 сърми</text:p>
      <text:p text:style-name="P1">14361 бутва</text:p>
      <text:p text:style-name="P1">14362 ръмя</text:p>
      <text:p text:style-name="P1">14363 фиите</text:p>
      <text:p text:style-name="P1">14364 видри</text:p>
      <text:p text:style-name="P1">14365 сбита</text:p>
      <text:p text:style-name="P1">14366 жарки</text:p>
      <text:p text:style-name="P1">14411 витае</text:p>
      <text:p text:style-name="P1">14412 капа</text:p>
      <text:p text:style-name="P1">14413 кеч</text:p>
      <text:p text:style-name="P1">14414 вялия</text:p>
      <text:p text:style-name="P1">14415 гриф</text:p>
      <text:p text:style-name="P1">14416 дар</text:p>
      <text:p text:style-name="P1">14421 дюли</text:p>
      <text:p text:style-name="P1">14422 хак</text:p>
      <text:p text:style-name="P1">14423 любя</text:p>
      <text:p text:style-name="P1">14424 вардя</text:p>
      <text:p text:style-name="P1">14425 1111</text:p>
      <text:p text:style-name="P1">14426 завя</text:p>
      <text:p text:style-name="P1">14431 смутя</text:p>
      <text:p text:style-name="P1">14432 двоиш</text:p>
      <text:p text:style-name="P1">14433 2007</text:p>
      <text:p text:style-name="P1">14434 калим</text:p>
      <text:p text:style-name="P1">14435 утаят</text:p>
      <text:p text:style-name="P1">14436 добил</text:p>
      <text:p text:style-name="P1">14441 змия</text:p>
      <text:p text:style-name="P1">14442 ръчно</text:p>
      <text:p text:style-name="P1">14443 глумя</text:p>
      <text:p text:style-name="P1">14444 шосе</text:p>
      <text:p text:style-name="P1">14445 тяхна</text:p>
      <text:p text:style-name="P1">14446 зеем</text:p>
      <text:p text:style-name="P1">14451 сниша</text:p>
      <text:p text:style-name="P1">14452 29</text:p>
      <text:p text:style-name="P1">14453 луташ</text:p>
      <text:p text:style-name="P1">14454 хашиш</text:p>
      <text:p text:style-name="P1">14455 миене</text:p>
      <text:p text:style-name="P1">14456 музей</text:p>
      <text:p text:style-name="P1">14461 едри</text:p>
      <text:p text:style-name="P1">14462 отмре</text:p>
      <text:p text:style-name="P1">14463 бият</text:p>
      <text:p text:style-name="P1">14464 1700</text:p>
      <text:p text:style-name="P1">14465 ваяне</text:p>
      <text:p text:style-name="P1">14466 шев</text:p>
      <text:p text:style-name="P1">14511 опаля</text:p>
      <text:p text:style-name="P1">14512 езди</text:p>
      <text:p text:style-name="P1">14513 окиси</text:p>
      <text:p text:style-name="P1">14514 манш</text:p>
      <text:p text:style-name="P1">14515 обай</text:p>
      <text:p text:style-name="P1">14516 яхнии</text:p>
      <text:p text:style-name="P1">14521 сън</text:p>
      <text:p text:style-name="P1">14522 плюха</text:p>
      <text:p text:style-name="P1">14523 вижда</text:p>
      <text:p text:style-name="P1">14524 ваяло</text:p>
      <text:p text:style-name="P1">14525 гидии</text:p>
      <text:p text:style-name="P1">14526 плуе</text:p>
      <text:p text:style-name="P1">14531 вря</text:p>
      <text:p text:style-name="P1">14532 лош</text:p>
      <text:p text:style-name="P1">14533 купех</text:p>
      <text:p text:style-name="P1">14534 ровка</text:p>
      <text:p text:style-name="P1">14535 ридах</text:p>
      <text:p text:style-name="P1">14536 отрия</text:p>
      <text:p text:style-name="P1">14541 дини</text:p>
      <text:p text:style-name="P1">14542 тик</text:p>
      <text:p text:style-name="P1">14543 ечат</text:p>
      <text:p text:style-name="P1">14544 зной</text:p>
      <text:p text:style-name="P1">14545 лумна</text:p>
      <text:p text:style-name="P1">14546 сома</text:p>
      <text:p text:style-name="P1">14551 ямите</text:p>
      <text:p text:style-name="P1">14552 ска</text:p>
      <text:p text:style-name="P1">14553 бабин</text:p>
      <text:p text:style-name="P1">14554 ват</text:p>
      <text:p text:style-name="P1">14555 мачта</text:p>
      <text:p text:style-name="P1">14556 риеш</text:p>
      <text:p text:style-name="P1">14561 опея</text:p>
      <text:p text:style-name="P1">14562 въсил</text:p>
      <text:p text:style-name="P1">14563 денка</text:p>
      <text:p text:style-name="P1">14564 ожена</text:p>
      <text:p text:style-name="P1">14565 годни</text:p>
      <text:p text:style-name="P1">14566 селя</text:p>
      <text:p text:style-name="P1">14611 фиорд</text:p>
      <text:p text:style-name="P1">14612 бака</text:p>
      <text:p text:style-name="P1">14613 ловец</text:p>
      <text:p text:style-name="P1">14614 секс</text:p>
      <text:p text:style-name="P1">14615 обяд</text:p>
      <text:p text:style-name="P1">14616 чанта</text:p>
      <text:p text:style-name="P1">14621 шашки</text:p>
      <text:p text:style-name="P1">14622 овят</text:p>
      <text:p text:style-name="P1">14623 слой</text:p>
      <text:p text:style-name="P1">14624 колеж</text:p>
      <text:p text:style-name="P1">14625 чия</text:p>
      <text:p text:style-name="P1">14626 жега</text:p>
      <text:p text:style-name="P1">14631 вито</text:p>
      <text:p text:style-name="P1">14632 годна</text:p>
      <text:p text:style-name="P1">14633 халът</text:p>
      <text:p text:style-name="P1">14634 заник</text:p>
      <text:p text:style-name="P1">14635 лудее</text:p>
      <text:p text:style-name="P1">14636 гънех</text:p>
      <text:p text:style-name="P1">14641 дуе</text:p>
      <text:p text:style-name="P1">14642 опуши</text:p>
      <text:p text:style-name="P1">14643 спрял</text:p>
      <text:p text:style-name="P1">14644 бях</text:p>
      <text:p text:style-name="P1">14645 заши</text:p>
      <text:p text:style-name="P1">14646 риех</text:p>
      <text:p text:style-name="P1">14651 ленив</text:p>
      <text:p text:style-name="P1">14652 дал</text:p>
      <text:p text:style-name="P1">14653 гуля</text:p>
      <text:p text:style-name="P1">14654 имащ</text:p>
      <text:p text:style-name="P1">14655 псе</text:p>
      <text:p text:style-name="P1">14656 режел</text:p>
      <text:p text:style-name="P1">14661 сля</text:p>
      <text:p text:style-name="P1">14662 ядния</text:p>
      <text:p text:style-name="P1">14663 топне</text:p>
      <text:p text:style-name="P1">14664 ядът</text:p>
      <text:p text:style-name="P1">14665 долни</text:p>
      <text:p text:style-name="P1">14666 потя</text:p>
      <text:p text:style-name="P1"><text:soft-page-break/>15111 здрач</text:p>
      <text:p text:style-name="P1">15112 сейф</text:p>
      <text:p text:style-name="P1">15113 фара</text:p>
      <text:p text:style-name="P1">15114 фар</text:p>
      <text:p text:style-name="P1">15115 сред</text:p>
      <text:p text:style-name="P1">15116 +</text:p>
      <text:p text:style-name="P1">15121 лени</text:p>
      <text:p text:style-name="P1">15122 елша</text:p>
      <text:p text:style-name="P1">15123 гида</text:p>
      <text:p text:style-name="P1">15124 купил</text:p>
      <text:p text:style-name="P1">15125 хелия</text:p>
      <text:p text:style-name="P1">15126 билия</text:p>
      <text:p text:style-name="P1">15131 крила</text:p>
      <text:p text:style-name="P1">15132 заети</text:p>
      <text:p text:style-name="P1">15133 спазя</text:p>
      <text:p text:style-name="P1">15134 угар</text:p>
      <text:p text:style-name="P1">15135 овеса</text:p>
      <text:p text:style-name="P1">15136 сода</text:p>
      <text:p text:style-name="P1">15141 рой</text:p>
      <text:p text:style-name="P1">15142 мисъл</text:p>
      <text:p text:style-name="P1">15143 груб</text:p>
      <text:p text:style-name="P1">15144 горчи</text:p>
      <text:p text:style-name="P1">15145 яхнел</text:p>
      <text:p text:style-name="P1">15146 опака</text:p>
      <text:p text:style-name="P1">15151 пъп</text:p>
      <text:p text:style-name="P1">15152 влага</text:p>
      <text:p text:style-name="P1">15153 следя</text:p>
      <text:p text:style-name="P1">15154 ядяла</text:p>
      <text:p text:style-name="P1">15155 корт</text:p>
      <text:p text:style-name="P1">15156 лис</text:p>
      <text:p text:style-name="P1">15161 май</text:p>
      <text:p text:style-name="P1">15162 вони</text:p>
      <text:p text:style-name="P1">15163 менти</text:p>
      <text:p text:style-name="P1">15164 доях</text:p>
      <text:p text:style-name="P1">15165 пухам</text:p>
      <text:p text:style-name="P1">15166 долно</text:p>
      <text:p text:style-name="P1">15211 22</text:p>
      <text:p text:style-name="P1">15212 234</text:p>
      <text:p text:style-name="P1">15213 всяла</text:p>
      <text:p text:style-name="P1">15214 подри</text:p>
      <text:p text:style-name="P1">15215 бодат</text:p>
      <text:p text:style-name="P1">15216 взри</text:p>
      <text:p text:style-name="P1">15221 гащи</text:p>
      <text:p text:style-name="P1">15222 яхни</text:p>
      <text:p text:style-name="P1">15223 царе</text:p>
      <text:p text:style-name="P1">15224 злати</text:p>
      <text:p text:style-name="P1">15225 изух</text:p>
      <text:p text:style-name="P1">15226 извит</text:p>
      <text:p text:style-name="P1">15231 гушех</text:p>
      <text:p text:style-name="P1">15232 пукащ</text:p>
      <text:p text:style-name="P1">15233 въже</text:p>
      <text:p text:style-name="P1">15234 къщно</text:p>
      <text:p text:style-name="P1">15235 меч</text:p>
      <text:p text:style-name="P1">15236 дъх</text:p>
      <text:p text:style-name="P1">15241 дето</text:p>
      <text:p text:style-name="P1">15242 зрени</text:p>
      <text:p text:style-name="P1">15243 пази</text:p>
      <text:p text:style-name="P1">15244 ежа</text:p>
      <text:p text:style-name="P1">15245 ярко</text:p>
      <text:p text:style-name="P1">15246 имах</text:p>
      <text:p text:style-name="P1">15251 лъжци</text:p>
      <text:p text:style-name="P1">15252 жаден</text:p>
      <text:p text:style-name="P1">15253 клали</text:p>
      <text:p text:style-name="P1">15254 дари</text:p>
      <text:p text:style-name="P1">15255 идол</text:p>
      <text:p text:style-name="P1">15256 пещта</text:p>
      <text:p text:style-name="P1">15261 роли</text:p>
      <text:p text:style-name="P1">15262 1234</text:p>
      <text:p text:style-name="P1">15263 лига</text:p>
      <text:p text:style-name="P1">15264 тясна</text:p>
      <text:p text:style-name="P1">15265 оси</text:p>
      <text:p text:style-name="P1">15266 споя</text:p>
      <text:p text:style-name="P1">15311 оса</text:p>
      <text:p text:style-name="P1">15312 чуели</text:p>
      <text:p text:style-name="P1">15313 носил</text:p>
      <text:p text:style-name="P1">15314 школи</text:p>
      <text:p text:style-name="P1">15315 кумен</text:p>
      <text:p text:style-name="P1">15316 узо</text:p>
      <text:p text:style-name="P1">15321 риби</text:p>
      <text:p text:style-name="P1">15322 меля</text:p>
      <text:p text:style-name="P1">15323 воля</text:p>
      <text:p text:style-name="P1">15324 учещ</text:p>
      <text:p text:style-name="P1">15325 дара</text:p>
      <text:p text:style-name="P1">15326 беи</text:p>
      <text:p text:style-name="P1">15331 чвора</text:p>
      <text:p text:style-name="P1">15332 брой</text:p>
      <text:p text:style-name="P1">15333 гърди</text:p>
      <text:p text:style-name="P1">15334 бори</text:p>
      <text:p text:style-name="P1">15335 циция</text:p>
      <text:p text:style-name="P1">15336 силов</text:p>
      <text:p text:style-name="P1">15341 тепат</text:p>
      <text:p text:style-name="P1">15342 духне</text:p>
      <text:p text:style-name="P1">15343 газка</text:p>
      <text:p text:style-name="P1">15344 скри</text:p>
      <text:p text:style-name="P1">15345 амур</text:p>
      <text:p text:style-name="P1">15346 дуело</text:p>
      <text:p text:style-name="P1">15351 отви</text:p>
      <text:p text:style-name="P1">15352 поря</text:p>
      <text:p text:style-name="P1">15353 етажи</text:p>
      <text:p text:style-name="P1">15354 тоя</text:p>
      <text:p text:style-name="P1">15355 оядох</text:p>
      <text:p text:style-name="P1">15356 обори</text:p>
      <text:p text:style-name="P1">15361 гасне</text:p>
      <text:p text:style-name="P1">15362 чужд</text:p>
      <text:p text:style-name="P1">15363 трак</text:p>
      <text:p text:style-name="P1">15364 юли</text:p>
      <text:p text:style-name="P1">15365 цапащ</text:p>
      <text:p text:style-name="P1">15366 сека</text:p>
      <text:p text:style-name="P1">15411 пише</text:p>
      <text:p text:style-name="P1">15412 гоя</text:p>
      <text:p text:style-name="P1">15413 зими</text:p>
      <text:p text:style-name="P1">15414 слабо</text:p>
      <text:p text:style-name="P1">15415 17</text:p>
      <text:p text:style-name="P1">15416 акт</text:p>
      <text:p text:style-name="P1">15421 доят</text:p>
      <text:p text:style-name="P1">15422 опята</text:p>
      <text:p text:style-name="P1">15423 цент</text:p>
      <text:p text:style-name="P1">15424 моста</text:p>
      <text:p text:style-name="P1">15425 обем</text:p>
      <text:p text:style-name="P1">15426 баем</text:p>
      <text:p text:style-name="P1">15431 якове</text:p>
      <text:p text:style-name="P1">15432 наял</text:p>
      <text:p text:style-name="P1">15433 решил</text:p>
      <text:p text:style-name="P1">15434 ласа</text:p>
      <text:p text:style-name="P1">15435 рубла</text:p>
      <text:p text:style-name="P1">15436 зейте</text:p>
      <text:p text:style-name="P1">15441 бъзе</text:p>
      <text:p text:style-name="P1">15442 яздя</text:p>
      <text:p text:style-name="P1">15443 дипла</text:p>
      <text:p text:style-name="P1">15444 лични</text:p>
      <text:p text:style-name="P1">15445 ковеш</text:p>
      <text:p text:style-name="P1">15446 ближа</text:p>
      <text:p text:style-name="P1">15451 бавил</text:p>
      <text:p text:style-name="P1">15452 отлее</text:p>
      <text:p text:style-name="P1">15453 пик</text:p>
      <text:p text:style-name="P1">15454 сабя</text:p>
      <text:p text:style-name="P1">15455 валии</text:p>
      <text:p text:style-name="P1">15456 вест</text:p>
      <text:p text:style-name="P1">15461 увих</text:p>
      <text:p text:style-name="P1">15462 яздех</text:p>
      <text:p text:style-name="P1">15463 грози</text:p>
      <text:p text:style-name="P1">15464 снови</text:p>
      <text:p text:style-name="P1">15465 надра</text:p>
      <text:p text:style-name="P1">15466 илач</text:p>
      <text:p text:style-name="P1">15511 приел</text:p>
      <text:p text:style-name="P1">15512 сяда</text:p>
      <text:p text:style-name="P1">15513 тура</text:p>
      <text:p text:style-name="P1">15514 алое</text:p>
      <text:p text:style-name="P1">15515 строя</text:p>
      <text:p text:style-name="P1">15516 лот</text:p>
      <text:p text:style-name="P1">15521 убие</text:p>
      <text:p text:style-name="P1">15522 хода</text:p>
      <text:p text:style-name="P1">15523 плав</text:p>
      <text:p text:style-name="P1">15524 тръна</text:p>
      <text:p text:style-name="P1">15525 топих</text:p>
      <text:p text:style-name="P1">15526 фагот</text:p>
      <text:p text:style-name="P1">15531 наред</text:p>
      <text:p text:style-name="P1">15532 букак</text:p>
      <text:p text:style-name="P1">15533 мижи</text:p>
      <text:p text:style-name="P1">15534 жило</text:p>
      <text:p text:style-name="P1">15535 навра</text:p>
      <text:p text:style-name="P1">15536 яхам</text:p>
      <text:p text:style-name="P1">15541 лъжел</text:p>
      <text:p text:style-name="P1">15542 плюло</text:p>
      <text:p text:style-name="P1">15543 аскер</text:p>
      <text:p text:style-name="P1">15544 72</text:p>
      <text:p text:style-name="P1">15545 пача</text:p>
      <text:p text:style-name="P1">15546 бухащ</text:p>
      <text:p text:style-name="P1">15551 чакай</text:p>
      <text:p text:style-name="P1">15552 макет</text:p>
      <text:p text:style-name="P1">15553 олей</text:p>
      <text:p text:style-name="P1">15554 утре</text:p>
      <text:p text:style-name="P1">15555 унес</text:p>
      <text:p text:style-name="P1">15556 явих</text:p>
      <text:p text:style-name="P1">15561 волни</text:p>
      <text:p text:style-name="P1">15562 тотем</text:p>
      <text:p text:style-name="P1">15563 синап</text:p>
      <text:p text:style-name="P1">15564 план</text:p>
      <text:p text:style-name="P1">15565 урни</text:p>
      <text:p text:style-name="P1">15566 кана</text:p>
      <text:p text:style-name="P1">15611 шаяк</text:p>
      <text:p text:style-name="P1">15612 брояч</text:p>
      <text:p text:style-name="P1">15613 поен</text:p>
      <text:p text:style-name="P1">15614 вода</text:p>
      <text:p text:style-name="P1">15615 шока</text:p>
      <text:p text:style-name="P1">15616 зеещ</text:p>
      <text:p text:style-name="P1">15621 дядо</text:p>
      <text:p text:style-name="P1">15622 камък</text:p>
      <text:p text:style-name="P1">15623 тапа</text:p>
      <text:p text:style-name="P1">15624 лежа</text:p>
      <text:p text:style-name="P1">15625 етаж</text:p>
      <text:p text:style-name="P1">15626 задуе</text:p>
      <text:p text:style-name="P1">15631 чеши</text:p>
      <text:p text:style-name="P1">15632 фиша</text:p>
      <text:p text:style-name="P1">15633 реещи</text:p>
      <text:p text:style-name="P1">15634 кумя</text:p>
      <text:p text:style-name="P1">15635 мацва</text:p>
      <text:p text:style-name="P1">15636 мушни</text:p>
      <text:p text:style-name="P1">15641 мене</text:p>
      <text:p text:style-name="P1">15642 умило</text:p>
      <text:p text:style-name="P1">15643 боба</text:p>
      <text:p text:style-name="P1">15644 пиеса</text:p>
      <text:p text:style-name="P1">15645 ядещ</text:p>
      <text:p text:style-name="P1">15646 видел</text:p>
      <text:p text:style-name="P1">15651 церен</text:p>
      <text:p text:style-name="P1">15652 имани</text:p>
      <text:p text:style-name="P1">15653 дигай</text:p>
      <text:p text:style-name="P1">15654 лоса</text:p>
      <text:p text:style-name="P1">15655 врян</text:p>
      <text:p text:style-name="P1">15656 чаят</text:p>
      <text:p text:style-name="P1">15661 липи</text:p>
      <text:p text:style-name="P1">15662 деви</text:p>
      <text:p text:style-name="P1">15663 юзда</text:p>
      <text:p text:style-name="P1">15664 думни</text:p>
      <text:p text:style-name="P1">15665 щерки</text:p>
      <text:p text:style-name="P1">15666 обел</text:p>
      <text:p text:style-name="P1"><text:soft-page-break/>16111 клатя</text:p>
      <text:p text:style-name="P1">16112 2222</text:p>
      <text:p text:style-name="P1">16113 олят</text:p>
      <text:p text:style-name="P1">16114 събут</text:p>
      <text:p text:style-name="P1">16115 ничий</text:p>
      <text:p text:style-name="P1">16116 зъбец</text:p>
      <text:p text:style-name="P1">16121 дум</text:p>
      <text:p text:style-name="P1">16122 1910</text:p>
      <text:p text:style-name="P1">16123 меко</text:p>
      <text:p text:style-name="P1">16124 жития</text:p>
      <text:p text:style-name="P1">16125 риела</text:p>
      <text:p text:style-name="P1">16126 шетал</text:p>
      <text:p text:style-name="P1">16131 ваши</text:p>
      <text:p text:style-name="P1">16132 самец</text:p>
      <text:p text:style-name="P1">16133 отпея</text:p>
      <text:p text:style-name="P1">16134 числя</text:p>
      <text:p text:style-name="P1">16135 опят</text:p>
      <text:p text:style-name="P1">16136 шибои</text:p>
      <text:p text:style-name="P1">16141 мех</text:p>
      <text:p text:style-name="P1">16142 гасен</text:p>
      <text:p text:style-name="P1">16143 крих</text:p>
      <text:p text:style-name="P1">16144 скапя</text:p>
      <text:p text:style-name="P1">16145 вдън</text:p>
      <text:p text:style-name="P1">16146 каещ</text:p>
      <text:p text:style-name="P1">16151 отрок</text:p>
      <text:p text:style-name="P1">16152 герб</text:p>
      <text:p text:style-name="P1">16153 пулпа</text:p>
      <text:p text:style-name="P1">16154 черня</text:p>
      <text:p text:style-name="P1">16155 торен</text:p>
      <text:p text:style-name="P1">16156 терца</text:p>
      <text:p text:style-name="P1">16161 лапай</text:p>
      <text:p text:style-name="P1">16162 гума</text:p>
      <text:p text:style-name="P1">16163 омъжа</text:p>
      <text:p text:style-name="P1">16164 пишел</text:p>
      <text:p text:style-name="P1">16165 егота</text:p>
      <text:p text:style-name="P1">16166 пачки</text:p>
      <text:p text:style-name="P1">16211 хап</text:p>
      <text:p text:style-name="P1">16212 чие</text:p>
      <text:p text:style-name="P1">16213 тайно</text:p>
      <text:p text:style-name="P1">16214 става</text:p>
      <text:p text:style-name="P1">16215 дни</text:p>
      <text:p text:style-name="P1">16216 нюха</text:p>
      <text:p text:style-name="P1">16221 въсих</text:p>
      <text:p text:style-name="P1">16222 сита</text:p>
      <text:p text:style-name="P1">16223 жънат</text:p>
      <text:p text:style-name="P1">16224 деецо</text:p>
      <text:p text:style-name="P1">16225 смет</text:p>
      <text:p text:style-name="P1">16226 вица</text:p>
      <text:p text:style-name="P1">16231 арфа</text:p>
      <text:p text:style-name="P1">16232 пих</text:p>
      <text:p text:style-name="P1">16233 руших</text:p>
      <text:p text:style-name="P1">16234 тяги</text:p>
      <text:p text:style-name="P1">16235 мирна</text:p>
      <text:p text:style-name="P1">16236 увит</text:p>
      <text:p text:style-name="P1">16241 къпе</text:p>
      <text:p text:style-name="P1">16242 орах</text:p>
      <text:p text:style-name="P1">16243 вий</text:p>
      <text:p text:style-name="P1">16244 глас</text:p>
      <text:p text:style-name="P1">16245 топят</text:p>
      <text:p text:style-name="P1">16246 опия</text:p>
      <text:p text:style-name="P1">16251 бума</text:p>
      <text:p text:style-name="P1">16252 ший</text:p>
      <text:p text:style-name="P1">16253 лудея</text:p>
      <text:p text:style-name="P1">16254 том</text:p>
      <text:p text:style-name="P1">16255 крини</text:p>
      <text:p text:style-name="P1">16256 винар</text:p>
      <text:p text:style-name="P1">16261 моташ</text:p>
      <text:p text:style-name="P1">16262 таке</text:p>
      <text:p text:style-name="P1">16263 зовем</text:p>
      <text:p text:style-name="P1">16264 тота</text:p>
      <text:p text:style-name="P1">16265 ревю</text:p>
      <text:p text:style-name="P1">16266 кожи</text:p>
      <text:p text:style-name="P1">16311 знам</text:p>
      <text:p text:style-name="P1">16312 якът</text:p>
      <text:p text:style-name="P1">16313 оплю</text:p>
      <text:p text:style-name="P1">16314 качиш</text:p>
      <text:p text:style-name="P1">16315 1492</text:p>
      <text:p text:style-name="P1">16316 тоест</text:p>
      <text:p text:style-name="P1">16321 козия</text:p>
      <text:p text:style-name="P1">16322 дерма</text:p>
      <text:p text:style-name="P1">16323 ядене</text:p>
      <text:p text:style-name="P1">16324 обут</text:p>
      <text:p text:style-name="P1">16325 залял</text:p>
      <text:p text:style-name="P1">16326 посее</text:p>
      <text:p text:style-name="P1">16331 смока</text:p>
      <text:p text:style-name="P1">16332 оране</text:p>
      <text:p text:style-name="P1">16333 душна</text:p>
      <text:p text:style-name="P1">16334 скули</text:p>
      <text:p text:style-name="P1">16335 муфи</text:p>
      <text:p text:style-name="P1">16336 прози</text:p>
      <text:p text:style-name="P1">16341 фунт</text:p>
      <text:p text:style-name="P1">16342 праси</text:p>
      <text:p text:style-name="P1">16343 щаба</text:p>
      <text:p text:style-name="P1">16344 носен</text:p>
      <text:p text:style-name="P1">16345 рови</text:p>
      <text:p text:style-name="P1">16346 плод</text:p>
      <text:p text:style-name="P1">16351 ярд</text:p>
      <text:p text:style-name="P1">16352 смеещ</text:p>
      <text:p text:style-name="P1">16353 опях</text:p>
      <text:p text:style-name="P1">16354 полк</text:p>
      <text:p text:style-name="P1">16355 плут</text:p>
      <text:p text:style-name="P1">16356 свел</text:p>
      <text:p text:style-name="P1">16361 къпя</text:p>
      <text:p text:style-name="P1">16362 вино</text:p>
      <text:p text:style-name="P1">16363 муках</text:p>
      <text:p text:style-name="P1">16364 обае</text:p>
      <text:p text:style-name="P1">16365 меня</text:p>
      <text:p text:style-name="P1">16366 къщи</text:p>
      <text:p text:style-name="P1">16411 фурми</text:p>
      <text:p text:style-name="P1">16412 това</text:p>
      <text:p text:style-name="P1">16413 дояха</text:p>
      <text:p text:style-name="P1">16414 гнети</text:p>
      <text:p text:style-name="P1">16415 1940</text:p>
      <text:p text:style-name="P1">16416 давя</text:p>
      <text:p text:style-name="P1">16421 двояк</text:p>
      <text:p text:style-name="P1">16422 пулса</text:p>
      <text:p text:style-name="P1">16423 коняк</text:p>
      <text:p text:style-name="P1">16424 борд</text:p>
      <text:p text:style-name="P1">16425 дядки</text:p>
      <text:p text:style-name="P1">16426 лоша</text:p>
      <text:p text:style-name="P1">16431 гари</text:p>
      <text:p text:style-name="P1">16432 талк</text:p>
      <text:p text:style-name="P1">16433 мъх</text:p>
      <text:p text:style-name="P1">16434 уязвя</text:p>
      <text:p text:style-name="P1">16435 цеден</text:p>
      <text:p text:style-name="P1">16436 поза</text:p>
      <text:p text:style-name="P1">16441 зяпва</text:p>
      <text:p text:style-name="P1">16442 пъди</text:p>
      <text:p text:style-name="P1">16443 кедри</text:p>
      <text:p text:style-name="P1">16444 либе</text:p>
      <text:p text:style-name="P1">16445 зеещи</text:p>
      <text:p text:style-name="P1">16446 кално</text:p>
      <text:p text:style-name="P1">16451 руло</text:p>
      <text:p text:style-name="P1">16452 зобе</text:p>
      <text:p text:style-name="P1">16453 гониш</text:p>
      <text:p text:style-name="P1">16454 соба</text:p>
      <text:p text:style-name="P1">16455 чинил</text:p>
      <text:p text:style-name="P1">16456 подем</text:p>
      <text:p text:style-name="P1">16461 шуле</text:p>
      <text:p text:style-name="P1">16462 трика</text:p>
      <text:p text:style-name="P1">16463 +++</text:p>
      <text:p text:style-name="P1">16464 ров</text:p>
      <text:p text:style-name="P1">16465 моли</text:p>
      <text:p text:style-name="P1">16466 дула</text:p>
      <text:p text:style-name="P1">16511 ида</text:p>
      <text:p text:style-name="P1">16512 жене</text:p>
      <text:p text:style-name="P1">16513 салда</text:p>
      <text:p text:style-name="P1">16514 пуст</text:p>
      <text:p text:style-name="P1">16515 котен</text:p>
      <text:p text:style-name="P1">16516 къси</text:p>
      <text:p text:style-name="P1">16521 клуп</text:p>
      <text:p text:style-name="P1">16522 коча</text:p>
      <text:p text:style-name="P1">16523 обед</text:p>
      <text:p text:style-name="P1">16524 прие</text:p>
      <text:p text:style-name="P1">16525 лъки</text:p>
      <text:p text:style-name="P1">16526 замля</text:p>
      <text:p text:style-name="P1">16531 всея</text:p>
      <text:p text:style-name="P1">16532 знаях</text:p>
      <text:p text:style-name="P1">16533 ==</text:p>
      <text:p text:style-name="P1">16534 спели</text:p>
      <text:p text:style-name="P1">16535 пунш</text:p>
      <text:p text:style-name="P1">16536 момя</text:p>
      <text:p text:style-name="P1">16541 охка</text:p>
      <text:p text:style-name="P1">16542 доила</text:p>
      <text:p text:style-name="P1">16543 возех</text:p>
      <text:p text:style-name="P1">16544 щърка</text:p>
      <text:p text:style-name="P1">16545 сиян</text:p>
      <text:p text:style-name="P1">16546 дони</text:p>
      <text:p text:style-name="P1">16551 боаз</text:p>
      <text:p text:style-name="P1">16552 ехтиш</text:p>
      <text:p text:style-name="P1">16553 пъпно</text:p>
      <text:p text:style-name="P1">16554 зенит</text:p>
      <text:p text:style-name="P1">16555 уеба</text:p>
      <text:p text:style-name="P1">16556 биха</text:p>
      <text:p text:style-name="P1">16561 форта</text:p>
      <text:p text:style-name="P1">16562 сопаш</text:p>
      <text:p text:style-name="P1">16563 мацах</text:p>
      <text:p text:style-name="P1">16564 бъдех</text:p>
      <text:p text:style-name="P1">16565 ребус</text:p>
      <text:p text:style-name="P1">16566 ковящ</text:p>
      <text:p text:style-name="P1">16611 хъкат</text:p>
      <text:p text:style-name="P1">16612 клон</text:p>
      <text:p text:style-name="P1">16613 щем</text:p>
      <text:p text:style-name="P1">16614 коси</text:p>
      <text:p text:style-name="P1">16615 сват</text:p>
      <text:p text:style-name="P1">16616 булев</text:p>
      <text:p text:style-name="P1">16621 само</text:p>
      <text:p text:style-name="P1">16622 реда</text:p>
      <text:p text:style-name="P1">16623 феста</text:p>
      <text:p text:style-name="P1">16624 маже</text:p>
      <text:p text:style-name="P1">16625 невен</text:p>
      <text:p text:style-name="P1">16626 бода</text:p>
      <text:p text:style-name="P1">16631 жажди</text:p>
      <text:p text:style-name="P1">16632 бедно</text:p>
      <text:p text:style-name="P1">16633 грис</text:p>
      <text:p text:style-name="P1">16634 виеш</text:p>
      <text:p text:style-name="P1">16635 тъкан</text:p>
      <text:p text:style-name="P1">16636 9876</text:p>
      <text:p text:style-name="P1">16641 тъжил</text:p>
      <text:p text:style-name="P1">16642 метящ</text:p>
      <text:p text:style-name="P1">16643 бдящ</text:p>
      <text:p text:style-name="P1">16644 вирне</text:p>
      <text:p text:style-name="P1">16645 зован</text:p>
      <text:p text:style-name="P1">16646 заека</text:p>
      <text:p text:style-name="P1">16651 тур</text:p>
      <text:p text:style-name="P1">16652 пит</text:p>
      <text:p text:style-name="P1">16653 хабя</text:p>
      <text:p text:style-name="P1">16654 пипа</text:p>
      <text:p text:style-name="P1">16655 мина</text:p>
      <text:p text:style-name="P1">16656 ахка</text:p>
      <text:p text:style-name="P1">16661 ахкам</text:p>
      <text:p text:style-name="P1">16662 биячи</text:p>
      <text:p text:style-name="P1">16663 отщя</text:p>
      <text:p text:style-name="P1">16664 хилим</text:p>
      <text:p text:style-name="P1">16665 тъч</text:p>
      <text:p text:style-name="P1">16666 пица</text:p>
      <text:p text:style-name="P1"><text:soft-page-break/>21111 хъка</text:p>
      <text:p text:style-name="P1">21112 мизи</text:p>
      <text:p text:style-name="P1">21113 фарс</text:p>
      <text:p text:style-name="P1">21114 вяли</text:p>
      <text:p text:style-name="P1">21115 пито</text:p>
      <text:p text:style-name="P1">21116 угоих</text:p>
      <text:p text:style-name="P1">21121 чести</text:p>
      <text:p text:style-name="P1">21122 мишки</text:p>
      <text:p text:style-name="P1">21123 впия</text:p>
      <text:p text:style-name="P1">21124 шик</text:p>
      <text:p text:style-name="P1">21125 ищца</text:p>
      <text:p text:style-name="P1">21126 леля</text:p>
      <text:p text:style-name="P1">21131 валим</text:p>
      <text:p text:style-name="P1">21132 коти</text:p>
      <text:p text:style-name="P1">21133 пияч</text:p>
      <text:p text:style-name="P1">21134 китя</text:p>
      <text:p text:style-name="P1">21135 сган</text:p>
      <text:p text:style-name="P1">21136 труфя</text:p>
      <text:p text:style-name="P1">21141 угаси</text:p>
      <text:p text:style-name="P1">21142 гряха</text:p>
      <text:p text:style-name="P1">21143 вбие</text:p>
      <text:p text:style-name="P1">21144 мрем</text:p>
      <text:p text:style-name="P1">21145 низък</text:p>
      <text:p text:style-name="P1">21146 поташ</text:p>
      <text:p text:style-name="P1">21151 укор</text:p>
      <text:p text:style-name="P1">21152 змея</text:p>
      <text:p text:style-name="P1">21153 39</text:p>
      <text:p text:style-name="P1">21154 лунни</text:p>
      <text:p text:style-name="P1">21155 дови</text:p>
      <text:p text:style-name="P1">21156 ори</text:p>
      <text:p text:style-name="P1">21161 бдящи</text:p>
      <text:p text:style-name="P1">21162 бия</text:p>
      <text:p text:style-name="P1">21163 руси</text:p>
      <text:p text:style-name="P1">21164 оле</text:p>
      <text:p text:style-name="P1">21165 среса</text:p>
      <text:p text:style-name="P1">21166 пат</text:p>
      <text:p text:style-name="P1">21211 комка</text:p>
      <text:p text:style-name="P1">21212 40</text:p>
      <text:p text:style-name="P1">21213 тепе</text:p>
      <text:p text:style-name="P1">21214 талаш</text:p>
      <text:p text:style-name="P1">21215 юдеи</text:p>
      <text:p text:style-name="P1">21216 звъня</text:p>
      <text:p text:style-name="P1">21221 етила</text:p>
      <text:p text:style-name="P1">21222 рали</text:p>
      <text:p text:style-name="P1">21223 чеше</text:p>
      <text:p text:style-name="P1">21224 кюрда</text:p>
      <text:p text:style-name="P1">21225 вещай</text:p>
      <text:p text:style-name="P1">21226 асо</text:p>
      <text:p text:style-name="P1">21231 тави</text:p>
      <text:p text:style-name="P1">21232 бдене</text:p>
      <text:p text:style-name="P1">21233 кисни</text:p>
      <text:p text:style-name="P1">21234 дълго</text:p>
      <text:p text:style-name="P1">21235 рима</text:p>
      <text:p text:style-name="P1">21236 колел</text:p>
      <text:p text:style-name="P1">21241 стадо</text:p>
      <text:p text:style-name="P1">21242 пенел</text:p>
      <text:p text:style-name="P1">21243 обуя</text:p>
      <text:p text:style-name="P1">21244 вакса</text:p>
      <text:p text:style-name="P1">21245 люлка</text:p>
      <text:p text:style-name="P1">21246 мокри</text:p>
      <text:p text:style-name="P1">21251 своя</text:p>
      <text:p text:style-name="P1">21252 кой</text:p>
      <text:p text:style-name="P1">21253 щипан</text:p>
      <text:p text:style-name="P1">21254 резен</text:p>
      <text:p text:style-name="P1">21255 дъха</text:p>
      <text:p text:style-name="P1">21256 миши</text:p>
      <text:p text:style-name="P1">21261 кунка</text:p>
      <text:p text:style-name="P1">21262 филм</text:p>
      <text:p text:style-name="P1">21263 пот</text:p>
      <text:p text:style-name="P1">21264 бити</text:p>
      <text:p text:style-name="P1">21265 излях</text:p>
      <text:p text:style-name="P1">21266 сит</text:p>
      <text:p text:style-name="P1">21311 сбори</text:p>
      <text:p text:style-name="P1">21312 пищим</text:p>
      <text:p text:style-name="P1">21313 виси</text:p>
      <text:p text:style-name="P1">21314 раса</text:p>
      <text:p text:style-name="P1">21315 влях</text:p>
      <text:p text:style-name="P1">21316 жанра</text:p>
      <text:p text:style-name="P1">21321 сияло</text:p>
      <text:p text:style-name="P1">21322 пада</text:p>
      <text:p text:style-name="P1">21323 раста</text:p>
      <text:p text:style-name="P1">21324 свил</text:p>
      <text:p text:style-name="P1">21325 от</text:p>
      <text:p text:style-name="P1">21326 супи</text:p>
      <text:p text:style-name="P1">21331 снето</text:p>
      <text:p text:style-name="P1">21332 овели</text:p>
      <text:p text:style-name="P1">21333 дебат</text:p>
      <text:p text:style-name="P1">21334 питки</text:p>
      <text:p text:style-name="P1">21335 навря</text:p>
      <text:p text:style-name="P1">21336 плел</text:p>
      <text:p text:style-name="P1">21341 знаем</text:p>
      <text:p text:style-name="P1">21342 вре</text:p>
      <text:p text:style-name="P1">21343 любещ</text:p>
      <text:p text:style-name="P1">21344 изход</text:p>
      <text:p text:style-name="P1">21345 сълза</text:p>
      <text:p text:style-name="P1">21346 заел</text:p>
      <text:p text:style-name="P1">21351 адаш</text:p>
      <text:p text:style-name="P1">21352 бияч</text:p>
      <text:p text:style-name="P1">21353 таил</text:p>
      <text:p text:style-name="P1">21354 обрах</text:p>
      <text:p text:style-name="P1">21355 345</text:p>
      <text:p text:style-name="P1">21356 мечи</text:p>
      <text:p text:style-name="P1">21361 база</text:p>
      <text:p text:style-name="P1">21362 усвоя</text:p>
      <text:p text:style-name="P1">21363 щадя</text:p>
      <text:p text:style-name="P1">21364 емайл</text:p>
      <text:p text:style-name="P1">21365 дюля</text:p>
      <text:p text:style-name="P1">21366 щипци</text:p>
      <text:p text:style-name="P1">21411 лаещ</text:p>
      <text:p text:style-name="P1">21412 удал</text:p>
      <text:p text:style-name="P1">21413 медик</text:p>
      <text:p text:style-name="P1">21414 котя</text:p>
      <text:p text:style-name="P1">21415 1993</text:p>
      <text:p text:style-name="P1">21416 взрат</text:p>
      <text:p text:style-name="P1">21421 излай</text:p>
      <text:p text:style-name="P1">21422 пуяци</text:p>
      <text:p text:style-name="P1">21423 пяла</text:p>
      <text:p text:style-name="P1">21424 тъга</text:p>
      <text:p text:style-name="P1">21425 якото</text:p>
      <text:p text:style-name="P1">21426 олях</text:p>
      <text:p text:style-name="P1">21431 сбие</text:p>
      <text:p text:style-name="P1">21432 тима</text:p>
      <text:p text:style-name="P1">21433 мажи</text:p>
      <text:p text:style-name="P1">21434 волта</text:p>
      <text:p text:style-name="P1">21435 опий</text:p>
      <text:p text:style-name="P1">21436 сеел</text:p>
      <text:p text:style-name="P1">21441 вбили</text:p>
      <text:p text:style-name="P1">21442 хокам</text:p>
      <text:p text:style-name="P1">21443 домен</text:p>
      <text:p text:style-name="P1">21444 амеба</text:p>
      <text:p text:style-name="P1">21445 утай</text:p>
      <text:p text:style-name="P1">21446 бално</text:p>
      <text:p text:style-name="P1">21451 архив</text:p>
      <text:p text:style-name="P1">21452 щипа</text:p>
      <text:p text:style-name="P1">21453 осия</text:p>
      <text:p text:style-name="P1">21454 7777</text:p>
      <text:p text:style-name="P1">21455 фона</text:p>
      <text:p text:style-name="P1">21456 пеним</text:p>
      <text:p text:style-name="P1">21461 мито</text:p>
      <text:p text:style-name="P1">21462 лепна</text:p>
      <text:p text:style-name="P1">21463 лошо</text:p>
      <text:p text:style-name="P1">21464 плик</text:p>
      <text:p text:style-name="P1">21465 ниша</text:p>
      <text:p text:style-name="P1">21466 низши</text:p>
      <text:p text:style-name="P1">21511 осмях</text:p>
      <text:p text:style-name="P1">21512 жиля</text:p>
      <text:p text:style-name="P1">21513 сплут</text:p>
      <text:p text:style-name="P1">21514 яда</text:p>
      <text:p text:style-name="P1">21515 кажа</text:p>
      <text:p text:style-name="P1">21516 гърка</text:p>
      <text:p text:style-name="P1">21521 кака</text:p>
      <text:p text:style-name="P1">21522 обая</text:p>
      <text:p text:style-name="P1">21523 тъчем</text:p>
      <text:p text:style-name="P1">21524 хапеш</text:p>
      <text:p text:style-name="P1">21525 опва</text:p>
      <text:p text:style-name="P1">21526 ваели</text:p>
      <text:p text:style-name="P1">21531 яхнал</text:p>
      <text:p text:style-name="P1">21532 шип</text:p>
      <text:p text:style-name="P1">21533 бомбе</text:p>
      <text:p text:style-name="P1">21534 нощи</text:p>
      <text:p text:style-name="P1">21535 фиш</text:p>
      <text:p text:style-name="P1">21536 чий</text:p>
      <text:p text:style-name="P1">21541 мъжко</text:p>
      <text:p text:style-name="P1">21542 шило</text:p>
      <text:p text:style-name="P1">21543 басми</text:p>
      <text:p text:style-name="P1">21544 мине</text:p>
      <text:p text:style-name="P1">21545 воин</text:p>
      <text:p text:style-name="P1">21546 тимът</text:p>
      <text:p text:style-name="P1">21551 58</text:p>
      <text:p text:style-name="P1">21552 блока</text:p>
      <text:p text:style-name="P1">21553 клах</text:p>
      <text:p text:style-name="P1">21554 паузи</text:p>
      <text:p text:style-name="P1">21555 мърла</text:p>
      <text:p text:style-name="P1">21556 мижим</text:p>
      <text:p text:style-name="P1">21561 сияя</text:p>
      <text:p text:style-name="P1">21562 ощипе</text:p>
      <text:p text:style-name="P1">21563 носим</text:p>
      <text:p text:style-name="P1">21564 юдеят</text:p>
      <text:p text:style-name="P1">21565 чедо</text:p>
      <text:p text:style-name="P1">21566 влят</text:p>
      <text:p text:style-name="P1">21611 пура</text:p>
      <text:p text:style-name="P1">21612 смуче</text:p>
      <text:p text:style-name="P1">21613 искат</text:p>
      <text:p text:style-name="P1">21614 9999</text:p>
      <text:p text:style-name="P1">21615 убия</text:p>
      <text:p text:style-name="P1">21616 папа</text:p>
      <text:p text:style-name="P1">21621 гълча</text:p>
      <text:p text:style-name="P1">21622 обули</text:p>
      <text:p text:style-name="P1">21623 момее</text:p>
      <text:p text:style-name="P1">21624 лаеш</text:p>
      <text:p text:style-name="P1">21625 сена</text:p>
      <text:p text:style-name="P1">21626 съди</text:p>
      <text:p text:style-name="P1">21631 севда</text:p>
      <text:p text:style-name="P1">21632 сонда</text:p>
      <text:p text:style-name="P1">21633 зъб</text:p>
      <text:p text:style-name="P1">21634 кара</text:p>
      <text:p text:style-name="P1">21635 мътих</text:p>
      <text:p text:style-name="P1">21636 дол</text:p>
      <text:p text:style-name="P1">21641 ратен</text:p>
      <text:p text:style-name="P1">21642 оките</text:p>
      <text:p text:style-name="P1">21643 шиещи</text:p>
      <text:p text:style-name="P1">21644 78</text:p>
      <text:p text:style-name="P1">21645 гъстя</text:p>
      <text:p text:style-name="P1">21646 бивай</text:p>
      <text:p text:style-name="P1">21651 надви</text:p>
      <text:p text:style-name="P1">21652 въвра</text:p>
      <text:p text:style-name="P1">21653 смили</text:p>
      <text:p text:style-name="P1">21654 лумва</text:p>
      <text:p text:style-name="P1">21655 сили</text:p>
      <text:p text:style-name="P1">21656 супна</text:p>
      <text:p text:style-name="P1">21661 наяла</text:p>
      <text:p text:style-name="P1">21662 свещ</text:p>
      <text:p text:style-name="P1">21663 оряха</text:p>
      <text:p text:style-name="P1">21664 одая</text:p>
      <text:p text:style-name="P1">21665 вол</text:p>
      <text:p text:style-name="P1">21666 отче</text:p>
      <text:p text:style-name="P1"><text:soft-page-break/>22111 дота</text:p>
      <text:p text:style-name="P1">22112 сала</text:p>
      <text:p text:style-name="P1">22113 думам</text:p>
      <text:p text:style-name="P1">22114 пред</text:p>
      <text:p text:style-name="P1">22115 връз</text:p>
      <text:p text:style-name="P1">22116 умия</text:p>
      <text:p text:style-name="P1">22121 цупел</text:p>
      <text:p text:style-name="P1">22122 дози</text:p>
      <text:p text:style-name="P1">22123 някой</text:p>
      <text:p text:style-name="P1">22124 доба</text:p>
      <text:p text:style-name="P1">22125 дете</text:p>
      <text:p text:style-name="P1">22126 сери</text:p>
      <text:p text:style-name="P1">22131 укори</text:p>
      <text:p text:style-name="P1">22132 стай</text:p>
      <text:p text:style-name="P1">22133 филц</text:p>
      <text:p text:style-name="P1">22134 дост</text:p>
      <text:p text:style-name="P1">22135 хал</text:p>
      <text:p text:style-name="P1">22136 увре</text:p>
      <text:p text:style-name="P1">22141 пели</text:p>
      <text:p text:style-name="P1">22142 режа</text:p>
      <text:p text:style-name="P1">22143 возих</text:p>
      <text:p text:style-name="P1">22144 пей</text:p>
      <text:p text:style-name="P1">22145 чвор</text:p>
      <text:p text:style-name="P1">22146 циреи</text:p>
      <text:p text:style-name="P1">22151 дует</text:p>
      <text:p text:style-name="P1">22152 пък</text:p>
      <text:p text:style-name="P1">22153 шептя</text:p>
      <text:p text:style-name="P1">22154 молещ</text:p>
      <text:p text:style-name="P1">22155 дочух</text:p>
      <text:p text:style-name="P1">22156 кадил</text:p>
      <text:p text:style-name="P1">22161 гръб</text:p>
      <text:p text:style-name="P1">22162 щипах</text:p>
      <text:p text:style-name="P1">22163 свои</text:p>
      <text:p text:style-name="P1">22164 жита</text:p>
      <text:p text:style-name="P1">22165 пуля</text:p>
      <text:p text:style-name="P1">22166 бром</text:p>
      <text:p text:style-name="P1">22211 опра</text:p>
      <text:p text:style-name="P1">22212 калия</text:p>
      <text:p text:style-name="P1">22213 валящ</text:p>
      <text:p text:style-name="P1">22214 лиша</text:p>
      <text:p text:style-name="P1">22215 купен</text:p>
      <text:p text:style-name="P1">22216 царя</text:p>
      <text:p text:style-name="P1">22221 шноли</text:p>
      <text:p text:style-name="P1">22222 избит</text:p>
      <text:p text:style-name="P1">22223 почет</text:p>
      <text:p text:style-name="P1">22224 фира</text:p>
      <text:p text:style-name="P1">22225 излея</text:p>
      <text:p text:style-name="P1">22226 реве</text:p>
      <text:p text:style-name="P1">22231 43</text:p>
      <text:p text:style-name="P1">22232 отлян</text:p>
      <text:p text:style-name="P1">22233 дига</text:p>
      <text:p text:style-name="P1">22234 нара</text:p>
      <text:p text:style-name="P1">22235 чохи</text:p>
      <text:p text:style-name="P1">22236 тайга</text:p>
      <text:p text:style-name="P1">22241 утра</text:p>
      <text:p text:style-name="P1">22242 юруш</text:p>
      <text:p text:style-name="P1">22243 пасха</text:p>
      <text:p text:style-name="P1">22244 жетви</text:p>
      <text:p text:style-name="P1">22245 реми</text:p>
      <text:p text:style-name="P1">22246 щели</text:p>
      <text:p text:style-name="P1">22251 пата</text:p>
      <text:p text:style-name="P1">22252 младо</text:p>
      <text:p text:style-name="P1">22253 лайте</text:p>
      <text:p text:style-name="P1">22254 кюре</text:p>
      <text:p text:style-name="P1">22255 ками</text:p>
      <text:p text:style-name="P1">22256 бая</text:p>
      <text:p text:style-name="P1">22261 дири</text:p>
      <text:p text:style-name="P1">22262 ухало</text:p>
      <text:p text:style-name="P1">22263 лавър</text:p>
      <text:p text:style-name="P1">22264 липа</text:p>
      <text:p text:style-name="P1">22265 смея</text:p>
      <text:p text:style-name="P1">22266 мамел</text:p>
      <text:p text:style-name="P1">22311 вшие</text:p>
      <text:p text:style-name="P1">22312 югът</text:p>
      <text:p text:style-name="P1">22313 обгар</text:p>
      <text:p text:style-name="P1">22314 крепи</text:p>
      <text:p text:style-name="P1">22315 палач</text:p>
      <text:p text:style-name="P1">22316 воал</text:p>
      <text:p text:style-name="P1">22321 рала</text:p>
      <text:p text:style-name="P1">22322 криех</text:p>
      <text:p text:style-name="P1">22323 торф</text:p>
      <text:p text:style-name="P1">22324 сами</text:p>
      <text:p text:style-name="P1">22325 леко</text:p>
      <text:p text:style-name="P1">22326 кацна</text:p>
      <text:p text:style-name="P1">22331 неща</text:p>
      <text:p text:style-name="P1">22332 топящ</text:p>
      <text:p text:style-name="P1">22333 ръбя</text:p>
      <text:p text:style-name="P1">22334 глъч</text:p>
      <text:p text:style-name="P1">22335 зове</text:p>
      <text:p text:style-name="P1">22336 праша</text:p>
      <text:p text:style-name="P1">22341 гина</text:p>
      <text:p text:style-name="P1">22342 вдало</text:p>
      <text:p text:style-name="P1">22343 фиде</text:p>
      <text:p text:style-name="P1">22344 ножът</text:p>
      <text:p text:style-name="P1">22345 наех</text:p>
      <text:p text:style-name="P1">22346 блед</text:p>
      <text:p text:style-name="P1">22351 хили</text:p>
      <text:p text:style-name="P1">22352 тъй</text:p>
      <text:p text:style-name="P1">22353 гушка</text:p>
      <text:p text:style-name="P1">22354 угни</text:p>
      <text:p text:style-name="P1">22355 броял</text:p>
      <text:p text:style-name="P1">22356 свое</text:p>
      <text:p text:style-name="P1">22361 ужиля</text:p>
      <text:p text:style-name="P1">22362 хей</text:p>
      <text:p text:style-name="P1">22363 плюш</text:p>
      <text:p text:style-name="P1">22364 орли</text:p>
      <text:p text:style-name="P1">22365 бягал</text:p>
      <text:p text:style-name="P1">22366 недно</text:p>
      <text:p text:style-name="P1">22411 слуша</text:p>
      <text:p text:style-name="P1">22412 умеем</text:p>
      <text:p text:style-name="P1">22413 дуете</text:p>
      <text:p text:style-name="P1">22414 бъдни</text:p>
      <text:p text:style-name="P1">22415 пъчих</text:p>
      <text:p text:style-name="P1">22416 щяха</text:p>
      <text:p text:style-name="P1">22421 тифа</text:p>
      <text:p text:style-name="P1">22422 пулп</text:p>
      <text:p text:style-name="P1">22423 метях</text:p>
      <text:p text:style-name="P1">22424 йонен</text:p>
      <text:p text:style-name="P1">22425 дроба</text:p>
      <text:p text:style-name="P1">22426 шини</text:p>
      <text:p text:style-name="P1">22431 лъв</text:p>
      <text:p text:style-name="P1">22432 одаи</text:p>
      <text:p text:style-name="P1">22433 юнга</text:p>
      <text:p text:style-name="P1">22434 емнат</text:p>
      <text:p text:style-name="P1">22435 вшит</text:p>
      <text:p text:style-name="P1">22436 раня</text:p>
      <text:p text:style-name="P1">22441 низша</text:p>
      <text:p text:style-name="P1">22442 капи</text:p>
      <text:p text:style-name="P1">22443 пита</text:p>
      <text:p text:style-name="P1">22444 имам</text:p>
      <text:p text:style-name="P1">22445 щрак</text:p>
      <text:p text:style-name="P1">22446 изду</text:p>
      <text:p text:style-name="P1">22451 жена</text:p>
      <text:p text:style-name="P1">22452 сироп</text:p>
      <text:p text:style-name="P1">22453 мукат</text:p>
      <text:p text:style-name="P1">22454 потил</text:p>
      <text:p text:style-name="P1">22455 потях</text:p>
      <text:p text:style-name="P1">22456 шумях</text:p>
      <text:p text:style-name="P1">22461 боров</text:p>
      <text:p text:style-name="P1">22462 делят</text:p>
      <text:p text:style-name="P1">22463 как</text:p>
      <text:p text:style-name="P1">22464 овча</text:p>
      <text:p text:style-name="P1">22465 играх</text:p>
      <text:p text:style-name="P1">22466 чеда</text:p>
      <text:p text:style-name="P1">22511 новия</text:p>
      <text:p text:style-name="P1">22512 крона</text:p>
      <text:p text:style-name="P1">22513 дави</text:p>
      <text:p text:style-name="P1">22514 ядох</text:p>
      <text:p text:style-name="P1">22515 живот</text:p>
      <text:p text:style-name="P1">22516 язва</text:p>
      <text:p text:style-name="P1">22521 ухат</text:p>
      <text:p text:style-name="P1">22522 ефир</text:p>
      <text:p text:style-name="P1">22523 трън</text:p>
      <text:p text:style-name="P1">22524 кърма</text:p>
      <text:p text:style-name="P1">22525 хабях</text:p>
      <text:p text:style-name="P1">22526 винца</text:p>
      <text:p text:style-name="P1">22531 умел</text:p>
      <text:p text:style-name="P1">22532 нужни</text:p>
      <text:p text:style-name="P1">22533 тлака</text:p>
      <text:p text:style-name="P1">22534 зят</text:p>
      <text:p text:style-name="P1">22535 трият</text:p>
      <text:p text:style-name="P1">22536 руга</text:p>
      <text:p text:style-name="P1">22541 осил</text:p>
      <text:p text:style-name="P1">22542 наган</text:p>
      <text:p text:style-name="P1">22543 алт</text:p>
      <text:p text:style-name="P1">22544 тюлът</text:p>
      <text:p text:style-name="P1">22545 вещ</text:p>
      <text:p text:style-name="P1">22546 петия</text:p>
      <text:p text:style-name="P1">22551 соло</text:p>
      <text:p text:style-name="P1">22552 увил</text:p>
      <text:p text:style-name="P1">22553 ритай</text:p>
      <text:p text:style-name="P1">22554 слива</text:p>
      <text:p text:style-name="P1">22555 бобен</text:p>
      <text:p text:style-name="P1">22556 пазих</text:p>
      <text:p text:style-name="P1">22561 гьола</text:p>
      <text:p text:style-name="P1">22562 гънка</text:p>
      <text:p text:style-name="P1">22563 лира</text:p>
      <text:p text:style-name="P1">22564 каже</text:p>
      <text:p text:style-name="P1">22565 жегни</text:p>
      <text:p text:style-name="P1">22566 хасен</text:p>
      <text:p text:style-name="P1">22611 пая</text:p>
      <text:p text:style-name="P1">22612 75</text:p>
      <text:p text:style-name="P1">22613 щеше</text:p>
      <text:p text:style-name="P1">22614 чаени</text:p>
      <text:p text:style-name="P1">22615 хали</text:p>
      <text:p text:style-name="P1">22616 ежов</text:p>
      <text:p text:style-name="P1">22621 пъдя</text:p>
      <text:p text:style-name="P1">22622 олуци</text:p>
      <text:p text:style-name="P1">22623 дояде</text:p>
      <text:p text:style-name="P1">22624 алеи</text:p>
      <text:p text:style-name="P1">22625 свия</text:p>
      <text:p text:style-name="P1">22626 морал</text:p>
      <text:p text:style-name="P1">22631 кориш</text:p>
      <text:p text:style-name="P1">22632 гипс</text:p>
      <text:p text:style-name="P1">22633 бяга</text:p>
      <text:p text:style-name="P1">22634 укрия</text:p>
      <text:p text:style-name="P1">22635 сака</text:p>
      <text:p text:style-name="P1">22636 мотор</text:p>
      <text:p text:style-name="P1">22641 йена</text:p>
      <text:p text:style-name="P1">22642 ратаю</text:p>
      <text:p text:style-name="P1">22643 окис</text:p>
      <text:p text:style-name="P1">22644 рити</text:p>
      <text:p text:style-name="P1">22645 лутах</text:p>
      <text:p text:style-name="P1">22646 миха</text:p>
      <text:p text:style-name="P1">22651 кефна</text:p>
      <text:p text:style-name="P1">22652 ламя</text:p>
      <text:p text:style-name="P1">22653 ружа</text:p>
      <text:p text:style-name="P1">22654 пият</text:p>
      <text:p text:style-name="P1">22655 течни</text:p>
      <text:p text:style-name="P1">22656 щикът</text:p>
      <text:p text:style-name="P1">22661 овята</text:p>
      <text:p text:style-name="P1">22662 устни</text:p>
      <text:p text:style-name="P1">22663 пури</text:p>
      <text:p text:style-name="P1">22664 тълпа</text:p>
      <text:p text:style-name="P1">22665 шлял</text:p>
      <text:p text:style-name="P1">22666 хром</text:p>
      <text:p text:style-name="P1"><text:soft-page-break/>23111 вещо</text:p>
      <text:p text:style-name="P1">23112 щета</text:p>
      <text:p text:style-name="P1">23113 ружи</text:p>
      <text:p text:style-name="P1">23114 юнско</text:p>
      <text:p text:style-name="P1">23115 шоута</text:p>
      <text:p text:style-name="P1">23116 млях</text:p>
      <text:p text:style-name="P1">23121 сипеш</text:p>
      <text:p text:style-name="P1">23122 тулиш</text:p>
      <text:p text:style-name="P1">23123 белих</text:p>
      <text:p text:style-name="P1">23124 ръмеж</text:p>
      <text:p text:style-name="P1">23125 фен</text:p>
      <text:p text:style-name="P1">23126 крой</text:p>
      <text:p text:style-name="P1">23131 севди</text:p>
      <text:p text:style-name="P1">23132 оляло</text:p>
      <text:p text:style-name="P1">23133 етил</text:p>
      <text:p text:style-name="P1">23134 овче</text:p>
      <text:p text:style-name="P1">23135 чудим</text:p>
      <text:p text:style-name="P1">23136 осел</text:p>
      <text:p text:style-name="P1">23141 пошла</text:p>
      <text:p text:style-name="P1">23142 фес</text:p>
      <text:p text:style-name="P1">23143 сгрея</text:p>
      <text:p text:style-name="P1">23144 стон</text:p>
      <text:p text:style-name="P1">23145 решеш</text:p>
      <text:p text:style-name="P1">23146 чеп</text:p>
      <text:p text:style-name="P1">23151 низ</text:p>
      <text:p text:style-name="P1">23152 мятан</text:p>
      <text:p text:style-name="P1">23153 мивка</text:p>
      <text:p text:style-name="P1">23154 16</text:p>
      <text:p text:style-name="P1">23155 :-)</text:p>
      <text:p text:style-name="P1">23156 нула</text:p>
      <text:p text:style-name="P1">23161 15</text:p>
      <text:p text:style-name="P1">23162 меца</text:p>
      <text:p text:style-name="P1">23163 пасох</text:p>
      <text:p text:style-name="P1">23164 пиещ</text:p>
      <text:p text:style-name="P1">23165 лов</text:p>
      <text:p text:style-name="P1">23166 вдяна</text:p>
      <text:p text:style-name="P1">23211 мирен</text:p>
      <text:p text:style-name="P1">23212 явки</text:p>
      <text:p text:style-name="P1">23213 има</text:p>
      <text:p text:style-name="P1">23214 ваят</text:p>
      <text:p text:style-name="P1">23215 жреци</text:p>
      <text:p text:style-name="P1">23216 свря</text:p>
      <text:p text:style-name="P1">23221 бъдел</text:p>
      <text:p text:style-name="P1">23222 скрои</text:p>
      <text:p text:style-name="P1">23223 нюх</text:p>
      <text:p text:style-name="P1">23224 бол</text:p>
      <text:p text:style-name="P1">23225 очни</text:p>
      <text:p text:style-name="P1">23226 тарга</text:p>
      <text:p text:style-name="P1">23231 указ</text:p>
      <text:p text:style-name="P1">23232 търга</text:p>
      <text:p text:style-name="P1">23233 дарби</text:p>
      <text:p text:style-name="P1">23234 кюрде</text:p>
      <text:p text:style-name="P1">23235 клани</text:p>
      <text:p text:style-name="P1">23236 лишно</text:p>
      <text:p text:style-name="P1">23241 поми</text:p>
      <text:p text:style-name="P1">23242 косъм</text:p>
      <text:p text:style-name="P1">23243 агите</text:p>
      <text:p text:style-name="P1">23244 ежил</text:p>
      <text:p text:style-name="P1">23245 ръти</text:p>
      <text:p text:style-name="P1">23246 увра</text:p>
      <text:p text:style-name="P1">23251 клето</text:p>
      <text:p text:style-name="P1">23252 плац</text:p>
      <text:p text:style-name="P1">23253 екне</text:p>
      <text:p text:style-name="P1">23254 маят</text:p>
      <text:p text:style-name="P1">23255 пласт</text:p>
      <text:p text:style-name="P1">23256 гета</text:p>
      <text:p text:style-name="P1">23261 ящно</text:p>
      <text:p text:style-name="P1">23262 рини</text:p>
      <text:p text:style-name="P1">23263 1</text:p>
      <text:p text:style-name="P1">23264 едни</text:p>
      <text:p text:style-name="P1">23265 турци</text:p>
      <text:p text:style-name="P1">23266 греси</text:p>
      <text:p text:style-name="P1">23311 отвил</text:p>
      <text:p text:style-name="P1">23312 900</text:p>
      <text:p text:style-name="P1">23313 хубав</text:p>
      <text:p text:style-name="P1">23314 вонял</text:p>
      <text:p text:style-name="P1">23315 мята</text:p>
      <text:p text:style-name="P1">23316 родят</text:p>
      <text:p text:style-name="P1">23321 тулуп</text:p>
      <text:p text:style-name="P1">23322 демо</text:p>
      <text:p text:style-name="P1">23323 йот</text:p>
      <text:p text:style-name="P1">23324 отоци</text:p>
      <text:p text:style-name="P1">23325 тупва</text:p>
      <text:p text:style-name="P1">23326 грах</text:p>
      <text:p text:style-name="P1">23331 дочу</text:p>
      <text:p text:style-name="P1">23332 бар</text:p>
      <text:p text:style-name="P1">23333 цол</text:p>
      <text:p text:style-name="P1">23334 кум</text:p>
      <text:p text:style-name="P1">23335 алта</text:p>
      <text:p text:style-name="P1">23336 ръфащ</text:p>
      <text:p text:style-name="P1">23341 щит</text:p>
      <text:p text:style-name="P1">23342 пощиш</text:p>
      <text:p text:style-name="P1">23343 ранях</text:p>
      <text:p text:style-name="P1">23344 момин</text:p>
      <text:p text:style-name="P1">23345 47</text:p>
      <text:p text:style-name="P1">23346 отля</text:p>
      <text:p text:style-name="P1">23351 ария</text:p>
      <text:p text:style-name="P1">23352 пиаца</text:p>
      <text:p text:style-name="P1">23353 кадии</text:p>
      <text:p text:style-name="P1">23354 фучиш</text:p>
      <text:p text:style-name="P1">23355 везал</text:p>
      <text:p text:style-name="P1">23356 джоб</text:p>
      <text:p text:style-name="P1">23361 нося</text:p>
      <text:p text:style-name="P1">23362 пое</text:p>
      <text:p text:style-name="P1">23363 илика</text:p>
      <text:p text:style-name="P1">23364 чама</text:p>
      <text:p text:style-name="P1">23365 басът</text:p>
      <text:p text:style-name="P1">23366 бре</text:p>
      <text:p text:style-name="P1">23411 жива</text:p>
      <text:p text:style-name="P1">23412 сити</text:p>
      <text:p text:style-name="P1">23413 немя</text:p>
      <text:p text:style-name="P1">23414 банер</text:p>
      <text:p text:style-name="P1">23415 шушне</text:p>
      <text:p text:style-name="P1">23416 дваж</text:p>
      <text:p text:style-name="P1">23421 бинта</text:p>
      <text:p text:style-name="P1">23422 юлар</text:p>
      <text:p text:style-name="P1">23423 равни</text:p>
      <text:p text:style-name="P1">23424 вреше</text:p>
      <text:p text:style-name="P1">23425 дояч</text:p>
      <text:p text:style-name="P1">23426 реша</text:p>
      <text:p text:style-name="P1">23431 фит</text:p>
      <text:p text:style-name="P1">23432 хикс</text:p>
      <text:p text:style-name="P1">23433 коря</text:p>
      <text:p text:style-name="P1">23434 скока</text:p>
      <text:p text:style-name="P1">23435 лица</text:p>
      <text:p text:style-name="P1">23436 течно</text:p>
      <text:p text:style-name="P1">23441 отрае</text:p>
      <text:p text:style-name="P1">23442 вби</text:p>
      <text:p text:style-name="P1">23443 кану</text:p>
      <text:p text:style-name="P1">23444 вшила</text:p>
      <text:p text:style-name="P1">23445 свели</text:p>
      <text:p text:style-name="P1">23446 морж</text:p>
      <text:p text:style-name="P1">23451 наяж</text:p>
      <text:p text:style-name="P1">23452 писач</text:p>
      <text:p text:style-name="P1">23453 варя</text:p>
      <text:p text:style-name="P1">23454 руша</text:p>
      <text:p text:style-name="P1">23455 крак</text:p>
      <text:p text:style-name="P1">23456 чуло</text:p>
      <text:p text:style-name="P1">23461 луни</text:p>
      <text:p text:style-name="P1">23462 взех</text:p>
      <text:p text:style-name="P1">23463 пеана</text:p>
      <text:p text:style-name="P1">23464 изуеш</text:p>
      <text:p text:style-name="P1">23465 знаци</text:p>
      <text:p text:style-name="P1">23466 туни</text:p>
      <text:p text:style-name="P1">23511 гоних</text:p>
      <text:p text:style-name="P1">23512 хиени</text:p>
      <text:p text:style-name="P1">23513 шиен</text:p>
      <text:p text:style-name="P1">23514 мяука</text:p>
      <text:p text:style-name="P1">23515 баел</text:p>
      <text:p text:style-name="P1">23516 цип</text:p>
      <text:p text:style-name="P1">23521 охва</text:p>
      <text:p text:style-name="P1">23522 криви</text:p>
      <text:p text:style-name="P1">23523 сети</text:p>
      <text:p text:style-name="P1">23524 съня</text:p>
      <text:p text:style-name="P1">23525 пета</text:p>
      <text:p text:style-name="P1">23526 денк</text:p>
      <text:p text:style-name="P1">23531 хан</text:p>
      <text:p text:style-name="P1">23532 лята</text:p>
      <text:p text:style-name="P1">23533 стаж</text:p>
      <text:p text:style-name="P1">23534 пили</text:p>
      <text:p text:style-name="P1">23535 шатър</text:p>
      <text:p text:style-name="P1">23536 акорд</text:p>
      <text:p text:style-name="P1">23541 навих</text:p>
      <text:p text:style-name="P1">23542 кита</text:p>
      <text:p text:style-name="P1">23543 риещ</text:p>
      <text:p text:style-name="P1">23544 зайди</text:p>
      <text:p text:style-name="P1">23545 елен</text:p>
      <text:p text:style-name="P1">23546 родни</text:p>
      <text:p text:style-name="P1">23551 кея</text:p>
      <text:p text:style-name="P1">23552 тъща</text:p>
      <text:p text:style-name="P1">23553 викат</text:p>
      <text:p text:style-name="P1">23554 мести</text:p>
      <text:p text:style-name="P1">23555 сфера</text:p>
      <text:p text:style-name="P1">23556 сура</text:p>
      <text:p text:style-name="P1">23561 куца</text:p>
      <text:p text:style-name="P1">23562 фолио</text:p>
      <text:p text:style-name="P1">23563 научи</text:p>
      <text:p text:style-name="P1">23564 бедни</text:p>
      <text:p text:style-name="P1">23565 избен</text:p>
      <text:p text:style-name="P1">23566 шили</text:p>
      <text:p text:style-name="P1">23611 маца</text:p>
      <text:p text:style-name="P1">23612 ръгат</text:p>
      <text:p text:style-name="P1">23613 късен</text:p>
      <text:p text:style-name="P1">23614 терк</text:p>
      <text:p text:style-name="P1">23615 мешат</text:p>
      <text:p text:style-name="P1">23616 ляво</text:p>
      <text:p text:style-name="P1">23621 зарят</text:p>
      <text:p text:style-name="P1">23622 спад</text:p>
      <text:p text:style-name="P1">23623 ризи</text:p>
      <text:p text:style-name="P1">23624 влак</text:p>
      <text:p text:style-name="P1">23625 мяха</text:p>
      <text:p text:style-name="P1">23626 убол</text:p>
      <text:p text:style-name="P1">23631 ищеца</text:p>
      <text:p text:style-name="P1">23632 мътя</text:p>
      <text:p text:style-name="P1">23633 пека</text:p>
      <text:p text:style-name="P1">23634 сайт</text:p>
      <text:p text:style-name="P1">23635 душен</text:p>
      <text:p text:style-name="P1">23636 ечи</text:p>
      <text:p text:style-name="P1">23641 жезъл</text:p>
      <text:p text:style-name="P1">23642 кладе</text:p>
      <text:p text:style-name="P1">23643 яхваш</text:p>
      <text:p text:style-name="P1">23644 шиеща</text:p>
      <text:p text:style-name="P1">23645 бичиш</text:p>
      <text:p text:style-name="P1">23646 чеса</text:p>
      <text:p text:style-name="P1">23651 лей</text:p>
      <text:p text:style-name="P1">23652 съм</text:p>
      <text:p text:style-name="P1">23653 сври</text:p>
      <text:p text:style-name="P1">23654 виква</text:p>
      <text:p text:style-name="P1">23655 извея</text:p>
      <text:p text:style-name="P1">23656 цедка</text:p>
      <text:p text:style-name="P1">23661 заших</text:p>
      <text:p text:style-name="P1">23662 шоп</text:p>
      <text:p text:style-name="P1">23663 изора</text:p>
      <text:p text:style-name="P1">23664 жлъч</text:p>
      <text:p text:style-name="P1">23665 садил</text:p>
      <text:p text:style-name="P1">23666 четеш</text:p>
      <text:p text:style-name="P1"><text:soft-page-break/>24111 кажи</text:p>
      <text:p text:style-name="P1">24112 орно</text:p>
      <text:p text:style-name="P1">24113 кост</text:p>
      <text:p text:style-name="P1">24114 окъпе</text:p>
      <text:p text:style-name="P1">24115 гюлле</text:p>
      <text:p text:style-name="P1">24116 изуя</text:p>
      <text:p text:style-name="P1">24121 даря</text:p>
      <text:p text:style-name="P1">24122 2000</text:p>
      <text:p text:style-name="P1">24123 шлиц</text:p>
      <text:p text:style-name="P1">24124 фуква</text:p>
      <text:p text:style-name="P1">24125 киска</text:p>
      <text:p text:style-name="P1">24126 гюма</text:p>
      <text:p text:style-name="P1">24131 омаем</text:p>
      <text:p text:style-name="P1">24132 веза</text:p>
      <text:p text:style-name="P1">24133 осов</text:p>
      <text:p text:style-name="P1">24134 жених</text:p>
      <text:p text:style-name="P1">24135 зяпа</text:p>
      <text:p text:style-name="P1">24136 влез</text:p>
      <text:p text:style-name="P1">24141 йод</text:p>
      <text:p text:style-name="P1">24142 рязка</text:p>
      <text:p text:style-name="P1">24143 руно</text:p>
      <text:p text:style-name="P1">24144 екот</text:p>
      <text:p text:style-name="P1">24145 сеири</text:p>
      <text:p text:style-name="P1">24146 екана</text:p>
      <text:p text:style-name="P1">24151 тим</text:p>
      <text:p text:style-name="P1">24152 чима</text:p>
      <text:p text:style-name="P1">24153 беса</text:p>
      <text:p text:style-name="P1">24154 троен</text:p>
      <text:p text:style-name="P1">24155 мъжов</text:p>
      <text:p text:style-name="P1">24156 лазур</text:p>
      <text:p text:style-name="P1">24161 поет</text:p>
      <text:p text:style-name="P1">24162 пусто</text:p>
      <text:p text:style-name="P1">24163 рула</text:p>
      <text:p text:style-name="P1">24164 бъкащ</text:p>
      <text:p text:style-name="P1">24165 трица</text:p>
      <text:p text:style-name="P1">24166 дядов</text:p>
      <text:p text:style-name="P1">24211 тъпее</text:p>
      <text:p text:style-name="P1">24212 цер</text:p>
      <text:p text:style-name="P1">24213 взря</text:p>
      <text:p text:style-name="P1">24214 кол</text:p>
      <text:p text:style-name="P1">24215 блъф</text:p>
      <text:p text:style-name="P1">24216 зети</text:p>
      <text:p text:style-name="P1">24221 вота</text:p>
      <text:p text:style-name="P1">24222 нарий</text:p>
      <text:p text:style-name="P1">24223 разми</text:p>
      <text:p text:style-name="P1">24224 ценно</text:p>
      <text:p text:style-name="P1">24225 отучи</text:p>
      <text:p text:style-name="P1">24226 шепни</text:p>
      <text:p text:style-name="P1">24231 роса</text:p>
      <text:p text:style-name="P1">24232 есета</text:p>
      <text:p text:style-name="P1">24233 дело</text:p>
      <text:p text:style-name="P1">24234 налеп</text:p>
      <text:p text:style-name="P1">24235 беят</text:p>
      <text:p text:style-name="P1">24236 :-(</text:p>
      <text:p text:style-name="P1">24241 ахал</text:p>
      <text:p text:style-name="P1">24242 вехт</text:p>
      <text:p text:style-name="P1">24243 тъчи</text:p>
      <text:p text:style-name="P1">24244 дебра</text:p>
      <text:p text:style-name="P1">24245 плета</text:p>
      <text:p text:style-name="P1">24246 зеле</text:p>
      <text:p text:style-name="P1">24251 сокаи</text:p>
      <text:p text:style-name="P1">24252 лапна</text:p>
      <text:p text:style-name="P1">24253 анти</text:p>
      <text:p text:style-name="P1">24254 пеш</text:p>
      <text:p text:style-name="P1">24255 стрий</text:p>
      <text:p text:style-name="P1">24256 седмо</text:p>
      <text:p text:style-name="P1">24261 скут</text:p>
      <text:p text:style-name="P1">24262 посят</text:p>
      <text:p text:style-name="P1">24263 12</text:p>
      <text:p text:style-name="P1">24264 вее</text:p>
      <text:p text:style-name="P1">24265 изми</text:p>
      <text:p text:style-name="P1">24266 овраг</text:p>
      <text:p text:style-name="P1">24311 водач</text:p>
      <text:p text:style-name="P1">24312 стая</text:p>
      <text:p text:style-name="P1">24313 маси</text:p>
      <text:p text:style-name="P1">24314 трите</text:p>
      <text:p text:style-name="P1">24315 ложи</text:p>
      <text:p text:style-name="P1">24316 пра</text:p>
      <text:p text:style-name="P1">24321 пряма</text:p>
      <text:p text:style-name="P1">24322 бъда</text:p>
      <text:p text:style-name="P1">24323 хава</text:p>
      <text:p text:style-name="P1">24324 жилен</text:p>
      <text:p text:style-name="P1">24325 бял</text:p>
      <text:p text:style-name="P1">24326 соят</text:p>
      <text:p text:style-name="P1">24331 копи</text:p>
      <text:p text:style-name="P1">24332 залея</text:p>
      <text:p text:style-name="P1">24333 мътна</text:p>
      <text:p text:style-name="P1">24334 сбиеш</text:p>
      <text:p text:style-name="P1">24335 маем</text:p>
      <text:p text:style-name="P1">24336 котят</text:p>
      <text:p text:style-name="P1">24341 щати</text:p>
      <text:p text:style-name="P1">24342 мъчещ</text:p>
      <text:p text:style-name="P1">24343 мюре</text:p>
      <text:p text:style-name="P1">24344 опием</text:p>
      <text:p text:style-name="P1">24345 чини</text:p>
      <text:p text:style-name="P1">24346 буйна</text:p>
      <text:p text:style-name="P1">24351 чифте</text:p>
      <text:p text:style-name="P1">24352 сбий</text:p>
      <text:p text:style-name="P1">24353 коте</text:p>
      <text:p text:style-name="P1">24354 длан</text:p>
      <text:p text:style-name="P1">24355 ясно</text:p>
      <text:p text:style-name="P1">24356 бера</text:p>
      <text:p text:style-name="P1">24361 сведе</text:p>
      <text:p text:style-name="P1">24362 гаф</text:p>
      <text:p text:style-name="P1">24363 ядра</text:p>
      <text:p text:style-name="P1">24364 копие</text:p>
      <text:p text:style-name="P1">24365 гътай</text:p>
      <text:p text:style-name="P1">24366 изяла</text:p>
      <text:p text:style-name="P1">24411 зумер</text:p>
      <text:p text:style-name="P1">24412 сърф</text:p>
      <text:p text:style-name="P1">24413 хакер</text:p>
      <text:p text:style-name="P1">24414 утая</text:p>
      <text:p text:style-name="P1">24415 баяч</text:p>
      <text:p text:style-name="P1">24416 ръсва</text:p>
      <text:p text:style-name="P1">24421 $$$</text:p>
      <text:p text:style-name="P1">24422 деля</text:p>
      <text:p text:style-name="P1">24423 тупти</text:p>
      <text:p text:style-name="P1">24424 стопа</text:p>
      <text:p text:style-name="P1">24425 яйце</text:p>
      <text:p text:style-name="P1">24426 изуй</text:p>
      <text:p text:style-name="P1">24431 листи</text:p>
      <text:p text:style-name="P1">24432 мри</text:p>
      <text:p text:style-name="P1">24433 блей</text:p>
      <text:p text:style-name="P1">24434 орел</text:p>
      <text:p text:style-name="P1">24435 бил</text:p>
      <text:p text:style-name="P1">24436 лай</text:p>
      <text:p text:style-name="P1">24441 свада</text:p>
      <text:p text:style-name="P1">24442 можем</text:p>
      <text:p text:style-name="P1">24443 азота</text:p>
      <text:p text:style-name="P1">24444 угоиш</text:p>
      <text:p text:style-name="P1">24445 болея</text:p>
      <text:p text:style-name="P1">24446 акциз</text:p>
      <text:p text:style-name="P1">24451 двете</text:p>
      <text:p text:style-name="P1">24452 сучи</text:p>
      <text:p text:style-name="P1">24453 родил</text:p>
      <text:p text:style-name="P1">24454 бумти</text:p>
      <text:p text:style-name="P1">24455 елени</text:p>
      <text:p text:style-name="P1">24456 плачи</text:p>
      <text:p text:style-name="P1">24461 руши</text:p>
      <text:p text:style-name="P1">24462 гад</text:p>
      <text:p text:style-name="P1">24463 житно</text:p>
      <text:p text:style-name="P1">24464 надои</text:p>
      <text:p text:style-name="P1">24465 плавя</text:p>
      <text:p text:style-name="P1">24466 мъчех</text:p>
      <text:p text:style-name="P1">24511 надям</text:p>
      <text:p text:style-name="P1">24512 даже</text:p>
      <text:p text:style-name="P1">24513 ваеш</text:p>
      <text:p text:style-name="P1">24514 устен</text:p>
      <text:p text:style-name="P1">24515 името</text:p>
      <text:p text:style-name="P1">24516 веят</text:p>
      <text:p text:style-name="P1">24521 пити</text:p>
      <text:p text:style-name="P1">24522 точа</text:p>
      <text:p text:style-name="P1">24523 чипия</text:p>
      <text:p text:style-name="P1">24524 чуди</text:p>
      <text:p text:style-name="P1">24525 фарса</text:p>
      <text:p text:style-name="P1">24526 назе</text:p>
      <text:p text:style-name="P1">24531 гюле</text:p>
      <text:p text:style-name="P1">24532 чата</text:p>
      <text:p text:style-name="P1">24533 депо</text:p>
      <text:p text:style-name="P1">24534 биех</text:p>
      <text:p text:style-name="P1">24535 арка</text:p>
      <text:p text:style-name="P1">24536 дроб</text:p>
      <text:p text:style-name="P1">24541 джудо</text:p>
      <text:p text:style-name="P1">24542 гами</text:p>
      <text:p text:style-name="P1">24543 усиля</text:p>
      <text:p text:style-name="P1">24544 оазис</text:p>
      <text:p text:style-name="P1">24545 въси</text:p>
      <text:p text:style-name="P1">24546 лука</text:p>
      <text:p text:style-name="P1">24551 рили</text:p>
      <text:p text:style-name="P1">24552 карта</text:p>
      <text:p text:style-name="P1">24553 събу</text:p>
      <text:p text:style-name="P1">24554 явно</text:p>
      <text:p text:style-name="P1">24555 сопол</text:p>
      <text:p text:style-name="P1">24556 летви</text:p>
      <text:p text:style-name="P1">24561 крив</text:p>
      <text:p text:style-name="P1">24562 муча</text:p>
      <text:p text:style-name="P1">24563 69</text:p>
      <text:p text:style-name="P1">24564 дяна</text:p>
      <text:p text:style-name="P1">24565 орял</text:p>
      <text:p text:style-name="P1">24566 емва</text:p>
      <text:p text:style-name="P1">24611 лиска</text:p>
      <text:p text:style-name="P1">24612 сипи</text:p>
      <text:p text:style-name="P1">24613 перях</text:p>
      <text:p text:style-name="P1">24614 1992</text:p>
      <text:p text:style-name="P1">24615 унеси</text:p>
      <text:p text:style-name="P1">24616 унизя</text:p>
      <text:p text:style-name="P1">24621 орат</text:p>
      <text:p text:style-name="P1">24622 делял</text:p>
      <text:p text:style-name="P1">24623 дялът</text:p>
      <text:p text:style-name="P1">24624 2010</text:p>
      <text:p text:style-name="P1">24625 пея</text:p>
      <text:p text:style-name="P1">24626 калъф</text:p>
      <text:p text:style-name="P1">24631 селим</text:p>
      <text:p text:style-name="P1">24632 борен</text:p>
      <text:p text:style-name="P1">24633 висва</text:p>
      <text:p text:style-name="P1">24634 къпех</text:p>
      <text:p text:style-name="P1">24635 прага</text:p>
      <text:p text:style-name="P1">24636 ищец</text:p>
      <text:p text:style-name="P1">24641 бързи</text:p>
      <text:p text:style-name="P1">24642 вчеши</text:p>
      <text:p text:style-name="P1">24643 чуеш</text:p>
      <text:p text:style-name="P1">24644 ухай</text:p>
      <text:p text:style-name="P1">24645 мото</text:p>
      <text:p text:style-name="P1">24646 бис</text:p>
      <text:p text:style-name="P1">24651 газя</text:p>
      <text:p text:style-name="P1">24652 боящ</text:p>
      <text:p text:style-name="P1">24653 щик</text:p>
      <text:p text:style-name="P1">24654 чисто</text:p>
      <text:p text:style-name="P1">24655 шипа</text:p>
      <text:p text:style-name="P1">24656 мигом</text:p>
      <text:p text:style-name="P1">24661 дубле</text:p>
      <text:p text:style-name="P1">24662 сърне</text:p>
      <text:p text:style-name="P1">24663 пуйча</text:p>
      <text:p text:style-name="P1">24664 лъва</text:p>
      <text:p text:style-name="P1">24665 фута</text:p>
      <text:p text:style-name="P1">24666 сдуши</text:p>
      <text:p text:style-name="P1"><text:soft-page-break/>25111 дъба</text:p>
      <text:p text:style-name="P1">25112 плато</text:p>
      <text:p text:style-name="P1">25113 дало</text:p>
      <text:p text:style-name="P1">25114 чеиза</text:p>
      <text:p text:style-name="P1">25115 1955</text:p>
      <text:p text:style-name="P1">25116 осоли</text:p>
      <text:p text:style-name="P1">25121 вяра</text:p>
      <text:p text:style-name="P1">25122 яма</text:p>
      <text:p text:style-name="P1">25123 идни</text:p>
      <text:p text:style-name="P1">25124 форт</text:p>
      <text:p text:style-name="P1">25125 кихни</text:p>
      <text:p text:style-name="P1">25126 сеч</text:p>
      <text:p text:style-name="P1">25131 нижи</text:p>
      <text:p text:style-name="P1">25132 обои</text:p>
      <text:p text:style-name="P1">25133 бери</text:p>
      <text:p text:style-name="P1">25134 после</text:p>
      <text:p text:style-name="P1">25135 случа</text:p>
      <text:p text:style-name="P1">25136 напях</text:p>
      <text:p text:style-name="P1">25141 увий</text:p>
      <text:p text:style-name="P1">25142 допря</text:p>
      <text:p text:style-name="P1">25143 цирк</text:p>
      <text:p text:style-name="P1">25144 пусти</text:p>
      <text:p text:style-name="P1">25145 ядях</text:p>
      <text:p text:style-name="P1">25146 опее</text:p>
      <text:p text:style-name="P1">25151 ярма</text:p>
      <text:p text:style-name="P1">25152 заеха</text:p>
      <text:p text:style-name="P1">25153 ближе</text:p>
      <text:p text:style-name="P1">25154 пачи</text:p>
      <text:p text:style-name="P1">25155 дул</text:p>
      <text:p text:style-name="P1">25156 жалиш</text:p>
      <text:p text:style-name="P1">25161 ширя</text:p>
      <text:p text:style-name="P1">25162 бинго</text:p>
      <text:p text:style-name="P1">25163 ютия</text:p>
      <text:p text:style-name="P1">25164 плюх</text:p>
      <text:p text:style-name="P1">25165 хек</text:p>
      <text:p text:style-name="P1">25166 гине</text:p>
      <text:p text:style-name="P1">25211 пуяк</text:p>
      <text:p text:style-name="P1">25212 този</text:p>
      <text:p text:style-name="P1">25213 амури</text:p>
      <text:p text:style-name="P1">25214 вети</text:p>
      <text:p text:style-name="P1">25215 тука</text:p>
      <text:p text:style-name="P1">25216 паят</text:p>
      <text:p text:style-name="P1">25221 смаят</text:p>
      <text:p text:style-name="P1">25222 клема</text:p>
      <text:p text:style-name="P1">25223 завял</text:p>
      <text:p text:style-name="P1">25224 века</text:p>
      <text:p text:style-name="P1">25225 ресна</text:p>
      <text:p text:style-name="P1">25226 туп</text:p>
      <text:p text:style-name="P1">25231 кюпът</text:p>
      <text:p text:style-name="P1">25232 зовял</text:p>
      <text:p text:style-name="P1">25233 малц</text:p>
      <text:p text:style-name="P1">25234 шаря</text:p>
      <text:p text:style-name="P1">25235 умни</text:p>
      <text:p text:style-name="P1">25236 дяваш</text:p>
      <text:p text:style-name="P1">25241 цяра</text:p>
      <text:p text:style-name="P1">25242 връх</text:p>
      <text:p text:style-name="P1">25243 думах</text:p>
      <text:p text:style-name="P1">25244 язви</text:p>
      <text:p text:style-name="P1">25245 текъл</text:p>
      <text:p text:style-name="P1">25246 козя</text:p>
      <text:p text:style-name="P1">25251 шити</text:p>
      <text:p text:style-name="P1">25252 колач</text:p>
      <text:p text:style-name="P1">25253 леярю</text:p>
      <text:p text:style-name="P1">25254 роби</text:p>
      <text:p text:style-name="P1">25255 тъпея</text:p>
      <text:p text:style-name="P1">25256 опие</text:p>
      <text:p text:style-name="P1">25261 шиеш</text:p>
      <text:p text:style-name="P1">25262 вета</text:p>
      <text:p text:style-name="P1">25263 укоря</text:p>
      <text:p text:style-name="P1">25264 бито</text:p>
      <text:p text:style-name="P1">25265 слуха</text:p>
      <text:p text:style-name="P1">25266 пята</text:p>
      <text:p text:style-name="P1">25311 кисна</text:p>
      <text:p text:style-name="P1">25312 аби</text:p>
      <text:p text:style-name="P1">25313 2002</text:p>
      <text:p text:style-name="P1">25314 търпи</text:p>
      <text:p text:style-name="P1">25315 вила</text:p>
      <text:p text:style-name="P1">25316 танга</text:p>
      <text:p text:style-name="P1">25321 сокет</text:p>
      <text:p text:style-name="P1">25322 очука</text:p>
      <text:p text:style-name="P1">25323 оядат</text:p>
      <text:p text:style-name="P1">25324 колар</text:p>
      <text:p text:style-name="P1">25325 ярка</text:p>
      <text:p text:style-name="P1">25326 клеча</text:p>
      <text:p text:style-name="P1">25331 !!!</text:p>
      <text:p text:style-name="P1">25332 вдене</text:p>
      <text:p text:style-name="P1">25333 тям</text:p>
      <text:p text:style-name="P1">25334 свием</text:p>
      <text:p text:style-name="P1">25335 уют</text:p>
      <text:p text:style-name="P1">25336 кауша</text:p>
      <text:p text:style-name="P1">25341 диви</text:p>
      <text:p text:style-name="P1">25342 оки</text:p>
      <text:p text:style-name="P1">25343 роях</text:p>
      <text:p text:style-name="P1">25344 преди</text:p>
      <text:p text:style-name="P1">25345 дарях</text:p>
      <text:p text:style-name="P1">25346 броди</text:p>
      <text:p text:style-name="P1">25351 пасхи</text:p>
      <text:p text:style-name="P1">25352 дом</text:p>
      <text:p text:style-name="P1">25353 свян</text:p>
      <text:p text:style-name="P1">25354 имат</text:p>
      <text:p text:style-name="P1">25355 щади</text:p>
      <text:p text:style-name="P1">25356 мъки</text:p>
      <text:p text:style-name="P1">25361 лукс</text:p>
      <text:p text:style-name="P1">25362 четящ</text:p>
      <text:p text:style-name="P1">25363 гъмжи</text:p>
      <text:p text:style-name="P1">25364 ---</text:p>
      <text:p text:style-name="P1">25365 хикса</text:p>
      <text:p text:style-name="P1">25366 идех</text:p>
      <text:p text:style-name="P1">25411 узбек</text:p>
      <text:p text:style-name="P1">25412 опнал</text:p>
      <text:p text:style-name="P1">25413 нас</text:p>
      <text:p text:style-name="P1">25414 слаба</text:p>
      <text:p text:style-name="P1">25415 телец</text:p>
      <text:p text:style-name="P1">25416 пищя</text:p>
      <text:p text:style-name="P1">25421 рутил</text:p>
      <text:p text:style-name="P1">25422 шанц</text:p>
      <text:p text:style-name="P1">25423 изуми</text:p>
      <text:p text:style-name="P1">25424 завие</text:p>
      <text:p text:style-name="P1">25425 ската</text:p>
      <text:p text:style-name="P1">25426 буни</text:p>
      <text:p text:style-name="P1">25431 меса</text:p>
      <text:p text:style-name="P1">25432 таял</text:p>
      <text:p text:style-name="P1">25433 женат</text:p>
      <text:p text:style-name="P1">25434 яхаш</text:p>
      <text:p text:style-name="P1">25435 леле</text:p>
      <text:p text:style-name="P1">25436 жуля</text:p>
      <text:p text:style-name="P1">25441 видра</text:p>
      <text:p text:style-name="P1">25442 мимик</text:p>
      <text:p text:style-name="P1">25443 речи</text:p>
      <text:p text:style-name="P1">25444 надее</text:p>
      <text:p text:style-name="P1">25445 извя</text:p>
      <text:p text:style-name="P1">25446 кучка</text:p>
      <text:p text:style-name="P1">25451 топка</text:p>
      <text:p text:style-name="P1">25452 тачел</text:p>
      <text:p text:style-name="P1">25453 рахат</text:p>
      <text:p text:style-name="P1">25454 ходов</text:p>
      <text:p text:style-name="P1">25455 усет</text:p>
      <text:p text:style-name="P1">25456 лози</text:p>
      <text:p text:style-name="P1">25461 спаси</text:p>
      <text:p text:style-name="P1">25462 сепии</text:p>
      <text:p text:style-name="P1">25463 зъбно</text:p>
      <text:p text:style-name="P1">25464 люля</text:p>
      <text:p text:style-name="P1">25465 турен</text:p>
      <text:p text:style-name="P1">25466 осни</text:p>
      <text:p text:style-name="P1">25511 шевни</text:p>
      <text:p text:style-name="P1">25512 лемур</text:p>
      <text:p text:style-name="P1">25513 еди</text:p>
      <text:p text:style-name="P1">25514 задно</text:p>
      <text:p text:style-name="P1">25515 рутя</text:p>
      <text:p text:style-name="P1">25516 роди</text:p>
      <text:p text:style-name="P1">25521 аги</text:p>
      <text:p text:style-name="P1">25522 увито</text:p>
      <text:p text:style-name="P1">25523 рифа</text:p>
      <text:p text:style-name="P1">25524 валяк</text:p>
      <text:p text:style-name="P1">25525 ръгащ</text:p>
      <text:p text:style-name="P1">25526 сяра</text:p>
      <text:p text:style-name="P1">25531 края</text:p>
      <text:p text:style-name="P1">25532 акър</text:p>
      <text:p text:style-name="P1">25533 вчера</text:p>
      <text:p text:style-name="P1">25534 бледа</text:p>
      <text:p text:style-name="P1">25535 83</text:p>
      <text:p text:style-name="P1">25536 пивък</text:p>
      <text:p text:style-name="P1">25541 агня</text:p>
      <text:p text:style-name="P1">25542 шуги</text:p>
      <text:p text:style-name="P1">25543 плюят</text:p>
      <text:p text:style-name="P1">25544 долен</text:p>
      <text:p text:style-name="P1">25545 тикал</text:p>
      <text:p text:style-name="P1">25546 тоги</text:p>
      <text:p text:style-name="P1">25551 сто</text:p>
      <text:p text:style-name="P1">25552 чауши</text:p>
      <text:p text:style-name="P1">25553 чипо</text:p>
      <text:p text:style-name="P1">25554 поеме</text:p>
      <text:p text:style-name="P1">25555 криеш</text:p>
      <text:p text:style-name="P1">25556 кацаш</text:p>
      <text:p text:style-name="P1">25561 мека</text:p>
      <text:p text:style-name="P1">25562 век</text:p>
      <text:p text:style-name="P1">25563 пеша</text:p>
      <text:p text:style-name="P1">25564 вели</text:p>
      <text:p text:style-name="P1">25565 чарк</text:p>
      <text:p text:style-name="P1">25566 стича</text:p>
      <text:p text:style-name="P1">25611 бита</text:p>
      <text:p text:style-name="P1">25612 дома</text:p>
      <text:p text:style-name="P1">25613 бради</text:p>
      <text:p text:style-name="P1">25614 ухаща</text:p>
      <text:p text:style-name="P1">25615 лице</text:p>
      <text:p text:style-name="P1">25616 сгур</text:p>
      <text:p text:style-name="P1">25621 вред</text:p>
      <text:p text:style-name="P1">25622 кръв</text:p>
      <text:p text:style-name="P1">25623 малка</text:p>
      <text:p text:style-name="P1">25624 делба</text:p>
      <text:p text:style-name="P1">25625 бди</text:p>
      <text:p text:style-name="P1">25626 брана</text:p>
      <text:p text:style-name="P1">25631 везир</text:p>
      <text:p text:style-name="P1">25632 океан</text:p>
      <text:p text:style-name="P1">25633 бъзла</text:p>
      <text:p text:style-name="P1">25634 пеела</text:p>
      <text:p text:style-name="P1">25635 вил</text:p>
      <text:p text:style-name="P1">25636 ръба</text:p>
      <text:p text:style-name="P1">25641 скиор</text:p>
      <text:p text:style-name="P1">25642 чел</text:p>
      <text:p text:style-name="P1">25643 фиск</text:p>
      <text:p text:style-name="P1">25644 пиво</text:p>
      <text:p text:style-name="P1">25645 спори</text:p>
      <text:p text:style-name="P1">25646 мае</text:p>
      <text:p text:style-name="P1">25651 музи</text:p>
      <text:p text:style-name="P1">25652 сини</text:p>
      <text:p text:style-name="P1">25653 вихме</text:p>
      <text:p text:style-name="P1">25654 вреш</text:p>
      <text:p text:style-name="P1">25655 обвял</text:p>
      <text:p text:style-name="P1">25656 моля</text:p>
      <text:p text:style-name="P1">25661 свий</text:p>
      <text:p text:style-name="P1">25662 око</text:p>
      <text:p text:style-name="P1">25663 жали</text:p>
      <text:p text:style-name="P1">25664 газът</text:p>
      <text:p text:style-name="P1">25665 гяура</text:p>
      <text:p text:style-name="P1">25666 набол</text:p>
      <text:p text:style-name="P1"><text:soft-page-break/>26111 куцан</text:p>
      <text:p text:style-name="P1">26112 белия</text:p>
      <text:p text:style-name="P1">26113 саби</text:p>
      <text:p text:style-name="P1">26114 рина</text:p>
      <text:p text:style-name="P1">26115 угние</text:p>
      <text:p text:style-name="P1">26116 того</text:p>
      <text:p text:style-name="P1">26121 идно</text:p>
      <text:p text:style-name="P1">26122 обвят</text:p>
      <text:p text:style-name="P1">26123 ушил</text:p>
      <text:p text:style-name="P1">26124 отпее</text:p>
      <text:p text:style-name="P1">26125 везем</text:p>
      <text:p text:style-name="P1">26126 циан</text:p>
      <text:p text:style-name="P1">26131 разчу</text:p>
      <text:p text:style-name="P1">26132 вика</text:p>
      <text:p text:style-name="P1">26133 пазел</text:p>
      <text:p text:style-name="P1">26134 лунно</text:p>
      <text:p text:style-name="P1">26135 прал</text:p>
      <text:p text:style-name="P1">26136 река</text:p>
      <text:p text:style-name="P1">26141 789</text:p>
      <text:p text:style-name="P1">26142 ирис</text:p>
      <text:p text:style-name="P1">26143 зная</text:p>
      <text:p text:style-name="P1">26144 нижа</text:p>
      <text:p text:style-name="P1">26145 леха</text:p>
      <text:p text:style-name="P1">26146 ровя</text:p>
      <text:p text:style-name="P1">26151 махам</text:p>
      <text:p text:style-name="P1">26152 химн</text:p>
      <text:p text:style-name="P1">26153 далак</text:p>
      <text:p text:style-name="P1">26154 почти</text:p>
      <text:p text:style-name="P1">26155 срича</text:p>
      <text:p text:style-name="P1">26156 лучен</text:p>
      <text:p text:style-name="P1">26161 значи</text:p>
      <text:p text:style-name="P1">26162 рева</text:p>
      <text:p text:style-name="P1">26163 зра</text:p>
      <text:p text:style-name="P1">26164 гише</text:p>
      <text:p text:style-name="P1">26165 туй</text:p>
      <text:p text:style-name="P1">26166 чинът</text:p>
      <text:p text:style-name="P1">26211 звяр</text:p>
      <text:p text:style-name="P1">26212 хаби</text:p>
      <text:p text:style-name="P1">26213 литне</text:p>
      <text:p text:style-name="P1">26214 гоят</text:p>
      <text:p text:style-name="P1">26215 орала</text:p>
      <text:p text:style-name="P1">26216 нежна</text:p>
      <text:p text:style-name="P1">26221 чут</text:p>
      <text:p text:style-name="P1">26222 втаса</text:p>
      <text:p text:style-name="P1">26223 домил</text:p>
      <text:p text:style-name="P1">26224 бекас</text:p>
      <text:p text:style-name="P1">26225 ухаше</text:p>
      <text:p text:style-name="P1">26226 жуми</text:p>
      <text:p text:style-name="P1">26231 скок</text:p>
      <text:p text:style-name="P1">26232 -</text:p>
      <text:p text:style-name="P1">26233 взет</text:p>
      <text:p text:style-name="P1">26234 лъхах</text:p>
      <text:p text:style-name="P1">26235 угари</text:p>
      <text:p text:style-name="P1">26236 краве</text:p>
      <text:p text:style-name="P1">26241 месец</text:p>
      <text:p text:style-name="P1">26242 плюса</text:p>
      <text:p text:style-name="P1">26243 лаем</text:p>
      <text:p text:style-name="P1">26244 гасим</text:p>
      <text:p text:style-name="P1">26245 шкафа</text:p>
      <text:p text:style-name="P1">26246 тях</text:p>
      <text:p text:style-name="P1">26251 запят</text:p>
      <text:p text:style-name="P1">26252 галил</text:p>
      <text:p text:style-name="P1">26253 папур</text:p>
      <text:p text:style-name="P1">26254 дебри</text:p>
      <text:p text:style-name="P1">26255 яздиш</text:p>
      <text:p text:style-name="P1">26256 лъка</text:p>
      <text:p text:style-name="P1">26261 каел</text:p>
      <text:p text:style-name="P1">26262 56</text:p>
      <text:p text:style-name="P1">26263 ланец</text:p>
      <text:p text:style-name="P1">26264 рогче</text:p>
      <text:p text:style-name="P1">26265 броиш</text:p>
      <text:p text:style-name="P1">26266 кали</text:p>
      <text:p text:style-name="P1">26311 реещ</text:p>
      <text:p text:style-name="P1">26312 999</text:p>
      <text:p text:style-name="P1">26313 чути</text:p>
      <text:p text:style-name="P1">26314 шрифт</text:p>
      <text:p text:style-name="P1">26315 тетка</text:p>
      <text:p text:style-name="P1">26316 румб</text:p>
      <text:p text:style-name="P1">26321 миза</text:p>
      <text:p text:style-name="P1">26322 отбий</text:p>
      <text:p text:style-name="P1">26323 суфле</text:p>
      <text:p text:style-name="P1">26324 гнида</text:p>
      <text:p text:style-name="P1">26325 сбием</text:p>
      <text:p text:style-name="P1">26326 пял</text:p>
      <text:p text:style-name="P1">26331 чарка</text:p>
      <text:p text:style-name="P1">26332 силя</text:p>
      <text:p text:style-name="P1">26333 ревах</text:p>
      <text:p text:style-name="P1">26334 аута</text:p>
      <text:p text:style-name="P1">26335 взре</text:p>
      <text:p text:style-name="P1">26336 щипя</text:p>
      <text:p text:style-name="P1">26341 улея</text:p>
      <text:p text:style-name="P1">26342 реши</text:p>
      <text:p text:style-name="P1">26343 крин</text:p>
      <text:p text:style-name="P1">26344 вшита</text:p>
      <text:p text:style-name="P1">26345 ранил</text:p>
      <text:p text:style-name="P1">26346 игла</text:p>
      <text:p text:style-name="P1">26351 зей</text:p>
      <text:p text:style-name="P1">26352 лишеи</text:p>
      <text:p text:style-name="P1">26353 фири</text:p>
      <text:p text:style-name="P1">26354 ядна</text:p>
      <text:p text:style-name="P1">26355 жици</text:p>
      <text:p text:style-name="P1">26356 гавра</text:p>
      <text:p text:style-name="P1">26361 були</text:p>
      <text:p text:style-name="P1">26362 нае</text:p>
      <text:p text:style-name="P1">26363 палец</text:p>
      <text:p text:style-name="P1">26364 ваша</text:p>
      <text:p text:style-name="P1">26365 25</text:p>
      <text:p text:style-name="P1">26366 вита</text:p>
      <text:p text:style-name="P1">26411 зоби</text:p>
      <text:p text:style-name="P1">26412 злояд</text:p>
      <text:p text:style-name="P1">26413 кода</text:p>
      <text:p text:style-name="P1">26414 убит</text:p>
      <text:p text:style-name="P1">26415 рота</text:p>
      <text:p text:style-name="P1">26416 сам</text:p>
      <text:p text:style-name="P1">26421 обул</text:p>
      <text:p text:style-name="P1">26422 сигма</text:p>
      <text:p text:style-name="P1">26423 лющил</text:p>
      <text:p text:style-name="P1">26424 рееща</text:p>
      <text:p text:style-name="P1">26425 ъгли</text:p>
      <text:p text:style-name="P1">26426 слава</text:p>
      <text:p text:style-name="P1">26431 срие</text:p>
      <text:p text:style-name="P1">26432 зад</text:p>
      <text:p text:style-name="P1">26433 хляб</text:p>
      <text:p text:style-name="P1">26434 измря</text:p>
      <text:p text:style-name="P1">26435 цукал</text:p>
      <text:p text:style-name="P1">26436 чакаш</text:p>
      <text:p text:style-name="P1">26441 1999</text:p>
      <text:p text:style-name="P1">26442 таза</text:p>
      <text:p text:style-name="P1">26443 уболи</text:p>
      <text:p text:style-name="P1">26444 ящна</text:p>
      <text:p text:style-name="P1">26445 ура</text:p>
      <text:p text:style-name="P1">26446 узна</text:p>
      <text:p text:style-name="P1">26451 руж</text:p>
      <text:p text:style-name="P1">26452 шетат</text:p>
      <text:p text:style-name="P1">26453 обвя</text:p>
      <text:p text:style-name="P1">26454 укрих</text:p>
      <text:p text:style-name="P1">26455 менях</text:p>
      <text:p text:style-name="P1">26456 учел</text:p>
      <text:p text:style-name="P1">26461 дюза</text:p>
      <text:p text:style-name="P1">26462 иначе</text:p>
      <text:p text:style-name="P1">26463 сия</text:p>
      <text:p text:style-name="P1">26464 опял</text:p>
      <text:p text:style-name="P1">26465 кир</text:p>
      <text:p text:style-name="P1">26466 шил</text:p>
      <text:p text:style-name="P1">26511 дуто</text:p>
      <text:p text:style-name="P1">26512 семе</text:p>
      <text:p text:style-name="P1">26513 кафе</text:p>
      <text:p text:style-name="P1">26514 остър</text:p>
      <text:p text:style-name="P1">26515 заявя</text:p>
      <text:p text:style-name="P1">26516 чупя</text:p>
      <text:p text:style-name="P1">26521 жален</text:p>
      <text:p text:style-name="P1">26522 лули</text:p>
      <text:p text:style-name="P1">26523 класа</text:p>
      <text:p text:style-name="P1">26524 пикът</text:p>
      <text:p text:style-name="P1">26525 юнако</text:p>
      <text:p text:style-name="P1">26526 фонът</text:p>
      <text:p text:style-name="P1">26531 туря</text:p>
      <text:p text:style-name="P1">26532 леки</text:p>
      <text:p text:style-name="P1">26533 ето</text:p>
      <text:p text:style-name="P1">26534 ханш</text:p>
      <text:p text:style-name="P1">26535 паяка</text:p>
      <text:p text:style-name="P1">26536 урод</text:p>
      <text:p text:style-name="P1">26541 преби</text:p>
      <text:p text:style-name="P1">26542 стан</text:p>
      <text:p text:style-name="P1">26543 грим</text:p>
      <text:p text:style-name="P1">26544 басти</text:p>
      <text:p text:style-name="P1">26545 явор</text:p>
      <text:p text:style-name="P1">26546 неми</text:p>
      <text:p text:style-name="P1">26551 мития</text:p>
      <text:p text:style-name="P1">26552 шиел</text:p>
      <text:p text:style-name="P1">26553 лели</text:p>
      <text:p text:style-name="P1">26554 ратно</text:p>
      <text:p text:style-name="P1">26555 жар</text:p>
      <text:p text:style-name="P1">26556 печат</text:p>
      <text:p text:style-name="P1">26561 орачи</text:p>
      <text:p text:style-name="P1">26562 цех</text:p>
      <text:p text:style-name="P1">26563 глума</text:p>
      <text:p text:style-name="P1">26564 нрав</text:p>
      <text:p text:style-name="P1">26565 бука</text:p>
      <text:p text:style-name="P1">26566 коза</text:p>
      <text:p text:style-name="P1">26611 беси</text:p>
      <text:p text:style-name="P1">26612 воним</text:p>
      <text:p text:style-name="P1">26613 бохча</text:p>
      <text:p text:style-name="P1">26614 1920</text:p>
      <text:p text:style-name="P1">26615 мезе</text:p>
      <text:p text:style-name="P1">26616 пъха</text:p>
      <text:p text:style-name="P1">26621 вонещ</text:p>
      <text:p text:style-name="P1">26622 зайка</text:p>
      <text:p text:style-name="P1">26623 сеят</text:p>
      <text:p text:style-name="P1">26624 кова</text:p>
      <text:p text:style-name="P1">26625 качва</text:p>
      <text:p text:style-name="P1">26626 измет</text:p>
      <text:p text:style-name="P1">26631 нищиш</text:p>
      <text:p text:style-name="P1">26632 пощи</text:p>
      <text:p text:style-name="P1">26633 крива</text:p>
      <text:p text:style-name="P1">26634 купи</text:p>
      <text:p text:style-name="P1">26635 завра</text:p>
      <text:p text:style-name="P1">26636 мъча</text:p>
      <text:p text:style-name="P1">26641 ход</text:p>
      <text:p text:style-name="P1">26642 94</text:p>
      <text:p text:style-name="P1">26643 ряха</text:p>
      <text:p text:style-name="P1">26644 махат</text:p>
      <text:p text:style-name="P1">26645 реят</text:p>
      <text:p text:style-name="P1">26646 перце</text:p>
      <text:p text:style-name="P1">26651 влята</text:p>
      <text:p text:style-name="P1">26652 йени</text:p>
      <text:p text:style-name="P1">26653 сарма</text:p>
      <text:p text:style-name="P1">26654 вра</text:p>
      <text:p text:style-name="P1">26655 мрави</text:p>
      <text:p text:style-name="P1">26656 лаел</text:p>
      <text:p text:style-name="P1">26661 пари</text:p>
      <text:p text:style-name="P1">26662 хана</text:p>
      <text:p text:style-name="P1">26663 гард</text:p>
      <text:p text:style-name="P1">26664 рагу</text:p>
      <text:p text:style-name="P1">26665 наел</text:p>
      <text:p text:style-name="P1">26666 съра</text:p>
      <text:p text:style-name="P1"><text:soft-page-break/>31111 борса</text:p>
      <text:p text:style-name="P1">31112 чоха</text:p>
      <text:p text:style-name="P1">31113 ъгъл</text:p>
      <text:p text:style-name="P1">31114 зъзни</text:p>
      <text:p text:style-name="P1">31115 кимах</text:p>
      <text:p text:style-name="P1">31116 божа</text:p>
      <text:p text:style-name="P1">31121 пояде</text:p>
      <text:p text:style-name="P1">31122 титла</text:p>
      <text:p text:style-name="P1">31123 устат</text:p>
      <text:p text:style-name="P1">31124 спра</text:p>
      <text:p text:style-name="P1">31125 мери</text:p>
      <text:p text:style-name="P1">31126 ревна</text:p>
      <text:p text:style-name="P1">31131 вади</text:p>
      <text:p text:style-name="P1">31132 лудо</text:p>
      <text:p text:style-name="P1">31133 свяст</text:p>
      <text:p text:style-name="P1">31134 свит</text:p>
      <text:p text:style-name="P1">31135 морни</text:p>
      <text:p text:style-name="P1">31136 трепи</text:p>
      <text:p text:style-name="P1">31141 кипях</text:p>
      <text:p text:style-name="P1">31142 луга</text:p>
      <text:p text:style-name="P1">31143 тире</text:p>
      <text:p text:style-name="P1">31144 едвам</text:p>
      <text:p text:style-name="P1">31145 упоих</text:p>
      <text:p text:style-name="P1">31146 руса</text:p>
      <text:p text:style-name="P1">31151 33</text:p>
      <text:p text:style-name="P1">31152 суша</text:p>
      <text:p text:style-name="P1">31153 стоп</text:p>
      <text:p text:style-name="P1">31154 шавар</text:p>
      <text:p text:style-name="P1">31155 апел</text:p>
      <text:p text:style-name="P1">31156 беда</text:p>
      <text:p text:style-name="P1">31161 пръч</text:p>
      <text:p text:style-name="P1">31162 клюки</text:p>
      <text:p text:style-name="P1">31163 етан</text:p>
      <text:p text:style-name="P1">31164 ските</text:p>
      <text:p text:style-name="P1">31165 полюс</text:p>
      <text:p text:style-name="P1">31166 терм</text:p>
      <text:p text:style-name="P1">31211 съхна</text:p>
      <text:p text:style-name="P1">31212 наум</text:p>
      <text:p text:style-name="P1">31213 успиш</text:p>
      <text:p text:style-name="P1">31214 приет</text:p>
      <text:p text:style-name="P1">31215 цепех</text:p>
      <text:p text:style-name="P1">31216 кюп</text:p>
      <text:p text:style-name="P1">31221 44</text:p>
      <text:p text:style-name="P1">31222 фибър</text:p>
      <text:p text:style-name="P1">31223 мамул</text:p>
      <text:p text:style-name="P1">31224 73</text:p>
      <text:p text:style-name="P1">31225 анал</text:p>
      <text:p text:style-name="P1">31226 чукна</text:p>
      <text:p text:style-name="P1">31231 алфа</text:p>
      <text:p text:style-name="P1">31232 студ</text:p>
      <text:p text:style-name="P1">31233 бъка</text:p>
      <text:p text:style-name="P1">31234 каса</text:p>
      <text:p text:style-name="P1">31235 оди</text:p>
      <text:p text:style-name="P1">31236 цяла</text:p>
      <text:p text:style-name="P1">31241 цъка</text:p>
      <text:p text:style-name="P1">31242 кира</text:p>
      <text:p text:style-name="P1">31243 нейсе</text:p>
      <text:p text:style-name="P1">31244 зине</text:p>
      <text:p text:style-name="P1">31245 будил</text:p>
      <text:p text:style-name="P1">31246 змей</text:p>
      <text:p text:style-name="P1">31251 дива</text:p>
      <text:p text:style-name="P1">31252 каюта</text:p>
      <text:p text:style-name="P1">31253 шпор</text:p>
      <text:p text:style-name="P1">31254 дима</text:p>
      <text:p text:style-name="P1">31255 пилял</text:p>
      <text:p text:style-name="P1">31256 бинт</text:p>
      <text:p text:style-name="P1">31261 ями</text:p>
      <text:p text:style-name="P1">31262 дозря</text:p>
      <text:p text:style-name="P1">31263 квас</text:p>
      <text:p text:style-name="P1">31264 ваем</text:p>
      <text:p text:style-name="P1">31265 пущан</text:p>
      <text:p text:style-name="P1">31266 тор</text:p>
      <text:p text:style-name="P1">31311 цери</text:p>
      <text:p text:style-name="P1">31312 адет</text:p>
      <text:p text:style-name="P1">31313 дери</text:p>
      <text:p text:style-name="P1">31314 бояха</text:p>
      <text:p text:style-name="P1">31315 табун</text:p>
      <text:p text:style-name="P1">31316 гении</text:p>
      <text:p text:style-name="P1">31321 квася</text:p>
      <text:p text:style-name="P1">31322 седял</text:p>
      <text:p text:style-name="P1">31323 ангел</text:p>
      <text:p text:style-name="P1">31324 бухах</text:p>
      <text:p text:style-name="P1">31325 над</text:p>
      <text:p text:style-name="P1">31326 дата</text:p>
      <text:p text:style-name="P1">31331 торя</text:p>
      <text:p text:style-name="P1">31332 кауза</text:p>
      <text:p text:style-name="P1">31333 гол</text:p>
      <text:p text:style-name="P1">31334 юни</text:p>
      <text:p text:style-name="P1">31335 шерп</text:p>
      <text:p text:style-name="P1">31336 елфи</text:p>
      <text:p text:style-name="P1">31341 пътя</text:p>
      <text:p text:style-name="P1">31342 чели</text:p>
      <text:p text:style-name="P1">31343 идна</text:p>
      <text:p text:style-name="P1">31344 гьона</text:p>
      <text:p text:style-name="P1">31345 плата</text:p>
      <text:p text:style-name="P1">31346 мяза</text:p>
      <text:p text:style-name="P1">31351 отци</text:p>
      <text:p text:style-name="P1">31352 дъня</text:p>
      <text:p text:style-name="P1">31353 лишей</text:p>
      <text:p text:style-name="P1">31354 наду</text:p>
      <text:p text:style-name="P1">31355 удай</text:p>
      <text:p text:style-name="P1">31356 сеячо</text:p>
      <text:p text:style-name="P1">31361 вези</text:p>
      <text:p text:style-name="P1">31362 боаза</text:p>
      <text:p text:style-name="P1">31363 болт</text:p>
      <text:p text:style-name="P1">31364 целях</text:p>
      <text:p text:style-name="P1">31365 смий</text:p>
      <text:p text:style-name="P1">31366 езда</text:p>
      <text:p text:style-name="P1">31411 култ</text:p>
      <text:p text:style-name="P1">31412 губел</text:p>
      <text:p text:style-name="P1">31413 асми</text:p>
      <text:p text:style-name="P1">31414 малца</text:p>
      <text:p text:style-name="P1">31415 слях</text:p>
      <text:p text:style-name="P1">31416 сияе</text:p>
      <text:p text:style-name="P1">31421 жъна</text:p>
      <text:p text:style-name="P1">31422 изул</text:p>
      <text:p text:style-name="P1">31423 плюел</text:p>
      <text:p text:style-name="P1">31424 точещ</text:p>
      <text:p text:style-name="P1">31425 бална</text:p>
      <text:p text:style-name="P1">31426 телиш</text:p>
      <text:p text:style-name="P1">31431 нисши</text:p>
      <text:p text:style-name="P1">31432 епос</text:p>
      <text:p text:style-name="P1">31433 коса</text:p>
      <text:p text:style-name="P1">31434 таили</text:p>
      <text:p text:style-name="P1">31435 тазов</text:p>
      <text:p text:style-name="P1">31436 мари</text:p>
      <text:p text:style-name="P1">31441 милея</text:p>
      <text:p text:style-name="P1">31442 убяга</text:p>
      <text:p text:style-name="P1">31443 моя</text:p>
      <text:p text:style-name="P1">31444 ломящ</text:p>
      <text:p text:style-name="P1">31445 пай</text:p>
      <text:p text:style-name="P1">31446 пущах</text:p>
      <text:p text:style-name="P1">31451 кае</text:p>
      <text:p text:style-name="P1">31452 ковък</text:p>
      <text:p text:style-name="P1">31453 разду</text:p>
      <text:p text:style-name="P1">31454 одума</text:p>
      <text:p text:style-name="P1">31455 грее</text:p>
      <text:p text:style-name="P1">31456 ора</text:p>
      <text:p text:style-name="P1">31461 твой</text:p>
      <text:p text:style-name="P1">31462 сетни</text:p>
      <text:p text:style-name="P1">31463 миро</text:p>
      <text:p text:style-name="P1">31464 дама</text:p>
      <text:p text:style-name="P1">31465 еквал</text:p>
      <text:p text:style-name="P1">31466 ехтя</text:p>
      <text:p text:style-name="P1">31511 храчи</text:p>
      <text:p text:style-name="P1">31512 пипал</text:p>
      <text:p text:style-name="P1">31513 цветя</text:p>
      <text:p text:style-name="P1">31514 учиш</text:p>
      <text:p text:style-name="P1">31515 сята</text:p>
      <text:p text:style-name="P1">31516 племе</text:p>
      <text:p text:style-name="P1">31521 гадя</text:p>
      <text:p text:style-name="P1">31522 динар</text:p>
      <text:p text:style-name="P1">31523 замит</text:p>
      <text:p text:style-name="P1">31524 скъп</text:p>
      <text:p text:style-name="P1">31525 мияч</text:p>
      <text:p text:style-name="P1">31526 шаха</text:p>
      <text:p text:style-name="P1">31531 сяхте</text:p>
      <text:p text:style-name="P1">31532 масаж</text:p>
      <text:p text:style-name="P1">31533 каро</text:p>
      <text:p text:style-name="P1">31534 пуле</text:p>
      <text:p text:style-name="P1">31535 минал</text:p>
      <text:p text:style-name="P1">31536 чуела</text:p>
      <text:p text:style-name="P1">31541 нает</text:p>
      <text:p text:style-name="P1">31542 врим</text:p>
      <text:p text:style-name="P1">31543 рееш</text:p>
      <text:p text:style-name="P1">31544 гъне</text:p>
      <text:p text:style-name="P1">31545 руден</text:p>
      <text:p text:style-name="P1">31546 опне</text:p>
      <text:p text:style-name="P1">31551 мъжа</text:p>
      <text:p text:style-name="P1">31552 грях</text:p>
      <text:p text:style-name="P1">31553 утро</text:p>
      <text:p text:style-name="P1">31554 чешем</text:p>
      <text:p text:style-name="P1">31555 счул</text:p>
      <text:p text:style-name="P1">31556 мита</text:p>
      <text:p text:style-name="P1">31561 спял</text:p>
      <text:p text:style-name="P1">31562 връв</text:p>
      <text:p text:style-name="P1">31563 опус</text:p>
      <text:p text:style-name="P1">31564 улука</text:p>
      <text:p text:style-name="P1">31565 24</text:p>
      <text:p text:style-name="P1">31566 сал</text:p>
      <text:p text:style-name="P1">31611 рог</text:p>
      <text:p text:style-name="P1">31612 риба</text:p>
      <text:p text:style-name="P1">31613 слух</text:p>
      <text:p text:style-name="P1">31614 суета</text:p>
      <text:p text:style-name="P1">31615 факел</text:p>
      <text:p text:style-name="P1">31616 99</text:p>
      <text:p text:style-name="P1">31621 сломи</text:p>
      <text:p text:style-name="P1">31622 всят</text:p>
      <text:p text:style-name="P1">31623 оголи</text:p>
      <text:p text:style-name="P1">31624 воят</text:p>
      <text:p text:style-name="P1">31625 дява</text:p>
      <text:p text:style-name="P1">31626 лееща</text:p>
      <text:p text:style-name="P1">31631 бодеш</text:p>
      <text:p text:style-name="P1">31632 36</text:p>
      <text:p text:style-name="P1">31633 зре</text:p>
      <text:p text:style-name="P1">31634 бивни</text:p>
      <text:p text:style-name="P1">31635 олее</text:p>
      <text:p text:style-name="P1">31636 екоти</text:p>
      <text:p text:style-name="P1">31641 ежат</text:p>
      <text:p text:style-name="P1">31642 муся</text:p>
      <text:p text:style-name="P1">31643 але</text:p>
      <text:p text:style-name="P1">31644 бичи</text:p>
      <text:p text:style-name="P1">31645 прища</text:p>
      <text:p text:style-name="P1">31646 олята</text:p>
      <text:p text:style-name="P1">31651 впил</text:p>
      <text:p text:style-name="P1">31652 поти</text:p>
      <text:p text:style-name="P1">31653 обло</text:p>
      <text:p text:style-name="P1">31654 хека</text:p>
      <text:p text:style-name="P1">31655 щърк</text:p>
      <text:p text:style-name="P1">31656 дули</text:p>
      <text:p text:style-name="P1">31661 поби</text:p>
      <text:p text:style-name="P1">31662 лупне</text:p>
      <text:p text:style-name="P1">31663 ехтят</text:p>
      <text:p text:style-name="P1">31664 краче</text:p>
      <text:p text:style-name="P1">31665 взрян</text:p>
      <text:p text:style-name="P1">31666 шиещ</text:p>
      <text:p text:style-name="P1"><text:soft-page-break/>32111 фут</text:p>
      <text:p text:style-name="P1">32112 поне</text:p>
      <text:p text:style-name="P1">32113 охнем</text:p>
      <text:p text:style-name="P1">32114 ломи</text:p>
      <text:p text:style-name="P1">32115 урока</text:p>
      <text:p text:style-name="P1">32116 1935</text:p>
      <text:p text:style-name="P1">32121 кът</text:p>
      <text:p text:style-name="P1">32122 клещи</text:p>
      <text:p text:style-name="P1">32123 изути</text:p>
      <text:p text:style-name="P1">32124 взор</text:p>
      <text:p text:style-name="P1">32125 досег</text:p>
      <text:p text:style-name="P1">32126 вари</text:p>
      <text:p text:style-name="P1">32131 умил</text:p>
      <text:p text:style-name="P1">32132 рижа</text:p>
      <text:p text:style-name="P1">32133 зае</text:p>
      <text:p text:style-name="P1">32134 !!</text:p>
      <text:p text:style-name="P1">32135 сур</text:p>
      <text:p text:style-name="P1">32136 фаса</text:p>
      <text:p text:style-name="P1">32141 руна</text:p>
      <text:p text:style-name="P1">32142 носи</text:p>
      <text:p text:style-name="P1">32143 тътна</text:p>
      <text:p text:style-name="P1">32144 път</text:p>
      <text:p text:style-name="P1">32145 буди</text:p>
      <text:p text:style-name="P1">32146 каши</text:p>
      <text:p text:style-name="P1">32151 ратая</text:p>
      <text:p text:style-name="P1">32152 букли</text:p>
      <text:p text:style-name="P1">32153 шита</text:p>
      <text:p text:style-name="P1">32154 харем</text:p>
      <text:p text:style-name="P1">32155 ревва</text:p>
      <text:p text:style-name="P1">32156 обех</text:p>
      <text:p text:style-name="P1">32161 рояк</text:p>
      <text:p text:style-name="P1">32162 козих</text:p>
      <text:p text:style-name="P1">32163 ясни</text:p>
      <text:p text:style-name="P1">32164 всей</text:p>
      <text:p text:style-name="P1">32165 меря</text:p>
      <text:p text:style-name="P1">32166 самбо</text:p>
      <text:p text:style-name="P1">32211 менза</text:p>
      <text:p text:style-name="P1">32212 тлеем</text:p>
      <text:p text:style-name="P1">32213 фина</text:p>
      <text:p text:style-name="P1">32214 ахам</text:p>
      <text:p text:style-name="P1">32215 кимащ</text:p>
      <text:p text:style-name="P1">32216 лежащ</text:p>
      <text:p text:style-name="P1">32221 лутат</text:p>
      <text:p text:style-name="P1">32222 жълт</text:p>
      <text:p text:style-name="P1">32223 пеят</text:p>
      <text:p text:style-name="P1">32224 лака</text:p>
      <text:p text:style-name="P1">32225 каех</text:p>
      <text:p text:style-name="P1">32226 люпи</text:p>
      <text:p text:style-name="P1">32231 обвит</text:p>
      <text:p text:style-name="P1">32232 шеф</text:p>
      <text:p text:style-name="P1">32233 седя</text:p>
      <text:p text:style-name="P1">32234 32</text:p>
      <text:p text:style-name="P1">32235 чене</text:p>
      <text:p text:style-name="P1">32236 плам</text:p>
      <text:p text:style-name="P1">32241 кихащ</text:p>
      <text:p text:style-name="P1">32242 реем</text:p>
      <text:p text:style-name="P1">32243 обоя</text:p>
      <text:p text:style-name="P1">32244 рога</text:p>
      <text:p text:style-name="P1">32245 петни</text:p>
      <text:p text:style-name="P1">32246 леех</text:p>
      <text:p text:style-name="P1">32251 щриха</text:p>
      <text:p text:style-name="P1">32252 низш</text:p>
      <text:p text:style-name="P1">32253 бъбли</text:p>
      <text:p text:style-name="P1">32254 чепка</text:p>
      <text:p text:style-name="P1">32255 ней</text:p>
      <text:p text:style-name="P1">32256 попче</text:p>
      <text:p text:style-name="P1">32261 дог</text:p>
      <text:p text:style-name="P1">32262 делих</text:p>
      <text:p text:style-name="P1">32263 678</text:p>
      <text:p text:style-name="P1">32264 косо</text:p>
      <text:p text:style-name="P1">32265 коче</text:p>
      <text:p text:style-name="P1">32266 завод</text:p>
      <text:p text:style-name="P1">32311 дене</text:p>
      <text:p text:style-name="P1">32312 плюе</text:p>
      <text:p text:style-name="P1">32313 виещо</text:p>
      <text:p text:style-name="P1">32314 беди</text:p>
      <text:p text:style-name="P1">32315 обор</text:p>
      <text:p text:style-name="P1">32316 рил</text:p>
      <text:p text:style-name="P1">32321 плело</text:p>
      <text:p text:style-name="P1">32322 дават</text:p>
      <text:p text:style-name="P1">32323 кацва</text:p>
      <text:p text:style-name="P1">32324 шума</text:p>
      <text:p text:style-name="P1">32325 раза</text:p>
      <text:p text:style-name="P1">32326 хула</text:p>
      <text:p text:style-name="P1">32331 млади</text:p>
      <text:p text:style-name="P1">32332 фиби</text:p>
      <text:p text:style-name="P1">32333 срама</text:p>
      <text:p text:style-name="P1">32334 олял</text:p>
      <text:p text:style-name="P1">32335 ухал</text:p>
      <text:p text:style-name="P1">32336 бъзак</text:p>
      <text:p text:style-name="P1">32341 еква</text:p>
      <text:p text:style-name="P1">32342 скъпя</text:p>
      <text:p text:style-name="P1">32343 госта</text:p>
      <text:p text:style-name="P1">32344 кове</text:p>
      <text:p text:style-name="P1">32345 брич</text:p>
      <text:p text:style-name="P1">32346 шляп</text:p>
      <text:p text:style-name="P1">32351 въди</text:p>
      <text:p text:style-name="P1">32352 тихи</text:p>
      <text:p text:style-name="P1">32353 1950</text:p>
      <text:p text:style-name="P1">32354 приял</text:p>
      <text:p text:style-name="P1">32355 бенки</text:p>
      <text:p text:style-name="P1">32356 яха</text:p>
      <text:p text:style-name="P1">32361 тряс</text:p>
      <text:p text:style-name="P1">32362 гоня</text:p>
      <text:p text:style-name="P1">32363 каби</text:p>
      <text:p text:style-name="P1">32364 хинди</text:p>
      <text:p text:style-name="P1">32365 ручащ</text:p>
      <text:p text:style-name="P1">32366 гепят</text:p>
      <text:p text:style-name="P1">32411 наври</text:p>
      <text:p text:style-name="P1">32412 анус</text:p>
      <text:p text:style-name="P1">32413 гайда</text:p>
      <text:p text:style-name="P1">32414 чудни</text:p>
      <text:p text:style-name="P1">32415 пипна</text:p>
      <text:p text:style-name="P1">32416 мним</text:p>
      <text:p text:style-name="P1">32421 охкал</text:p>
      <text:p text:style-name="P1">32422 нижеш</text:p>
      <text:p text:style-name="P1">32423 жлеб</text:p>
      <text:p text:style-name="P1">32424 буре</text:p>
      <text:p text:style-name="P1">32425 рида</text:p>
      <text:p text:style-name="P1">32426 сеещи</text:p>
      <text:p text:style-name="P1">32431 явна</text:p>
      <text:p text:style-name="P1">32432 глист</text:p>
      <text:p text:style-name="P1">32433 ерес</text:p>
      <text:p text:style-name="P1">32434 елши</text:p>
      <text:p text:style-name="P1">32435 сбор</text:p>
      <text:p text:style-name="P1">32436 губех</text:p>
      <text:p text:style-name="P1">32441 асата</text:p>
      <text:p text:style-name="P1">32442 фланг</text:p>
      <text:p text:style-name="P1">32443 бозка</text:p>
      <text:p text:style-name="P1">32444 юрнат</text:p>
      <text:p text:style-name="P1">32445 снаха</text:p>
      <text:p text:style-name="P1">32446 лоен</text:p>
      <text:p text:style-name="P1">32451 паси</text:p>
      <text:p text:style-name="P1">32452 плюй</text:p>
      <text:p text:style-name="P1">32453 играл</text:p>
      <text:p text:style-name="P1">32454 зора</text:p>
      <text:p text:style-name="P1">32455 гайка</text:p>
      <text:p text:style-name="P1">32456 паяк</text:p>
      <text:p text:style-name="P1">32461 весиш</text:p>
      <text:p text:style-name="P1">32462 тута</text:p>
      <text:p text:style-name="P1">32463 гама</text:p>
      <text:p text:style-name="P1">32464 атом</text:p>
      <text:p text:style-name="P1">32465 чиято</text:p>
      <text:p text:style-name="P1">32466 била</text:p>
      <text:p text:style-name="P1">32511 111</text:p>
      <text:p text:style-name="P1">32512 ценз</text:p>
      <text:p text:style-name="P1">32513 надей</text:p>
      <text:p text:style-name="P1">32514 лъга</text:p>
      <text:p text:style-name="P1">32515 лаеха</text:p>
      <text:p text:style-name="P1">32516 101</text:p>
      <text:p text:style-name="P1">32521 чуй</text:p>
      <text:p text:style-name="P1">32522 шава</text:p>
      <text:p text:style-name="P1">32523 отне</text:p>
      <text:p text:style-name="P1">32524 кьоше</text:p>
      <text:p text:style-name="P1">32525 бею</text:p>
      <text:p text:style-name="P1">32526 дерт</text:p>
      <text:p text:style-name="P1">32531 устав</text:p>
      <text:p text:style-name="P1">32532 оксид</text:p>
      <text:p text:style-name="P1">32533 ръмжи</text:p>
      <text:p text:style-name="P1">32534 отток</text:p>
      <text:p text:style-name="P1">32535 будим</text:p>
      <text:p text:style-name="P1">32536 мрак</text:p>
      <text:p text:style-name="P1">32541 фенол</text:p>
      <text:p text:style-name="P1">32542 гнием</text:p>
      <text:p text:style-name="P1">32543 пенс</text:p>
      <text:p text:style-name="P1">32544 гости</text:p>
      <text:p text:style-name="P1">32545 пръст</text:p>
      <text:p text:style-name="P1">32546 трил</text:p>
      <text:p text:style-name="P1">32551 вида</text:p>
      <text:p text:style-name="P1">32552 удуша</text:p>
      <text:p text:style-name="P1">32553 хитри</text:p>
      <text:p text:style-name="P1">32554 клех</text:p>
      <text:p text:style-name="P1">32555 фена</text:p>
      <text:p text:style-name="P1">32556 цени</text:p>
      <text:p text:style-name="P1">32561 роено</text:p>
      <text:p text:style-name="P1">32562 пияно</text:p>
      <text:p text:style-name="P1">32563 фуги</text:p>
      <text:p text:style-name="P1">32564 отще</text:p>
      <text:p text:style-name="P1">32565 чизми</text:p>
      <text:p text:style-name="P1">32566 мило</text:p>
      <text:p text:style-name="P1">32611 кому</text:p>
      <text:p text:style-name="P1">32612 осен</text:p>
      <text:p text:style-name="P1">32613 расне</text:p>
      <text:p text:style-name="P1">32614 щука</text:p>
      <text:p text:style-name="P1">32615 режех</text:p>
      <text:p text:style-name="P1">32616 поям</text:p>
      <text:p text:style-name="P1">32621 паж</text:p>
      <text:p text:style-name="P1">32622 лале</text:p>
      <text:p text:style-name="P1">32623 срещу</text:p>
      <text:p text:style-name="P1">32624 дона</text:p>
      <text:p text:style-name="P1">32625 рози</text:p>
      <text:p text:style-name="P1">32626 нека</text:p>
      <text:p text:style-name="P1">32631 пана</text:p>
      <text:p text:style-name="P1">32632 към</text:p>
      <text:p text:style-name="P1">32633 гемия</text:p>
      <text:p text:style-name="P1">32634 якост</text:p>
      <text:p text:style-name="P1">32635 радея</text:p>
      <text:p text:style-name="P1">32636 допия</text:p>
      <text:p text:style-name="P1">32641 довил</text:p>
      <text:p text:style-name="P1">32642 бдеше</text:p>
      <text:p text:style-name="P1">32643 мамя</text:p>
      <text:p text:style-name="P1">32644 стоящ</text:p>
      <text:p text:style-name="P1">32645 гуша</text:p>
      <text:p text:style-name="P1">32646 душил</text:p>
      <text:p text:style-name="P1">32651 ухо</text:p>
      <text:p text:style-name="P1">32652 греди</text:p>
      <text:p text:style-name="P1">32653 топял</text:p>
      <text:p text:style-name="P1">32654 бор</text:p>
      <text:p text:style-name="P1">32655 бута</text:p>
      <text:p text:style-name="P1">32656 турят</text:p>
      <text:p text:style-name="P1">32661 конта</text:p>
      <text:p text:style-name="P1">32662 влас</text:p>
      <text:p text:style-name="P1">32663 епоха</text:p>
      <text:p text:style-name="P1">32664 49</text:p>
      <text:p text:style-name="P1">32665 мани</text:p>
      <text:p text:style-name="P1">32666 ушна</text:p>
      <text:p text:style-name="P1"><text:soft-page-break/>33111 мор</text:p>
      <text:p text:style-name="P1">33112 ищах</text:p>
      <text:p text:style-name="P1">33113 чети</text:p>
      <text:p text:style-name="P1">33114 бичим</text:p>
      <text:p text:style-name="P1">33115 таим</text:p>
      <text:p text:style-name="P1">33116 сноб</text:p>
      <text:p text:style-name="P1">33121 2468</text:p>
      <text:p text:style-name="P1">33122 горя</text:p>
      <text:p text:style-name="P1">33123 трина</text:p>
      <text:p text:style-name="P1">33124 млък</text:p>
      <text:p text:style-name="P1">33125 капки</text:p>
      <text:p text:style-name="P1">33126 семка</text:p>
      <text:p text:style-name="P1">33131 бриз</text:p>
      <text:p text:style-name="P1">33132 !</text:p>
      <text:p text:style-name="P1">33133 мяра</text:p>
      <text:p text:style-name="P1">33134 взе</text:p>
      <text:p text:style-name="P1">33135 гаси</text:p>
      <text:p text:style-name="P1">33136 завит</text:p>
      <text:p text:style-name="P1">33141 звани</text:p>
      <text:p text:style-name="P1">33142 ядец</text:p>
      <text:p text:style-name="P1">33143 тигри</text:p>
      <text:p text:style-name="P1">33144 инч</text:p>
      <text:p text:style-name="P1">33145 огрял</text:p>
      <text:p text:style-name="P1">33146 кътен</text:p>
      <text:p text:style-name="P1">33151 същия</text:p>
      <text:p text:style-name="P1">33152 риса</text:p>
      <text:p text:style-name="P1">33153 служи</text:p>
      <text:p text:style-name="P1">33154 ###</text:p>
      <text:p text:style-name="P1">33155 вал</text:p>
      <text:p text:style-name="P1">33156 мирих</text:p>
      <text:p text:style-name="P1">33161 бърз</text:p>
      <text:p text:style-name="P1">33162 ценя</text:p>
      <text:p text:style-name="P1">33163 сонар</text:p>
      <text:p text:style-name="P1">33164 гърци</text:p>
      <text:p text:style-name="P1">33165 тлея</text:p>
      <text:p text:style-name="P1">33166 мусят</text:p>
      <text:p text:style-name="P1">33211 умият</text:p>
      <text:p text:style-name="P1">33212 арки</text:p>
      <text:p text:style-name="P1">33213 сляпа</text:p>
      <text:p text:style-name="P1">33214 къпел</text:p>
      <text:p text:style-name="P1">33215 алчен</text:p>
      <text:p text:style-name="P1">33216 текът</text:p>
      <text:p text:style-name="P1">33221 расни</text:p>
      <text:p text:style-name="P1">33222 повия</text:p>
      <text:p text:style-name="P1">33223 гълта</text:p>
      <text:p text:style-name="P1">33224 сая</text:p>
      <text:p text:style-name="P1">33225 сипех</text:p>
      <text:p text:style-name="P1">33226 всуе</text:p>
      <text:p text:style-name="P1">33231 кича</text:p>
      <text:p text:style-name="P1">33232 фас</text:p>
      <text:p text:style-name="P1">33233 паса</text:p>
      <text:p text:style-name="P1">33234 циана</text:p>
      <text:p text:style-name="P1">33235 отдай</text:p>
      <text:p text:style-name="P1">33236 бокс</text:p>
      <text:p text:style-name="P1">33241 моряк</text:p>
      <text:p text:style-name="P1">33242 корди</text:p>
      <text:p text:style-name="P1">33243 ечим</text:p>
      <text:p text:style-name="P1">33244 може</text:p>
      <text:p text:style-name="P1">33245 руча</text:p>
      <text:p text:style-name="P1">33246 ясня</text:p>
      <text:p text:style-name="P1">33251 66</text:p>
      <text:p text:style-name="P1">33252 ленил</text:p>
      <text:p text:style-name="P1">33253 панда</text:p>
      <text:p text:style-name="P1">33254 уболо</text:p>
      <text:p text:style-name="P1">33255 ума</text:p>
      <text:p text:style-name="P1">33256 тепа</text:p>
      <text:p text:style-name="P1">33261 коне</text:p>
      <text:p text:style-name="P1">33262 прът</text:p>
      <text:p text:style-name="P1">33263 плют</text:p>
      <text:p text:style-name="P1">33264 наш</text:p>
      <text:p text:style-name="P1">33265 тегни</text:p>
      <text:p text:style-name="P1">33266 гърч</text:p>
      <text:p text:style-name="P1">33311 рубли</text:p>
      <text:p text:style-name="P1">33312 влей</text:p>
      <text:p text:style-name="P1">33313 суми</text:p>
      <text:p text:style-name="P1">33314 сиря</text:p>
      <text:p text:style-name="P1">33315 сури</text:p>
      <text:p text:style-name="P1">33316 мира</text:p>
      <text:p text:style-name="P1">33321 дере</text:p>
      <text:p text:style-name="P1">33322 анонс</text:p>
      <text:p text:style-name="P1">33323 жилки</text:p>
      <text:p text:style-name="P1">33324 феи</text:p>
      <text:p text:style-name="P1">33325 драпа</text:p>
      <text:p text:style-name="P1">33326 пано</text:p>
      <text:p text:style-name="P1">33331 шетни</text:p>
      <text:p text:style-name="P1">33332 омита</text:p>
      <text:p text:style-name="P1">33333 обера</text:p>
      <text:p text:style-name="P1">33334 лиса</text:p>
      <text:p text:style-name="P1">33335 идущ</text:p>
      <text:p text:style-name="P1">33336 анекс</text:p>
      <text:p text:style-name="P1">33341 клада</text:p>
      <text:p text:style-name="P1">33342 овца</text:p>
      <text:p text:style-name="P1">33343 абат</text:p>
      <text:p text:style-name="P1">33344 градя</text:p>
      <text:p text:style-name="P1">33345 пикай</text:p>
      <text:p text:style-name="P1">33346 траях</text:p>
      <text:p text:style-name="P1">33351 кисел</text:p>
      <text:p text:style-name="P1">33352 веси</text:p>
      <text:p text:style-name="P1">33353 гибон</text:p>
      <text:p text:style-name="P1">33354 гази</text:p>
      <text:p text:style-name="P1">33355 дуйте</text:p>
      <text:p text:style-name="P1">33356 момци</text:p>
      <text:p text:style-name="P1">33361 извън</text:p>
      <text:p text:style-name="P1">33362 нар</text:p>
      <text:p text:style-name="P1">33363 текли</text:p>
      <text:p text:style-name="P1">33364 пали</text:p>
      <text:p text:style-name="P1">33365 тото</text:p>
      <text:p text:style-name="P1">33366 летиш</text:p>
      <text:p text:style-name="P1">33411 секна</text:p>
      <text:p text:style-name="P1">33412 люлея</text:p>
      <text:p text:style-name="P1">33413 гепя</text:p>
      <text:p text:style-name="P1">33414 хайти</text:p>
      <text:p text:style-name="P1">33415 кит</text:p>
      <text:p text:style-name="P1">33416 хита</text:p>
      <text:p text:style-name="P1">33421 сеяч</text:p>
      <text:p text:style-name="P1">33422 666</text:p>
      <text:p text:style-name="P1">33423 грозя</text:p>
      <text:p text:style-name="P1">33424 калфи</text:p>
      <text:p text:style-name="P1">33425 морно</text:p>
      <text:p text:style-name="P1">33426 тома</text:p>
      <text:p text:style-name="P1">33431 микро</text:p>
      <text:p text:style-name="P1">33432 псалм</text:p>
      <text:p text:style-name="P1">33433 ажур</text:p>
      <text:p text:style-name="P1">33434 скот</text:p>
      <text:p text:style-name="P1">33435 шият</text:p>
      <text:p text:style-name="P1">33436 51</text:p>
      <text:p text:style-name="P1">33441 изяж</text:p>
      <text:p text:style-name="P1">33442 треви</text:p>
      <text:p text:style-name="P1">33443 пия</text:p>
      <text:p text:style-name="P1">33444 теча</text:p>
      <text:p text:style-name="P1">33445 слян</text:p>
      <text:p text:style-name="P1">33446 огън</text:p>
      <text:p text:style-name="P1">33451 сача</text:p>
      <text:p text:style-name="P1">33452 воня</text:p>
      <text:p text:style-name="P1">33453 линял</text:p>
      <text:p text:style-name="P1">33454 рано</text:p>
      <text:p text:style-name="P1">33455 шарих</text:p>
      <text:p text:style-name="P1">33456 купът</text:p>
      <text:p text:style-name="P1">33461 опак</text:p>
      <text:p text:style-name="P1">33462 утаи</text:p>
      <text:p text:style-name="P1">33463 доячи</text:p>
      <text:p text:style-name="P1">33464 8</text:p>
      <text:p text:style-name="P1">33465 одит</text:p>
      <text:p text:style-name="P1">33466 смях</text:p>
      <text:p text:style-name="P1">33511 власт</text:p>
      <text:p text:style-name="P1">33512 чамов</text:p>
      <text:p text:style-name="P1">33513 никне</text:p>
      <text:p text:style-name="P1">33514 мисля</text:p>
      <text:p text:style-name="P1">33515 откуп</text:p>
      <text:p text:style-name="P1">33516 пие</text:p>
      <text:p text:style-name="P1">33521 шпора</text:p>
      <text:p text:style-name="P1">33522 качи</text:p>
      <text:p text:style-name="P1">33523 тога</text:p>
      <text:p text:style-name="P1">33524 шит</text:p>
      <text:p text:style-name="P1">33525 тля</text:p>
      <text:p text:style-name="P1">33526 вилня</text:p>
      <text:p text:style-name="P1">33531 лаят</text:p>
      <text:p text:style-name="P1">33532 зееш</text:p>
      <text:p text:style-name="P1">33533 пиука</text:p>
      <text:p text:style-name="P1">33534 хала</text:p>
      <text:p text:style-name="P1">33535 руди</text:p>
      <text:p text:style-name="P1">33536 делти</text:p>
      <text:p text:style-name="P1">33541 мотай</text:p>
      <text:p text:style-name="P1">33542 муфта</text:p>
      <text:p text:style-name="P1">33543 шляпа</text:p>
      <text:p text:style-name="P1">33544 йота</text:p>
      <text:p text:style-name="P1">33545 мелба</text:p>
      <text:p text:style-name="P1">33546 хукни</text:p>
      <text:p text:style-name="P1">33551 годеж</text:p>
      <text:p text:style-name="P1">33552 чела</text:p>
      <text:p text:style-name="P1">33553 порим</text:p>
      <text:p text:style-name="P1">33554 реал</text:p>
      <text:p text:style-name="P1">33555 купя</text:p>
      <text:p text:style-name="P1">33556 фурма</text:p>
      <text:p text:style-name="P1">33561 трала</text:p>
      <text:p text:style-name="P1">33562 тачим</text:p>
      <text:p text:style-name="P1">33563 угой</text:p>
      <text:p text:style-name="P1">33564 точиш</text:p>
      <text:p text:style-name="P1">33565 надя</text:p>
      <text:p text:style-name="P1">33566 кити</text:p>
      <text:p text:style-name="P1">33611 къдри</text:p>
      <text:p text:style-name="P1">33612 ерзац</text:p>
      <text:p text:style-name="P1">33613 вихър</text:p>
      <text:p text:style-name="P1">33614 обу</text:p>
      <text:p text:style-name="P1">33615 хоби</text:p>
      <text:p text:style-name="P1">33616 вахти</text:p>
      <text:p text:style-name="P1">33621 впило</text:p>
      <text:p text:style-name="P1">33622 писец</text:p>
      <text:p text:style-name="P1">33623 явят</text:p>
      <text:p text:style-name="P1">33624 роиш</text:p>
      <text:p text:style-name="P1">33625 клише</text:p>
      <text:p text:style-name="P1">33626 топът</text:p>
      <text:p text:style-name="P1">33631 поих</text:p>
      <text:p text:style-name="P1">33632 зайци</text:p>
      <text:p text:style-name="P1">33633 раи</text:p>
      <text:p text:style-name="P1">33634 кайте</text:p>
      <text:p text:style-name="P1">33635 ахате</text:p>
      <text:p text:style-name="P1">33636 бяса</text:p>
      <text:p text:style-name="P1">33641 крие</text:p>
      <text:p text:style-name="P1">33642 спари</text:p>
      <text:p text:style-name="P1">33643 мисии</text:p>
      <text:p text:style-name="P1">33644 коби</text:p>
      <text:p text:style-name="P1">33645 слот</text:p>
      <text:p text:style-name="P1">33646 бутам</text:p>
      <text:p text:style-name="P1">33651 мамят</text:p>
      <text:p text:style-name="P1">33652 съдим</text:p>
      <text:p text:style-name="P1">33653 дрипа</text:p>
      <text:p text:style-name="P1">33654 роси</text:p>
      <text:p text:style-name="P1">33655 клети</text:p>
      <text:p text:style-name="P1">33656 грам</text:p>
      <text:p text:style-name="P1">33661 скубя</text:p>
      <text:p text:style-name="P1">33662 сри</text:p>
      <text:p text:style-name="P1">33663 миеш</text:p>
      <text:p text:style-name="P1">33664 лятос</text:p>
      <text:p text:style-name="P1">33665 заям</text:p>
      <text:p text:style-name="P1">33666 стик</text:p>
      <text:p text:style-name="P1"><text:soft-page-break/>34111 дириш</text:p>
      <text:p text:style-name="P1">34112 арът</text:p>
      <text:p text:style-name="P1">34113 личи</text:p>
      <text:p text:style-name="P1">34114 пауна</text:p>
      <text:p text:style-name="P1">34115 яли</text:p>
      <text:p text:style-name="P1">34116 дивее</text:p>
      <text:p text:style-name="P1">34121 запий</text:p>
      <text:p text:style-name="P1">34122 гнома</text:p>
      <text:p text:style-name="P1">34123 него</text:p>
      <text:p text:style-name="P1">34124 ореха</text:p>
      <text:p text:style-name="P1">34125 емир</text:p>
      <text:p text:style-name="P1">34126 без</text:p>
      <text:p text:style-name="P1">34131 яхна</text:p>
      <text:p text:style-name="P1">34132 дуеш</text:p>
      <text:p text:style-name="P1">34133 поспи</text:p>
      <text:p text:style-name="P1">34134 крило</text:p>
      <text:p text:style-name="P1">34135 ятако</text:p>
      <text:p text:style-name="P1">34136 обра</text:p>
      <text:p text:style-name="P1">34141 трий</text:p>
      <text:p text:style-name="P1">34142 сноп</text:p>
      <text:p text:style-name="P1">34143 лича</text:p>
      <text:p text:style-name="P1">34144 данък</text:p>
      <text:p text:style-name="P1">34145 опрян</text:p>
      <text:p text:style-name="P1">34146 дюйм</text:p>
      <text:p text:style-name="P1">34151 рипа</text:p>
      <text:p text:style-name="P1">34152 нарои</text:p>
      <text:p text:style-name="P1">34153 тлеех</text:p>
      <text:p text:style-name="P1">34154 ядро</text:p>
      <text:p text:style-name="P1">34155 вееше</text:p>
      <text:p text:style-name="P1">34156 били</text:p>
      <text:p text:style-name="P1">34161 площ</text:p>
      <text:p text:style-name="P1">34162 диво</text:p>
      <text:p text:style-name="P1">34163 тече</text:p>
      <text:p text:style-name="P1">34164 допее</text:p>
      <text:p text:style-name="P1">34165 цъфтя</text:p>
      <text:p text:style-name="P1">34166 тюла</text:p>
      <text:p text:style-name="P1">34211 ухни</text:p>
      <text:p text:style-name="P1">34212 лона</text:p>
      <text:p text:style-name="P1">34213 варта</text:p>
      <text:p text:style-name="P1">34214 член</text:p>
      <text:p text:style-name="P1">34215 оток</text:p>
      <text:p text:style-name="P1">34216 души</text:p>
      <text:p text:style-name="P1">34221 пасеш</text:p>
      <text:p text:style-name="P1">34222 тази</text:p>
      <text:p text:style-name="P1">34223 роите</text:p>
      <text:p text:style-name="P1">34224 плуг</text:p>
      <text:p text:style-name="P1">34225 касти</text:p>
      <text:p text:style-name="P1">34226 пак</text:p>
      <text:p text:style-name="P1">34231 везя</text:p>
      <text:p text:style-name="P1">34232 роб</text:p>
      <text:p text:style-name="P1">34233 лаф</text:p>
      <text:p text:style-name="P1">34234 сеир</text:p>
      <text:p text:style-name="P1">34235 трили</text:p>
      <text:p text:style-name="P1">34236 мела</text:p>
      <text:p text:style-name="P1">34241 влял</text:p>
      <text:p text:style-name="P1">34242 попа</text:p>
      <text:p text:style-name="P1">34243 фуста</text:p>
      <text:p text:style-name="P1">34244 рака</text:p>
      <text:p text:style-name="P1">34245 черно</text:p>
      <text:p text:style-name="P1">34246 таящ</text:p>
      <text:p text:style-name="P1">34251 лазим</text:p>
      <text:p text:style-name="P1">34252 дочуе</text:p>
      <text:p text:style-name="P1">34253 крал</text:p>
      <text:p text:style-name="P1">34254 къпа</text:p>
      <text:p text:style-name="P1">34255 тесто</text:p>
      <text:p text:style-name="P1">34256 порех</text:p>
      <text:p text:style-name="P1">34261 клепа</text:p>
      <text:p text:style-name="P1">34262 дъски</text:p>
      <text:p text:style-name="P1">34263 леяр</text:p>
      <text:p text:style-name="P1">34264 щяло</text:p>
      <text:p text:style-name="P1">34265 мля</text:p>
      <text:p text:style-name="P1">34266 улов</text:p>
      <text:p text:style-name="P1">34311 пищи</text:p>
      <text:p text:style-name="P1">34312 метял</text:p>
      <text:p text:style-name="P1">34313 яла</text:p>
      <text:p text:style-name="P1">34314 валц</text:p>
      <text:p text:style-name="P1">34315 силоз</text:p>
      <text:p text:style-name="P1">34316 лутал</text:p>
      <text:p text:style-name="P1">34321 23</text:p>
      <text:p text:style-name="P1">34322 вън</text:p>
      <text:p text:style-name="P1">34323 тъста</text:p>
      <text:p text:style-name="P1">34324 сещай</text:p>
      <text:p text:style-name="P1">34325 сила</text:p>
      <text:p text:style-name="P1">34326 осела</text:p>
      <text:p text:style-name="P1">34331 34</text:p>
      <text:p text:style-name="P1">34332 бал</text:p>
      <text:p text:style-name="P1">34333 800</text:p>
      <text:p text:style-name="P1">34334 кипи</text:p>
      <text:p text:style-name="P1">34335 туби</text:p>
      <text:p text:style-name="P1">34336 мед</text:p>
      <text:p text:style-name="P1">34341 меди</text:p>
      <text:p text:style-name="P1">34342 басов</text:p>
      <text:p text:style-name="P1">34343 вля</text:p>
      <text:p text:style-name="P1">34344 чехи</text:p>
      <text:p text:style-name="P1">34345 вина</text:p>
      <text:p text:style-name="P1">34346 жлези</text:p>
      <text:p text:style-name="P1">34351 роена</text:p>
      <text:p text:style-name="P1">34352 съюз</text:p>
      <text:p text:style-name="P1">34353 комай</text:p>
      <text:p text:style-name="P1">34354 гърми</text:p>
      <text:p text:style-name="P1">34355 смеел</text:p>
      <text:p text:style-name="P1">34356 ухиля</text:p>
      <text:p text:style-name="P1">34361 ежът</text:p>
      <text:p text:style-name="P1">34362 овеси</text:p>
      <text:p text:style-name="P1">34363 учаща</text:p>
      <text:p text:style-name="P1">34364 туля</text:p>
      <text:p text:style-name="P1">34365 омаеш</text:p>
      <text:p text:style-name="P1">34366 хмел</text:p>
      <text:p text:style-name="P1">34411 пуфтя</text:p>
      <text:p text:style-name="P1">34412 чрез</text:p>
      <text:p text:style-name="P1">34413 тара</text:p>
      <text:p text:style-name="P1">34414 яйца</text:p>
      <text:p text:style-name="P1">34415 целел</text:p>
      <text:p text:style-name="P1">34416 уреда</text:p>
      <text:p text:style-name="P1">34421 волю</text:p>
      <text:p text:style-name="P1">34422 пера</text:p>
      <text:p text:style-name="P1">34423 млад</text:p>
      <text:p text:style-name="P1">34424 роза</text:p>
      <text:p text:style-name="P1">34425 ожъни</text:p>
      <text:p text:style-name="P1">34426 сос</text:p>
      <text:p text:style-name="P1">34431 явях</text:p>
      <text:p text:style-name="P1">34432 сях</text:p>
      <text:p text:style-name="P1">34433 емуто</text:p>
      <text:p text:style-name="P1">34434 чекне</text:p>
      <text:p text:style-name="P1">34435 трием</text:p>
      <text:p text:style-name="P1">34436 сои</text:p>
      <text:p text:style-name="P1">34441 наряд</text:p>
      <text:p text:style-name="P1">34442 акъл</text:p>
      <text:p text:style-name="P1">34443 тих</text:p>
      <text:p text:style-name="P1">34444 щавя</text:p>
      <text:p text:style-name="P1">34445 появя</text:p>
      <text:p text:style-name="P1">34446 каца</text:p>
      <text:p text:style-name="P1">34451 йон</text:p>
      <text:p text:style-name="P1">34452 мър</text:p>
      <text:p text:style-name="P1">34453 шоу</text:p>
      <text:p text:style-name="P1">34454 бяхте</text:p>
      <text:p text:style-name="P1">34455 осмей</text:p>
      <text:p text:style-name="P1">34456 дъб</text:p>
      <text:p text:style-name="P1">34461 косат</text:p>
      <text:p text:style-name="P1">34462 транс</text:p>
      <text:p text:style-name="P1">34463 леш</text:p>
      <text:p text:style-name="P1">34464 родя</text:p>
      <text:p text:style-name="P1">34465 свъся</text:p>
      <text:p text:style-name="P1">34466 бой</text:p>
      <text:p text:style-name="P1">34511 орани</text:p>
      <text:p text:style-name="P1">34512 рито</text:p>
      <text:p text:style-name="P1">34513 пиша</text:p>
      <text:p text:style-name="P1">34514 буки</text:p>
      <text:p text:style-name="P1">34515 брак</text:p>
      <text:p text:style-name="P1">34516 голя</text:p>
      <text:p text:style-name="P1">34521 недни</text:p>
      <text:p text:style-name="P1">34522 овала</text:p>
      <text:p text:style-name="P1">34523 чифут</text:p>
      <text:p text:style-name="P1">34524 одъра</text:p>
      <text:p text:style-name="P1">34525 сърфа</text:p>
      <text:p text:style-name="P1">34526 пято</text:p>
      <text:p text:style-name="P1">34531 уший</text:p>
      <text:p text:style-name="P1">34532 лико</text:p>
      <text:p text:style-name="P1">34533 блял</text:p>
      <text:p text:style-name="P1">34534 дачи</text:p>
      <text:p text:style-name="P1">34535 тръба</text:p>
      <text:p text:style-name="P1">34536 2050</text:p>
      <text:p text:style-name="P1">34541 осма</text:p>
      <text:p text:style-name="P1">34542 буташ</text:p>
      <text:p text:style-name="P1">34543 тупни</text:p>
      <text:p text:style-name="P1">34544 хасе</text:p>
      <text:p text:style-name="P1">34545 губя</text:p>
      <text:p text:style-name="P1">34546 ръми</text:p>
      <text:p text:style-name="P1">34551 показ</text:p>
      <text:p text:style-name="P1">34552 яхър</text:p>
      <text:p text:style-name="P1">34553 пука</text:p>
      <text:p text:style-name="P1">34554 бриза</text:p>
      <text:p text:style-name="P1">34555 тена</text:p>
      <text:p text:style-name="P1">34556 ръмящ</text:p>
      <text:p text:style-name="P1">34561 цепи</text:p>
      <text:p text:style-name="P1">34562 зара</text:p>
      <text:p text:style-name="P1">34563 рейте</text:p>
      <text:p text:style-name="P1">34564 оля</text:p>
      <text:p text:style-name="P1">34565 лях</text:p>
      <text:p text:style-name="P1">34566 лифт</text:p>
      <text:p text:style-name="P1">34611 ляла</text:p>
      <text:p text:style-name="P1">34612 спеца</text:p>
      <text:p text:style-name="P1">34613 бара</text:p>
      <text:p text:style-name="P1">34614 крещя</text:p>
      <text:p text:style-name="P1">34615 9000</text:p>
      <text:p text:style-name="P1">34616 аудио</text:p>
      <text:p text:style-name="P1">34621 минах</text:p>
      <text:p text:style-name="P1">34622 актът</text:p>
      <text:p text:style-name="P1">34623 тюл</text:p>
      <text:p text:style-name="P1">34624 къде</text:p>
      <text:p text:style-name="P1">34625 сан</text:p>
      <text:p text:style-name="P1">34626 рижи</text:p>
      <text:p text:style-name="P1">34631 бамя</text:p>
      <text:p text:style-name="P1">34632 чул</text:p>
      <text:p text:style-name="P1">34633 тачил</text:p>
      <text:p text:style-name="P1">34634 явим</text:p>
      <text:p text:style-name="P1">34635 куми</text:p>
      <text:p text:style-name="P1">34636 засея</text:p>
      <text:p text:style-name="P1">34641 числа</text:p>
      <text:p text:style-name="P1">34642 тулех</text:p>
      <text:p text:style-name="P1">34643 каях</text:p>
      <text:p text:style-name="P1">34644 морз</text:p>
      <text:p text:style-name="P1">34645 люка</text:p>
      <text:p text:style-name="P1">34646 чорба</text:p>
      <text:p text:style-name="P1">34651 попи</text:p>
      <text:p text:style-name="P1">34652 внук</text:p>
      <text:p text:style-name="P1">34653 вае</text:p>
      <text:p text:style-name="P1">34654 шанци</text:p>
      <text:p text:style-name="P1">34655 редиш</text:p>
      <text:p text:style-name="P1">34656 трие</text:p>
      <text:p text:style-name="P1">34661 ритми</text:p>
      <text:p text:style-name="P1">34662 буби</text:p>
      <text:p text:style-name="P1">34663 лъха</text:p>
      <text:p text:style-name="P1">34664 ротна</text:p>
      <text:p text:style-name="P1">34665 кипят</text:p>
      <text:p text:style-name="P1">34666 впила</text:p>
      <text:p text:style-name="P1"><text:soft-page-break/>35111 зван</text:p>
      <text:p text:style-name="P1">35112 диод</text:p>
      <text:p text:style-name="P1">35113 преда</text:p>
      <text:p text:style-name="P1">35114 омъжи</text:p>
      <text:p text:style-name="P1">35115 буза</text:p>
      <text:p text:style-name="P1">35116 втика</text:p>
      <text:p text:style-name="P1">35121 моря</text:p>
      <text:p text:style-name="P1">35122 охра</text:p>
      <text:p text:style-name="P1">35123 мура</text:p>
      <text:p text:style-name="P1">35124 гоени</text:p>
      <text:p text:style-name="P1">35125 вися</text:p>
      <text:p text:style-name="P1">35126 кмет</text:p>
      <text:p text:style-name="P1">35131 греещ</text:p>
      <text:p text:style-name="P1">35132 шаси</text:p>
      <text:p text:style-name="P1">35133 мен</text:p>
      <text:p text:style-name="P1">35134 цопаш</text:p>
      <text:p text:style-name="P1">35135 звана</text:p>
      <text:p text:style-name="P1">35136 хълма</text:p>
      <text:p text:style-name="P1">35141 зъл</text:p>
      <text:p text:style-name="P1">35142 хора</text:p>
      <text:p text:style-name="P1">35143 тяга</text:p>
      <text:p text:style-name="P1">35144 раци</text:p>
      <text:p text:style-name="P1">35145 сърп</text:p>
      <text:p text:style-name="P1">35146 шила</text:p>
      <text:p text:style-name="P1">35151 учим</text:p>
      <text:p text:style-name="P1">35152 езика</text:p>
      <text:p text:style-name="P1">35153 тил</text:p>
      <text:p text:style-name="P1">35154 подух</text:p>
      <text:p text:style-name="P1">35155 белки</text:p>
      <text:p text:style-name="P1">35156 яхащо</text:p>
      <text:p text:style-name="P1">35161 каран</text:p>
      <text:p text:style-name="P1">35162 брани</text:p>
      <text:p text:style-name="P1">35163 шприц</text:p>
      <text:p text:style-name="P1">35164 тези</text:p>
      <text:p text:style-name="P1">35165 1991</text:p>
      <text:p text:style-name="P1">35166 шлеп</text:p>
      <text:p text:style-name="P1">35211 ухаха</text:p>
      <text:p text:style-name="P1">35212 лапи</text:p>
      <text:p text:style-name="P1">35213 жабки</text:p>
      <text:p text:style-name="P1">35214 гнета</text:p>
      <text:p text:style-name="P1">35215 плюя</text:p>
      <text:p text:style-name="P1">35216 таз</text:p>
      <text:p text:style-name="P1">35221 реже</text:p>
      <text:p text:style-name="P1">35222 същи</text:p>
      <text:p text:style-name="P1">35223 ноти</text:p>
      <text:p text:style-name="P1">35224 боиш</text:p>
      <text:p text:style-name="P1">35225 куку</text:p>
      <text:p text:style-name="P1">35226 урна</text:p>
      <text:p text:style-name="P1">35231 шашав</text:p>
      <text:p text:style-name="P1">35232 изори</text:p>
      <text:p text:style-name="P1">35233 бук</text:p>
      <text:p text:style-name="P1">35234 перки</text:p>
      <text:p text:style-name="P1">35235 снижи</text:p>
      <text:p text:style-name="P1">35236 рефер</text:p>
      <text:p text:style-name="P1">35241 обръч</text:p>
      <text:p text:style-name="P1">35242 фотос</text:p>
      <text:p text:style-name="P1">35243 скоси</text:p>
      <text:p text:style-name="P1">35244 дърт</text:p>
      <text:p text:style-name="P1">35245 крещи</text:p>
      <text:p text:style-name="P1">35246 ужас</text:p>
      <text:p text:style-name="P1">35251 дарил</text:p>
      <text:p text:style-name="P1">35252 усуча</text:p>
      <text:p text:style-name="P1">35253 вечер</text:p>
      <text:p text:style-name="P1">35254 ръбих</text:p>
      <text:p text:style-name="P1">35255 всях</text:p>
      <text:p text:style-name="P1">35256 змияр</text:p>
      <text:p text:style-name="P1">35261 репей</text:p>
      <text:p text:style-name="P1">35262 щипят</text:p>
      <text:p text:style-name="P1">35263 квичи</text:p>
      <text:p text:style-name="P1">35264 вицът</text:p>
      <text:p text:style-name="P1">35265 лещи</text:p>
      <text:p text:style-name="P1">35266 тънат</text:p>
      <text:p text:style-name="P1">35311 поспя</text:p>
      <text:p text:style-name="P1">35312 жака</text:p>
      <text:p text:style-name="P1">35313 запор</text:p>
      <text:p text:style-name="P1">35314 голф</text:p>
      <text:p text:style-name="P1">35315 увият</text:p>
      <text:p text:style-name="P1">35316 мима</text:p>
      <text:p text:style-name="P1">35321 каял</text:p>
      <text:p text:style-name="P1">35322 свила</text:p>
      <text:p text:style-name="P1">35323 чуха</text:p>
      <text:p text:style-name="P1">35324 остра</text:p>
      <text:p text:style-name="P1">35325 пори</text:p>
      <text:p text:style-name="P1">35326 фият</text:p>
      <text:p text:style-name="P1">35331 долу</text:p>
      <text:p text:style-name="P1">35332 люто</text:p>
      <text:p text:style-name="P1">35333 нафти</text:p>
      <text:p text:style-name="P1">35334 никни</text:p>
      <text:p text:style-name="P1">35335 водни</text:p>
      <text:p text:style-name="P1">35336 пир</text:p>
      <text:p text:style-name="P1">35341 заех</text:p>
      <text:p text:style-name="P1">35342 муши</text:p>
      <text:p text:style-name="P1">35343 довит</text:p>
      <text:p text:style-name="P1">35344 пулс</text:p>
      <text:p text:style-name="P1">35345 вие</text:p>
      <text:p text:style-name="P1">35346 нота</text:p>
      <text:p text:style-name="P1">35351 биеш</text:p>
      <text:p text:style-name="P1">35352 мел</text:p>
      <text:p text:style-name="P1">35353 шетан</text:p>
      <text:p text:style-name="P1">35354 съдят</text:p>
      <text:p text:style-name="P1">35355 гъква</text:p>
      <text:p text:style-name="P1">35356 жетва</text:p>
      <text:p text:style-name="P1">35361 юти</text:p>
      <text:p text:style-name="P1">35362 дрехи</text:p>
      <text:p text:style-name="P1">35363 чифт</text:p>
      <text:p text:style-name="P1">35364 санът</text:p>
      <text:p text:style-name="P1">35365 скука</text:p>
      <text:p text:style-name="P1">35366 буен</text:p>
      <text:p text:style-name="P1">35411 гърло</text:p>
      <text:p text:style-name="P1">35412 риеха</text:p>
      <text:p text:style-name="P1">35413 емнах</text:p>
      <text:p text:style-name="P1">35414 обуе</text:p>
      <text:p text:style-name="P1">35415 мраво</text:p>
      <text:p text:style-name="P1">35416 мига</text:p>
      <text:p text:style-name="P1">35421 ляло</text:p>
      <text:p text:style-name="P1">35422 лого</text:p>
      <text:p text:style-name="P1">35423 смеси</text:p>
      <text:p text:style-name="P1">35424 кофи</text:p>
      <text:p text:style-name="P1">35425 запад</text:p>
      <text:p text:style-name="P1">35426 нали</text:p>
      <text:p text:style-name="P1">35431 боецо</text:p>
      <text:p text:style-name="P1">35432 дамо</text:p>
      <text:p text:style-name="P1">35433 дипли</text:p>
      <text:p text:style-name="P1">35434 мулат</text:p>
      <text:p text:style-name="P1">35435 везмо</text:p>
      <text:p text:style-name="P1">35436 коч</text:p>
      <text:p text:style-name="P1">35441 молът</text:p>
      <text:p text:style-name="P1">35442 грифа</text:p>
      <text:p text:style-name="P1">35443 каци</text:p>
      <text:p text:style-name="P1">35444 доям</text:p>
      <text:p text:style-name="P1">35445 бутът</text:p>
      <text:p text:style-name="P1">35446 сова</text:p>
      <text:p text:style-name="P1">35451 вето</text:p>
      <text:p text:style-name="P1">35452 скъпо</text:p>
      <text:p text:style-name="P1">35453 аули</text:p>
      <text:p text:style-name="P1">35454 екна</text:p>
      <text:p text:style-name="P1">35455 перца</text:p>
      <text:p text:style-name="P1">35456 кания</text:p>
      <text:p text:style-name="P1">35461 бален</text:p>
      <text:p text:style-name="P1">35462 ербап</text:p>
      <text:p text:style-name="P1">35463 аязма</text:p>
      <text:p text:style-name="P1">35464 (</text:p>
      <text:p text:style-name="P1">35465 впий</text:p>
      <text:p text:style-name="P1">35466 клупа</text:p>
      <text:p text:style-name="P1">35511 отзив</text:p>
      <text:p text:style-name="P1">35512 громи</text:p>
      <text:p text:style-name="P1">35513 ежба</text:p>
      <text:p text:style-name="P1">35514 учат</text:p>
      <text:p text:style-name="P1">35515 тихо</text:p>
      <text:p text:style-name="P1">35516 имаме</text:p>
      <text:p text:style-name="P1">35521 графе</text:p>
      <text:p text:style-name="P1">35522 ляха</text:p>
      <text:p text:style-name="P1">35523 пети</text:p>
      <text:p text:style-name="P1">35524 кумил</text:p>
      <text:p text:style-name="P1">35525 тънем</text:p>
      <text:p text:style-name="P1">35526 зачуя</text:p>
      <text:p text:style-name="P1">35531 тигър</text:p>
      <text:p text:style-name="P1">35532 онзи</text:p>
      <text:p text:style-name="P1">35533 гърля</text:p>
      <text:p text:style-name="P1">35534 бод</text:p>
      <text:p text:style-name="P1">35535 обуха</text:p>
      <text:p text:style-name="P1">35536 имай</text:p>
      <text:p text:style-name="P1">35541 издой</text:p>
      <text:p text:style-name="P1">35542 шиле</text:p>
      <text:p text:style-name="P1">35543 варди</text:p>
      <text:p text:style-name="P1">35544 преса</text:p>
      <text:p text:style-name="P1">35545 тлеещ</text:p>
      <text:p text:style-name="P1">35546 ратаи</text:p>
      <text:p text:style-name="P1">35551 търг</text:p>
      <text:p text:style-name="P1">35552 мамин</text:p>
      <text:p text:style-name="P1">35553 танк</text:p>
      <text:p text:style-name="P1">35554 трус</text:p>
      <text:p text:style-name="P1">35555 ода</text:p>
      <text:p text:style-name="P1">35556 глог</text:p>
      <text:p text:style-name="P1">35561 нога</text:p>
      <text:p text:style-name="P1">35562 раз</text:p>
      <text:p text:style-name="P1">35563 абата</text:p>
      <text:p text:style-name="P1">35564 сиях</text:p>
      <text:p text:style-name="P1">35565 живей</text:p>
      <text:p text:style-name="P1">35566 влек</text:p>
      <text:p text:style-name="P1">35611 пушил</text:p>
      <text:p text:style-name="P1">35612 смок</text:p>
      <text:p text:style-name="P1">35613 беся</text:p>
      <text:p text:style-name="P1">35614 таено</text:p>
      <text:p text:style-name="P1">35615 ухили</text:p>
      <text:p text:style-name="P1">35616 даде</text:p>
      <text:p text:style-name="P1">35621 кале</text:p>
      <text:p text:style-name="P1">35622 ехтял</text:p>
      <text:p text:style-name="P1">35623 дясна</text:p>
      <text:p text:style-name="P1">35624 щото</text:p>
      <text:p text:style-name="P1">35625 изля</text:p>
      <text:p text:style-name="P1">35626 смес</text:p>
      <text:p text:style-name="P1">35631 парен</text:p>
      <text:p text:style-name="P1">35632 игли</text:p>
      <text:p text:style-name="P1">35633 лепил</text:p>
      <text:p text:style-name="P1">35634 куса</text:p>
      <text:p text:style-name="P1">35635 пукан</text:p>
      <text:p text:style-name="P1">35636 печеш</text:p>
      <text:p text:style-name="P1">35641 38</text:p>
      <text:p text:style-name="P1">35642 мязам</text:p>
      <text:p text:style-name="P1">35643 щрихи</text:p>
      <text:p text:style-name="P1">35644 деня</text:p>
      <text:p text:style-name="P1">35645 сюита</text:p>
      <text:p text:style-name="P1">35646 чао</text:p>
      <text:p text:style-name="P1">35651 всади</text:p>
      <text:p text:style-name="P1">35652 амеби</text:p>
      <text:p text:style-name="P1">35653 цака</text:p>
      <text:p text:style-name="P1">35654 помен</text:p>
      <text:p text:style-name="P1">35655 киша</text:p>
      <text:p text:style-name="P1">35656 пяна</text:p>
      <text:p text:style-name="P1">35661 мома</text:p>
      <text:p text:style-name="P1">35662 смеха</text:p>
      <text:p text:style-name="P1">35663 хълм</text:p>
      <text:p text:style-name="P1">35664 небе</text:p>
      <text:p text:style-name="P1">35665 питие</text:p>
      <text:p text:style-name="P1">35666 лаков</text:p>
      <text:p text:style-name="P1"><text:soft-page-break/>36111 седне</text:p>
      <text:p text:style-name="P1">36112 ахкаш</text:p>
      <text:p text:style-name="P1">36113 зея</text:p>
      <text:p text:style-name="P1">36114 осира</text:p>
      <text:p text:style-name="P1">36115 лиани</text:p>
      <text:p text:style-name="P1">36116 сипя</text:p>
      <text:p text:style-name="P1">36121 наля</text:p>
      <text:p text:style-name="P1">36122 счу</text:p>
      <text:p text:style-name="P1">36123 каси</text:p>
      <text:p text:style-name="P1">36124 небце</text:p>
      <text:p text:style-name="P1">36125 колос</text:p>
      <text:p text:style-name="P1">36126 албум</text:p>
      <text:p text:style-name="P1">36131 пущай</text:p>
      <text:p text:style-name="P1">36132 ратни</text:p>
      <text:p text:style-name="P1">36133 ручал</text:p>
      <text:p text:style-name="P1">36134 сгря</text:p>
      <text:p text:style-name="P1">36135 гушат</text:p>
      <text:p text:style-name="P1">36136 """"</text:p>
      <text:p text:style-name="P1">36141 гръм</text:p>
      <text:p text:style-name="P1">36142 кошче</text:p>
      <text:p text:style-name="P1">36143 возиш</text:p>
      <text:p text:style-name="P1">36144 зъби</text:p>
      <text:p text:style-name="P1">36145 помни</text:p>
      <text:p text:style-name="P1">36146 отвия</text:p>
      <text:p text:style-name="P1">36151 орни</text:p>
      <text:p text:style-name="P1">36152 зони</text:p>
      <text:p text:style-name="P1">36153 меча</text:p>
      <text:p text:style-name="P1">36154 писа</text:p>
      <text:p text:style-name="P1">36155 ушен</text:p>
      <text:p text:style-name="P1">36156 кима</text:p>
      <text:p text:style-name="P1">36161 бабка</text:p>
      <text:p text:style-name="P1">36162 хапа</text:p>
      <text:p text:style-name="P1">36163 краб</text:p>
      <text:p text:style-name="P1">36164 файла</text:p>
      <text:p text:style-name="P1">36165 черва</text:p>
      <text:p text:style-name="P1">36166 1975</text:p>
      <text:p text:style-name="P1">36211 егида</text:p>
      <text:p text:style-name="P1">36212 ярки</text:p>
      <text:p text:style-name="P1">36213 рояха</text:p>
      <text:p text:style-name="P1">36214 счуят</text:p>
      <text:p text:style-name="P1">36215 окучи</text:p>
      <text:p text:style-name="P1">36216 кучих</text:p>
      <text:p text:style-name="P1">36221 сесии</text:p>
      <text:p text:style-name="P1">36222 излез</text:p>
      <text:p text:style-name="P1">36223 ожъна</text:p>
      <text:p text:style-name="P1">36224 пфу</text:p>
      <text:p text:style-name="P1">36225 ключа</text:p>
      <text:p text:style-name="P1">36226 зарие</text:p>
      <text:p text:style-name="P1">36231 ***</text:p>
      <text:p text:style-name="P1">36232 опции</text:p>
      <text:p text:style-name="P1">36233 мъжки</text:p>
      <text:p text:style-name="P1">36234 цар</text:p>
      <text:p text:style-name="P1">36235 пищял</text:p>
      <text:p text:style-name="P1">36236 фукня</text:p>
      <text:p text:style-name="P1">36241 мама</text:p>
      <text:p text:style-name="P1">36242 сков</text:p>
      <text:p text:style-name="P1">36243 зомби</text:p>
      <text:p text:style-name="P1">36244 драл</text:p>
      <text:p text:style-name="P1">36245 хич</text:p>
      <text:p text:style-name="P1">36246 пищен</text:p>
      <text:p text:style-name="P1">36251 вдай</text:p>
      <text:p text:style-name="P1">36252 сте</text:p>
      <text:p text:style-name="P1">36253 пленя</text:p>
      <text:p text:style-name="P1">36254 бира</text:p>
      <text:p text:style-name="P1">36255 стаи</text:p>
      <text:p text:style-name="P1">36256 доящи</text:p>
      <text:p text:style-name="P1">36261 пюре</text:p>
      <text:p text:style-name="P1">36262 дача</text:p>
      <text:p text:style-name="P1">36263 цвята</text:p>
      <text:p text:style-name="P1">36264 паря</text:p>
      <text:p text:style-name="P1">36265 охкаш</text:p>
      <text:p text:style-name="P1">36266 6789</text:p>
      <text:p text:style-name="P1">36311 токи</text:p>
      <text:p text:style-name="P1">36312 филии</text:p>
      <text:p text:style-name="P1">36313 чауша</text:p>
      <text:p text:style-name="P1">36314 азот</text:p>
      <text:p text:style-name="P1">36315 впият</text:p>
      <text:p text:style-name="P1">36316 барди</text:p>
      <text:p text:style-name="P1">36321 суча</text:p>
      <text:p text:style-name="P1">36322 ахан</text:p>
      <text:p text:style-name="P1">36323 душа</text:p>
      <text:p text:style-name="P1">36324 палещ</text:p>
      <text:p text:style-name="P1">36325 улавя</text:p>
      <text:p text:style-name="P1">36326 врат</text:p>
      <text:p text:style-name="P1">36331 маеш</text:p>
      <text:p text:style-name="P1">36332 сина</text:p>
      <text:p text:style-name="P1">36333 счуха</text:p>
      <text:p text:style-name="P1">36334 изрод</text:p>
      <text:p text:style-name="P1">36335 сол</text:p>
      <text:p text:style-name="P1">36336 гола</text:p>
      <text:p text:style-name="P1">36341 уплах</text:p>
      <text:p text:style-name="P1">36342 лижи</text:p>
      <text:p text:style-name="P1">36343 гюмът</text:p>
      <text:p text:style-name="P1">36344 садя</text:p>
      <text:p text:style-name="P1">36345 три</text:p>
      <text:p text:style-name="P1">36346 пич</text:p>
      <text:p text:style-name="P1">36351 дигащ</text:p>
      <text:p text:style-name="P1">36352 мол</text:p>
      <text:p text:style-name="P1">36353 бел</text:p>
      <text:p text:style-name="P1">36354 мотащ</text:p>
      <text:p text:style-name="P1">36355 мра</text:p>
      <text:p text:style-name="P1">36356 89</text:p>
      <text:p text:style-name="P1">36361 вих</text:p>
      <text:p text:style-name="P1">36362 ширне</text:p>
      <text:p text:style-name="P1">36363 зов</text:p>
      <text:p text:style-name="P1">36364 соята</text:p>
      <text:p text:style-name="P1">36365 шала</text:p>
      <text:p text:style-name="P1">36366 пъдел</text:p>
      <text:p text:style-name="P1">36411 екане</text:p>
      <text:p text:style-name="P1">36412 капва</text:p>
      <text:p text:style-name="P1">36413 осят</text:p>
      <text:p text:style-name="P1">36414 пушки</text:p>
      <text:p text:style-name="P1">36415 невещ</text:p>
      <text:p text:style-name="P1">36416 увод</text:p>
      <text:p text:style-name="P1">36421 пакт</text:p>
      <text:p text:style-name="P1">36422 зели</text:p>
      <text:p text:style-name="P1">36423 кръжи</text:p>
      <text:p text:style-name="P1">36424 учащо</text:p>
      <text:p text:style-name="P1">36425 диги</text:p>
      <text:p text:style-name="P1">36426 бъдем</text:p>
      <text:p text:style-name="P1">36431 кипящ</text:p>
      <text:p text:style-name="P1">36432 тона</text:p>
      <text:p text:style-name="P1">36433 жито</text:p>
      <text:p text:style-name="P1">36434 нова</text:p>
      <text:p text:style-name="P1">36435 рицар</text:p>
      <text:p text:style-name="P1">36436 седящ</text:p>
      <text:p text:style-name="P1">36441 шепне</text:p>
      <text:p text:style-name="P1">36442 небна</text:p>
      <text:p text:style-name="P1">36443 кон</text:p>
      <text:p text:style-name="P1">36444 гали</text:p>
      <text:p text:style-name="P1">36445 одър</text:p>
      <text:p text:style-name="P1">36446 минно</text:p>
      <text:p text:style-name="P1">36451 95</text:p>
      <text:p text:style-name="P1">36452 каня</text:p>
      <text:p text:style-name="P1">36453 ломя</text:p>
      <text:p text:style-name="P1">36454 пущал</text:p>
      <text:p text:style-name="P1">36455 букла</text:p>
      <text:p text:style-name="P1">36456 етюд</text:p>
      <text:p text:style-name="P1">36461 чуело</text:p>
      <text:p text:style-name="P1">36462 реди</text:p>
      <text:p text:style-name="P1">36463 пой</text:p>
      <text:p text:style-name="P1">36464 вей</text:p>
      <text:p text:style-name="P1">36465 бозая</text:p>
      <text:p text:style-name="P1">36466 пъзли</text:p>
      <text:p text:style-name="P1">36511 опит</text:p>
      <text:p text:style-name="P1">36512 науми</text:p>
      <text:p text:style-name="P1">36513 фишек</text:p>
      <text:p text:style-name="P1">36514 пива</text:p>
      <text:p text:style-name="P1">36515 бора</text:p>
      <text:p text:style-name="P1">36516 кър</text:p>
      <text:p text:style-name="P1">36521 газех</text:p>
      <text:p text:style-name="P1">36522 езуит</text:p>
      <text:p text:style-name="P1">36523 тлее</text:p>
      <text:p text:style-name="P1">36524 филе</text:p>
      <text:p text:style-name="P1">36525 цап</text:p>
      <text:p text:style-name="P1">36526 стих</text:p>
      <text:p text:style-name="P1">36531 28</text:p>
      <text:p text:style-name="P1">36532 сенен</text:p>
      <text:p text:style-name="P1">36533 роял</text:p>
      <text:p text:style-name="P1">36534 слука</text:p>
      <text:p text:style-name="P1">36535 пойна</text:p>
      <text:p text:style-name="P1">36536 1994</text:p>
      <text:p text:style-name="P1">36541 цари</text:p>
      <text:p text:style-name="P1">36542 шумящ</text:p>
      <text:p text:style-name="P1">36543 2</text:p>
      <text:p text:style-name="P1">36544 псува</text:p>
      <text:p text:style-name="P1">36545 5678</text:p>
      <text:p text:style-name="P1">36546 хурка</text:p>
      <text:p text:style-name="P1">36551 щави</text:p>
      <text:p text:style-name="P1">36552 книги</text:p>
      <text:p text:style-name="P1">36553 плени</text:p>
      <text:p text:style-name="P1">36554 жужа</text:p>
      <text:p text:style-name="P1">36555 напия</text:p>
      <text:p text:style-name="P1">36556 казак</text:p>
      <text:p text:style-name="P1">36561 боди</text:p>
      <text:p text:style-name="P1">36562 ама</text:p>
      <text:p text:style-name="P1">36563 брано</text:p>
      <text:p text:style-name="P1">36564 лаех</text:p>
      <text:p text:style-name="P1">36565 баки</text:p>
      <text:p text:style-name="P1">36566 небни</text:p>
      <text:p text:style-name="P1">36611 потящ</text:p>
      <text:p text:style-name="P1">36612 цопам</text:p>
      <text:p text:style-name="P1">36613 рило</text:p>
      <text:p text:style-name="P1">36614 вече</text:p>
      <text:p text:style-name="P1">36615 дуем</text:p>
      <text:p text:style-name="P1">36616 факс</text:p>
      <text:p text:style-name="P1">36621 пасти</text:p>
      <text:p text:style-name="P1">36622 минор</text:p>
      <text:p text:style-name="P1">36623 гоил</text:p>
      <text:p text:style-name="P1">36624 отмил</text:p>
      <text:p text:style-name="P1">36625 хапя</text:p>
      <text:p text:style-name="P1">36626 заря</text:p>
      <text:p text:style-name="P1">36631 защо</text:p>
      <text:p text:style-name="P1">36632 поду</text:p>
      <text:p text:style-name="P1">36633 шубе</text:p>
      <text:p text:style-name="P1">36634 ярост</text:p>
      <text:p text:style-name="P1">36635 джуки</text:p>
      <text:p text:style-name="P1">36636 вира</text:p>
      <text:p text:style-name="P1">36641 тава</text:p>
      <text:p text:style-name="P1">36642 линей</text:p>
      <text:p text:style-name="P1">36643 ръмжа</text:p>
      <text:p text:style-name="P1">36644 анфас</text:p>
      <text:p text:style-name="P1">36645 уроци</text:p>
      <text:p text:style-name="P1">36646 слял</text:p>
      <text:p text:style-name="P1">36651 спа</text:p>
      <text:p text:style-name="P1">36652 тоста</text:p>
      <text:p text:style-name="P1">36653 хищни</text:p>
      <text:p text:style-name="P1">36654 орях</text:p>
      <text:p text:style-name="P1">36655 чута</text:p>
      <text:p text:style-name="P1">36656 жалил</text:p>
      <text:p text:style-name="P1">36661 гъши</text:p>
      <text:p text:style-name="P1">36662 лепи</text:p>
      <text:p text:style-name="P1">36663 чохен</text:p>
      <text:p text:style-name="P1">36664 бала</text:p>
      <text:p text:style-name="P1">36665 каре</text:p>
      <text:p text:style-name="P1">36666 порна</text:p>
      <text:p text:style-name="P1"><text:soft-page-break/>41111 кажеш</text:p>
      <text:p text:style-name="P1">41112 джаз</text:p>
      <text:p text:style-name="P1">41113 ревем</text:p>
      <text:p text:style-name="P1">41114 вишня</text:p>
      <text:p text:style-name="P1">41115 умре</text:p>
      <text:p text:style-name="P1">41116 гние</text:p>
      <text:p text:style-name="P1">41121 умя</text:p>
      <text:p text:style-name="P1">41122 наспи</text:p>
      <text:p text:style-name="P1">41123 докъм</text:p>
      <text:p text:style-name="P1">41124 взело</text:p>
      <text:p text:style-name="P1">41125 виещи</text:p>
      <text:p text:style-name="P1">41126 върже</text:p>
      <text:p text:style-name="P1">41131 улук</text:p>
      <text:p text:style-name="P1">41132 ехото</text:p>
      <text:p text:style-name="P1">41133 рипай</text:p>
      <text:p text:style-name="P1">41134 зеех</text:p>
      <text:p text:style-name="P1">41135 топаз</text:p>
      <text:p text:style-name="P1">41136 свиря</text:p>
      <text:p text:style-name="P1">41141 дъга</text:p>
      <text:p text:style-name="P1">41142 рев</text:p>
      <text:p text:style-name="P1">41143 шопи</text:p>
      <text:p text:style-name="P1">41144 падан</text:p>
      <text:p text:style-name="P1">41145 баеш</text:p>
      <text:p text:style-name="P1">41146 гаче</text:p>
      <text:p text:style-name="P1">41151 подът</text:p>
      <text:p text:style-name="P1">41152 бучи</text:p>
      <text:p text:style-name="P1">41153 бащи</text:p>
      <text:p text:style-name="P1">41154 рях</text:p>
      <text:p text:style-name="P1">41155 брус</text:p>
      <text:p text:style-name="P1">41156 зид</text:p>
      <text:p text:style-name="P1">41161 блок</text:p>
      <text:p text:style-name="P1">41162 къпи</text:p>
      <text:p text:style-name="P1">41163 тепащ</text:p>
      <text:p text:style-name="P1">41164 ловя</text:p>
      <text:p text:style-name="P1">41165 два</text:p>
      <text:p text:style-name="P1">41166 лена</text:p>
      <text:p text:style-name="P1">41211 пазя</text:p>
      <text:p text:style-name="P1">41212 опри</text:p>
      <text:p text:style-name="P1">41213 телца</text:p>
      <text:p text:style-name="P1">41214 гъст</text:p>
      <text:p text:style-name="P1">41215 скели</text:p>
      <text:p text:style-name="P1">41216 герой</text:p>
      <text:p text:style-name="P1">41221 мирил</text:p>
      <text:p text:style-name="P1">41222 колаж</text:p>
      <text:p text:style-name="P1">41223 гърчи</text:p>
      <text:p text:style-name="P1">41224 упоиш</text:p>
      <text:p text:style-name="P1">41225 навя</text:p>
      <text:p text:style-name="P1">41226 сбит</text:p>
      <text:p text:style-name="P1">41231 парих</text:p>
      <text:p text:style-name="P1">41232 рупа</text:p>
      <text:p text:style-name="P1">41233 777</text:p>
      <text:p text:style-name="P1">41234 минеш</text:p>
      <text:p text:style-name="P1">41235 ляхме</text:p>
      <text:p text:style-name="P1">41236 болта</text:p>
      <text:p text:style-name="P1">41241 спъни</text:p>
      <text:p text:style-name="P1">41242 пасъл</text:p>
      <text:p text:style-name="P1">41243 линя</text:p>
      <text:p text:style-name="P1">41244 чакат</text:p>
      <text:p text:style-name="P1">41245 цупя</text:p>
      <text:p text:style-name="P1">41246 мижат</text:p>
      <text:p text:style-name="P1">41251 щипне</text:p>
      <text:p text:style-name="P1">41252 сирих</text:p>
      <text:p text:style-name="P1">41253 тиха</text:p>
      <text:p text:style-name="P1">41254 роля</text:p>
      <text:p text:style-name="P1">41255 клея</text:p>
      <text:p text:style-name="P1">41256 гоним</text:p>
      <text:p text:style-name="P1">41261 31</text:p>
      <text:p text:style-name="P1">41262 емна</text:p>
      <text:p text:style-name="P1">41263 беше</text:p>
      <text:p text:style-name="P1">41264 окът</text:p>
      <text:p text:style-name="P1">41265 65</text:p>
      <text:p text:style-name="P1">41266 грива</text:p>
      <text:p text:style-name="P1">41311 янки</text:p>
      <text:p text:style-name="P1">41312 гена</text:p>
      <text:p text:style-name="P1">41313 явило</text:p>
      <text:p text:style-name="P1">41314 излет</text:p>
      <text:p text:style-name="P1">41315 терци</text:p>
      <text:p text:style-name="P1">41316 охнал</text:p>
      <text:p text:style-name="P1">41321 туша</text:p>
      <text:p text:style-name="P1">41322 еров</text:p>
      <text:p text:style-name="P1">41323 маржа</text:p>
      <text:p text:style-name="P1">41324 иска</text:p>
      <text:p text:style-name="P1">41325 чипи</text:p>
      <text:p text:style-name="P1">41326 чист</text:p>
      <text:p text:style-name="P1">41331 хижа</text:p>
      <text:p text:style-name="P1">41332 говей</text:p>
      <text:p text:style-name="P1">41333 шипки</text:p>
      <text:p text:style-name="P1">41334 ядем</text:p>
      <text:p text:style-name="P1">41335 уний</text:p>
      <text:p text:style-name="P1">41336 мота</text:p>
      <text:p text:style-name="P1">41341 сияй</text:p>
      <text:p text:style-name="P1">41342 паус</text:p>
      <text:p text:style-name="P1">41343 мамещ</text:p>
      <text:p text:style-name="P1">41344 родом</text:p>
      <text:p text:style-name="P1">41345 содов</text:p>
      <text:p text:style-name="P1">41346 стълб</text:p>
      <text:p text:style-name="P1">41351 деец</text:p>
      <text:p text:style-name="P1">41352 мои</text:p>
      <text:p text:style-name="P1">41353 отмие</text:p>
      <text:p text:style-name="P1">41354 оряща</text:p>
      <text:p text:style-name="P1">41355 боя</text:p>
      <text:p text:style-name="P1">41356 чинии</text:p>
      <text:p text:style-name="P1">41361 нафта</text:p>
      <text:p text:style-name="P1">41362 сви</text:p>
      <text:p text:style-name="P1">41363 отпи</text:p>
      <text:p text:style-name="P1">41364 пане</text:p>
      <text:p text:style-name="P1">41365 маза</text:p>
      <text:p text:style-name="P1">41366 зина</text:p>
      <text:p text:style-name="P1">41411 думка</text:p>
      <text:p text:style-name="P1">41412 яхане</text:p>
      <text:p text:style-name="P1">41413 сънна</text:p>
      <text:p text:style-name="P1">41414 пипав</text:p>
      <text:p text:style-name="P1">41415 шетня</text:p>
      <text:p text:style-name="P1">41416 вяде</text:p>
      <text:p text:style-name="P1">41421 бабо</text:p>
      <text:p text:style-name="P1">41422 втрих</text:p>
      <text:p text:style-name="P1">41423 бекяр</text:p>
      <text:p text:style-name="P1">41424 грей</text:p>
      <text:p text:style-name="P1">41425 ему</text:p>
      <text:p text:style-name="P1">41426 осея</text:p>
      <text:p text:style-name="P1">41431 брах</text:p>
      <text:p text:style-name="P1">41432 обрал</text:p>
      <text:p text:style-name="P1">41433 ахчия</text:p>
      <text:p text:style-name="P1">41434 шайка</text:p>
      <text:p text:style-name="P1">41435 тупат</text:p>
      <text:p text:style-name="P1">41436 набий</text:p>
      <text:p text:style-name="P1">41441 барат</text:p>
      <text:p text:style-name="P1">41442 музеи</text:p>
      <text:p text:style-name="P1">41443 солят</text:p>
      <text:p text:style-name="P1">41444 ахвам</text:p>
      <text:p text:style-name="P1">41445 мених</text:p>
      <text:p text:style-name="P1">41446 зови</text:p>
      <text:p text:style-name="P1">41451 вой</text:p>
      <text:p text:style-name="P1">41452 спирт</text:p>
      <text:p text:style-name="P1">41453 муха</text:p>
      <text:p text:style-name="P1">41454 идещ</text:p>
      <text:p text:style-name="P1">41455 1995</text:p>
      <text:p text:style-name="P1">41456 екове</text:p>
      <text:p text:style-name="P1">41461 пън</text:p>
      <text:p text:style-name="P1">41462 прозя</text:p>
      <text:p text:style-name="P1">41463 лиси</text:p>
      <text:p text:style-name="P1">41464 хрома</text:p>
      <text:p text:style-name="P1">41465 30</text:p>
      <text:p text:style-name="P1">41466 зулум</text:p>
      <text:p text:style-name="P1">41511 явял</text:p>
      <text:p text:style-name="P1">41512 късо</text:p>
      <text:p text:style-name="P1">41513 нисша</text:p>
      <text:p text:style-name="P1">41514 ври</text:p>
      <text:p text:style-name="P1">41515 ние</text:p>
      <text:p text:style-name="P1">41516 ваещи</text:p>
      <text:p text:style-name="P1">41521 унил</text:p>
      <text:p text:style-name="P1">41522 хунта</text:p>
      <text:p text:style-name="P1">41523 мигни</text:p>
      <text:p text:style-name="P1">41524 лейте</text:p>
      <text:p text:style-name="P1">41525 панер</text:p>
      <text:p text:style-name="P1">41526 лед</text:p>
      <text:p text:style-name="P1">41531 лова</text:p>
      <text:p text:style-name="P1">41532 охоти</text:p>
      <text:p text:style-name="P1">41533 рай</text:p>
      <text:p text:style-name="P1">41534 храм</text:p>
      <text:p text:style-name="P1">41535 повод</text:p>
      <text:p text:style-name="P1">41536 умее</text:p>
      <text:p text:style-name="P1">41541 отбит</text:p>
      <text:p text:style-name="P1">41542 впиха</text:p>
      <text:p text:style-name="P1">41543 вбий</text:p>
      <text:p text:style-name="P1">41544 гара</text:p>
      <text:p text:style-name="P1">41545 смее</text:p>
      <text:p text:style-name="P1">41546 600</text:p>
      <text:p text:style-name="P1">41551 ибиса</text:p>
      <text:p text:style-name="P1">41552 кяра</text:p>
      <text:p text:style-name="P1">41553 пасът</text:p>
      <text:p text:style-name="P1">41554 аллах</text:p>
      <text:p text:style-name="P1">41555 зрат</text:p>
      <text:p text:style-name="P1">41556 южни</text:p>
      <text:p text:style-name="P1">41561 рушат</text:p>
      <text:p text:style-name="P1">41562 педя</text:p>
      <text:p text:style-name="P1">41563 222</text:p>
      <text:p text:style-name="P1">41564 осми</text:p>
      <text:p text:style-name="P1">41565 лики</text:p>
      <text:p text:style-name="P1">41566 парче</text:p>
      <text:p text:style-name="P1">41611 умела</text:p>
      <text:p text:style-name="P1">41612 дуя</text:p>
      <text:p text:style-name="P1">41613 мия</text:p>
      <text:p text:style-name="P1">41614 горих</text:p>
      <text:p text:style-name="P1">41615 фуга</text:p>
      <text:p text:style-name="P1">41616 цена</text:p>
      <text:p text:style-name="P1">41621 нашия</text:p>
      <text:p text:style-name="P1">41622 вафли</text:p>
      <text:p text:style-name="P1">41623 зет</text:p>
      <text:p text:style-name="P1">41624 гаги</text:p>
      <text:p text:style-name="P1">41625 бутан</text:p>
      <text:p text:style-name="P1">41626 зрее</text:p>
      <text:p text:style-name="P1">41631 марш</text:p>
      <text:p text:style-name="P1">41632 калят</text:p>
      <text:p text:style-name="P1">41633 5</text:p>
      <text:p text:style-name="P1">41634 лами</text:p>
      <text:p text:style-name="P1">41635 сбих</text:p>
      <text:p text:style-name="P1">41636 шлюз</text:p>
      <text:p text:style-name="P1">41641 усоя</text:p>
      <text:p text:style-name="P1">41642 звена</text:p>
      <text:p text:style-name="P1">41643 устоя</text:p>
      <text:p text:style-name="P1">41644 лисне</text:p>
      <text:p text:style-name="P1">41645 сми</text:p>
      <text:p text:style-name="P1">41646 друса</text:p>
      <text:p text:style-name="P1">41651 есе</text:p>
      <text:p text:style-name="P1">41652 лющи</text:p>
      <text:p text:style-name="P1">41653 байц</text:p>
      <text:p text:style-name="P1">41654 краен</text:p>
      <text:p text:style-name="P1">41655 атол</text:p>
      <text:p text:style-name="P1">41656 ера</text:p>
      <text:p text:style-name="P1">41661 ваях</text:p>
      <text:p text:style-name="P1">41662 чер</text:p>
      <text:p text:style-name="P1">41663 магми</text:p>
      <text:p text:style-name="P1">41664 шап</text:p>
      <text:p text:style-name="P1">41665 лавра</text:p>
      <text:p text:style-name="P1">41666 отбие</text:p>
      <text:p text:style-name="P1"><text:soft-page-break/>42111 русин</text:p>
      <text:p text:style-name="P1">42112 додее</text:p>
      <text:p text:style-name="P1">42113 учащ</text:p>
      <text:p text:style-name="P1">42114 слезе</text:p>
      <text:p text:style-name="P1">42115 дажба</text:p>
      <text:p text:style-name="P1">42116 тича</text:p>
      <text:p text:style-name="P1">42121 пухче</text:p>
      <text:p text:style-name="P1">42122 люта</text:p>
      <text:p text:style-name="P1">42123 реше</text:p>
      <text:p text:style-name="P1">42124 ниже</text:p>
      <text:p text:style-name="P1">42125 маяк</text:p>
      <text:p text:style-name="P1">42126 извел</text:p>
      <text:p text:style-name="P1">42131 корем</text:p>
      <text:p text:style-name="P1">42132 часа</text:p>
      <text:p text:style-name="P1">42133 млени</text:p>
      <text:p text:style-name="P1">42134 сюжет</text:p>
      <text:p text:style-name="P1">42135 папах</text:p>
      <text:p text:style-name="P1">42136 смерч</text:p>
      <text:p text:style-name="P1">42141 ахащи</text:p>
      <text:p text:style-name="P1">42142 черти</text:p>
      <text:p text:style-name="P1">42143 обич</text:p>
      <text:p text:style-name="P1">42144 70</text:p>
      <text:p text:style-name="P1">42145 мъчен</text:p>
      <text:p text:style-name="P1">42146 сгодя</text:p>
      <text:p text:style-name="P1">42151 сухи</text:p>
      <text:p text:style-name="P1">42152 увия</text:p>
      <text:p text:style-name="P1">42153 шутът</text:p>
      <text:p text:style-name="P1">42154 зяпай</text:p>
      <text:p text:style-name="P1">42155 пояса</text:p>
      <text:p text:style-name="P1">42156 фурия</text:p>
      <text:p text:style-name="P1">42161 сажда</text:p>
      <text:p text:style-name="P1">42162 гадал</text:p>
      <text:p text:style-name="P1">42163 взора</text:p>
      <text:p text:style-name="P1">42164 бруля</text:p>
      <text:p text:style-name="P1">42165 шуга</text:p>
      <text:p text:style-name="P1">42166 будех</text:p>
      <text:p text:style-name="P1">42211 алти</text:p>
      <text:p text:style-name="P1">42212 учих</text:p>
      <text:p text:style-name="P1">42213 кефир</text:p>
      <text:p text:style-name="P1">42214 кълн</text:p>
      <text:p text:style-name="P1">42215 лихва</text:p>
      <text:p text:style-name="P1">42216 обося</text:p>
      <text:p text:style-name="P1">42221 офис</text:p>
      <text:p text:style-name="P1">42222 щадях</text:p>
      <text:p text:style-name="P1">42223 витла</text:p>
      <text:p text:style-name="P1">42224 нахлу</text:p>
      <text:p text:style-name="P1">42225 домие</text:p>
      <text:p text:style-name="P1">42226 граби</text:p>
      <text:p text:style-name="P1">42231 точен</text:p>
      <text:p text:style-name="P1">42232 роим</text:p>
      <text:p text:style-name="P1">42233 торфа</text:p>
      <text:p text:style-name="P1">42234 киши</text:p>
      <text:p text:style-name="P1">42235 суче</text:p>
      <text:p text:style-name="P1">42236 тичай</text:p>
      <text:p text:style-name="P1">42241 шнур</text:p>
      <text:p text:style-name="P1">42242 окай</text:p>
      <text:p text:style-name="P1">42243 гърмя</text:p>
      <text:p text:style-name="P1">42244 дуло</text:p>
      <text:p text:style-name="P1">42245 пиля</text:p>
      <text:p text:style-name="P1">42246 нужно</text:p>
      <text:p text:style-name="P1">42251 таите</text:p>
      <text:p text:style-name="P1">42252 злите</text:p>
      <text:p text:style-name="P1">42253 вържи</text:p>
      <text:p text:style-name="P1">42254 щраус</text:p>
      <text:p text:style-name="P1">42255 ръсещ</text:p>
      <text:p text:style-name="P1">42256 плаца</text:p>
      <text:p text:style-name="P1">42261 дюзи</text:p>
      <text:p text:style-name="P1">42262 фука</text:p>
      <text:p text:style-name="P1">42263 лаик</text:p>
      <text:p text:style-name="P1">42264 юркал</text:p>
      <text:p text:style-name="P1">42265 мъхът</text:p>
      <text:p text:style-name="P1">42266 мреше</text:p>
      <text:p text:style-name="P1">42311 рий</text:p>
      <text:p text:style-name="P1">42312 галещ</text:p>
      <text:p text:style-name="P1">42313 зарит</text:p>
      <text:p text:style-name="P1">42314 грея</text:p>
      <text:p text:style-name="P1">42315 дола</text:p>
      <text:p text:style-name="P1">42316 акции</text:p>
      <text:p text:style-name="P1">42321 байо</text:p>
      <text:p text:style-name="P1">42322 спици</text:p>
      <text:p text:style-name="P1">42323 тая</text:p>
      <text:p text:style-name="P1">42324 роти</text:p>
      <text:p text:style-name="P1">42325 тела</text:p>
      <text:p text:style-name="P1">42326 кютук</text:p>
      <text:p text:style-name="P1">42331 след</text:p>
      <text:p text:style-name="P1">42332 бием</text:p>
      <text:p text:style-name="P1">42333 ядат</text:p>
      <text:p text:style-name="P1">42334 очна</text:p>
      <text:p text:style-name="P1">42335 брей</text:p>
      <text:p text:style-name="P1">42336 адепт</text:p>
      <text:p text:style-name="P1">42341 вале</text:p>
      <text:p text:style-name="P1">42342 шиш</text:p>
      <text:p text:style-name="P1">42343 уеб</text:p>
      <text:p text:style-name="P1">42344 рукна</text:p>
      <text:p text:style-name="P1">42345 цвят</text:p>
      <text:p text:style-name="P1">42346 смита</text:p>
      <text:p text:style-name="P1">42351 нощ</text:p>
      <text:p text:style-name="P1">42352 62</text:p>
      <text:p text:style-name="P1">42353 ръси</text:p>
      <text:p text:style-name="P1">42354 дева</text:p>
      <text:p text:style-name="P1">42355 адаши</text:p>
      <text:p text:style-name="P1">42356 среща</text:p>
      <text:p text:style-name="P1">42361 пиках</text:p>
      <text:p text:style-name="P1">42362 фин</text:p>
      <text:p text:style-name="P1">42363 домел</text:p>
      <text:p text:style-name="P1">42364 тек</text:p>
      <text:p text:style-name="P1">42365 нефт</text:p>
      <text:p text:style-name="P1">42366 клока</text:p>
      <text:p text:style-name="P1">42411 едря</text:p>
      <text:p text:style-name="P1">42412 локан</text:p>
      <text:p text:style-name="P1">42413 грош</text:p>
      <text:p text:style-name="P1">42414 рейд</text:p>
      <text:p text:style-name="P1">42415 пасем</text:p>
      <text:p text:style-name="P1">42416 ядва</text:p>
      <text:p text:style-name="P1">42421 хале</text:p>
      <text:p text:style-name="P1">42422 вилка</text:p>
      <text:p text:style-name="P1">42423 шилят</text:p>
      <text:p text:style-name="P1">42424 гилди</text:p>
      <text:p text:style-name="P1">42425 рока</text:p>
      <text:p text:style-name="P1">42426 мазен</text:p>
      <text:p text:style-name="P1">42431 сопи</text:p>
      <text:p text:style-name="P1">42432 пици</text:p>
      <text:p text:style-name="P1">42433 елит</text:p>
      <text:p text:style-name="P1">42434 како</text:p>
      <text:p text:style-name="P1">42435 кука</text:p>
      <text:p text:style-name="P1">42436 ехти</text:p>
      <text:p text:style-name="P1">42441 лочил</text:p>
      <text:p text:style-name="P1">42442 цола</text:p>
      <text:p text:style-name="P1">42443 люти</text:p>
      <text:p text:style-name="P1">42444 мъчно</text:p>
      <text:p text:style-name="P1">42445 успим</text:p>
      <text:p text:style-name="P1">42446 люк</text:p>
      <text:p text:style-name="P1">42451 лупна</text:p>
      <text:p text:style-name="P1">42452 крия</text:p>
      <text:p text:style-name="P1">42453 зебло</text:p>
      <text:p text:style-name="P1">42454 пауза</text:p>
      <text:p text:style-name="P1">42455 носа</text:p>
      <text:p text:style-name="P1">42456 порт</text:p>
      <text:p text:style-name="P1">42461 пеан</text:p>
      <text:p text:style-name="P1">42462 иди</text:p>
      <text:p text:style-name="P1">42463 шиша</text:p>
      <text:p text:style-name="P1">42464 лют</text:p>
      <text:p text:style-name="P1">42465 пиех</text:p>
      <text:p text:style-name="P1">42466 щир</text:p>
      <text:p text:style-name="P1">42511 сюрии</text:p>
      <text:p text:style-name="P1">42512 яко</text:p>
      <text:p text:style-name="P1">42513 щеш</text:p>
      <text:p text:style-name="P1">42514 лапне</text:p>
      <text:p text:style-name="P1">42515 рипам</text:p>
      <text:p text:style-name="P1">42516 счуй</text:p>
      <text:p text:style-name="P1">42521 цукан</text:p>
      <text:p text:style-name="P1">42522 хоро</text:p>
      <text:p text:style-name="P1">42523 @</text:p>
      <text:p text:style-name="P1">42524 35</text:p>
      <text:p text:style-name="P1">42525 теляк</text:p>
      <text:p text:style-name="P1">42526 драже</text:p>
      <text:p text:style-name="P1">42531 ръст</text:p>
      <text:p text:style-name="P1">42532 пениш</text:p>
      <text:p text:style-name="P1">42533 лоча</text:p>
      <text:p text:style-name="P1">42534 гений</text:p>
      <text:p text:style-name="P1">42535 лигав</text:p>
      <text:p text:style-name="P1">42536 пор</text:p>
      <text:p text:style-name="P1">42541 лъча</text:p>
      <text:p text:style-name="P1">42542 пищящ</text:p>
      <text:p text:style-name="P1">42543 зеела</text:p>
      <text:p text:style-name="P1">42544 кадя</text:p>
      <text:p text:style-name="P1">42545 цепя</text:p>
      <text:p text:style-name="P1">42546 чупих</text:p>
      <text:p text:style-name="P1">42551 помае</text:p>
      <text:p text:style-name="P1">42552 бомба</text:p>
      <text:p text:style-name="P1">42553 учех</text:p>
      <text:p text:style-name="P1">42554 юта</text:p>
      <text:p text:style-name="P1">42555 аба</text:p>
      <text:p text:style-name="P1">42556 куцам</text:p>
      <text:p text:style-name="P1">42561 синея</text:p>
      <text:p text:style-name="P1">42562 усука</text:p>
      <text:p text:style-name="P1">42563 обуло</text:p>
      <text:p text:style-name="P1">42564 питае</text:p>
      <text:p text:style-name="P1">42565 ушния</text:p>
      <text:p text:style-name="P1">42566 грип</text:p>
      <text:p text:style-name="P1">42611 хит</text:p>
      <text:p text:style-name="P1">42612 торял</text:p>
      <text:p text:style-name="P1">42613 рода</text:p>
      <text:p text:style-name="P1">42614 леня</text:p>
      <text:p text:style-name="P1">42615 пещ</text:p>
      <text:p text:style-name="P1">42616 клип</text:p>
      <text:p text:style-name="P1">42621 кюта</text:p>
      <text:p text:style-name="P1">42622 чек</text:p>
      <text:p text:style-name="P1">42623 импас</text:p>
      <text:p text:style-name="P1">42624 келт</text:p>
      <text:p text:style-name="P1">42625 тули</text:p>
      <text:p text:style-name="P1">42626 роил</text:p>
      <text:p text:style-name="P1">42631 лудял</text:p>
      <text:p text:style-name="P1">42632 умие</text:p>
      <text:p text:style-name="P1">42633 смила</text:p>
      <text:p text:style-name="P1">42634 яхах</text:p>
      <text:p text:style-name="P1">42635 писти</text:p>
      <text:p text:style-name="P1">42636 засее</text:p>
      <text:p text:style-name="P1">42641 нисък</text:p>
      <text:p text:style-name="P1">42642 мука</text:p>
      <text:p text:style-name="P1">42643 игри</text:p>
      <text:p text:style-name="P1">42644 ядки</text:p>
      <text:p text:style-name="P1">42645 обвея</text:p>
      <text:p text:style-name="P1">42646 хуля</text:p>
      <text:p text:style-name="P1">42651 копна</text:p>
      <text:p text:style-name="P1">42652 го</text:p>
      <text:p text:style-name="P1">42653 насях</text:p>
      <text:p text:style-name="P1">42654 еча</text:p>
      <text:p text:style-name="P1">42655 инат</text:p>
      <text:p text:style-name="P1">42656 чете</text:p>
      <text:p text:style-name="P1">42661 дялов</text:p>
      <text:p text:style-name="P1">42662 жумял</text:p>
      <text:p text:style-name="P1">42663 залае</text:p>
      <text:p text:style-name="P1">42664 митът</text:p>
      <text:p text:style-name="P1">42665 домът</text:p>
      <text:p text:style-name="P1">42666 атът</text:p>
      <text:p text:style-name="P1"><text:soft-page-break/>43111 аури</text:p>
      <text:p text:style-name="P1">43112 лелял</text:p>
      <text:p text:style-name="P1">43113 4567</text:p>
      <text:p text:style-name="P1">43114 жест</text:p>
      <text:p text:style-name="P1">43115 умито</text:p>
      <text:p text:style-name="P1">43116 кифла</text:p>
      <text:p text:style-name="P1">43121 траял</text:p>
      <text:p text:style-name="P1">43122 сляга</text:p>
      <text:p text:style-name="P1">43123 нямащ</text:p>
      <text:p text:style-name="P1">43124 уми</text:p>
      <text:p text:style-name="P1">43125 1996</text:p>
      <text:p text:style-name="P1">43126 лой</text:p>
      <text:p text:style-name="P1">43131 пилят</text:p>
      <text:p text:style-name="P1">43132 куцо</text:p>
      <text:p text:style-name="P1">43133 2345</text:p>
      <text:p text:style-name="P1">43134 26</text:p>
      <text:p text:style-name="P1">43135 обута</text:p>
      <text:p text:style-name="P1">43136 екни</text:p>
      <text:p text:style-name="P1">43141 52</text:p>
      <text:p text:style-name="P1">43142 леене</text:p>
      <text:p text:style-name="P1">43143 лиги</text:p>
      <text:p text:style-name="P1">43144 спипа</text:p>
      <text:p text:style-name="P1">43145 буков</text:p>
      <text:p text:style-name="P1">43146 ширил</text:p>
      <text:p text:style-name="P1">43151 гамаш</text:p>
      <text:p text:style-name="P1">43152 варен</text:p>
      <text:p text:style-name="P1">43153 дойно</text:p>
      <text:p text:style-name="P1">43154 чука</text:p>
      <text:p text:style-name="P1">43155 каяха</text:p>
      <text:p text:style-name="P1">43156 попих</text:p>
      <text:p text:style-name="P1">43161 макак</text:p>
      <text:p text:style-name="P1">43162 смуча</text:p>
      <text:p text:style-name="P1">43163 мъгли</text:p>
      <text:p text:style-name="P1">43164 резе</text:p>
      <text:p text:style-name="P1">43165 навий</text:p>
      <text:p text:style-name="P1">43166 дупка</text:p>
      <text:p text:style-name="P1">43211 оценя</text:p>
      <text:p text:style-name="P1">43212 питая</text:p>
      <text:p text:style-name="P1">43213 чера</text:p>
      <text:p text:style-name="P1">43214 мисир</text:p>
      <text:p text:style-name="P1">43215 торов</text:p>
      <text:p text:style-name="P1">43216 слъжа</text:p>
      <text:p text:style-name="P1">43221 обоз</text:p>
      <text:p text:style-name="P1">43222 зубря</text:p>
      <text:p text:style-name="P1">43223 кои</text:p>
      <text:p text:style-name="P1">43224 лилия</text:p>
      <text:p text:style-name="P1">43225 вледя</text:p>
      <text:p text:style-name="P1">43226 паун</text:p>
      <text:p text:style-name="P1">43231 ефира</text:p>
      <text:p text:style-name="P1">43232 женем</text:p>
      <text:p text:style-name="P1">43233 угоя</text:p>
      <text:p text:style-name="P1">43234 полет</text:p>
      <text:p text:style-name="P1">43235 шишът</text:p>
      <text:p text:style-name="P1">43236 гавот</text:p>
      <text:p text:style-name="P1">43241 доене</text:p>
      <text:p text:style-name="P1">43242 нето</text:p>
      <text:p text:style-name="P1">43243 юрне</text:p>
      <text:p text:style-name="P1">43244 ходя</text:p>
      <text:p text:style-name="P1">43245 всееш</text:p>
      <text:p text:style-name="P1">43246 релеф</text:p>
      <text:p text:style-name="P1">43251 пет</text:p>
      <text:p text:style-name="P1">43252 кайма</text:p>
      <text:p text:style-name="P1">43253 ятак</text:p>
      <text:p text:style-name="P1">43254 маса</text:p>
      <text:p text:style-name="P1">43255 гъба</text:p>
      <text:p text:style-name="P1">43256 нерв</text:p>
      <text:p text:style-name="P1">43261 лоено</text:p>
      <text:p text:style-name="P1">43262 поп</text:p>
      <text:p text:style-name="P1">43263 пищят</text:p>
      <text:p text:style-name="P1">43264 гъни</text:p>
      <text:p text:style-name="P1">43265 личат</text:p>
      <text:p text:style-name="P1">43266 звано</text:p>
      <text:p text:style-name="P1">43311 агнен</text:p>
      <text:p text:style-name="P1">43312 фото</text:p>
      <text:p text:style-name="P1">43313 ясен</text:p>
      <text:p text:style-name="P1">43314 медал</text:p>
      <text:p text:style-name="P1">43315 паток</text:p>
      <text:p text:style-name="P1">43316 имал</text:p>
      <text:p text:style-name="P1">43321 обви</text:p>
      <text:p text:style-name="P1">43322 маяци</text:p>
      <text:p text:style-name="P1">43323 гътне</text:p>
      <text:p text:style-name="P1">43324 лева</text:p>
      <text:p text:style-name="P1">43325 гепи</text:p>
      <text:p text:style-name="P1">43326 грееш</text:p>
      <text:p text:style-name="P1">43331 маци</text:p>
      <text:p text:style-name="P1">43332 тупе</text:p>
      <text:p text:style-name="P1">43333 смали</text:p>
      <text:p text:style-name="P1">43334 96</text:p>
      <text:p text:style-name="P1">43335 белил</text:p>
      <text:p text:style-name="P1">43336 пинии</text:p>
      <text:p text:style-name="P1">43341 лави</text:p>
      <text:p text:style-name="P1">43342 сатен</text:p>
      <text:p text:style-name="P1">43343 хий</text:p>
      <text:p text:style-name="P1">43344 лютящ</text:p>
      <text:p text:style-name="P1">43345 знаят</text:p>
      <text:p text:style-name="P1">43346 медта</text:p>
      <text:p text:style-name="P1">43351 чуе</text:p>
      <text:p text:style-name="P1">43352 лазех</text:p>
      <text:p text:style-name="P1">43353 вуза</text:p>
      <text:p text:style-name="P1">43354 хотел</text:p>
      <text:p text:style-name="P1">43355 рекат</text:p>
      <text:p text:style-name="P1">43356 ценящ</text:p>
      <text:p text:style-name="P1">43361 сатри</text:p>
      <text:p text:style-name="P1">43362 ревял</text:p>
      <text:p text:style-name="P1">43363 1960</text:p>
      <text:p text:style-name="P1">43364 битки</text:p>
      <text:p text:style-name="P1">43365 челен</text:p>
      <text:p text:style-name="P1">43366 веещи</text:p>
      <text:p text:style-name="P1">43411 отпя</text:p>
      <text:p text:style-name="P1">43412 помощ</text:p>
      <text:p text:style-name="P1">43413 нане</text:p>
      <text:p text:style-name="P1">43414 вехта</text:p>
      <text:p text:style-name="P1">43415 цвета</text:p>
      <text:p text:style-name="P1">43416 мече</text:p>
      <text:p text:style-name="P1">43421 облия</text:p>
      <text:p text:style-name="P1">43422 мода</text:p>
      <text:p text:style-name="P1">43423 кусай</text:p>
      <text:p text:style-name="P1">43424 руйна</text:p>
      <text:p text:style-name="P1">43425 шайба</text:p>
      <text:p text:style-name="P1">43426 лозе</text:p>
      <text:p text:style-name="P1">43431 ()</text:p>
      <text:p text:style-name="P1">43432 лющя</text:p>
      <text:p text:style-name="P1">43433 чара</text:p>
      <text:p text:style-name="P1">43434 цицал</text:p>
      <text:p text:style-name="P1">43435 окоп</text:p>
      <text:p text:style-name="P1">43436 рицин</text:p>
      <text:p text:style-name="P1">43441 омел</text:p>
      <text:p text:style-name="P1">43442 лъщиш</text:p>
      <text:p text:style-name="P1">43443 кино</text:p>
      <text:p text:style-name="P1">43444 перим</text:p>
      <text:p text:style-name="P1">43445 кораб</text:p>
      <text:p text:style-name="P1">43446 помие</text:p>
      <text:p text:style-name="P1">43451 сока</text:p>
      <text:p text:style-name="P1">43452 оряла</text:p>
      <text:p text:style-name="P1">43453 едър</text:p>
      <text:p text:style-name="P1">43454 уния</text:p>
      <text:p text:style-name="P1">43455 песар</text:p>
      <text:p text:style-name="P1">43456 яде</text:p>
      <text:p text:style-name="P1">43461 свой</text:p>
      <text:p text:style-name="P1">43462 разни</text:p>
      <text:p text:style-name="P1">43463 осем</text:p>
      <text:p text:style-name="P1">43464 чеха</text:p>
      <text:p text:style-name="P1">43465 пиле</text:p>
      <text:p text:style-name="P1">43466 ловях</text:p>
      <text:p text:style-name="P1">43511 сеещо</text:p>
      <text:p text:style-name="P1">43512 боза</text:p>
      <text:p text:style-name="P1">43513 евин</text:p>
      <text:p text:style-name="P1">43514 раси</text:p>
      <text:p text:style-name="P1">43515 мерел</text:p>
      <text:p text:style-name="P1">43516 ушито</text:p>
      <text:p text:style-name="P1">43521 тулят</text:p>
      <text:p text:style-name="P1">43522 хор</text:p>
      <text:p text:style-name="P1">43523 уние</text:p>
      <text:p text:style-name="P1">43524 пасли</text:p>
      <text:p text:style-name="P1">43525 носят</text:p>
      <text:p text:style-name="P1">43526 умът</text:p>
      <text:p text:style-name="P1">43531 дълг</text:p>
      <text:p text:style-name="P1">43532 чаши</text:p>
      <text:p text:style-name="P1">43533 звук</text:p>
      <text:p text:style-name="P1">43534 зеят</text:p>
      <text:p text:style-name="P1">43535 ваза</text:p>
      <text:p text:style-name="P1">43536 чанти</text:p>
      <text:p text:style-name="P1">43541 повит</text:p>
      <text:p text:style-name="P1">43542 уста</text:p>
      <text:p text:style-name="P1">43543 ягода</text:p>
      <text:p text:style-name="P1">43544 дава</text:p>
      <text:p text:style-name="P1">43545 срини</text:p>
      <text:p text:style-name="P1">43546 немия</text:p>
      <text:p text:style-name="P1">43551 тай</text:p>
      <text:p text:style-name="P1">43552 бедня</text:p>
      <text:p text:style-name="P1">43553 трит</text:p>
      <text:p text:style-name="P1">43554 кеца</text:p>
      <text:p text:style-name="P1">43555 терор</text:p>
      <text:p text:style-name="P1">43556 гюм</text:p>
      <text:p text:style-name="P1">43561 лота</text:p>
      <text:p text:style-name="P1">43562 зъбил</text:p>
      <text:p text:style-name="P1">43563 лали</text:p>
      <text:p text:style-name="P1">43564 задух</text:p>
      <text:p text:style-name="P1">43565 лютя</text:p>
      <text:p text:style-name="P1">43566 впуща</text:p>
      <text:p text:style-name="P1">43611 бдяло</text:p>
      <text:p text:style-name="P1">43612 торих</text:p>
      <text:p text:style-name="P1">43613 ислям</text:p>
      <text:p text:style-name="P1">43614 пъпна</text:p>
      <text:p text:style-name="P1">43615 тежа</text:p>
      <text:p text:style-name="P1">43616 рие</text:p>
      <text:p text:style-name="P1">43621 ръган</text:p>
      <text:p text:style-name="P1">43622 луди</text:p>
      <text:p text:style-name="P1">43623 бюра</text:p>
      <text:p text:style-name="P1">43624 едра</text:p>
      <text:p text:style-name="P1">43625 гоен</text:p>
      <text:p text:style-name="P1">43626 палех</text:p>
      <text:p text:style-name="P1">43631 увиех</text:p>
      <text:p text:style-name="P1">43632 смаян</text:p>
      <text:p text:style-name="P1">43633 драг</text:p>
      <text:p text:style-name="P1">43634 хиля</text:p>
      <text:p text:style-name="P1">43635 бучка</text:p>
      <text:p text:style-name="P1">43636 мощи</text:p>
      <text:p text:style-name="P1">43641 менил</text:p>
      <text:p text:style-name="P1">43642 шляла</text:p>
      <text:p text:style-name="P1">43643 врене</text:p>
      <text:p text:style-name="P1">43644 пуши</text:p>
      <text:p text:style-name="P1">43645 рушил</text:p>
      <text:p text:style-name="P1">43646 събуя</text:p>
      <text:p text:style-name="P1">43651 общи</text:p>
      <text:p text:style-name="P1">43652 братя</text:p>
      <text:p text:style-name="P1">43653 бари</text:p>
      <text:p text:style-name="P1">43654 сеех</text:p>
      <text:p text:style-name="P1">43655 бум</text:p>
      <text:p text:style-name="P1">43656 цица</text:p>
      <text:p text:style-name="P1">43661 леда</text:p>
      <text:p text:style-name="P1">43662 пръв</text:p>
      <text:p text:style-name="P1">43663 легне</text:p>
      <text:p text:style-name="P1">43664 виел</text:p>
      <text:p text:style-name="P1">43665 южен</text:p>
      <text:p text:style-name="P1">43666 мера</text:p>
      <text:p text:style-name="P1"><text:soft-page-break/>44111 делта</text:p>
      <text:p text:style-name="P1">44112 ничии</text:p>
      <text:p text:style-name="P1">44113 губи</text:p>
      <text:p text:style-name="P1">44114 въся</text:p>
      <text:p text:style-name="P1">44115 будка</text:p>
      <text:p text:style-name="P1">44116 орося</text:p>
      <text:p text:style-name="P1">44121 точка</text:p>
      <text:p text:style-name="P1">44122 койка</text:p>
      <text:p text:style-name="P1">44123 знай</text:p>
      <text:p text:style-name="P1">44124 тиня</text:p>
      <text:p text:style-name="P1">44125 забоя</text:p>
      <text:p text:style-name="P1">44126 вия</text:p>
      <text:p text:style-name="P1">44131 лят</text:p>
      <text:p text:style-name="P1">44132 жегна</text:p>
      <text:p text:style-name="P1">44133 село</text:p>
      <text:p text:style-name="P1">44134 отдам</text:p>
      <text:p text:style-name="P1">44135 61</text:p>
      <text:p text:style-name="P1">44136 опън</text:p>
      <text:p text:style-name="P1">44141 бдя</text:p>
      <text:p text:style-name="P1">44142 кадри</text:p>
      <text:p text:style-name="P1">44143 недей</text:p>
      <text:p text:style-name="P1">44144 март</text:p>
      <text:p text:style-name="P1">44145 ===</text:p>
      <text:p text:style-name="P1">44146 ухаел</text:p>
      <text:p text:style-name="P1">44151 було</text:p>
      <text:p text:style-name="P1">44152 бети</text:p>
      <text:p text:style-name="P1">44153 грян</text:p>
      <text:p text:style-name="P1">44154 лак</text:p>
      <text:p text:style-name="P1">44155 давал</text:p>
      <text:p text:style-name="P1">44156 мат</text:p>
      <text:p text:style-name="P1">44161 оплюй</text:p>
      <text:p text:style-name="P1">44162 кривя</text:p>
      <text:p text:style-name="P1">44163 опал</text:p>
      <text:p text:style-name="P1">44164 торс</text:p>
      <text:p text:style-name="P1">44165 задай</text:p>
      <text:p text:style-name="P1">44166 думи</text:p>
      <text:p text:style-name="P1">44211 ечеха</text:p>
      <text:p text:style-name="P1">44212 доих</text:p>
      <text:p text:style-name="P1">44213 кула</text:p>
      <text:p text:style-name="P1">44214 върл</text:p>
      <text:p text:style-name="P1">44215 шапа</text:p>
      <text:p text:style-name="P1">44216 щрака</text:p>
      <text:p text:style-name="P1">44221 гяур</text:p>
      <text:p text:style-name="P1">44222 зяла</text:p>
      <text:p text:style-name="P1">44223 цупех</text:p>
      <text:p text:style-name="P1">44224 смил</text:p>
      <text:p text:style-name="P1">44225 ложа</text:p>
      <text:p text:style-name="P1">44226 кукай</text:p>
      <text:p text:style-name="P1">44231 вещия</text:p>
      <text:p text:style-name="P1">44232 кеят</text:p>
      <text:p text:style-name="P1">44233 заял</text:p>
      <text:p text:style-name="P1">44234 пудря</text:p>
      <text:p text:style-name="P1">44235 мис</text:p>
      <text:p text:style-name="P1">44236 удряш</text:p>
      <text:p text:style-name="P1">44241 вая</text:p>
      <text:p text:style-name="P1">44242 фючър</text:p>
      <text:p text:style-name="P1">44243 катет</text:p>
      <text:p text:style-name="P1">44244 жено</text:p>
      <text:p text:style-name="P1">44245 умееш</text:p>
      <text:p text:style-name="P1">44246 плет</text:p>
      <text:p text:style-name="P1">44251 пола</text:p>
      <text:p text:style-name="P1">44252 таяло</text:p>
      <text:p text:style-name="P1">44253 вбити</text:p>
      <text:p text:style-name="P1">44254 танц</text:p>
      <text:p text:style-name="P1">44255 палим</text:p>
      <text:p text:style-name="P1">44256 женех</text:p>
      <text:p text:style-name="P1">44261 пълня</text:p>
      <text:p text:style-name="P1">44262 бивам</text:p>
      <text:p text:style-name="P1">44263 терка</text:p>
      <text:p text:style-name="P1">44264 мраз</text:p>
      <text:p text:style-name="P1">44265 тлял</text:p>
      <text:p text:style-name="P1">44266 платя</text:p>
      <text:p text:style-name="P1">44311 низа</text:p>
      <text:p text:style-name="P1">44312 харти</text:p>
      <text:p text:style-name="P1">44313 срий</text:p>
      <text:p text:style-name="P1">44314 берем</text:p>
      <text:p text:style-name="P1">44315 одра</text:p>
      <text:p text:style-name="P1">44316 88</text:p>
      <text:p text:style-name="P1">44321 сирел</text:p>
      <text:p text:style-name="P1">44322 100</text:p>
      <text:p text:style-name="P1">44323 попие</text:p>
      <text:p text:style-name="P1">44324 довий</text:p>
      <text:p text:style-name="P1">44325 хуква</text:p>
      <text:p text:style-name="P1">44326 трела</text:p>
      <text:p text:style-name="P1">44331 индус</text:p>
      <text:p text:style-name="P1">44332 сяла</text:p>
      <text:p text:style-name="P1">44333 рана</text:p>
      <text:p text:style-name="P1">44334 шушни</text:p>
      <text:p text:style-name="P1">44335 двоим</text:p>
      <text:p text:style-name="P1">44336 отши</text:p>
      <text:p text:style-name="P1">44341 мъчи</text:p>
      <text:p text:style-name="P1">44342 вини</text:p>
      <text:p text:style-name="P1">44343 ниски</text:p>
      <text:p text:style-name="P1">44344 табан</text:p>
      <text:p text:style-name="P1">44345 устои</text:p>
      <text:p text:style-name="P1">44346 угадя</text:p>
      <text:p text:style-name="P1">44351 ежи</text:p>
      <text:p text:style-name="P1">44352 духни</text:p>
      <text:p text:style-name="P1">44353 точил</text:p>
      <text:p text:style-name="P1">44354 едва</text:p>
      <text:p text:style-name="P1">44355 йона</text:p>
      <text:p text:style-name="P1">44356 чопа</text:p>
      <text:p text:style-name="P1">44361 пеня</text:p>
      <text:p text:style-name="P1">44362 заяла</text:p>
      <text:p text:style-name="P1">44363 рис</text:p>
      <text:p text:style-name="P1">44364 рошел</text:p>
      <text:p text:style-name="P1">44365 дубли</text:p>
      <text:p text:style-name="P1">44366 кашу</text:p>
      <text:p text:style-name="P1">44411 велиш</text:p>
      <text:p text:style-name="P1">44412 свият</text:p>
      <text:p text:style-name="P1">44413 редни</text:p>
      <text:p text:style-name="P1">44414 зиме</text:p>
      <text:p text:style-name="P1">44415 нисш</text:p>
      <text:p text:style-name="P1">44416 рият</text:p>
      <text:p text:style-name="P1">44421 ела</text:p>
      <text:p text:style-name="P1">44422 шием</text:p>
      <text:p text:style-name="P1">44423 охкащ</text:p>
      <text:p text:style-name="P1">44424 маял</text:p>
      <text:p text:style-name="P1">44425 минем</text:p>
      <text:p text:style-name="P1">44426 маех</text:p>
      <text:p text:style-name="P1">44431 бате</text:p>
      <text:p text:style-name="P1">44432 дума</text:p>
      <text:p text:style-name="P1">44433 унции</text:p>
      <text:p text:style-name="P1">44434 внася</text:p>
      <text:p text:style-name="P1">44435 мъж</text:p>
      <text:p text:style-name="P1">44436 реки</text:p>
      <text:p text:style-name="P1">44441 отмря</text:p>
      <text:p text:style-name="P1">44442 боцка</text:p>
      <text:p text:style-name="P1">44443 пале</text:p>
      <text:p text:style-name="P1">44444 дупе</text:p>
      <text:p text:style-name="P1">44445 будя</text:p>
      <text:p text:style-name="P1">44446 щом</text:p>
      <text:p text:style-name="P1">44451 зала</text:p>
      <text:p text:style-name="P1">44452 софи</text:p>
      <text:p text:style-name="P1">44453 щурат</text:p>
      <text:p text:style-name="P1">44454 щения</text:p>
      <text:p text:style-name="P1">44455 бодне</text:p>
      <text:p text:style-name="P1">44456 селях</text:p>
      <text:p text:style-name="P1">44461 таят</text:p>
      <text:p text:style-name="P1">44462 лява</text:p>
      <text:p text:style-name="P1">44463 овце</text:p>
      <text:p text:style-name="P1">44464 жрец</text:p>
      <text:p text:style-name="P1">44465 хълца</text:p>
      <text:p text:style-name="P1">44466 човки</text:p>
      <text:p text:style-name="P1">44511 внос</text:p>
      <text:p text:style-name="P1">44512 соля</text:p>
      <text:p text:style-name="P1">44513 шейха</text:p>
      <text:p text:style-name="P1">44514 соеви</text:p>
      <text:p text:style-name="P1">44515 улеят</text:p>
      <text:p text:style-name="P1">44516 боде</text:p>
      <text:p text:style-name="P1">44521 патът</text:p>
      <text:p text:style-name="P1">44522 личиш</text:p>
      <text:p text:style-name="P1">44523 орна</text:p>
      <text:p text:style-name="P1">44524 бури</text:p>
      <text:p text:style-name="P1">44525 огрее</text:p>
      <text:p text:style-name="P1">44526 стоя</text:p>
      <text:p text:style-name="P1">44531 унция</text:p>
      <text:p text:style-name="P1">44532 фини</text:p>
      <text:p text:style-name="P1">44533 поех</text:p>
      <text:p text:style-name="P1">44534 внеса</text:p>
      <text:p text:style-name="P1">44535 чаен</text:p>
      <text:p text:style-name="P1">44536 соча</text:p>
      <text:p text:style-name="P1">44541 щам</text:p>
      <text:p text:style-name="P1">44542 зла</text:p>
      <text:p text:style-name="P1">44543 пира</text:p>
      <text:p text:style-name="P1">44544 кътно</text:p>
      <text:p text:style-name="P1">44545 курс</text:p>
      <text:p text:style-name="P1">44546 вада</text:p>
      <text:p text:style-name="P1">44551 ничия</text:p>
      <text:p text:style-name="P1">44552 мием</text:p>
      <text:p text:style-name="P1">44553 бяло</text:p>
      <text:p text:style-name="P1">44554 рая</text:p>
      <text:p text:style-name="P1">44555 фий</text:p>
      <text:p text:style-name="P1">44556 лазещ</text:p>
      <text:p text:style-name="P1">44561 нади</text:p>
      <text:p text:style-name="P1">44562 горен</text:p>
      <text:p text:style-name="P1">44563 заем</text:p>
      <text:p text:style-name="P1">44564 рит</text:p>
      <text:p text:style-name="P1">44565 мих</text:p>
      <text:p text:style-name="P1">44566 допит</text:p>
      <text:p text:style-name="P1">44611 радя</text:p>
      <text:p text:style-name="P1">44612 ковко</text:p>
      <text:p text:style-name="P1">44613 рак</text:p>
      <text:p text:style-name="P1">44614 набит</text:p>
      <text:p text:style-name="P1">44615 мечо</text:p>
      <text:p text:style-name="P1">44616 унеса</text:p>
      <text:p text:style-name="P1">44621 отмий</text:p>
      <text:p text:style-name="P1">44622 люпил</text:p>
      <text:p text:style-name="P1">44623 питан</text:p>
      <text:p text:style-name="P1">44624 леещо</text:p>
      <text:p text:style-name="P1">44625 през</text:p>
      <text:p text:style-name="P1">44626 вият</text:p>
      <text:p text:style-name="P1">44631 рипат</text:p>
      <text:p text:style-name="P1">44632 ореш</text:p>
      <text:p text:style-name="P1">44633 отвя</text:p>
      <text:p text:style-name="P1">44634 кроиш</text:p>
      <text:p text:style-name="P1">44635 акули</text:p>
      <text:p text:style-name="P1">44636 осее</text:p>
      <text:p text:style-name="P1">44641 хай</text:p>
      <text:p text:style-name="P1">44642 мочур</text:p>
      <text:p text:style-name="P1">44643 )</text:p>
      <text:p text:style-name="P1">44644 прел</text:p>
      <text:p text:style-name="P1">44645 угася</text:p>
      <text:p text:style-name="P1">44646 мацан</text:p>
      <text:p text:style-name="P1">44651 оцет</text:p>
      <text:p text:style-name="P1">44652 клас</text:p>
      <text:p text:style-name="P1">44653 длъж</text:p>
      <text:p text:style-name="P1">44654 кепе</text:p>
      <text:p text:style-name="P1">44655 изпят</text:p>
      <text:p text:style-name="P1">44656 умния</text:p>
      <text:p text:style-name="P1">44661 блеещ</text:p>
      <text:p text:style-name="P1">44662 течем</text:p>
      <text:p text:style-name="P1">44663 стар</text:p>
      <text:p text:style-name="P1">44664 мени</text:p>
      <text:p text:style-name="P1">44665 пъна</text:p>
      <text:p text:style-name="P1">44666 теми</text:p>
      <text:p text:style-name="P1"><text:soft-page-break/>45111 трио</text:p>
      <text:p text:style-name="P1">45112 тост</text:p>
      <text:p text:style-name="P1">45113 анод</text:p>
      <text:p text:style-name="P1">45114 зали</text:p>
      <text:p text:style-name="P1">45115 нов</text:p>
      <text:p text:style-name="P1">45116 врял</text:p>
      <text:p text:style-name="P1">45121 рея</text:p>
      <text:p text:style-name="P1">45122 риф</text:p>
      <text:p text:style-name="P1">45123 донос</text:p>
      <text:p text:style-name="P1">45124 таиш</text:p>
      <text:p text:style-name="P1">45125 идола</text:p>
      <text:p text:style-name="P1">45126 глад</text:p>
      <text:p text:style-name="P1">45131 фауна</text:p>
      <text:p text:style-name="P1">45132 речни</text:p>
      <text:p text:style-name="P1">45133 ловящ</text:p>
      <text:p text:style-name="P1">45134 човка</text:p>
      <text:p text:style-name="P1">45135 корк</text:p>
      <text:p text:style-name="P1">45136 ръся</text:p>
      <text:p text:style-name="P1">45141 агни</text:p>
      <text:p text:style-name="P1">45142 ген</text:p>
      <text:p text:style-name="P1">45143 тежал</text:p>
      <text:p text:style-name="P1">45144 бряз</text:p>
      <text:p text:style-name="P1">45145 табу</text:p>
      <text:p text:style-name="P1">45146 свако</text:p>
      <text:p text:style-name="P1">45151 затай</text:p>
      <text:p text:style-name="P1">45152 умит</text:p>
      <text:p text:style-name="P1">45153 сиял</text:p>
      <text:p text:style-name="P1">45154 извря</text:p>
      <text:p text:style-name="P1">45155 праг</text:p>
      <text:p text:style-name="P1">45156 юза</text:p>
      <text:p text:style-name="P1">45161 одрах</text:p>
      <text:p text:style-name="P1">45162 всъде</text:p>
      <text:p text:style-name="P1">45163 пощеш</text:p>
      <text:p text:style-name="P1">45164 канят</text:p>
      <text:p text:style-name="P1">45165 идва</text:p>
      <text:p text:style-name="P1">45166 рейс</text:p>
      <text:p text:style-name="P1">45211 допей</text:p>
      <text:p text:style-name="P1">45212 жалел</text:p>
      <text:p text:style-name="P1">45213 кърти</text:p>
      <text:p text:style-name="P1">45214 дянах</text:p>
      <text:p text:style-name="P1">45215 видят</text:p>
      <text:p text:style-name="P1">45216 пойно</text:p>
      <text:p text:style-name="P1">45221 тулум</text:p>
      <text:p text:style-name="P1">45222 1800</text:p>
      <text:p text:style-name="P1">45223 солил</text:p>
      <text:p text:style-name="P1">45224 туш</text:p>
      <text:p text:style-name="P1">45225 ринел</text:p>
      <text:p text:style-name="P1">45226 кичен</text:p>
      <text:p text:style-name="P1">45231 есен</text:p>
      <text:p text:style-name="P1">45232 стой</text:p>
      <text:p text:style-name="P1">45233 чешми</text:p>
      <text:p text:style-name="P1">45234 каче</text:p>
      <text:p text:style-name="P1">45235 миг</text:p>
      <text:p text:style-name="P1">45236 газки</text:p>
      <text:p text:style-name="P1">45241 димим</text:p>
      <text:p text:style-name="P1">45242 ечаща</text:p>
      <text:p text:style-name="P1">45243 сгода</text:p>
      <text:p text:style-name="P1">45244 ахали</text:p>
      <text:p text:style-name="P1">45245 пося</text:p>
      <text:p text:style-name="P1">45246 явя</text:p>
      <text:p text:style-name="P1">45251 бич</text:p>
      <text:p text:style-name="P1">45252 отсея</text:p>
      <text:p text:style-name="P1">45253 кашав</text:p>
      <text:p text:style-name="P1">45254 улей</text:p>
      <text:p text:style-name="P1">45255 редее</text:p>
      <text:p text:style-name="P1">45256 лая</text:p>
      <text:p text:style-name="P1">45261 чокой</text:p>
      <text:p text:style-name="P1">45262 шест</text:p>
      <text:p text:style-name="P1">45263 уха</text:p>
      <text:p text:style-name="P1">45264 мотах</text:p>
      <text:p text:style-name="P1">45265 посях</text:p>
      <text:p text:style-name="P1">45266 лък</text:p>
      <text:p text:style-name="P1">45311 биещ</text:p>
      <text:p text:style-name="P1">45312 баби</text:p>
      <text:p text:style-name="P1">45313 кутия</text:p>
      <text:p text:style-name="P1">45314 ваш</text:p>
      <text:p text:style-name="P1">45315 каден</text:p>
      <text:p text:style-name="P1">45316 плача</text:p>
      <text:p text:style-name="P1">45321 пуща</text:p>
      <text:p text:style-name="P1">45322 таих</text:p>
      <text:p text:style-name="P1">45323 крави</text:p>
      <text:p text:style-name="P1">45324 нему</text:p>
      <text:p text:style-name="P1">45325 съши</text:p>
      <text:p text:style-name="P1">45326 тача</text:p>
      <text:p text:style-name="P1">45331 озон</text:p>
      <text:p text:style-name="P1">45332 отдал</text:p>
      <text:p text:style-name="P1">45333 валът</text:p>
      <text:p text:style-name="P1">45334 патос</text:p>
      <text:p text:style-name="P1">45335 напра</text:p>
      <text:p text:style-name="P1">45336 ръфа</text:p>
      <text:p text:style-name="P1">45341 шева</text:p>
      <text:p text:style-name="P1">45342 кибик</text:p>
      <text:p text:style-name="P1">45343 олея</text:p>
      <text:p text:style-name="P1">45344 скъса</text:p>
      <text:p text:style-name="P1">45345 нито</text:p>
      <text:p text:style-name="P1">45346 повеи</text:p>
      <text:p text:style-name="P1">45351 висш</text:p>
      <text:p text:style-name="P1">45352 вози</text:p>
      <text:p text:style-name="P1">45353 забои</text:p>
      <text:p text:style-name="P1">45354 силих</text:p>
      <text:p text:style-name="P1">45355 соев</text:p>
      <text:p text:style-name="P1">45356 шпица</text:p>
      <text:p text:style-name="P1">45361 силен</text:p>
      <text:p text:style-name="P1">45362 дуо</text:p>
      <text:p text:style-name="P1">45363 кабел</text:p>
      <text:p text:style-name="P1">45364 крака</text:p>
      <text:p text:style-name="P1">45365 плува</text:p>
      <text:p text:style-name="P1">45366 сели</text:p>
      <text:p text:style-name="P1">45411 сбило</text:p>
      <text:p text:style-name="P1">45412 делящ</text:p>
      <text:p text:style-name="P1">45413 цолов</text:p>
      <text:p text:style-name="P1">45414 усетя</text:p>
      <text:p text:style-name="P1">45415 ритни</text:p>
      <text:p text:style-name="P1">45416 къч</text:p>
      <text:p text:style-name="P1">45421 елов</text:p>
      <text:p text:style-name="P1">45422 юрка</text:p>
      <text:p text:style-name="P1">45423 милия</text:p>
      <text:p text:style-name="P1">45424 проса</text:p>
      <text:p text:style-name="P1">45425 обе</text:p>
      <text:p text:style-name="P1">45426 учком</text:p>
      <text:p text:style-name="P1">45431 зарих</text:p>
      <text:p text:style-name="P1">45432 вриш</text:p>
      <text:p text:style-name="P1">45433 щавех</text:p>
      <text:p text:style-name="P1">45434 воя</text:p>
      <text:p text:style-name="P1">45435 вях</text:p>
      <text:p text:style-name="P1">45436 дъги</text:p>
      <text:p text:style-name="P1">45441 пече</text:p>
      <text:p text:style-name="P1">45442 фита</text:p>
      <text:p text:style-name="P1">45443 така</text:p>
      <text:p text:style-name="P1">45444 кучи</text:p>
      <text:p text:style-name="P1">45445 осли</text:p>
      <text:p text:style-name="P1">45446 вожд</text:p>
      <text:p text:style-name="P1">45451 оран</text:p>
      <text:p text:style-name="P1">45452 сбра</text:p>
      <text:p text:style-name="P1">45453 смие</text:p>
      <text:p text:style-name="P1">45454 яхай</text:p>
      <text:p text:style-name="P1">45455 поли</text:p>
      <text:p text:style-name="P1">45456 една</text:p>
      <text:p text:style-name="P1">45461 други</text:p>
      <text:p text:style-name="P1">45462 китно</text:p>
      <text:p text:style-name="P1">45463 1500</text:p>
      <text:p text:style-name="P1">45464 тъна</text:p>
      <text:p text:style-name="P1">45465 вид</text:p>
      <text:p text:style-name="P1">45466 обрат</text:p>
      <text:p text:style-name="P1">45511 дърли</text:p>
      <text:p text:style-name="P1">45512 пееш</text:p>
      <text:p text:style-name="P1">45513 могъл</text:p>
      <text:p text:style-name="P1">45514 трик</text:p>
      <text:p text:style-name="P1">45515 одера</text:p>
      <text:p text:style-name="P1">45516 шарф</text:p>
      <text:p text:style-name="P1">45521 2009</text:p>
      <text:p text:style-name="P1">45522 ечащ</text:p>
      <text:p text:style-name="P1">45523 напея</text:p>
      <text:p text:style-name="P1">45524 рохък</text:p>
      <text:p text:style-name="P1">45525 тиков</text:p>
      <text:p text:style-name="P1">45526 леша</text:p>
      <text:p text:style-name="P1">45531 волт</text:p>
      <text:p text:style-name="P1">45532 оял</text:p>
      <text:p text:style-name="P1">45533 лисни</text:p>
      <text:p text:style-name="P1">45534 телче</text:p>
      <text:p text:style-name="P1">45535 6000</text:p>
      <text:p text:style-name="P1">45536 жънел</text:p>
      <text:p text:style-name="P1">45541 ви</text:p>
      <text:p text:style-name="P1">45542 ежби</text:p>
      <text:p text:style-name="P1">45543 шум</text:p>
      <text:p text:style-name="P1">45544 ютата</text:p>
      <text:p text:style-name="P1">45545 шумни</text:p>
      <text:p text:style-name="P1">45546 герба</text:p>
      <text:p text:style-name="P1">45551 цепим</text:p>
      <text:p text:style-name="P1">45552 вчеше</text:p>
      <text:p text:style-name="P1">45553 дълги</text:p>
      <text:p text:style-name="P1">45554 мини</text:p>
      <text:p text:style-name="P1">45555 куци</text:p>
      <text:p text:style-name="P1">45556 пуф</text:p>
      <text:p text:style-name="P1">45561 биел</text:p>
      <text:p text:style-name="P1">45562 триха</text:p>
      <text:p text:style-name="P1">45563 иде</text:p>
      <text:p text:style-name="P1">45564 решех</text:p>
      <text:p text:style-name="P1">45565 рогов</text:p>
      <text:p text:style-name="P1">45566 ала</text:p>
      <text:p text:style-name="P1">45611 гняв</text:p>
      <text:p text:style-name="P1">45612 капя</text:p>
      <text:p text:style-name="P1">45613 ежове</text:p>
      <text:p text:style-name="P1">45614 пони</text:p>
      <text:p text:style-name="P1">45615 ухаещ</text:p>
      <text:p text:style-name="P1">45616 леела</text:p>
      <text:p text:style-name="P1">45621 куха</text:p>
      <text:p text:style-name="P1">45622 ядете</text:p>
      <text:p text:style-name="P1">45623 мила</text:p>
      <text:p text:style-name="P1">45624 расте</text:p>
      <text:p text:style-name="P1">45625 ада</text:p>
      <text:p text:style-name="P1">45626 пъпеш</text:p>
      <text:p text:style-name="P1">45631 уври</text:p>
      <text:p text:style-name="P1">45632 топя</text:p>
      <text:p text:style-name="P1">45633 ущърб</text:p>
      <text:p text:style-name="P1">45634 мацал</text:p>
      <text:p text:style-name="P1">45635 его</text:p>
      <text:p text:style-name="P1">45636 лъщя</text:p>
      <text:p text:style-name="P1">45641 яхащ</text:p>
      <text:p text:style-name="P1">45642 блага</text:p>
      <text:p text:style-name="P1">45643 свята</text:p>
      <text:p text:style-name="P1">45644 барда</text:p>
      <text:p text:style-name="P1">45645 думба</text:p>
      <text:p text:style-name="P1">45646 съд</text:p>
      <text:p text:style-name="P1">45651 брези</text:p>
      <text:p text:style-name="P1">45652 шляем</text:p>
      <text:p text:style-name="P1">45653 полъх</text:p>
      <text:p text:style-name="P1">45654 жички</text:p>
      <text:p text:style-name="P1">45655 бъз</text:p>
      <text:p text:style-name="P1">45656 владя</text:p>
      <text:p text:style-name="P1">45661 шанс</text:p>
      <text:p text:style-name="P1">45662 84</text:p>
      <text:p text:style-name="P1">45663 плява</text:p>
      <text:p text:style-name="P1">45664 гнил</text:p>
      <text:p text:style-name="P1">45665 фест</text:p>
      <text:p text:style-name="P1">45666 креда</text:p>
      <text:p text:style-name="P1"><text:soft-page-break/>46111 дилър</text:p>
      <text:p text:style-name="P1">46112 ранни</text:p>
      <text:p text:style-name="P1">46113 рид</text:p>
      <text:p text:style-name="P1">46114 боим</text:p>
      <text:p text:style-name="P1">46115 лехи</text:p>
      <text:p text:style-name="P1">46116 7000</text:p>
      <text:p text:style-name="P1">46121 идиот</text:p>
      <text:p text:style-name="P1">46122 белим</text:p>
      <text:p text:style-name="P1">46123 гънел</text:p>
      <text:p text:style-name="P1">46124 жеги</text:p>
      <text:p text:style-name="P1">46125 дошло</text:p>
      <text:p text:style-name="P1">46126 пул</text:p>
      <text:p text:style-name="P1">46131 търчи</text:p>
      <text:p text:style-name="P1">46132 китил</text:p>
      <text:p text:style-name="P1">46133 пеем</text:p>
      <text:p text:style-name="P1">46134 знака</text:p>
      <text:p text:style-name="P1">46135 мяка</text:p>
      <text:p text:style-name="P1">46136 влея</text:p>
      <text:p text:style-name="P1">46141 душел</text:p>
      <text:p text:style-name="P1">46142 жилна</text:p>
      <text:p text:style-name="P1">46143 гояха</text:p>
      <text:p text:style-name="P1">46144 брод</text:p>
      <text:p text:style-name="P1">46145 пате</text:p>
      <text:p text:style-name="P1">46146 боял</text:p>
      <text:p text:style-name="P1">46151 имен</text:p>
      <text:p text:style-name="P1">46152 ципи</text:p>
      <text:p text:style-name="P1">46153 гнуто</text:p>
      <text:p text:style-name="P1">46154 махне</text:p>
      <text:p text:style-name="P1">46155 зидан</text:p>
      <text:p text:style-name="P1">46156 шега</text:p>
      <text:p text:style-name="P1">46161 осеят</text:p>
      <text:p text:style-name="P1">46162 90</text:p>
      <text:p text:style-name="P1">46163 ръж</text:p>
      <text:p text:style-name="P1">46164 улав</text:p>
      <text:p text:style-name="P1">46165 щях</text:p>
      <text:p text:style-name="P1">46166 осмия</text:p>
      <text:p text:style-name="P1">46211 4321</text:p>
      <text:p text:style-name="P1">46212 теч</text:p>
      <text:p text:style-name="P1">46213 кача</text:p>
      <text:p text:style-name="P1">46214 тиф</text:p>
      <text:p text:style-name="P1">46215 яхащи</text:p>
      <text:p text:style-name="P1">46216 жарка</text:p>
      <text:p text:style-name="P1">46221 зами</text:p>
      <text:p text:style-name="P1">46222 зъбят</text:p>
      <text:p text:style-name="P1">46223 ядка</text:p>
      <text:p text:style-name="P1">46224 злия</text:p>
      <text:p text:style-name="P1">46225 ринга</text:p>
      <text:p text:style-name="P1">46226 сят</text:p>
      <text:p text:style-name="P1">46231 влог</text:p>
      <text:p text:style-name="P1">46232 грък</text:p>
      <text:p text:style-name="P1">46233 пъдил</text:p>
      <text:p text:style-name="P1">46234 хулех</text:p>
      <text:p text:style-name="P1">46235 гага</text:p>
      <text:p text:style-name="P1">46236 нейни</text:p>
      <text:p text:style-name="P1">46241 мозък</text:p>
      <text:p text:style-name="P1">46242 опря</text:p>
      <text:p text:style-name="P1">46243 зъбя</text:p>
      <text:p text:style-name="P1">46244 тон</text:p>
      <text:p text:style-name="P1">46245 луда</text:p>
      <text:p text:style-name="P1">46246 озоря</text:p>
      <text:p text:style-name="P1">46251 екаш</text:p>
      <text:p text:style-name="P1">46252 врем</text:p>
      <text:p text:style-name="P1">46253 ало</text:p>
      <text:p text:style-name="P1">46254 издои</text:p>
      <text:p text:style-name="P1">46255 йога</text:p>
      <text:p text:style-name="P1">46256 ония</text:p>
      <text:p text:style-name="P1">46261 жъне</text:p>
      <text:p text:style-name="P1">46262 садях</text:p>
      <text:p text:style-name="P1">46263 плещи</text:p>
      <text:p text:style-name="P1">46264 скоро</text:p>
      <text:p text:style-name="P1">46265 родно</text:p>
      <text:p text:style-name="P1">46266 чуя</text:p>
      <text:p text:style-name="P1">46311 фаза</text:p>
      <text:p text:style-name="P1">46312 висне</text:p>
      <text:p text:style-name="P1">46313 въдиш</text:p>
      <text:p text:style-name="P1">46314 везах</text:p>
      <text:p text:style-name="P1">46315 плач</text:p>
      <text:p text:style-name="P1">46316 бавен</text:p>
      <text:p text:style-name="P1">46321 язди</text:p>
      <text:p text:style-name="P1">46322 снета</text:p>
      <text:p text:style-name="P1">46323 зяло</text:p>
      <text:p text:style-name="P1">46324 гъбен</text:p>
      <text:p text:style-name="P1">46325 иман</text:p>
      <text:p text:style-name="P1">46326 метан</text:p>
      <text:p text:style-name="P1">46331 урок</text:p>
      <text:p text:style-name="P1">46332 гука</text:p>
      <text:p text:style-name="P1">46333 роша</text:p>
      <text:p text:style-name="P1">46334 укрие</text:p>
      <text:p text:style-name="P1">46335 охна</text:p>
      <text:p text:style-name="P1">46336 шлака</text:p>
      <text:p text:style-name="P1">46341 поща</text:p>
      <text:p text:style-name="P1">46342 озова</text:p>
      <text:p text:style-name="P1">46343 прах</text:p>
      <text:p text:style-name="P1">46344 валих</text:p>
      <text:p text:style-name="P1">46345 леке</text:p>
      <text:p text:style-name="P1">46346 20</text:p>
      <text:p text:style-name="P1">46351 нянка</text:p>
      <text:p text:style-name="P1">46352 брал</text:p>
      <text:p text:style-name="P1">46353 ръбел</text:p>
      <text:p text:style-name="P1">46354 мим</text:p>
      <text:p text:style-name="P1">46355 кадим</text:p>
      <text:p text:style-name="P1">46356 копах</text:p>
      <text:p text:style-name="P1">46361 миля</text:p>
      <text:p text:style-name="P1">46362 хоров</text:p>
      <text:p text:style-name="P1">46363 вход</text:p>
      <text:p text:style-name="P1">46364 смя</text:p>
      <text:p text:style-name="P1">46365 гни</text:p>
      <text:p text:style-name="P1">46366 догма</text:p>
      <text:p text:style-name="P1">46411 мях</text:p>
      <text:p text:style-name="P1">46412 яка</text:p>
      <text:p text:style-name="P1">46413 пее</text:p>
      <text:p text:style-name="P1">46414 пъча</text:p>
      <text:p text:style-name="P1">46415 катод</text:p>
      <text:p text:style-name="P1">46416 гъби</text:p>
      <text:p text:style-name="P1">46421 птица</text:p>
      <text:p text:style-name="P1">46422 гнетя</text:p>
      <text:p text:style-name="P1">46423 иззе</text:p>
      <text:p text:style-name="P1">46424 длаба</text:p>
      <text:p text:style-name="P1">46425 броих</text:p>
      <text:p text:style-name="P1">46426 очи</text:p>
      <text:p text:style-name="P1">46431 шатри</text:p>
      <text:p text:style-name="P1">46432 бдях</text:p>
      <text:p text:style-name="P1">46433 крос</text:p>
      <text:p text:style-name="P1">46434 1997</text:p>
      <text:p text:style-name="P1">46435 меле</text:p>
      <text:p text:style-name="P1">46436 цупещ</text:p>
      <text:p text:style-name="P1">46441 тупа</text:p>
      <text:p text:style-name="P1">46442 шиба</text:p>
      <text:p text:style-name="P1">46443 патя</text:p>
      <text:p text:style-name="P1">46444 фасът</text:p>
      <text:p text:style-name="P1">46445 доиш</text:p>
      <text:p text:style-name="P1">46446 явка</text:p>
      <text:p text:style-name="P1">46451 бегач</text:p>
      <text:p text:style-name="P1">46452 цеди</text:p>
      <text:p text:style-name="P1">46453 дуото</text:p>
      <text:p text:style-name="P1">46454 гузен</text:p>
      <text:p text:style-name="P1">46455 омота</text:p>
      <text:p text:style-name="P1">46456 доил</text:p>
      <text:p text:style-name="P1">46461 гори</text:p>
      <text:p text:style-name="P1">46462 гади</text:p>
      <text:p text:style-name="P1">46463 гъта</text:p>
      <text:p text:style-name="P1">46464 слуз</text:p>
      <text:p text:style-name="P1">46465 сана</text:p>
      <text:p text:style-name="P1">46466 умно</text:p>
      <text:p text:style-name="P1">46511 лъхаш</text:p>
      <text:p text:style-name="P1">46512 лагер</text:p>
      <text:p text:style-name="P1">46513 роен</text:p>
      <text:p text:style-name="P1">46514 локат</text:p>
      <text:p text:style-name="P1">46515 яви</text:p>
      <text:p text:style-name="P1">46516 течна</text:p>
      <text:p text:style-name="P1">46521 одран</text:p>
      <text:p text:style-name="P1">46522 копай</text:p>
      <text:p text:style-name="P1">46523 кеф</text:p>
      <text:p text:style-name="P1">46524 теме</text:p>
      <text:p text:style-name="P1">46525 ласо</text:p>
      <text:p text:style-name="P1">46526 бутне</text:p>
      <text:p text:style-name="P1">46531 шътка</text:p>
      <text:p text:style-name="P1">46532 2001</text:p>
      <text:p text:style-name="P1">46533 кух</text:p>
      <text:p text:style-name="P1">46534 лупва</text:p>
      <text:p text:style-name="P1">46535 каба</text:p>
      <text:p text:style-name="P1">46536 ухая</text:p>
      <text:p text:style-name="P1">46541 домна</text:p>
      <text:p text:style-name="P1">46542 руся</text:p>
      <text:p text:style-name="P1">46543 слоя</text:p>
      <text:p text:style-name="P1">46544 липов</text:p>
      <text:p text:style-name="P1">46545 сирно</text:p>
      <text:p text:style-name="P1">46546 свиня</text:p>
      <text:p text:style-name="P1">46551 дойде</text:p>
      <text:p text:style-name="P1">46552 литни</text:p>
      <text:p text:style-name="P1">46553 въсех</text:p>
      <text:p text:style-name="P1">46554 чак</text:p>
      <text:p text:style-name="P1">46555 кътам</text:p>
      <text:p text:style-name="P1">46556 54</text:p>
      <text:p text:style-name="P1">46561 лягах</text:p>
      <text:p text:style-name="P1">46562 мътим</text:p>
      <text:p text:style-name="P1">46563 гето</text:p>
      <text:p text:style-name="P1">46564 пушех</text:p>
      <text:p text:style-name="P1">46565 пътно</text:p>
      <text:p text:style-name="P1">46566 сок</text:p>
      <text:p text:style-name="P1">46611 окичи</text:p>
      <text:p text:style-name="P1">46612 юфка</text:p>
      <text:p text:style-name="P1">46613 ямата</text:p>
      <text:p text:style-name="P1">46614 ореше</text:p>
      <text:p text:style-name="P1">46615 укрий</text:p>
      <text:p text:style-name="P1">46616 тлъст</text:p>
      <text:p text:style-name="P1">46621 визи</text:p>
      <text:p text:style-name="P1">46622 ищци</text:p>
      <text:p text:style-name="P1">46623 шаран</text:p>
      <text:p text:style-name="P1">46624 яза</text:p>
      <text:p text:style-name="P1">46625 хола</text:p>
      <text:p text:style-name="P1">46626 паша</text:p>
      <text:p text:style-name="P1">46631 умих</text:p>
      <text:p text:style-name="P1">46632 воеве</text:p>
      <text:p text:style-name="P1">46633 жилав</text:p>
      <text:p text:style-name="P1">46634 мижав</text:p>
      <text:p text:style-name="P1">46635 зетко</text:p>
      <text:p text:style-name="P1">46636 стол</text:p>
      <text:p text:style-name="P1">46641 той</text:p>
      <text:p text:style-name="P1">46642 лятно</text:p>
      <text:p text:style-name="P1">46643 гриза</text:p>
      <text:p text:style-name="P1">46644 лина</text:p>
      <text:p text:style-name="P1">46645 коля</text:p>
      <text:p text:style-name="P1">46646 буден</text:p>
      <text:p text:style-name="P1">46651 цениш</text:p>
      <text:p text:style-name="P1">46652 шля</text:p>
      <text:p text:style-name="P1">46653 канил</text:p>
      <text:p text:style-name="P1">46654 горки</text:p>
      <text:p text:style-name="P1">46655 уча</text:p>
      <text:p text:style-name="P1">46656 дена</text:p>
      <text:p text:style-name="P1">46661 тъча</text:p>
      <text:p text:style-name="P1">46662 поят</text:p>
      <text:p text:style-name="P1">46663 тепам</text:p>
      <text:p text:style-name="P1">46664 татул</text:p>
      <text:p text:style-name="P1">46665 нанос</text:p>
      <text:p text:style-name="P1">46666 чашка</text:p>
      <text:p text:style-name="P1"><text:soft-page-break/>51111 лудя</text:p>
      <text:p text:style-name="P1">51112 сой</text:p>
      <text:p text:style-name="P1">51113 димих</text:p>
      <text:p text:style-name="P1">51114 барът</text:p>
      <text:p text:style-name="P1">51115 къс</text:p>
      <text:p text:style-name="P1">51116 чат</text:p>
      <text:p text:style-name="P1">51121 фукан</text:p>
      <text:p text:style-name="P1">51122 мач</text:p>
      <text:p text:style-name="P1">51123 сач</text:p>
      <text:p text:style-name="P1">51124 късат</text:p>
      <text:p text:style-name="P1">51125 71</text:p>
      <text:p text:style-name="P1">51126 сито</text:p>
      <text:p text:style-name="P1">51131 чуех</text:p>
      <text:p text:style-name="P1">51132 лимби</text:p>
      <text:p text:style-name="P1">51133 ситно</text:p>
      <text:p text:style-name="P1">51134 забра</text:p>
      <text:p text:style-name="P1">51135 ожули</text:p>
      <text:p text:style-name="P1">51136 врага</text:p>
      <text:p text:style-name="P1">51141 рине</text:p>
      <text:p text:style-name="P1">51142 мъзга</text:p>
      <text:p text:style-name="P1">51143 вкус</text:p>
      <text:p text:style-name="P1">51144 заден</text:p>
      <text:p text:style-name="P1">51145 цока</text:p>
      <text:p text:style-name="P1">51146 един</text:p>
      <text:p text:style-name="P1">51151 актив</text:p>
      <text:p text:style-name="P1">51152 ракла</text:p>
      <text:p text:style-name="P1">51153 въжар</text:p>
      <text:p text:style-name="P1">51154 говее</text:p>
      <text:p text:style-name="P1">51155 1930</text:p>
      <text:p text:style-name="P1">51156 ящен</text:p>
      <text:p text:style-name="P1">51161 шлем</text:p>
      <text:p text:style-name="P1">51162 ходят</text:p>
      <text:p text:style-name="P1">51163 перял</text:p>
      <text:p text:style-name="P1">51164 лика</text:p>
      <text:p text:style-name="P1">51165 лаяли</text:p>
      <text:p text:style-name="P1">51166 боят</text:p>
      <text:p text:style-name="P1">51211 втрил</text:p>
      <text:p text:style-name="P1">51212 ориз</text:p>
      <text:p text:style-name="P1">51213 налях</text:p>
      <text:p text:style-name="P1">51214 месел</text:p>
      <text:p text:style-name="P1">51215 цеха</text:p>
      <text:p text:style-name="P1">51216 впише</text:p>
      <text:p text:style-name="P1">51221 нули</text:p>
      <text:p text:style-name="P1">51222 душно</text:p>
      <text:p text:style-name="P1">51223 хайде</text:p>
      <text:p text:style-name="P1">51224 отлях</text:p>
      <text:p text:style-name="P1">51225 пукни</text:p>
      <text:p text:style-name="P1">51226 печен</text:p>
      <text:p text:style-name="P1">51231 плот</text:p>
      <text:p text:style-name="P1">51232 вята</text:p>
      <text:p text:style-name="P1">51233 сега</text:p>
      <text:p text:style-name="P1">51234 мигай</text:p>
      <text:p text:style-name="P1">51235 сняга</text:p>
      <text:p text:style-name="P1">51236 факла</text:p>
      <text:p text:style-name="P1">51241 окачи</text:p>
      <text:p text:style-name="P1">51242 лала</text:p>
      <text:p text:style-name="P1">51243 спица</text:p>
      <text:p text:style-name="P1">51244 циста</text:p>
      <text:p text:style-name="P1">51245 делни</text:p>
      <text:p text:style-name="P1">51246 сития</text:p>
      <text:p text:style-name="P1">51251 рудна</text:p>
      <text:p text:style-name="P1">51252 ръби</text:p>
      <text:p text:style-name="P1">51253 благ</text:p>
      <text:p text:style-name="P1">51254 пъпа</text:p>
      <text:p text:style-name="P1">51255 гушел</text:p>
      <text:p text:style-name="P1">51256 яден</text:p>
      <text:p text:style-name="P1">51261 очно</text:p>
      <text:p text:style-name="P1">51262 муша</text:p>
      <text:p text:style-name="P1">51263 чук</text:p>
      <text:p text:style-name="P1">51264 умри</text:p>
      <text:p text:style-name="P1">51265 ерос</text:p>
      <text:p text:style-name="P1">51266 бубар</text:p>
      <text:p text:style-name="P1">51311 скула</text:p>
      <text:p text:style-name="P1">51312 юрвай</text:p>
      <text:p text:style-name="P1">51313 упоя</text:p>
      <text:p text:style-name="P1">51314 виех</text:p>
      <text:p text:style-name="P1">51315 зетя</text:p>
      <text:p text:style-name="P1">51316 шиха</text:p>
      <text:p text:style-name="P1">51321 вран</text:p>
      <text:p text:style-name="P1">51322 чесал</text:p>
      <text:p text:style-name="P1">51323 резци</text:p>
      <text:p text:style-name="P1">51324 бау</text:p>
      <text:p text:style-name="P1">51325 кла</text:p>
      <text:p text:style-name="P1">51326 64</text:p>
      <text:p text:style-name="P1">51331 гулия</text:p>
      <text:p text:style-name="P1">51332 бодри</text:p>
      <text:p text:style-name="P1">51333 губер</text:p>
      <text:p text:style-name="P1">51334 сеем</text:p>
      <text:p text:style-name="P1">51335 купе</text:p>
      <text:p text:style-name="P1">51336 удвой</text:p>
      <text:p text:style-name="P1">51341 клуба</text:p>
      <text:p text:style-name="P1">51342 вшил</text:p>
      <text:p text:style-name="P1">51343 4000</text:p>
      <text:p text:style-name="P1">51344 блея</text:p>
      <text:p text:style-name="P1">51345 хули</text:p>
      <text:p text:style-name="P1">51346 лъхне</text:p>
      <text:p text:style-name="P1">51351 таен</text:p>
      <text:p text:style-name="P1">51352 юнги</text:p>
      <text:p text:style-name="P1">51353 кръг</text:p>
      <text:p text:style-name="P1">51354 опрял</text:p>
      <text:p text:style-name="P1">51355 456</text:p>
      <text:p text:style-name="P1">51356 упада</text:p>
      <text:p text:style-name="P1">51361 тровя</text:p>
      <text:p text:style-name="P1">51362 резач</text:p>
      <text:p text:style-name="P1">51363 гени</text:p>
      <text:p text:style-name="P1">51364 переш</text:p>
      <text:p text:style-name="P1">51365 рус</text:p>
      <text:p text:style-name="P1">51366 мълча</text:p>
      <text:p text:style-name="P1">51411 калта</text:p>
      <text:p text:style-name="P1">51412 вшия</text:p>
      <text:p text:style-name="P1">51413 преви</text:p>
      <text:p text:style-name="P1">51414 изпее</text:p>
      <text:p text:style-name="P1">51415 мощна</text:p>
      <text:p text:style-name="P1">51416 кусаш</text:p>
      <text:p text:style-name="P1">51421 аванс</text:p>
      <text:p text:style-name="P1">51422 качих</text:p>
      <text:p text:style-name="P1">51423 куцал</text:p>
      <text:p text:style-name="P1">51424 воли</text:p>
      <text:p text:style-name="P1">51425 кокс</text:p>
      <text:p text:style-name="P1">51426 кънти</text:p>
      <text:p text:style-name="P1">51431 кулак</text:p>
      <text:p text:style-name="P1">51432 мажа</text:p>
      <text:p text:style-name="P1">51433 греел</text:p>
      <text:p text:style-name="P1">51434 талка</text:p>
      <text:p text:style-name="P1">51435 окося</text:p>
      <text:p text:style-name="P1">51436 рее</text:p>
      <text:p text:style-name="P1">51441 миел</text:p>
      <text:p text:style-name="P1">51442 бъзов</text:p>
      <text:p text:style-name="P1">51443 рушен</text:p>
      <text:p text:style-name="P1">51444 опни</text:p>
      <text:p text:style-name="P1">51445 гамби</text:p>
      <text:p text:style-name="P1">51446 рони</text:p>
      <text:p text:style-name="P1">51451 гини</text:p>
      <text:p text:style-name="P1">51452 сяха</text:p>
      <text:p text:style-name="P1">51453 недри</text:p>
      <text:p text:style-name="P1">51454 учен</text:p>
      <text:p text:style-name="P1">51455 боб</text:p>
      <text:p text:style-name="P1">51456 яжте</text:p>
      <text:p text:style-name="P1">51461 бебе</text:p>
      <text:p text:style-name="P1">51462 волен</text:p>
      <text:p text:style-name="P1">51463 прели</text:p>
      <text:p text:style-name="P1">51464 смуша</text:p>
      <text:p text:style-name="P1">51465 висях</text:p>
      <text:p text:style-name="P1">51466 бъде</text:p>
      <text:p text:style-name="P1">51511 сяло</text:p>
      <text:p text:style-name="P1">51512 кога</text:p>
      <text:p text:style-name="P1">51513 ютии</text:p>
      <text:p text:style-name="P1">51514 будни</text:p>
      <text:p text:style-name="P1">51515 друг</text:p>
      <text:p text:style-name="P1">51516 веля</text:p>
      <text:p text:style-name="P1">51521 права</text:p>
      <text:p text:style-name="P1">51522 ярък</text:p>
      <text:p text:style-name="P1">51523 шляеш</text:p>
      <text:p text:style-name="P1">51524 макар</text:p>
      <text:p text:style-name="P1">51525 удар</text:p>
      <text:p text:style-name="P1">51526 зелия</text:p>
      <text:p text:style-name="P1">51531 криел</text:p>
      <text:p text:style-name="P1">51532 жужи</text:p>
      <text:p text:style-name="P1">51533 димът</text:p>
      <text:p text:style-name="P1">51534 ронил</text:p>
      <text:p text:style-name="P1">51535 вземе</text:p>
      <text:p text:style-name="P1">51536 жлеба</text:p>
      <text:p text:style-name="P1">51541 соева</text:p>
      <text:p text:style-name="P1">51542 хока</text:p>
      <text:p text:style-name="P1">51543 плен</text:p>
      <text:p text:style-name="P1">51544 кесия</text:p>
      <text:p text:style-name="P1">51545 бози</text:p>
      <text:p text:style-name="P1">51546 смити</text:p>
      <text:p text:style-name="P1">51551 минех</text:p>
      <text:p text:style-name="P1">51552 мазня</text:p>
      <text:p text:style-name="P1">51553 неук</text:p>
      <text:p text:style-name="P1">51554 отъпя</text:p>
      <text:p text:style-name="P1">51555 двой</text:p>
      <text:p text:style-name="P1">51556 21</text:p>
      <text:p text:style-name="P1">51561 лисо</text:p>
      <text:p text:style-name="P1">51562 фуча</text:p>
      <text:p text:style-name="P1">51563 ръсех</text:p>
      <text:p text:style-name="P1">51564 сетим</text:p>
      <text:p text:style-name="P1">51565 дух</text:p>
      <text:p text:style-name="P1">51566 елек</text:p>
      <text:p text:style-name="P1">51611 елф</text:p>
      <text:p text:style-name="P1">51612 финт</text:p>
      <text:p text:style-name="P1">51613 тънеш</text:p>
      <text:p text:style-name="P1">51614 дъхне</text:p>
      <text:p text:style-name="P1">51615 рия</text:p>
      <text:p text:style-name="P1">51616 влия</text:p>
      <text:p text:style-name="P1">51621 гния</text:p>
      <text:p text:style-name="P1">51622 булче</text:p>
      <text:p text:style-name="P1">51623 рял</text:p>
      <text:p text:style-name="P1">51624 могли</text:p>
      <text:p text:style-name="P1">51625 къса</text:p>
      <text:p text:style-name="P1">51626 11</text:p>
      <text:p text:style-name="P1">51631 1985</text:p>
      <text:p text:style-name="P1">51632 повя</text:p>
      <text:p text:style-name="P1">51633 фукла</text:p>
      <text:p text:style-name="P1">51634 мишле</text:p>
      <text:p text:style-name="P1">51635 витан</text:p>
      <text:p text:style-name="P1">51636 дала</text:p>
      <text:p text:style-name="P1">51641 житен</text:p>
      <text:p text:style-name="P1">51642 фурни</text:p>
      <text:p text:style-name="P1">51643 чери</text:p>
      <text:p text:style-name="P1">51644 очен</text:p>
      <text:p text:style-name="P1">51645 падал</text:p>
      <text:p text:style-name="P1">51646 въден</text:p>
      <text:p text:style-name="P1">51651 водещ</text:p>
      <text:p text:style-name="P1">51652 манеж</text:p>
      <text:p text:style-name="P1">51653 умиха</text:p>
      <text:p text:style-name="P1">51654 баджа</text:p>
      <text:p text:style-name="P1">51655 кран</text:p>
      <text:p text:style-name="P1">51656 зрял</text:p>
      <text:p text:style-name="P1">51661 пеех</text:p>
      <text:p text:style-name="P1">51662 лаях</text:p>
      <text:p text:style-name="P1">51663 гиздя</text:p>
      <text:p text:style-name="P1">51664 зли</text:p>
      <text:p text:style-name="P1">51665 цъкам</text:p>
      <text:p text:style-name="P1">51666 осмо</text:p>
      <text:p text:style-name="P1"><text:soft-page-break/>52111 чатал</text:p>
      <text:p text:style-name="P1">52112 юрти</text:p>
      <text:p text:style-name="P1">52113 арии</text:p>
      <text:p text:style-name="P1">52114 стои</text:p>
      <text:p text:style-name="P1">52115 врано</text:p>
      <text:p text:style-name="P1">52116 %%</text:p>
      <text:p text:style-name="P1">52121 швед</text:p>
      <text:p text:style-name="P1">52122 2004</text:p>
      <text:p text:style-name="P1">52123 крета</text:p>
      <text:p text:style-name="P1">52124 поиш</text:p>
      <text:p text:style-name="P1">52125 ушият</text:p>
      <text:p text:style-name="P1">52126 лочех</text:p>
      <text:p text:style-name="P1">52131 мязат</text:p>
      <text:p text:style-name="P1">52132 книга</text:p>
      <text:p text:style-name="P1">52133 стели</text:p>
      <text:p text:style-name="P1">52134 рося</text:p>
      <text:p text:style-name="P1">52135 колие</text:p>
      <text:p text:style-name="P1">52136 множи</text:p>
      <text:p text:style-name="P1">52141 **</text:p>
      <text:p text:style-name="P1">52142 спой</text:p>
      <text:p text:style-name="P1">52143 сет</text:p>
      <text:p text:style-name="P1">52144 давам</text:p>
      <text:p text:style-name="P1">52145 пазещ</text:p>
      <text:p text:style-name="P1">52146 плах</text:p>
      <text:p text:style-name="P1">52151 стрил</text:p>
      <text:p text:style-name="P1">52152 същ</text:p>
      <text:p text:style-name="P1">52153 пес</text:p>
      <text:p text:style-name="P1">52154 гира</text:p>
      <text:p text:style-name="P1">52155 зрях</text:p>
      <text:p text:style-name="P1">52156 цифра</text:p>
      <text:p text:style-name="P1">52161 чудя</text:p>
      <text:p text:style-name="P1">52162 миря</text:p>
      <text:p text:style-name="P1">52163 щурей</text:p>
      <text:p text:style-name="P1">52164 щурял</text:p>
      <text:p text:style-name="P1">52165 части</text:p>
      <text:p text:style-name="P1">52166 бялки</text:p>
      <text:p text:style-name="P1">52211 пила</text:p>
      <text:p text:style-name="P1">52212 удрящ</text:p>
      <text:p text:style-name="P1">52213 упори</text:p>
      <text:p text:style-name="P1">52214 летни</text:p>
      <text:p text:style-name="P1">52215 хайки</text:p>
      <text:p text:style-name="P1">52216 сме</text:p>
      <text:p text:style-name="P1">52221 кнехт</text:p>
      <text:p text:style-name="P1">52222 чинех</text:p>
      <text:p text:style-name="P1">52223 шпац</text:p>
      <text:p text:style-name="P1">52224 вили</text:p>
      <text:p text:style-name="P1">52225 нари</text:p>
      <text:p text:style-name="P1">52226 весил</text:p>
      <text:p text:style-name="P1">52231 сухо</text:p>
      <text:p text:style-name="P1">52232 тика</text:p>
      <text:p text:style-name="P1">52233 спала</text:p>
      <text:p text:style-name="P1">52234 чипа</text:p>
      <text:p text:style-name="P1">52235 къни</text:p>
      <text:p text:style-name="P1">52236 зидат</text:p>
      <text:p text:style-name="P1">52241 ден</text:p>
      <text:p text:style-name="P1">52242 влети</text:p>
      <text:p text:style-name="P1">52243 прав</text:p>
      <text:p text:style-name="P1">52244 люпя</text:p>
      <text:p text:style-name="P1">52245 кая</text:p>
      <text:p text:style-name="P1">52246 кълне</text:p>
      <text:p text:style-name="P1">52251 натри</text:p>
      <text:p text:style-name="P1">52252 артък</text:p>
      <text:p text:style-name="P1">52253 меци</text:p>
      <text:p text:style-name="P1">52254 яки</text:p>
      <text:p text:style-name="P1">52255 левги</text:p>
      <text:p text:style-name="P1">52256 слея</text:p>
      <text:p text:style-name="P1">52261 биче</text:p>
      <text:p text:style-name="P1">52262 викай</text:p>
      <text:p text:style-name="P1">52263 алчна</text:p>
      <text:p text:style-name="P1">52264 пекло</text:p>
      <text:p text:style-name="P1">52265 ушно</text:p>
      <text:p text:style-name="P1">52266 кош</text:p>
      <text:p text:style-name="P1">52311 улучи</text:p>
      <text:p text:style-name="P1">52312 бета</text:p>
      <text:p text:style-name="P1">52313 праз</text:p>
      <text:p text:style-name="P1">52314 вик</text:p>
      <text:p text:style-name="P1">52315 кихва</text:p>
      <text:p text:style-name="P1">52316 чешел</text:p>
      <text:p text:style-name="P1">52321 лото</text:p>
      <text:p text:style-name="P1">52322 леем</text:p>
      <text:p text:style-name="P1">52323 сноба</text:p>
      <text:p text:style-name="P1">52324 едно</text:p>
      <text:p text:style-name="P1">52325 юрта</text:p>
      <text:p text:style-name="P1">52326 жури</text:p>
      <text:p text:style-name="P1">52331 виса</text:p>
      <text:p text:style-name="P1">52332 бръз</text:p>
      <text:p text:style-name="P1">52333 бере</text:p>
      <text:p text:style-name="P1">52334 ядни</text:p>
      <text:p text:style-name="P1">52335 силна</text:p>
      <text:p text:style-name="P1">52336 снех</text:p>
      <text:p text:style-name="P1">52341 трае</text:p>
      <text:p text:style-name="P1">52342 бедих</text:p>
      <text:p text:style-name="P1">52343 жулне</text:p>
      <text:p text:style-name="P1">52344 цеви</text:p>
      <text:p text:style-name="P1">52345 леси</text:p>
      <text:p text:style-name="P1">52346 чешещ</text:p>
      <text:p text:style-name="P1">52351 живя</text:p>
      <text:p text:style-name="P1">52352 рои</text:p>
      <text:p text:style-name="P1">52353 слои</text:p>
      <text:p text:style-name="P1">52354 моему</text:p>
      <text:p text:style-name="P1">52355 щека</text:p>
      <text:p text:style-name="P1">52356 сирни</text:p>
      <text:p text:style-name="P1">52361 скуба</text:p>
      <text:p text:style-name="P1">52362 бали</text:p>
      <text:p text:style-name="P1">52363 горд</text:p>
      <text:p text:style-name="P1">52364 сечи</text:p>
      <text:p text:style-name="P1">52365 фога</text:p>
      <text:p text:style-name="P1">52366 орежи</text:p>
      <text:p text:style-name="P1">52411 цепва</text:p>
      <text:p text:style-name="P1">52412 ниви</text:p>
      <text:p text:style-name="P1">52413 яхва</text:p>
      <text:p text:style-name="P1">52414 отбра</text:p>
      <text:p text:style-name="P1">52415 бдят</text:p>
      <text:p text:style-name="P1">52416 кочи</text:p>
      <text:p text:style-name="P1">52421 отсят</text:p>
      <text:p text:style-name="P1">52422 хоп</text:p>
      <text:p text:style-name="P1">52423 пуми</text:p>
      <text:p text:style-name="P1">52424 сноша</text:p>
      <text:p text:style-name="P1">52425 дюна</text:p>
      <text:p text:style-name="P1">52426 усои</text:p>
      <text:p text:style-name="P1">52431 поде</text:p>
      <text:p text:style-name="P1">52432 :)</text:p>
      <text:p text:style-name="P1">52433 лъжи</text:p>
      <text:p text:style-name="P1">52434 гизда</text:p>
      <text:p text:style-name="P1">52435 лелян</text:p>
      <text:p text:style-name="P1">52436 флаг</text:p>
      <text:p text:style-name="P1">52441 цедя</text:p>
      <text:p text:style-name="P1">52442 бъдещ</text:p>
      <text:p text:style-name="P1">52443 асът</text:p>
      <text:p text:style-name="P1">52444 игран</text:p>
      <text:p text:style-name="P1">52445 дишах</text:p>
      <text:p text:style-name="P1">52446 броим</text:p>
      <text:p text:style-name="P1">52451 ежен</text:p>
      <text:p text:style-name="P1">52452 купа</text:p>
      <text:p text:style-name="P1">52453 мъжът</text:p>
      <text:p text:style-name="P1">52454 фобия</text:p>
      <text:p text:style-name="P1">52455 лъжла</text:p>
      <text:p text:style-name="P1">52456 двоя</text:p>
      <text:p text:style-name="P1">52461 тук</text:p>
      <text:p text:style-name="P1">52462 люби</text:p>
      <text:p text:style-name="P1">52463 южно</text:p>
      <text:p text:style-name="P1">52464 звън</text:p>
      <text:p text:style-name="P1">52465 топ</text:p>
      <text:p text:style-name="P1">52466 зобът</text:p>
      <text:p text:style-name="P1">52511 болна</text:p>
      <text:p text:style-name="P1">52512 вдал</text:p>
      <text:p text:style-name="P1">52513 чупи</text:p>
      <text:p text:style-name="P1">52514 888</text:p>
      <text:p text:style-name="P1">52515 паста</text:p>
      <text:p text:style-name="P1">52516 лято</text:p>
      <text:p text:style-name="P1">52521 цикли</text:p>
      <text:p text:style-name="P1">52522 йоги</text:p>
      <text:p text:style-name="P1">52523 мязай</text:p>
      <text:p text:style-name="P1">52524 въдя</text:p>
      <text:p text:style-name="P1">52525 сиви</text:p>
      <text:p text:style-name="P1">52526 залез</text:p>
      <text:p text:style-name="P1">52531 тиари</text:p>
      <text:p text:style-name="P1">52532 иск</text:p>
      <text:p text:style-name="P1">52533 мижел</text:p>
      <text:p text:style-name="P1">52534 рок</text:p>
      <text:p text:style-name="P1">52535 маши</text:p>
      <text:p text:style-name="P1">52536 цяр</text:p>
      <text:p text:style-name="P1">52541 врежа</text:p>
      <text:p text:style-name="P1">52542 700</text:p>
      <text:p text:style-name="P1">52543 наше</text:p>
      <text:p text:style-name="P1">52544 гурка</text:p>
      <text:p text:style-name="P1">52545 витай</text:p>
      <text:p text:style-name="P1">52546 учела</text:p>
      <text:p text:style-name="P1">52551 пеещ</text:p>
      <text:p text:style-name="P1">52552 готин</text:p>
      <text:p text:style-name="P1">52553 пояс</text:p>
      <text:p text:style-name="P1">52554 русо</text:p>
      <text:p text:style-name="P1">52555 лафа</text:p>
      <text:p text:style-name="P1">52556 чада</text:p>
      <text:p text:style-name="P1">52561 вило</text:p>
      <text:p text:style-name="P1">52562 боли</text:p>
      <text:p text:style-name="P1">52563 марж</text:p>
      <text:p text:style-name="P1">52564 ако</text:p>
      <text:p text:style-name="P1">52565 пилаф</text:p>
      <text:p text:style-name="P1">52566 гафа</text:p>
      <text:p text:style-name="P1">52611 обаях</text:p>
      <text:p text:style-name="P1">52612 щерка</text:p>
      <text:p text:style-name="P1">52613 брат</text:p>
      <text:p text:style-name="P1">52614 мой</text:p>
      <text:p text:style-name="P1">52615 бодем</text:p>
      <text:p text:style-name="P1">52616 роени</text:p>
      <text:p text:style-name="P1">52621 меки</text:p>
      <text:p text:style-name="P1">52622 язък</text:p>
      <text:p text:style-name="P1">52623 тупал</text:p>
      <text:p text:style-name="P1">52624 мек</text:p>
      <text:p text:style-name="P1">52625 език</text:p>
      <text:p text:style-name="P1">52626 борея</text:p>
      <text:p text:style-name="P1">52631 озъби</text:p>
      <text:p text:style-name="P1">52632 каем</text:p>
      <text:p text:style-name="P1">52633 ваел</text:p>
      <text:p text:style-name="P1">52634 голи</text:p>
      <text:p text:style-name="P1">52635 клин</text:p>
      <text:p text:style-name="P1">52636 изуе</text:p>
      <text:p text:style-name="P1">52641 някои</text:p>
      <text:p text:style-name="P1">52642 линч</text:p>
      <text:p text:style-name="P1">52643 гьол</text:p>
      <text:p text:style-name="P1">52644 брали</text:p>
      <text:p text:style-name="P1">52645 дън</text:p>
      <text:p text:style-name="P1">52646 нищещ</text:p>
      <text:p text:style-name="P1">52651 натам</text:p>
      <text:p text:style-name="P1">52652 кегла</text:p>
      <text:p text:style-name="P1">52653 грубо</text:p>
      <text:p text:style-name="P1">52654 сено</text:p>
      <text:p text:style-name="P1">52655 вещни</text:p>
      <text:p text:style-name="P1">52656 тъщи</text:p>
      <text:p text:style-name="P1">52661 сакат</text:p>
      <text:p text:style-name="P1">52662 окози</text:p>
      <text:p text:style-name="P1">52663 ваден</text:p>
      <text:p text:style-name="P1">52664 тяло</text:p>
      <text:p text:style-name="P1">52665 зъба</text:p>
      <text:p text:style-name="P1">52666 щеки</text:p>
      <text:p text:style-name="P1"><text:soft-page-break/>53111 отзе</text:p>
      <text:p text:style-name="P1">53112 лебед</text:p>
      <text:p text:style-name="P1">53113 спаха</text:p>
      <text:p text:style-name="P1">53114 ++</text:p>
      <text:p text:style-name="P1">53115 жаля</text:p>
      <text:p text:style-name="P1">53116 пощат</text:p>
      <text:p text:style-name="P1">53121 със</text:p>
      <text:p text:style-name="P1">53122 смих</text:p>
      <text:p text:style-name="P1">53123 винят</text:p>
      <text:p text:style-name="P1">53124 охкат</text:p>
      <text:p text:style-name="P1">53125 пях</text:p>
      <text:p text:style-name="P1">53126 фоги</text:p>
      <text:p text:style-name="P1">53131 ложе</text:p>
      <text:p text:style-name="P1">53132 *</text:p>
      <text:p text:style-name="P1">53133 46</text:p>
      <text:p text:style-name="P1">53134 махаш</text:p>
      <text:p text:style-name="P1">53135 доми</text:p>
      <text:p text:style-name="P1">53136 ахай</text:p>
      <text:p text:style-name="P1">53141 смай</text:p>
      <text:p text:style-name="P1">53142 дял</text:p>
      <text:p text:style-name="P1">53143 кавак</text:p>
      <text:p text:style-name="P1">53144 бонов</text:p>
      <text:p text:style-name="P1">53145 кося</text:p>
      <text:p text:style-name="P1">53146 рова</text:p>
      <text:p text:style-name="P1">53151 футът</text:p>
      <text:p text:style-name="P1">53152 чуещ</text:p>
      <text:p text:style-name="P1">53153 цъкаш</text:p>
      <text:p text:style-name="P1">53154 яхвах</text:p>
      <text:p text:style-name="P1">53155 ореве</text:p>
      <text:p text:style-name="P1">53156 пикла</text:p>
      <text:p text:style-name="P1">53161 дънят</text:p>
      <text:p text:style-name="P1">53162 гря</text:p>
      <text:p text:style-name="P1">53163 шумно</text:p>
      <text:p text:style-name="P1">53164 зима</text:p>
      <text:p text:style-name="P1">53165 пиещо</text:p>
      <text:p text:style-name="P1">53166 бела</text:p>
      <text:p text:style-name="P1">53211 зорко</text:p>
      <text:p text:style-name="P1">53212 срив</text:p>
      <text:p text:style-name="P1">53213 нищя</text:p>
      <text:p text:style-name="P1">53214 ромба</text:p>
      <text:p text:style-name="P1">53215 димно</text:p>
      <text:p text:style-name="P1">53216 пиши</text:p>
      <text:p text:style-name="P1">53221 белег</text:p>
      <text:p text:style-name="P1">53222 идеш</text:p>
      <text:p text:style-name="P1">53223 геги</text:p>
      <text:p text:style-name="P1">53224 втека</text:p>
      <text:p text:style-name="P1">53225 кец</text:p>
      <text:p text:style-name="P1">53226 двоял</text:p>
      <text:p text:style-name="P1">53231 вис</text:p>
      <text:p text:style-name="P1">53232 сетя</text:p>
      <text:p text:style-name="P1">53233 хипи</text:p>
      <text:p text:style-name="P1">53234 танци</text:p>
      <text:p text:style-name="P1">53235 алфи</text:p>
      <text:p text:style-name="P1">53236 скаут</text:p>
      <text:p text:style-name="P1">53241 14</text:p>
      <text:p text:style-name="P1">53242 вши</text:p>
      <text:p text:style-name="P1">53243 не</text:p>
      <text:p text:style-name="P1">53244 81</text:p>
      <text:p text:style-name="P1">53245 осей</text:p>
      <text:p text:style-name="P1">53246 секне</text:p>
      <text:p text:style-name="P1">53251 ринех</text:p>
      <text:p text:style-name="P1">53252 ядне</text:p>
      <text:p text:style-name="P1">53253 велен</text:p>
      <text:p text:style-name="P1">53254 каеща</text:p>
      <text:p text:style-name="P1">53255 шпула</text:p>
      <text:p text:style-name="P1">53256 норми</text:p>
      <text:p text:style-name="P1">53261 ходи</text:p>
      <text:p text:style-name="P1">53262 буца</text:p>
      <text:p text:style-name="P1">53263 явен</text:p>
      <text:p text:style-name="P1">53264 бъбля</text:p>
      <text:p text:style-name="P1">53265 карма</text:p>
      <text:p text:style-name="P1">53266 нета</text:p>
      <text:p text:style-name="P1">53311 плуга</text:p>
      <text:p text:style-name="P1">53312 чума</text:p>
      <text:p text:style-name="P1">53313 грама</text:p>
      <text:p text:style-name="P1">53314 орис</text:p>
      <text:p text:style-name="P1">53315 бивша</text:p>
      <text:p text:style-name="P1">53316 спят</text:p>
      <text:p text:style-name="P1">53321 убил</text:p>
      <text:p text:style-name="P1">53322 деди</text:p>
      <text:p text:style-name="P1">53323 свято</text:p>
      <text:p text:style-name="P1">53324 123</text:p>
      <text:p text:style-name="P1">53325 кавал</text:p>
      <text:p text:style-name="P1">53326 дъжд</text:p>
      <text:p text:style-name="P1">53331 живо</text:p>
      <text:p text:style-name="P1">53332 патки</text:p>
      <text:p text:style-name="P1">53333 край</text:p>
      <text:p text:style-name="P1">53334 омеся</text:p>
      <text:p text:style-name="P1">53335 четмо</text:p>
      <text:p text:style-name="P1">53336 щуки</text:p>
      <text:p text:style-name="P1">53341 кубе</text:p>
      <text:p text:style-name="P1">53342 къща</text:p>
      <text:p text:style-name="P1">53343 винт</text:p>
      <text:p text:style-name="P1">53344 репеи</text:p>
      <text:p text:style-name="P1">53345 ханша</text:p>
      <text:p text:style-name="P1">53346 кюрд</text:p>
      <text:p text:style-name="P1">53351 гала</text:p>
      <text:p text:style-name="P1">53352 охках</text:p>
      <text:p text:style-name="P1">53353 фрази</text:p>
      <text:p text:style-name="P1">53354 окаем</text:p>
      <text:p text:style-name="P1">53355 избуе</text:p>
      <text:p text:style-name="P1">53356 щуро</text:p>
      <text:p text:style-name="P1">53361 ловиш</text:p>
      <text:p text:style-name="P1">53362 вам</text:p>
      <text:p text:style-name="P1">53363 чина</text:p>
      <text:p text:style-name="P1">53364 бъзи</text:p>
      <text:p text:style-name="P1">53365 доен</text:p>
      <text:p text:style-name="P1">53366 изуча</text:p>
      <text:p text:style-name="P1">53411 ножар</text:p>
      <text:p text:style-name="P1">53412 бавих</text:p>
      <text:p text:style-name="P1">53413 вехна</text:p>
      <text:p text:style-name="P1">53414 рани</text:p>
      <text:p text:style-name="P1">53415 немее</text:p>
      <text:p text:style-name="P1">53416 ромол</text:p>
      <text:p text:style-name="P1">53421 бесим</text:p>
      <text:p text:style-name="P1">53422 баса</text:p>
      <text:p text:style-name="P1">53423 чудо</text:p>
      <text:p text:style-name="P1">53424 темел</text:p>
      <text:p text:style-name="P1">53425 замък</text:p>
      <text:p text:style-name="P1">53426 бутал</text:p>
      <text:p text:style-name="P1">53431 пълна</text:p>
      <text:p text:style-name="P1">53432 помия</text:p>
      <text:p text:style-name="P1">53433 кроя</text:p>
      <text:p text:style-name="P1">53434 зубър</text:p>
      <text:p text:style-name="P1">53435 оста</text:p>
      <text:p text:style-name="P1">53436 роеше</text:p>
      <text:p text:style-name="P1">53441 бойно</text:p>
      <text:p text:style-name="P1">53442 бега</text:p>
      <text:p text:style-name="P1">53443 бодни</text:p>
      <text:p text:style-name="P1">53444 нася</text:p>
      <text:p text:style-name="P1">53445 проял</text:p>
      <text:p text:style-name="P1">53446 грозд</text:p>
      <text:p text:style-name="P1">53451 волев</text:p>
      <text:p text:style-name="P1">53452 коли</text:p>
      <text:p text:style-name="P1">53453 съзря</text:p>
      <text:p text:style-name="P1">53454 кефне</text:p>
      <text:p text:style-name="P1">53455 лава</text:p>
      <text:p text:style-name="P1">53456 клет</text:p>
      <text:p text:style-name="P1">53461 терма</text:p>
      <text:p text:style-name="P1">53462 лютих</text:p>
      <text:p text:style-name="P1">53463 унива</text:p>
      <text:p text:style-name="P1">53464 возач</text:p>
      <text:p text:style-name="P1">53465 рало</text:p>
      <text:p text:style-name="P1">53466 зорка</text:p>
      <text:p text:style-name="P1">53511 шкаф</text:p>
      <text:p text:style-name="P1">53512 снега</text:p>
      <text:p text:style-name="P1">53513 дук</text:p>
      <text:p text:style-name="P1">53514 биле</text:p>
      <text:p text:style-name="P1">53515 месо</text:p>
      <text:p text:style-name="P1">53516 лае</text:p>
      <text:p text:style-name="P1">53521 обща</text:p>
      <text:p text:style-name="P1">53522 омаян</text:p>
      <text:p text:style-name="P1">53523 пъзел</text:p>
      <text:p text:style-name="P1">53524 гасиш</text:p>
      <text:p text:style-name="P1">53525 бухни</text:p>
      <text:p text:style-name="P1">53526 ажио</text:p>
      <text:p text:style-name="P1">53531 1998</text:p>
      <text:p text:style-name="P1">53532 идея</text:p>
      <text:p text:style-name="P1">53533 власи</text:p>
      <text:p text:style-name="P1">53534 сеща</text:p>
      <text:p text:style-name="P1">53535 тъжа</text:p>
      <text:p text:style-name="P1">53536 боса</text:p>
      <text:p text:style-name="P1">53541 ровех</text:p>
      <text:p text:style-name="P1">53542 дъхва</text:p>
      <text:p text:style-name="P1">53543 спои</text:p>
      <text:p text:style-name="P1">53544 джуни</text:p>
      <text:p text:style-name="P1">53545 засят</text:p>
      <text:p text:style-name="P1">53546 маещ</text:p>
      <text:p text:style-name="P1">53551 жак</text:p>
      <text:p text:style-name="P1">53552 увеся</text:p>
      <text:p text:style-name="P1">53553 тъги</text:p>
      <text:p text:style-name="P1">53554 щурма</text:p>
      <text:p text:style-name="P1">53555 спря</text:p>
      <text:p text:style-name="P1">53556 пол</text:p>
      <text:p text:style-name="P1">53561 етер</text:p>
      <text:p text:style-name="P1">53562 лом</text:p>
      <text:p text:style-name="P1">53563 пере</text:p>
      <text:p text:style-name="P1">53564 лета</text:p>
      <text:p text:style-name="P1">53565 мъха</text:p>
      <text:p text:style-name="P1">53566 при</text:p>
      <text:p text:style-name="P1">53611 333</text:p>
      <text:p text:style-name="P1">53612 реел</text:p>
      <text:p text:style-name="P1">53613 готвя</text:p>
      <text:p text:style-name="P1">53614 блее</text:p>
      <text:p text:style-name="P1">53615 капка</text:p>
      <text:p text:style-name="P1">53616 руина</text:p>
      <text:p text:style-name="P1">53621 соби</text:p>
      <text:p text:style-name="P1">53622 файди</text:p>
      <text:p text:style-name="P1">53623 моят</text:p>
      <text:p text:style-name="P1">53624 глеч</text:p>
      <text:p text:style-name="P1">53625 торби</text:p>
      <text:p text:style-name="P1">53626 тате</text:p>
      <text:p text:style-name="P1">53631 хлор</text:p>
      <text:p text:style-name="P1">53632 едро</text:p>
      <text:p text:style-name="P1">53633 дими</text:p>
      <text:p text:style-name="P1">53634 дим</text:p>
      <text:p text:style-name="P1">53635 хокей</text:p>
      <text:p text:style-name="P1">53636 мъст</text:p>
      <text:p text:style-name="P1">53641 съзра</text:p>
      <text:p text:style-name="P1">53642 бетон</text:p>
      <text:p text:style-name="P1">53643 болки</text:p>
      <text:p text:style-name="P1">53644 иглу</text:p>
      <text:p text:style-name="P1">53645 лека</text:p>
      <text:p text:style-name="P1">53646 баска</text:p>
      <text:p text:style-name="P1">53651 зрея</text:p>
      <text:p text:style-name="P1">53652 лоно</text:p>
      <text:p text:style-name="P1">53653 ошав</text:p>
      <text:p text:style-name="P1">53654 инак</text:p>
      <text:p text:style-name="P1">53655 марша</text:p>
      <text:p text:style-name="P1">53656 арфи</text:p>
      <text:p text:style-name="P1">53661 желе</text:p>
      <text:p text:style-name="P1">53662 шепи</text:p>
      <text:p text:style-name="P1">53663 гъшия</text:p>
      <text:p text:style-name="P1">53664 ухае</text:p>
      <text:p text:style-name="P1">53665 гневя</text:p>
      <text:p text:style-name="P1">53666 моди</text:p>
      <text:p text:style-name="P1"><text:soft-page-break/>54111 фунии</text:p>
      <text:p text:style-name="P1">54112 гюл</text:p>
      <text:p text:style-name="P1">54113 63</text:p>
      <text:p text:style-name="P1">54114 фучах</text:p>
      <text:p text:style-name="P1">54115 мазне</text:p>
      <text:p text:style-name="P1">54116 флаш</text:p>
      <text:p text:style-name="P1">54121 кътал</text:p>
      <text:p text:style-name="P1">54122 пешия</text:p>
      <text:p text:style-name="P1">54123 сенно</text:p>
      <text:p text:style-name="P1">54124 бучиш</text:p>
      <text:p text:style-name="P1">54125 лост</text:p>
      <text:p text:style-name="P1">54126 потих</text:p>
      <text:p text:style-name="P1">54131 плуй</text:p>
      <text:p text:style-name="P1">54132 жеста</text:p>
      <text:p text:style-name="P1">54133 чумен</text:p>
      <text:p text:style-name="P1">54134 була</text:p>
      <text:p text:style-name="P1">54135 грог</text:p>
      <text:p text:style-name="P1">54136 ряза</text:p>
      <text:p text:style-name="P1">54141 маша</text:p>
      <text:p text:style-name="P1">54142 снага</text:p>
      <text:p text:style-name="P1">54143 рутих</text:p>
      <text:p text:style-name="P1">54144 якия</text:p>
      <text:p text:style-name="P1">54145 екнат</text:p>
      <text:p text:style-name="P1">54146 вълна</text:p>
      <text:p text:style-name="P1">54151 шия</text:p>
      <text:p text:style-name="P1">54152 текло</text:p>
      <text:p text:style-name="P1">54153 яхан</text:p>
      <text:p text:style-name="P1">54154 щадил</text:p>
      <text:p text:style-name="P1">54155 афиш</text:p>
      <text:p text:style-name="P1">54156 $</text:p>
      <text:p text:style-name="P1">54161 лее</text:p>
      <text:p text:style-name="P1">54162 пиян</text:p>
      <text:p text:style-name="P1">54163 зави</text:p>
      <text:p text:style-name="P1">54164 шарж</text:p>
      <text:p text:style-name="P1">54165 пят</text:p>
      <text:p text:style-name="P1">54166 беля</text:p>
      <text:p text:style-name="P1">54211 гних</text:p>
      <text:p text:style-name="P1">54212 омлет</text:p>
      <text:p text:style-name="P1">54213 шуба</text:p>
      <text:p text:style-name="P1">54214 руйни</text:p>
      <text:p text:style-name="P1">54215 харни</text:p>
      <text:p text:style-name="P1">54216 перът</text:p>
      <text:p text:style-name="P1">54221 лаяло</text:p>
      <text:p text:style-name="P1">54222 завея</text:p>
      <text:p text:style-name="P1">54223 петна</text:p>
      <text:p text:style-name="P1">54224 яхния</text:p>
      <text:p text:style-name="P1">54225 %%%</text:p>
      <text:p text:style-name="P1">54226 паст</text:p>
      <text:p text:style-name="P1">54231 вир</text:p>
      <text:p text:style-name="P1">54232 почни</text:p>
      <text:p text:style-name="P1">54233 измре</text:p>
      <text:p text:style-name="P1">54234 82</text:p>
      <text:p text:style-name="P1">54235 чест</text:p>
      <text:p text:style-name="P1">54236 мети</text:p>
      <text:p text:style-name="P1">54241 слее</text:p>
      <text:p text:style-name="P1">54242 зори</text:p>
      <text:p text:style-name="P1">54243 пилее</text:p>
      <text:p text:style-name="P1">54244 фалта</text:p>
      <text:p text:style-name="P1">54245 где</text:p>
      <text:p text:style-name="P1">54246 блещи</text:p>
      <text:p text:style-name="P1">54251 ново</text:p>
      <text:p text:style-name="P1">54252 дъвчи</text:p>
      <text:p text:style-name="P1">54253 куцай</text:p>
      <text:p text:style-name="P1">54254 чичо</text:p>
      <text:p text:style-name="P1">54255 жанр</text:p>
      <text:p text:style-name="P1">54256 обуем</text:p>
      <text:p text:style-name="P1">54261 корях</text:p>
      <text:p text:style-name="P1">54262 куц</text:p>
      <text:p text:style-name="P1">54263 гоим</text:p>
      <text:p text:style-name="P1">54264 рих</text:p>
      <text:p text:style-name="P1">54265 нея</text:p>
      <text:p text:style-name="P1">54266 навои</text:p>
      <text:p text:style-name="P1">54311 сочим</text:p>
      <text:p text:style-name="P1">54312 бедя</text:p>
      <text:p text:style-name="P1">54313 сляна</text:p>
      <text:p text:style-name="P1">54314 пищов</text:p>
      <text:p text:style-name="P1">54315 винта</text:p>
      <text:p text:style-name="P1">54316 чакащ</text:p>
      <text:p text:style-name="P1">54321 обух</text:p>
      <text:p text:style-name="P1">54322 кила</text:p>
      <text:p text:style-name="P1">54323 счел</text:p>
      <text:p text:style-name="P1">54324 гъсок</text:p>
      <text:p text:style-name="P1">54325 заплю</text:p>
      <text:p text:style-name="P1">54326 цапа</text:p>
      <text:p text:style-name="P1">54331 назря</text:p>
      <text:p text:style-name="P1">54332 стил</text:p>
      <text:p text:style-name="P1">54333 дуеше</text:p>
      <text:p text:style-name="P1">54334 дут</text:p>
      <text:p text:style-name="P1">54335 във</text:p>
      <text:p text:style-name="P1">54336 дъбът</text:p>
      <text:p text:style-name="P1">54341 кауш</text:p>
      <text:p text:style-name="P1">54342 язът</text:p>
      <text:p text:style-name="P1">54343 зор</text:p>
      <text:p text:style-name="P1">54344 ратай</text:p>
      <text:p text:style-name="P1">54345 клел</text:p>
      <text:p text:style-name="P1">54346 прело</text:p>
      <text:p text:style-name="P1">54351 муси</text:p>
      <text:p text:style-name="P1">54352 лута</text:p>
      <text:p text:style-name="P1">54353 окапи</text:p>
      <text:p text:style-name="P1">54354 батак</text:p>
      <text:p text:style-name="P1">54355 ухан</text:p>
      <text:p text:style-name="P1">54356 русия</text:p>
      <text:p text:style-name="P1">54361 инча</text:p>
      <text:p text:style-name="P1">54362 нива</text:p>
      <text:p text:style-name="P1">54363 кози</text:p>
      <text:p text:style-name="P1">54364 белее</text:p>
      <text:p text:style-name="P1">54365 леса</text:p>
      <text:p text:style-name="P1">54366 мижа</text:p>
      <text:p text:style-name="P1">54411 баели</text:p>
      <text:p text:style-name="P1">54412 жалко</text:p>
      <text:p text:style-name="P1">54413 свежи</text:p>
      <text:p text:style-name="P1">54414 удря</text:p>
      <text:p text:style-name="P1">54415 фии</text:p>
      <text:p text:style-name="P1">54416 бърса</text:p>
      <text:p text:style-name="P1">54421 цера</text:p>
      <text:p text:style-name="P1">54422 нямаш</text:p>
      <text:p text:style-name="P1">54423 77</text:p>
      <text:p text:style-name="P1">54424 тъпи</text:p>
      <text:p text:style-name="P1">54425 тас</text:p>
      <text:p text:style-name="P1">54426 сесия</text:p>
      <text:p text:style-name="P1">54431 рами</text:p>
      <text:p text:style-name="P1">54432 любим</text:p>
      <text:p text:style-name="P1">54433 осеем</text:p>
      <text:p text:style-name="P1">54434 замри</text:p>
      <text:p text:style-name="P1">54435 блика</text:p>
      <text:p text:style-name="P1">54436 цедиш</text:p>
      <text:p text:style-name="P1">54441 бран</text:p>
      <text:p text:style-name="P1">54442 зер</text:p>
      <text:p text:style-name="P1">54443 дъбак</text:p>
      <text:p text:style-name="P1">54444 мири</text:p>
      <text:p text:style-name="P1">54445 гада</text:p>
      <text:p text:style-name="P1">54446 щури</text:p>
      <text:p text:style-name="P1">54451 рути</text:p>
      <text:p text:style-name="P1">54452 отсял</text:p>
      <text:p text:style-name="P1">54453 чудат</text:p>
      <text:p text:style-name="P1">54454 божи</text:p>
      <text:p text:style-name="P1">54455 вена</text:p>
      <text:p text:style-name="P1">54456 лоши</text:p>
      <text:p text:style-name="P1">54461 ръфат</text:p>
      <text:p text:style-name="P1">54462 гидия</text:p>
      <text:p text:style-name="P1">54463 рейда</text:p>
      <text:p text:style-name="P1">54464 ояло</text:p>
      <text:p text:style-name="P1">54465 трасе</text:p>
      <text:p text:style-name="P1">54466 туз</text:p>
      <text:p text:style-name="P1">54511 наежи</text:p>
      <text:p text:style-name="P1">54512 олио</text:p>
      <text:p text:style-name="P1">54513 скат</text:p>
      <text:p text:style-name="P1">54514 нишко</text:p>
      <text:p text:style-name="P1">54515 дано</text:p>
      <text:p text:style-name="P1">54516 85</text:p>
      <text:p text:style-name="P1">54521 лошав</text:p>
      <text:p text:style-name="P1">54522 аура</text:p>
      <text:p text:style-name="P1">54523 морен</text:p>
      <text:p text:style-name="P1">54524 бесел</text:p>
      <text:p text:style-name="P1">54525 идват</text:p>
      <text:p text:style-name="P1">54526 годе</text:p>
      <text:p text:style-name="P1">54531 дута</text:p>
      <text:p text:style-name="P1">54532 голо</text:p>
      <text:p text:style-name="P1">54533 еснаф</text:p>
      <text:p text:style-name="P1">54534 пума</text:p>
      <text:p text:style-name="P1">54535 ширих</text:p>
      <text:p text:style-name="P1">54536 дуа</text:p>
      <text:p text:style-name="P1">54541 идел</text:p>
      <text:p text:style-name="P1">54542 чепик</text:p>
      <text:p text:style-name="P1">54543 овчи</text:p>
      <text:p text:style-name="P1">54544 веел</text:p>
      <text:p text:style-name="P1">54545 конна</text:p>
      <text:p text:style-name="P1">54546 чукне</text:p>
      <text:p text:style-name="P1">54551 осния</text:p>
      <text:p text:style-name="P1">54552 зобя</text:p>
      <text:p text:style-name="P1">54553 бяс</text:p>
      <text:p text:style-name="P1">54554 доза</text:p>
      <text:p text:style-name="P1">54555 кекс</text:p>
      <text:p text:style-name="P1">54556 тест</text:p>
      <text:p text:style-name="P1">54561 змии</text:p>
      <text:p text:style-name="P1">54562 зар</text:p>
      <text:p text:style-name="P1">54563 омая</text:p>
      <text:p text:style-name="P1">54564 душим</text:p>
      <text:p text:style-name="P1">54565 угоди</text:p>
      <text:p text:style-name="P1">54566 мъжле</text:p>
      <text:p text:style-name="P1">54611 фрак</text:p>
      <text:p text:style-name="P1">54612 капе</text:p>
      <text:p text:style-name="P1">54613 ноев</text:p>
      <text:p text:style-name="P1">54614 преки</text:p>
      <text:p text:style-name="P1">54615 орен</text:p>
      <text:p text:style-name="P1">54616 гост</text:p>
      <text:p text:style-name="P1">54621 рели</text:p>
      <text:p text:style-name="P1">54622 фалш</text:p>
      <text:p text:style-name="P1">54623 глух</text:p>
      <text:p text:style-name="P1">54624 трих</text:p>
      <text:p text:style-name="P1">54625 валса</text:p>
      <text:p text:style-name="P1">54626 грапа</text:p>
      <text:p text:style-name="P1">54631 67</text:p>
      <text:p text:style-name="P1">54632 укри</text:p>
      <text:p text:style-name="P1">54633 ломен</text:p>
      <text:p text:style-name="P1">54634 чашки</text:p>
      <text:p text:style-name="P1">54635 втри</text:p>
      <text:p text:style-name="P1">54636 жили</text:p>
      <text:p text:style-name="P1">54641 дюйма</text:p>
      <text:p text:style-name="P1">54642 осата</text:p>
      <text:p text:style-name="P1">54643 сипе</text:p>
      <text:p text:style-name="P1">54644 одрал</text:p>
      <text:p text:style-name="P1">54645 шетам</text:p>
      <text:p text:style-name="P1">54646 пуска</text:p>
      <text:p text:style-name="P1">54651 срежи</text:p>
      <text:p text:style-name="P1">54652 поще</text:p>
      <text:p text:style-name="P1">54653 ящни</text:p>
      <text:p text:style-name="P1">54654 час</text:p>
      <text:p text:style-name="P1">54655 чува</text:p>
      <text:p text:style-name="P1">54656 гоял</text:p>
      <text:p text:style-name="P1">54661 запя</text:p>
      <text:p text:style-name="P1">54662 ранна</text:p>
      <text:p text:style-name="P1">54663 шумят</text:p>
      <text:p text:style-name="P1">54664 55</text:p>
      <text:p text:style-name="P1">54665 осова</text:p>
      <text:p text:style-name="P1">54666 често</text:p>
      <text:p text:style-name="P1"><text:soft-page-break/>55111 шавна</text:p>
      <text:p text:style-name="P1">55112 скрий</text:p>
      <text:p text:style-name="P1">55113 плези</text:p>
      <text:p text:style-name="P1">55114 риж</text:p>
      <text:p text:style-name="P1">55115 сбия</text:p>
      <text:p text:style-name="P1">55116 скъся</text:p>
      <text:p text:style-name="P1">55121 впие</text:p>
      <text:p text:style-name="P1">55122 водя</text:p>
      <text:p text:style-name="P1">55123 житни</text:p>
      <text:p text:style-name="P1">55124 байт</text:p>
      <text:p text:style-name="P1">55125 бра</text:p>
      <text:p text:style-name="P1">55126 къча</text:p>
      <text:p text:style-name="P1">55131 тила</text:p>
      <text:p text:style-name="P1">55132 нови</text:p>
      <text:p text:style-name="P1">55133 бае</text:p>
      <text:p text:style-name="P1">55134 папи</text:p>
      <text:p text:style-name="P1">55135 етап</text:p>
      <text:p text:style-name="P1">55136 мреш</text:p>
      <text:p text:style-name="P1">55141 пара</text:p>
      <text:p text:style-name="P1">55142 ушило</text:p>
      <text:p text:style-name="P1">55143 редна</text:p>
      <text:p text:style-name="P1">55144 леете</text:p>
      <text:p text:style-name="P1">55145 маяка</text:p>
      <text:p text:style-name="P1">55146 смут</text:p>
      <text:p text:style-name="P1">55151 къна</text:p>
      <text:p text:style-name="P1">55152 мази</text:p>
      <text:p text:style-name="P1">55153 щика</text:p>
      <text:p text:style-name="P1">55154 шетай</text:p>
      <text:p text:style-name="P1">55155 дела</text:p>
      <text:p text:style-name="P1">55156 нозе</text:p>
      <text:p text:style-name="P1">55161 сак</text:p>
      <text:p text:style-name="P1">55162 виц</text:p>
      <text:p text:style-name="P1">55163 мил</text:p>
      <text:p text:style-name="P1">55164 соя</text:p>
      <text:p text:style-name="P1">55165 възпя</text:p>
      <text:p text:style-name="P1">55166 сбил</text:p>
      <text:p text:style-name="P1">55211 разля</text:p>
      <text:p text:style-name="P1">55212 задна</text:p>
      <text:p text:style-name="P1">55213 торса</text:p>
      <text:p text:style-name="P1">55214 морял</text:p>
      <text:p text:style-name="P1">55215 кучиш</text:p>
      <text:p text:style-name="P1">55216 румби</text:p>
      <text:p text:style-name="P1">55221 халви</text:p>
      <text:p text:style-name="P1">55222 ожуля</text:p>
      <text:p text:style-name="P1">55223 харта</text:p>
      <text:p text:style-name="P1">55224 пукне</text:p>
      <text:p text:style-name="P1">55225 ръфай</text:p>
      <text:p text:style-name="P1">55226 сдай</text:p>
      <text:p text:style-name="P1">55231 ревер</text:p>
      <text:p text:style-name="P1">55232 18</text:p>
      <text:p text:style-name="P1">55233 53</text:p>
      <text:p text:style-name="P1">55234 идат</text:p>
      <text:p text:style-name="P1">55235 сриеш</text:p>
      <text:p text:style-name="P1">55236 елха</text:p>
      <text:p text:style-name="P1">55241 кофа</text:p>
      <text:p text:style-name="P1">55242 багри</text:p>
      <text:p text:style-name="P1">55243 мишо</text:p>
      <text:p text:style-name="P1">55244 семит</text:p>
      <text:p text:style-name="P1">55245 пажът</text:p>
      <text:p text:style-name="P1">55246 миещ</text:p>
      <text:p text:style-name="P1">55251 опна</text:p>
      <text:p text:style-name="P1">55252 зифт</text:p>
      <text:p text:style-name="P1">55253 опей</text:p>
      <text:p text:style-name="P1">55254 бъкат</text:p>
      <text:p text:style-name="P1">55255 ядяха</text:p>
      <text:p text:style-name="P1">55256 молих</text:p>
      <text:p text:style-name="P1">55261 лъжа</text:p>
      <text:p text:style-name="P1">55262 пора</text:p>
      <text:p text:style-name="P1">55263 варих</text:p>
      <text:p text:style-name="P1">55264 бои</text:p>
      <text:p text:style-name="P1">55265 бяг</text:p>
      <text:p text:style-name="P1">55266 бърна</text:p>
      <text:p text:style-name="P1">55311 13</text:p>
      <text:p text:style-name="P1">55312 пяло</text:p>
      <text:p text:style-name="P1">55313 тага</text:p>
      <text:p text:style-name="P1">55314 слъже</text:p>
      <text:p text:style-name="P1">55315 ядеш</text:p>
      <text:p text:style-name="P1">55316 дран</text:p>
      <text:p text:style-name="P1">55321 нита</text:p>
      <text:p text:style-name="P1">55322 пуск</text:p>
      <text:p text:style-name="P1">55323 спящ</text:p>
      <text:p text:style-name="P1">55324 каним</text:p>
      <text:p text:style-name="P1">55325 погни</text:p>
      <text:p text:style-name="P1">55326 гъдел</text:p>
      <text:p text:style-name="P1">55331 ален</text:p>
      <text:p text:style-name="P1">55332 ами</text:p>
      <text:p text:style-name="P1">55333 гьон</text:p>
      <text:p text:style-name="P1">55334 2008</text:p>
      <text:p text:style-name="P1">55335 дигах</text:p>
      <text:p text:style-name="P1">55336 солях</text:p>
      <text:p text:style-name="P1">55341 душ</text:p>
      <text:p text:style-name="P1">55342 обоза</text:p>
      <text:p text:style-name="P1">55343 тема</text:p>
      <text:p text:style-name="P1">55344 одве</text:p>
      <text:p text:style-name="P1">55345 крик</text:p>
      <text:p text:style-name="P1">55346 пиха</text:p>
      <text:p text:style-name="P1">55351 чирак</text:p>
      <text:p text:style-name="P1">55352 поуки</text:p>
      <text:p text:style-name="P1">55353 мир</text:p>
      <text:p text:style-name="P1">55354 код</text:p>
      <text:p text:style-name="P1">55355 ека</text:p>
      <text:p text:style-name="P1">55356 турел</text:p>
      <text:p text:style-name="P1">55361 напя</text:p>
      <text:p text:style-name="P1">55362 пещи</text:p>
      <text:p text:style-name="P1">55363 лизан</text:p>
      <text:p text:style-name="P1">55364 чуто</text:p>
      <text:p text:style-name="P1">55365 нож</text:p>
      <text:p text:style-name="P1">55366 рохки</text:p>
      <text:p text:style-name="P1">55411 обет</text:p>
      <text:p text:style-name="P1">55412 дай</text:p>
      <text:p text:style-name="P1">55413 роене</text:p>
      <text:p text:style-name="P1">55414 сбиха</text:p>
      <text:p text:style-name="P1">55415 смило</text:p>
      <text:p text:style-name="P1">55416 тока</text:p>
      <text:p text:style-name="P1">55421 спор</text:p>
      <text:p text:style-name="P1">55422 кичът</text:p>
      <text:p text:style-name="P1">55423 ухаш</text:p>
      <text:p text:style-name="P1">55424 1600</text:p>
      <text:p text:style-name="P1">55425 добро</text:p>
      <text:p text:style-name="P1">55426 бут</text:p>
      <text:p text:style-name="P1">55431 мазах</text:p>
      <text:p text:style-name="P1">55432 авоар</text:p>
      <text:p text:style-name="P1">55433 корял</text:p>
      <text:p text:style-name="P1">55434 елхи</text:p>
      <text:p text:style-name="P1">55435 увие</text:p>
      <text:p text:style-name="P1">55436 кал</text:p>
      <text:p text:style-name="P1">55441 харча</text:p>
      <text:p text:style-name="P1">55442 вице</text:p>
      <text:p text:style-name="P1">55443 пои</text:p>
      <text:p text:style-name="P1">55444 боил</text:p>
      <text:p text:style-name="P1">55445 ток</text:p>
      <text:p text:style-name="P1">55446 ушива</text:p>
      <text:p text:style-name="P1">55451 кока</text:p>
      <text:p text:style-name="P1">55452 реле</text:p>
      <text:p text:style-name="P1">55453 къдря</text:p>
      <text:p text:style-name="P1">55454 дойки</text:p>
      <text:p text:style-name="P1">55455 обета</text:p>
      <text:p text:style-name="P1">55456 соен</text:p>
      <text:p text:style-name="P1">55461 гътан</text:p>
      <text:p text:style-name="P1">55462 68</text:p>
      <text:p text:style-name="P1">55463 мърли</text:p>
      <text:p text:style-name="P1">55464 буба</text:p>
      <text:p text:style-name="P1">55465 ялия</text:p>
      <text:p text:style-name="P1">55466 омаца</text:p>
      <text:p text:style-name="P1">55511 уред</text:p>
      <text:p text:style-name="P1">55512 парк</text:p>
      <text:p text:style-name="P1">55513 винце</text:p>
      <text:p text:style-name="P1">55514 тяхно</text:p>
      <text:p text:style-name="P1">55515 луна</text:p>
      <text:p text:style-name="P1">55516 ниши</text:p>
      <text:p text:style-name="P1">55521 вехне</text:p>
      <text:p text:style-name="P1">55522 зеел</text:p>
      <text:p text:style-name="P1">55523 вития</text:p>
      <text:p text:style-name="P1">55524 шопка</text:p>
      <text:p text:style-name="P1">55525 цапва</text:p>
      <text:p text:style-name="P1">55526 див</text:p>
      <text:p text:style-name="P1">55531 реете</text:p>
      <text:p text:style-name="P1">55532 мерси</text:p>
      <text:p text:style-name="P1">55533 кори</text:p>
      <text:p text:style-name="P1">55534 топло</text:p>
      <text:p text:style-name="P1">55535 емне</text:p>
      <text:p text:style-name="P1">55536 луфт</text:p>
      <text:p text:style-name="P1">55541 щадящ</text:p>
      <text:p text:style-name="P1">55542 стек</text:p>
      <text:p text:style-name="P1">55543 умаля</text:p>
      <text:p text:style-name="P1">55544 руен</text:p>
      <text:p text:style-name="P1">55545 макът</text:p>
      <text:p text:style-name="P1">55546 учите</text:p>
      <text:p text:style-name="P1">55551 тъкмо</text:p>
      <text:p text:style-name="P1">55552 сажди</text:p>
      <text:p text:style-name="P1">55553 киха</text:p>
      <text:p text:style-name="P1">55554 хакам</text:p>
      <text:p text:style-name="P1">55555 кяр</text:p>
      <text:p text:style-name="P1">55556 дина</text:p>
      <text:p text:style-name="P1">55561 млял</text:p>
      <text:p text:style-name="P1">55562 дупчи</text:p>
      <text:p text:style-name="P1">55563 шина</text:p>
      <text:p text:style-name="P1">55564 ануса</text:p>
      <text:p text:style-name="P1">55565 пълно</text:p>
      <text:p text:style-name="P1">55566 псето</text:p>
      <text:p text:style-name="P1">55611 мият</text:p>
      <text:p text:style-name="P1">55612 дяла</text:p>
      <text:p text:style-name="P1">55613 8000</text:p>
      <text:p text:style-name="P1">55614 плющя</text:p>
      <text:p text:style-name="P1">55615 сби</text:p>
      <text:p text:style-name="P1">55616 джав</text:p>
      <text:p text:style-name="P1">55621 заета</text:p>
      <text:p text:style-name="P1">55622 555</text:p>
      <text:p text:style-name="P1">55623 миячи</text:p>
      <text:p text:style-name="P1">55624 трай</text:p>
      <text:p text:style-name="P1">55625 27</text:p>
      <text:p text:style-name="P1">55626 маха</text:p>
      <text:p text:style-name="P1">55631 омар</text:p>
      <text:p text:style-name="P1">55632 вадя</text:p>
      <text:p text:style-name="P1">55633 плезя</text:p>
      <text:p text:style-name="P1">55634 оня</text:p>
      <text:p text:style-name="P1">55635 гора</text:p>
      <text:p text:style-name="P1">55636 кама</text:p>
      <text:p text:style-name="P1">55641 песа</text:p>
      <text:p text:style-name="P1">55642 туряй</text:p>
      <text:p text:style-name="P1">55643 котак</text:p>
      <text:p text:style-name="P1">55644 тъжат</text:p>
      <text:p text:style-name="P1">55645 намек</text:p>
      <text:p text:style-name="P1">55646 бас</text:p>
      <text:p text:style-name="P1">55651 цаци</text:p>
      <text:p text:style-name="P1">55652 дойна</text:p>
      <text:p text:style-name="P1">55653 яхта</text:p>
      <text:p text:style-name="P1">55654 кеша</text:p>
      <text:p text:style-name="P1">55655 топа</text:p>
      <text:p text:style-name="P1">55656 шорти</text:p>
      <text:p text:style-name="P1">55661 6666</text:p>
      <text:p text:style-name="P1">55662 вземи</text:p>
      <text:p text:style-name="P1">55663 рояка</text:p>
      <text:p text:style-name="P1">55664 маска</text:p>
      <text:p text:style-name="P1">55665 огъни</text:p>
      <text:p text:style-name="P1">55666 пето</text:p>
      <text:p text:style-name="P1"><text:soft-page-break/>56111 мощта</text:p>
      <text:p text:style-name="P1">56112 баня</text:p>
      <text:p text:style-name="P1">56113 ахвах</text:p>
      <text:p text:style-name="P1">56114 чопка</text:p>
      <text:p text:style-name="P1">56115 зимни</text:p>
      <text:p text:style-name="P1">56116 чукай</text:p>
      <text:p text:style-name="P1">56121 жумя</text:p>
      <text:p text:style-name="P1">56122 завия</text:p>
      <text:p text:style-name="P1">56123 боне</text:p>
      <text:p text:style-name="P1">56124 стри</text:p>
      <text:p text:style-name="P1">56125 лук</text:p>
      <text:p text:style-name="P1">56126 цаца</text:p>
      <text:p text:style-name="P1">56131 нимфа</text:p>
      <text:p text:style-name="P1">56132 лазих</text:p>
      <text:p text:style-name="P1">56133 рама</text:p>
      <text:p text:style-name="P1">56134 поим</text:p>
      <text:p text:style-name="P1">56135 берящ</text:p>
      <text:p text:style-name="P1">56136 сеете</text:p>
      <text:p text:style-name="P1">56141 нежив</text:p>
      <text:p text:style-name="P1">56142 фалца</text:p>
      <text:p text:style-name="P1">56143 успа</text:p>
      <text:p text:style-name="P1">56144 паши</text:p>
      <text:p text:style-name="P1">56145 сдръж</text:p>
      <text:p text:style-name="P1">56146 тушът</text:p>
      <text:p text:style-name="P1">56151 вием</text:p>
      <text:p text:style-name="P1">56152 мога</text:p>
      <text:p text:style-name="P1">56153 сянка</text:p>
      <text:p text:style-name="P1">56154 бурия</text:p>
      <text:p text:style-name="P1">56155 види</text:p>
      <text:p text:style-name="P1">56156 спася</text:p>
      <text:p text:style-name="P1">56161 жени</text:p>
      <text:p text:style-name="P1">56162 плюл</text:p>
      <text:p text:style-name="P1">56163 фия</text:p>
      <text:p text:style-name="P1">56164 димиш</text:p>
      <text:p text:style-name="P1">56165 ръгна</text:p>
      <text:p text:style-name="P1">56166 буна</text:p>
      <text:p text:style-name="P1">56211 маях</text:p>
      <text:p text:style-name="P1">56212 важим</text:p>
      <text:p text:style-name="P1">56213 топи</text:p>
      <text:p text:style-name="P1">56214 мола</text:p>
      <text:p text:style-name="P1">56215 кефа</text:p>
      <text:p text:style-name="P1">56216 везе</text:p>
      <text:p text:style-name="P1">56221 виня</text:p>
      <text:p text:style-name="P1">56222 сочил</text:p>
      <text:p text:style-name="P1">56223 бодил</text:p>
      <text:p text:style-name="P1">56224 цепят</text:p>
      <text:p text:style-name="P1">56225 росящ</text:p>
      <text:p text:style-name="P1">56226 раван</text:p>
      <text:p text:style-name="P1">56231 крем</text:p>
      <text:p text:style-name="P1">56232 боях</text:p>
      <text:p text:style-name="P1">56233 лишея</text:p>
      <text:p text:style-name="P1">56234 злъч</text:p>
      <text:p text:style-name="P1">56235 лафет</text:p>
      <text:p text:style-name="P1">56236 кьосе</text:p>
      <text:p text:style-name="P1">56241 бозал</text:p>
      <text:p text:style-name="P1">56242 капо</text:p>
      <text:p text:style-name="P1">56243 адът</text:p>
      <text:p text:style-name="P1">56244 отмел</text:p>
      <text:p text:style-name="P1">56245 хапе</text:p>
      <text:p text:style-name="P1">56246 паля</text:p>
      <text:p text:style-name="P1">56251 овес</text:p>
      <text:p text:style-name="P1">56252 пряк</text:p>
      <text:p text:style-name="P1">56253 чизм</text:p>
      <text:p text:style-name="P1">56254 сумки</text:p>
      <text:p text:style-name="P1">56255 =</text:p>
      <text:p text:style-name="P1">56256 сядай</text:p>
      <text:p text:style-name="P1">56261 кюспе</text:p>
      <text:p text:style-name="P1">56262 велур</text:p>
      <text:p text:style-name="P1">56263 ояли</text:p>
      <text:p text:style-name="P1">56264 окае</text:p>
      <text:p text:style-name="P1">56265 лочиш</text:p>
      <text:p text:style-name="P1">56266 назел</text:p>
      <text:p text:style-name="P1">56311 снеха</text:p>
      <text:p text:style-name="P1">56312 учи</text:p>
      <text:p text:style-name="P1">56313 палиш</text:p>
      <text:p text:style-name="P1">56314 пъхне</text:p>
      <text:p text:style-name="P1">56315 врях</text:p>
      <text:p text:style-name="P1">56316 каяк</text:p>
      <text:p text:style-name="P1">56321 спец</text:p>
      <text:p text:style-name="P1">56322 мучи</text:p>
      <text:p text:style-name="P1">56323 гювеч</text:p>
      <text:p text:style-name="P1">56324 немец</text:p>
      <text:p text:style-name="P1">56325 или</text:p>
      <text:p text:style-name="P1">56326 200</text:p>
      <text:p text:style-name="P1">56331 ваял</text:p>
      <text:p text:style-name="P1">56332 такси</text:p>
      <text:p text:style-name="P1">56333 клима</text:p>
      <text:p text:style-name="P1">56334 юркам</text:p>
      <text:p text:style-name="P1">56335 лъчи</text:p>
      <text:p text:style-name="P1">56336 ронен</text:p>
      <text:p text:style-name="P1">56341 слаб</text:p>
      <text:p text:style-name="P1">56342 бдиш</text:p>
      <text:p text:style-name="P1">56343 гризе</text:p>
      <text:p text:style-name="P1">56344 къпах</text:p>
      <text:p text:style-name="P1">56345 легии</text:p>
      <text:p text:style-name="P1">56346 род</text:p>
      <text:p text:style-name="P1">56351 зася</text:p>
      <text:p text:style-name="P1">56352 фея</text:p>
      <text:p text:style-name="P1">56353 цапал</text:p>
      <text:p text:style-name="P1">56354 скове</text:p>
      <text:p text:style-name="P1">56355 бахар</text:p>
      <text:p text:style-name="P1">56356 старя</text:p>
      <text:p text:style-name="P1">56361 ката</text:p>
      <text:p text:style-name="P1">56362 всее</text:p>
      <text:p text:style-name="P1">56363 кок</text:p>
      <text:p text:style-name="P1">56364 нечии</text:p>
      <text:p text:style-name="P1">56365 речех</text:p>
      <text:p text:style-name="P1">56366 ?</text:p>
      <text:p text:style-name="P1">56411 кашон</text:p>
      <text:p text:style-name="P1">56412 гюла</text:p>
      <text:p text:style-name="P1">56413 нагон</text:p>
      <text:p text:style-name="P1">56414 смети</text:p>
      <text:p text:style-name="P1">56415 отиди</text:p>
      <text:p text:style-name="P1">56416 земи</text:p>
      <text:p text:style-name="P1">56421 шута</text:p>
      <text:p text:style-name="P1">56422 акта</text:p>
      <text:p text:style-name="P1">56423 лос</text:p>
      <text:p text:style-name="P1">56424 секса</text:p>
      <text:p text:style-name="P1">56425 поя</text:p>
      <text:p text:style-name="P1">56426 реч</text:p>
      <text:p text:style-name="P1">56431 щурм</text:p>
      <text:p text:style-name="P1">56432 отся</text:p>
      <text:p text:style-name="P1">56433 цици</text:p>
      <text:p text:style-name="P1">56434 пишех</text:p>
      <text:p text:style-name="P1">56435 мое</text:p>
      <text:p text:style-name="P1">56436 лаика</text:p>
      <text:p text:style-name="P1">56441 зяпах</text:p>
      <text:p text:style-name="P1">56442 рухва</text:p>
      <text:p text:style-name="P1">56443 цитат</text:p>
      <text:p text:style-name="P1">56444 пий</text:p>
      <text:p text:style-name="P1">56445 пило</text:p>
      <text:p text:style-name="P1">56446 жела</text:p>
      <text:p text:style-name="P1">56451 сако</text:p>
      <text:p text:style-name="P1">56452 лоза</text:p>
      <text:p text:style-name="P1">56453 слез</text:p>
      <text:p text:style-name="P1">56454 пяхме</text:p>
      <text:p text:style-name="P1">56455 кърт</text:p>
      <text:p text:style-name="P1">56456 шаржа</text:p>
      <text:p text:style-name="P1">56461 дий</text:p>
      <text:p text:style-name="P1">56462 жулят</text:p>
      <text:p text:style-name="P1">56463 винил</text:p>
      <text:p text:style-name="P1">56464 товар</text:p>
      <text:p text:style-name="P1">56465 учеха</text:p>
      <text:p text:style-name="P1">56466 снежа</text:p>
      <text:p text:style-name="P1">56511 свело</text:p>
      <text:p text:style-name="P1">56512 цепел</text:p>
      <text:p text:style-name="P1">56513 зее</text:p>
      <text:p text:style-name="P1">56514 ханът</text:p>
      <text:p text:style-name="P1">56515 клане</text:p>
      <text:p text:style-name="P1">56516 пухан</text:p>
      <text:p text:style-name="P1">56521 ухапе</text:p>
      <text:p text:style-name="P1">56522 чуят</text:p>
      <text:p text:style-name="P1">56523 доял</text:p>
      <text:p text:style-name="P1">56524 удвоя</text:p>
      <text:p text:style-name="P1">56525 чуел</text:p>
      <text:p text:style-name="P1">56526 пивка</text:p>
      <text:p text:style-name="P1">56531 купят</text:p>
      <text:p text:style-name="P1">56532 файл</text:p>
      <text:p text:style-name="P1">56533 турна</text:p>
      <text:p text:style-name="P1">56534 бика</text:p>
      <text:p text:style-name="P1">56535 снет</text:p>
      <text:p text:style-name="P1">56536 кажел</text:p>
      <text:p text:style-name="P1">56541 скота</text:p>
      <text:p text:style-name="P1">56542 мача</text:p>
      <text:p text:style-name="P1">56543 екът</text:p>
      <text:p text:style-name="P1">56544 мирях</text:p>
      <text:p text:style-name="P1">56545 гушим</text:p>
      <text:p text:style-name="P1">56546 ухала</text:p>
      <text:p text:style-name="P1">56551 нещо</text:p>
      <text:p text:style-name="P1">56552 метох</text:p>
      <text:p text:style-name="P1">56553 ялов</text:p>
      <text:p text:style-name="P1">56554 1900</text:p>
      <text:p text:style-name="P1">56555 мучах</text:p>
      <text:p text:style-name="P1">56556 мий</text:p>
      <text:p text:style-name="P1">56561 капал</text:p>
      <text:p text:style-name="P1">56562 твои</text:p>
      <text:p text:style-name="P1">56563 свидя</text:p>
      <text:p text:style-name="P1">56564 нечие</text:p>
      <text:p text:style-name="P1">56565 буля</text:p>
      <text:p text:style-name="P1">56566 гний</text:p>
      <text:p text:style-name="P1">56611 упор</text:p>
      <text:p text:style-name="P1">56612 свита</text:p>
      <text:p text:style-name="P1">56613 сума</text:p>
      <text:p text:style-name="P1">56614 лети</text:p>
      <text:p text:style-name="P1">56615 ми</text:p>
      <text:p text:style-name="P1">56616 плаж</text:p>
      <text:p text:style-name="P1">56621 кокът</text:p>
      <text:p text:style-name="P1">56622 носно</text:p>
      <text:p text:style-name="P1">56623 вънка</text:p>
      <text:p text:style-name="P1">56624 баба</text:p>
      <text:p text:style-name="P1">56625 печащ</text:p>
      <text:p text:style-name="P1">56626 пътят</text:p>
      <text:p text:style-name="P1">56631 коз</text:p>
      <text:p text:style-name="P1">56632 корав</text:p>
      <text:p text:style-name="P1">56633 тръни</text:p>
      <text:p text:style-name="P1">56634 чукащ</text:p>
      <text:p text:style-name="P1">56635 люшна</text:p>
      <text:p text:style-name="P1">56636 бири</text:p>
      <text:p text:style-name="P1">56641 брои</text:p>
      <text:p text:style-name="P1">56642 бон</text:p>
      <text:p text:style-name="P1">56643 стека</text:p>
      <text:p text:style-name="P1">56644 доуча</text:p>
      <text:p text:style-name="P1">56645 окача</text:p>
      <text:p text:style-name="P1">56646 крале</text:p>
      <text:p text:style-name="P1">56651 сирак</text:p>
      <text:p text:style-name="P1">56652 закла</text:p>
      <text:p text:style-name="P1">56653 дължи</text:p>
      <text:p text:style-name="P1">56654 наша</text:p>
      <text:p text:style-name="P1">56655 пекар</text:p>
      <text:p text:style-name="P1">56656 дами</text:p>
      <text:p text:style-name="P1">56661 тежел</text:p>
      <text:p text:style-name="P1">56662 издай</text:p>
      <text:p text:style-name="P1">56663 ???</text:p>
      <text:p text:style-name="P1">56664 хайта</text:p>
      <text:p text:style-name="P1">56665 тютюн</text:p>
      <text:p text:style-name="P1">56666 гулял</text:p>
      <text:p text:style-name="P1"><text:soft-page-break/>61111 уран</text:p>
      <text:p text:style-name="P1">61112 подов</text:p>
      <text:p text:style-name="P1">61113 леел</text:p>
      <text:p text:style-name="P1">61114 ушия</text:p>
      <text:p text:style-name="P1">61115 липса</text:p>
      <text:p text:style-name="P1">61116 серни</text:p>
      <text:p text:style-name="P1">61121 налъм</text:p>
      <text:p text:style-name="P1">61122 саи</text:p>
      <text:p text:style-name="P1">61123 рязва</text:p>
      <text:p text:style-name="P1">61124 духат</text:p>
      <text:p text:style-name="P1">61125 заек</text:p>
      <text:p text:style-name="P1">61126 пиел</text:p>
      <text:p text:style-name="P1">61131 орящ</text:p>
      <text:p text:style-name="P1">61132 мрях</text:p>
      <text:p text:style-name="P1">61133 опих</text:p>
      <text:p text:style-name="P1">61134 ока</text:p>
      <text:p text:style-name="P1">61135 3456</text:p>
      <text:p text:style-name="P1">61136 хъба</text:p>
      <text:p text:style-name="P1">61141 руда</text:p>
      <text:p text:style-name="P1">61142 смеся</text:p>
      <text:p text:style-name="P1">61143 обема</text:p>
      <text:p text:style-name="P1">61144 окажа</text:p>
      <text:p text:style-name="P1">61145 маст</text:p>
      <text:p text:style-name="P1">61146 слепи</text:p>
      <text:p text:style-name="P1">61151 осили</text:p>
      <text:p text:style-name="P1">61152 чета</text:p>
      <text:p text:style-name="P1">61153 знак</text:p>
      <text:p text:style-name="P1">61154 лула</text:p>
      <text:p text:style-name="P1">61155 пазва</text:p>
      <text:p text:style-name="P1">61156 жила</text:p>
      <text:p text:style-name="P1">61161 шапки</text:p>
      <text:p text:style-name="P1">61162 минна</text:p>
      <text:p text:style-name="P1">61163 ято</text:p>
      <text:p text:style-name="P1">61164 бъчви</text:p>
      <text:p text:style-name="P1">61165 драка</text:p>
      <text:p text:style-name="P1">61166 крият</text:p>
      <text:p text:style-name="P1">61211 4444</text:p>
      <text:p text:style-name="P1">61212 всял</text:p>
      <text:p text:style-name="P1">61213 дени</text:p>
      <text:p text:style-name="P1">61214 отвих</text:p>
      <text:p text:style-name="P1">61215 депа</text:p>
      <text:p text:style-name="P1">61216 заспи</text:p>
      <text:p text:style-name="P1">61221 изял</text:p>
      <text:p text:style-name="P1">61222 киста</text:p>
      <text:p text:style-name="P1">61223 опуса</text:p>
      <text:p text:style-name="P1">61224 плу</text:p>
      <text:p text:style-name="P1">61225 маите</text:p>
      <text:p text:style-name="P1">61226 лодка</text:p>
      <text:p text:style-name="P1">61231 терми</text:p>
      <text:p text:style-name="P1">61232 зачуй</text:p>
      <text:p text:style-name="P1">61233 покай</text:p>
      <text:p text:style-name="P1">61234 гид</text:p>
      <text:p text:style-name="P1">61235 спрем</text:p>
      <text:p text:style-name="P1">61236 охне</text:p>
      <text:p text:style-name="P1">61241 юда</text:p>
      <text:p text:style-name="P1">61242 умей</text:p>
      <text:p text:style-name="P1">61243 кроях</text:p>
      <text:p text:style-name="P1">61244 пиано</text:p>
      <text:p text:style-name="P1">61245 запой</text:p>
      <text:p text:style-name="P1">61246 риело</text:p>
      <text:p text:style-name="P1">61251 наби</text:p>
      <text:p text:style-name="P1">61252 шляе</text:p>
      <text:p text:style-name="P1">61253 обли</text:p>
      <text:p text:style-name="P1">61254 шопа61255 сола</text:p>
      <text:p text:style-name="P1">61256 замил</text:p>
      <text:p text:style-name="P1">61261 лижа</text:p>
      <text:p text:style-name="P1">61262 76</text:p>
      <text:p text:style-name="P1">61263 хума</text:p>
      <text:p text:style-name="P1">61264 лепя</text:p>
      <text:p text:style-name="P1">61265 руйно</text:p>
      <text:p text:style-name="P1">61266 ръжи</text:p>
      <text:p text:style-name="P1">61311 рипан</text:p>
      <text:p text:style-name="P1">61312 вея</text:p>
      <text:p text:style-name="P1">61313 зида</text:p>
      <text:p text:style-name="P1">61314 зрей</text:p>
      <text:p text:style-name="P1">61315 гони</text:p>
      <text:p text:style-name="P1">61316 улеи</text:p>
      <text:p text:style-name="P1">61321 плъх</text:p>
      <text:p text:style-name="P1">61322 там</text:p>
      <text:p text:style-name="P1">61323 86</text:p>
      <text:p text:style-name="P1">61324 чешеш</text:p>
      <text:p text:style-name="P1">61325 зря</text:p>
      <text:p text:style-name="P1">61326 миди</text:p>
      <text:p text:style-name="P1">61331 запри</text:p>
      <text:p text:style-name="P1">61332 изшит</text:p>
      <text:p text:style-name="P1">61333 свири</text:p>
      <text:p text:style-name="P1">61334 гамба</text:p>
      <text:p text:style-name="P1">61335 домия</text:p>
      <text:p text:style-name="P1">61336 идеи</text:p>
      <text:p text:style-name="P1">61341 зъбар</text:p>
      <text:p text:style-name="P1">61342 титри</text:p>
      <text:p text:style-name="P1">61343 пищно</text:p>
      <text:p text:style-name="P1">61344 жал</text:p>
      <text:p text:style-name="P1">61345 глъча</text:p>
      <text:p text:style-name="P1">61346 моаре</text:p>
      <text:p text:style-name="P1">61351 каращ</text:p>
      <text:p text:style-name="P1">61352 гега</text:p>
      <text:p text:style-name="P1">61353 опило</text:p>
      <text:p text:style-name="P1">61354 довей</text:p>
      <text:p text:style-name="P1">61355 наем</text:p>
      <text:p text:style-name="P1">61356 чеша</text:p>
      <text:p text:style-name="P1">61361 тънки</text:p>
      <text:p text:style-name="P1">61362 конак</text:p>
      <text:p text:style-name="P1">61363 попя</text:p>
      <text:p text:style-name="P1">61364 гонг</text:p>
      <text:p text:style-name="P1">61365 певци</text:p>
      <text:p text:style-name="P1">61366 дуел</text:p>
      <text:p text:style-name="P1">61411 нани</text:p>
      <text:p text:style-name="P1">61412 сляло</text:p>
      <text:p text:style-name="P1">61413 уших</text:p>
      <text:p text:style-name="P1">61414 живях</text:p>
      <text:p text:style-name="P1">61415 жадна</text:p>
      <text:p text:style-name="P1">61416 побои</text:p>
      <text:p text:style-name="P1">61421 отям</text:p>
      <text:p text:style-name="P1">61422 барам</text:p>
      <text:p text:style-name="P1">61423 дигна</text:p>
      <text:p text:style-name="P1">61424 блях</text:p>
      <text:p text:style-name="P1">61425 сгъне</text:p>
      <text:p text:style-name="P1">61426 спя</text:p>
      <text:p text:style-name="P1">61431 сало</text:p>
      <text:p text:style-name="P1">61432 теса</text:p>
      <text:p text:style-name="P1">61433 шал</text:p>
      <text:p text:style-name="P1">61434 внеси</text:p>
      <text:p text:style-name="P1">61435 уши</text:p>
      <text:p text:style-name="P1">61436 векът</text:p>
      <text:p text:style-name="P1">61441 щавен</text:p>
      <text:p text:style-name="P1">61442 гноя</text:p>
      <text:p text:style-name="P1">61443 наяве</text:p>
      <text:p text:style-name="P1">61444 хрип</text:p>
      <text:p text:style-name="P1">61445 ъглов</text:p>
      <text:p text:style-name="P1">61446 враг</text:p>
      <text:p text:style-name="P1">61451 нахут</text:p>
      <text:p text:style-name="P1">61452 сочи</text:p>
      <text:p text:style-name="P1">61453 кече</text:p>
      <text:p text:style-name="P1">61454 хлад</text:p>
      <text:p text:style-name="P1">61455 бави</text:p>
      <text:p text:style-name="P1">61456 аула</text:p>
      <text:p text:style-name="P1">61461 торна</text:p>
      <text:p text:style-name="P1">61462 хидра</text:p>
      <text:p text:style-name="P1">61463 19</text:p>
      <text:p text:style-name="P1">61464 завил</text:p>
      <text:p text:style-name="P1">61465 слей</text:p>
      <text:p text:style-name="P1">61466 мря</text:p>
      <text:p text:style-name="P1">61511 крема</text:p>
      <text:p text:style-name="P1">61512 шурея</text:p>
      <text:p text:style-name="P1">61513 кожни</text:p>
      <text:p text:style-name="P1">61514 допре</text:p>
      <text:p text:style-name="P1">61515 йонно</text:p>
      <text:p text:style-name="P1">61516 вписа</text:p>
      <text:p text:style-name="P1">61521 щети</text:p>
      <text:p text:style-name="P1">61522 реса</text:p>
      <text:p text:style-name="P1">61523 лист</text:p>
      <text:p text:style-name="P1">61524 пики</text:p>
      <text:p text:style-name="P1">61525 ливва</text:p>
      <text:p text:style-name="P1">61526 91</text:p>
      <text:p text:style-name="P1">61531 канон</text:p>
      <text:p text:style-name="P1">61532 зял</text:p>
      <text:p text:style-name="P1">61533 фесът</text:p>
      <text:p text:style-name="P1">61534 клечи</text:p>
      <text:p text:style-name="P1">61535 юрвах</text:p>
      <text:p text:style-name="P1">61536 води</text:p>
      <text:p text:style-name="P1">61541 баск</text:p>
      <text:p text:style-name="P1">61542 зачу</text:p>
      <text:p text:style-name="P1">61543 каяци</text:p>
      <text:p text:style-name="P1">61544 иго</text:p>
      <text:p text:style-name="P1">61545 сято</text:p>
      <text:p text:style-name="P1">61546 олели</text:p>
      <text:p text:style-name="P1">61551 рееха</text:p>
      <text:p text:style-name="P1">61552 камби</text:p>
      <text:p text:style-name="P1">61553 изуха</text:p>
      <text:p text:style-name="P1">61554 фино</text:p>
      <text:p text:style-name="P1">61555 бегло</text:p>
      <text:p text:style-name="P1">61556 яхти</text:p>
      <text:p text:style-name="P1">61561 мажат</text:p>
      <text:p text:style-name="P1">61562 диря</text:p>
      <text:p text:style-name="P1">61563 палки</text:p>
      <text:p text:style-name="P1">61564 земя</text:p>
      <text:p text:style-name="P1">61565 бъди</text:p>
      <text:p text:style-name="P1">61566 улики</text:p>
      <text:p text:style-name="P1">61611 отсей</text:p>
      <text:p text:style-name="P1">61612 рунд</text:p>
      <text:p text:style-name="P1">61613 драма</text:p>
      <text:p text:style-name="P1">61614 боен</text:p>
      <text:p text:style-name="P1">61615 бий</text:p>
      <text:p text:style-name="P1">61616 бином</text:p>
      <text:p text:style-name="P1">61621 трупи</text:p>
      <text:p text:style-name="P1">61622 рупи</text:p>
      <text:p text:style-name="P1">61623 хунти</text:p>
      <text:p text:style-name="P1">61624 табли</text:p>
      <text:p text:style-name="P1">61625 3</text:p>
      <text:p text:style-name="P1">61626 потиш</text:p>
      <text:p text:style-name="P1">61631 лоена</text:p>
      <text:p text:style-name="P1">61632 98</text:p>
      <text:p text:style-name="P1">61633 диети</text:p>
      <text:p text:style-name="P1">61634 мре</text:p>
      <text:p text:style-name="P1">61635 взра</text:p>
      <text:p text:style-name="P1">61636 риел</text:p>
      <text:p text:style-name="P1">61641 дути</text:p>
      <text:p text:style-name="P1">61642 маи</text:p>
      <text:p text:style-name="P1">61643 чоп</text:p>
      <text:p text:style-name="P1">61644 лази</text:p>
      <text:p text:style-name="P1">61645 дръж</text:p>
      <text:p text:style-name="P1">61646 яхвай</text:p>
      <text:p text:style-name="P1">61651 57</text:p>
      <text:p text:style-name="P1">61652 вата</text:p>
      <text:p text:style-name="P1">61653 рошим</text:p>
      <text:p text:style-name="P1">61654 веещ</text:p>
      <text:p text:style-name="P1">61655 граф</text:p>
      <text:p text:style-name="P1">61656 омае</text:p>
      <text:p text:style-name="P1">61661 вяха</text:p>
      <text:p text:style-name="P1">61662 гном</text:p>
      <text:p text:style-name="P1">61663 кюпа</text:p>
      <text:p text:style-name="P1">61664 голфа</text:p>
      <text:p text:style-name="P1">61665 труда</text:p>
      <text:p text:style-name="P1">61666 дося</text:p>
      <text:p text:style-name="P1"><text:soft-page-break/>62111 тъпо</text:p>
      <text:p text:style-name="P1">62112 79</text:p>
      <text:p text:style-name="P1">62113 опаси</text:p>
      <text:p text:style-name="P1">62114 ронят</text:p>
      <text:p text:style-name="P1">62115 убоде</text:p>
      <text:p text:style-name="P1">62116 умря</text:p>
      <text:p text:style-name="P1">62121 злат</text:p>
      <text:p text:style-name="P1">62122 канех</text:p>
      <text:p text:style-name="P1">62123 газ</text:p>
      <text:p text:style-name="P1">62124 зри</text:p>
      <text:p text:style-name="P1">62125 редих</text:p>
      <text:p text:style-name="P1">62126 тупаш</text:p>
      <text:p text:style-name="P1">62131 божо</text:p>
      <text:p text:style-name="P1">62132 биело</text:p>
      <text:p text:style-name="P1">62133 босо</text:p>
      <text:p text:style-name="P1">62134 лижат</text:p>
      <text:p text:style-name="P1">62135 стрес</text:p>
      <text:p text:style-name="P1">62136 калъч</text:p>
      <text:p text:style-name="P1">62141 шуби</text:p>
      <text:p text:style-name="P1">62142 риска</text:p>
      <text:p text:style-name="P1">62143 алтън</text:p>
      <text:p text:style-name="P1">62144 7</text:p>
      <text:p text:style-name="P1">62145 апаш</text:p>
      <text:p text:style-name="P1">62146 осяла</text:p>
      <text:p text:style-name="P1">62151 чинят</text:p>
      <text:p text:style-name="P1">62152 вял</text:p>
      <text:p text:style-name="P1">62153 дъно</text:p>
      <text:p text:style-name="P1">62154 свре</text:p>
      <text:p text:style-name="P1">62155 поял</text:p>
      <text:p text:style-name="P1">62156 зарее</text:p>
      <text:p text:style-name="P1">62161 влах</text:p>
      <text:p text:style-name="P1">62162 неон</text:p>
      <text:p text:style-name="P1">62163 шета</text:p>
      <text:p text:style-name="P1">62164 екипа</text:p>
      <text:p text:style-name="P1">62165 влеем</text:p>
      <text:p text:style-name="P1">62166 жалта</text:p>
      <text:p text:style-name="P1">62211 ара</text:p>
      <text:p text:style-name="P1">62212 юлска</text:p>
      <text:p text:style-name="P1">62213 серт</text:p>
      <text:p text:style-name="P1">62214 2020</text:p>
      <text:p text:style-name="P1">62215 четим</text:p>
      <text:p text:style-name="P1">62216 също</text:p>
      <text:p text:style-name="P1">62221 изши</text:p>
      <text:p text:style-name="P1">62222 змеят</text:p>
      <text:p text:style-name="P1">62223 ширех</text:p>
      <text:p text:style-name="P1">62224 фути</text:p>
      <text:p text:style-name="P1">62225 дадем</text:p>
      <text:p text:style-name="P1">62226 фучи</text:p>
      <text:p text:style-name="P1">62231 решещ</text:p>
      <text:p text:style-name="P1">62232 пер</text:p>
      <text:p text:style-name="P1">62233 учил</text:p>
      <text:p text:style-name="P1">62234 глезя</text:p>
      <text:p text:style-name="P1">62235 цъкни</text:p>
      <text:p text:style-name="P1">62236 вмеся</text:p>
      <text:p text:style-name="P1">62241 щат</text:p>
      <text:p text:style-name="P1">62242 чим</text:p>
      <text:p text:style-name="P1">62243 друго</text:p>
      <text:p text:style-name="P1">62244 яре</text:p>
      <text:p text:style-name="P1">62245 куп</text:p>
      <text:p text:style-name="P1">62246 трюм</text:p>
      <text:p text:style-name="P1">62251 имали</text:p>
      <text:p text:style-name="P1">62252 вят</text:p>
      <text:p text:style-name="P1">62253 убих</text:p>
      <text:p text:style-name="P1">62254 мотал</text:p>
      <text:p text:style-name="P1">62255 да</text:p>
      <text:p text:style-name="P1">62256 влее</text:p>
      <text:p text:style-name="P1">62261 избий</text:p>
      <text:p text:style-name="P1">62262 дам</text:p>
      <text:p text:style-name="P1">62263 луги</text:p>
      <text:p text:style-name="P1">62264 зреят</text:p>
      <text:p text:style-name="P1">62265 дока</text:p>
      <text:p text:style-name="P1">62266 тълпя</text:p>
      <text:p text:style-name="P1">62311 нужна</text:p>
      <text:p text:style-name="P1">62312 вала</text:p>
      <text:p text:style-name="P1">62313 таг</text:p>
      <text:p text:style-name="P1">62314 сънла</text:p>
      <text:p text:style-name="P1">62315 явния</text:p>
      <text:p text:style-name="P1">62316 мъжо</text:p>
      <text:p text:style-name="P1">62321 дон</text:p>
      <text:p text:style-name="P1">62322 зян</text:p>
      <text:p text:style-name="P1">62323 пас</text:p>
      <text:p text:style-name="P1">62324 юрнем</text:p>
      <text:p text:style-name="P1">62325 плащ</text:p>
      <text:p text:style-name="P1">62326 турим</text:p>
      <text:p text:style-name="P1">62331 обаче</text:p>
      <text:p text:style-name="P1">62332 ядял</text:p>
      <text:p text:style-name="P1">62333 наям</text:p>
      <text:p text:style-name="P1">62334 бъден</text:p>
      <text:p text:style-name="P1">62335 набор</text:p>
      <text:p text:style-name="P1">62336 обуят</text:p>
      <text:p text:style-name="P1">62341 цепих</text:p>
      <text:p text:style-name="P1">62342 флопи</text:p>
      <text:p text:style-name="P1">62343 лиана</text:p>
      <text:p text:style-name="P1">62344 извия</text:p>
      <text:p text:style-name="P1">62345 уви</text:p>
      <text:p text:style-name="P1">62346 явил</text:p>
      <text:p text:style-name="P1">62351 рокля</text:p>
      <text:p text:style-name="P1">62352 чадо</text:p>
      <text:p text:style-name="P1">62353 мацни</text:p>
      <text:p text:style-name="P1">62354 мата</text:p>
      <text:p text:style-name="P1">62355 каша</text:p>
      <text:p text:style-name="P1">62356 чекии</text:p>
      <text:p text:style-name="P1">62361 писах</text:p>
      <text:p text:style-name="P1">62362 излят</text:p>
      <text:p text:style-name="P1">62363 греят</text:p>
      <text:p text:style-name="P1">62364 щипи</text:p>
      <text:p text:style-name="P1">62365 400</text:p>
      <text:p text:style-name="P1">62366 дати</text:p>
      <text:p text:style-name="P1">62411 внуче</text:p>
      <text:p text:style-name="P1">62412 мухи</text:p>
      <text:p text:style-name="P1">62413 лющят</text:p>
      <text:p text:style-name="P1">62414 буча</text:p>
      <text:p text:style-name="P1">62415 пери</text:p>
      <text:p text:style-name="P1">62416 изпи</text:p>
      <text:p text:style-name="P1">62421 суро</text:p>
      <text:p text:style-name="P1">62422 алея</text:p>
      <text:p text:style-name="P1">62423 пени</text:p>
      <text:p text:style-name="P1">62424 юдей</text:p>
      <text:p text:style-name="P1">62425 бдим</text:p>
      <text:p text:style-name="P1">62426 док</text:p>
      <text:p text:style-name="P1">62431 греян</text:p>
      <text:p text:style-name="P1">62432 бунт</text:p>
      <text:p text:style-name="P1">62433 орле</text:p>
      <text:p text:style-name="P1">62434 точки</text:p>
      <text:p text:style-name="P1">62435 че</text:p>
      <text:p text:style-name="P1">62436 изям</text:p>
      <text:p text:style-name="P1">62441 мирис</text:p>
      <text:p text:style-name="P1">62442 пиещи</text:p>
      <text:p text:style-name="P1">62443 1970</text:p>
      <text:p text:style-name="P1">62444 явни</text:p>
      <text:p text:style-name="P1">62445 чиня</text:p>
      <text:p text:style-name="P1">62446 мрат</text:p>
      <text:p text:style-name="P1">62451 клипа</text:p>
      <text:p text:style-name="P1">62452 баял</text:p>
      <text:p text:style-name="P1">62453 иден</text:p>
      <text:p text:style-name="P1">62454 препи</text:p>
      <text:p text:style-name="P1">62455 пъпки</text:p>
      <text:p text:style-name="P1">62456 сочещ</text:p>
      <text:p text:style-name="P1">62461 гну</text:p>
      <text:p text:style-name="P1">62462 444</text:p>
      <text:p text:style-name="P1">62463 доячо</text:p>
      <text:p text:style-name="P1">62464 мъзги</text:p>
      <text:p text:style-name="P1">62465 чаша</text:p>
      <text:p text:style-name="P1">62466 метем</text:p>
      <text:p text:style-name="P1">62511 затля</text:p>
      <text:p text:style-name="P1">62512 лъхти</text:p>
      <text:p text:style-name="P1">62513 риха</text:p>
      <text:p text:style-name="P1">62514 луфта</text:p>
      <text:p text:style-name="P1">62515 храча</text:p>
      <text:p text:style-name="P1">62516 моми</text:p>
      <text:p text:style-name="P1">62521 падат</text:p>
      <text:p text:style-name="P1">62522 3333</text:p>
      <text:p text:style-name="P1">62523 совал</text:p>
      <text:p text:style-name="P1">62524 чай</text:p>
      <text:p text:style-name="P1">62525 лес</text:p>
      <text:p text:style-name="P1">62526 ясна</text:p>
      <text:p text:style-name="P1">62531 тачиш</text:p>
      <text:p text:style-name="P1">62532 оргия</text:p>
      <text:p text:style-name="P1">62533 2045</text:p>
      <text:p text:style-name="P1">62534 чухте</text:p>
      <text:p text:style-name="P1">62535 42</text:p>
      <text:p text:style-name="P1">62536 мръщя</text:p>
      <text:p text:style-name="P1">62541 редящ</text:p>
      <text:p text:style-name="P1">62542 супа</text:p>
      <text:p text:style-name="P1">62543 ахва</text:p>
      <text:p text:style-name="P1">62544 ред</text:p>
      <text:p text:style-name="P1">62545 лиза</text:p>
      <text:p text:style-name="P1">62546 мушех</text:p>
      <text:p text:style-name="P1">62551 съдба</text:p>
      <text:p text:style-name="P1">62552 бърни</text:p>
      <text:p text:style-name="P1">62553 ехо</text:p>
      <text:p text:style-name="P1">62554 вряла</text:p>
      <text:p text:style-name="P1">62555 блато</text:p>
      <text:p text:style-name="P1">62556 серум</text:p>
      <text:p text:style-name="P1">62561 куки</text:p>
      <text:p text:style-name="P1">62562 хуми</text:p>
      <text:p text:style-name="P1">62563 отяли</text:p>
      <text:p text:style-name="P1">62564 дариш</text:p>
      <text:p text:style-name="P1">62565 бейов</text:p>
      <text:p text:style-name="P1">62566 цяло</text:p>
      <text:p text:style-name="P1">62611 длета</text:p>
      <text:p text:style-name="P1">62612 говя</text:p>
      <text:p text:style-name="P1">62613 дой</text:p>
      <text:p text:style-name="P1">62614 дирел</text:p>
      <text:p text:style-name="P1">62615 клюн</text:p>
      <text:p text:style-name="P1">62616 скроя</text:p>
      <text:p text:style-name="P1">62621 таса</text:p>
      <text:p text:style-name="P1">62622 баща</text:p>
      <text:p text:style-name="P1">62623 дояж</text:p>
      <text:p text:style-name="P1">62624 ръбат</text:p>
      <text:p text:style-name="P1">62625 клей</text:p>
      <text:p text:style-name="P1">62626 идвай</text:p>
      <text:p text:style-name="P1">62631 пек</text:p>
      <text:p text:style-name="P1">62632 сдал</text:p>
      <text:p text:style-name="P1">62633 лумба</text:p>
      <text:p text:style-name="P1">62634 аса</text:p>
      <text:p text:style-name="P1">62635 спиш</text:p>
      <text:p text:style-name="P1">62636 това</text:p>
      <text:p text:style-name="P1">62641 чая</text:p>
      <text:p text:style-name="P1">62642 съзре</text:p>
      <text:p text:style-name="P1">62643 заля</text:p>
      <text:p text:style-name="P1">62644 гепил</text:p>
      <text:p text:style-name="P1">62645 кови</text:p>
      <text:p text:style-name="P1">62646 мами</text:p>
      <text:p text:style-name="P1">62651 ходел</text:p>
      <text:p text:style-name="P1">62652 димя</text:p>
      <text:p text:style-name="P1">62653 одери</text:p>
      <text:p text:style-name="P1">62654 лишат</text:p>
      <text:p text:style-name="P1">62655 пъчат</text:p>
      <text:p text:style-name="P1">62656 дирят</text:p>
      <text:p text:style-name="P1">62661 кайми</text:p>
      <text:p text:style-name="P1">62662 коня</text:p>
      <text:p text:style-name="P1">62663 изказ</text:p>
      <text:p text:style-name="P1">62664 син</text:p>
      <text:p text:style-name="P1">62665 буря</text:p>
      <text:p text:style-name="P1">62666 деен</text:p>
      <text:p text:style-name="P1"><text:soft-page-break/>63111 1945</text:p>
      <text:p text:style-name="P1">63112 доспи</text:p>
      <text:p text:style-name="P1">63113 нявга</text:p>
      <text:p text:style-name="P1">63114 лаял</text:p>
      <text:p text:style-name="P1">63115 вола</text:p>
      <text:p text:style-name="P1">63116 поля</text:p>
      <text:p text:style-name="P1">63121 туфи</text:p>
      <text:p text:style-name="P1">63122 брони</text:p>
      <text:p text:style-name="P1">63123 ежиш</text:p>
      <text:p text:style-name="P1">63124 фанте</text:p>
      <text:p text:style-name="P1">63125 криха</text:p>
      <text:p text:style-name="P1">63126 коват</text:p>
      <text:p text:style-name="P1">63131 прани</text:p>
      <text:p text:style-name="P1">63132 ниво</text:p>
      <text:p text:style-name="P1">63133 шлаки</text:p>
      <text:p text:style-name="P1">63134 папан</text:p>
      <text:p text:style-name="P1">63135 две</text:p>
      <text:p text:style-name="P1">63136 цука</text:p>
      <text:p text:style-name="P1">63141 вити</text:p>
      <text:p text:style-name="P1">63142 модем</text:p>
      <text:p text:style-name="P1">63143 изпра</text:p>
      <text:p text:style-name="P1">63144 вся</text:p>
      <text:p text:style-name="P1">63145 бяха</text:p>
      <text:p text:style-name="P1">63146 орда</text:p>
      <text:p text:style-name="P1">63151 окая</text:p>
      <text:p text:style-name="P1">63152 елин</text:p>
      <text:p text:style-name="P1">63153 деца</text:p>
      <text:p text:style-name="P1">63154 обявя</text:p>
      <text:p text:style-name="P1">63155 запял</text:p>
      <text:p text:style-name="P1">63156 ръжа</text:p>
      <text:p text:style-name="P1">63161 шнола</text:p>
      <text:p text:style-name="P1">63162 кей</text:p>
      <text:p text:style-name="P1">63163 дера</text:p>
      <text:p text:style-name="P1">63164 мъмря</text:p>
      <text:p text:style-name="P1">63165 илачи</text:p>
      <text:p text:style-name="P1">63166 свити</text:p>
      <text:p text:style-name="P1">63211 чавка</text:p>
      <text:p text:style-name="P1">63212 синял</text:p>
      <text:p text:style-name="P1">63213 смая</text:p>
      <text:p text:style-name="P1">63214 зъбер</text:p>
      <text:p text:style-name="P1">63215 смит</text:p>
      <text:p text:style-name="P1">63216 много</text:p>
      <text:p text:style-name="P1">63221 мухла</text:p>
      <text:p text:style-name="P1">63222 уврял</text:p>
      <text:p text:style-name="P1">63223 миден</text:p>
      <text:p text:style-name="P1">63224 бие</text:p>
      <text:p text:style-name="P1">63225 туза</text:p>
      <text:p text:style-name="P1">63226 срета</text:p>
      <text:p text:style-name="P1">63231 лиши</text:p>
      <text:p text:style-name="P1">63232 лик</text:p>
      <text:p text:style-name="P1">63233 покой</text:p>
      <text:p text:style-name="P1">63234 лижел</text:p>
      <text:p text:style-name="P1">63235 кри</text:p>
      <text:p text:style-name="P1">63236 минен</text:p>
      <text:p text:style-name="P1">63241 дука</text:p>
      <text:p text:style-name="P1">63242 кичи</text:p>
      <text:p text:style-name="P1">63243 дебит</text:p>
      <text:p text:style-name="P1">63244 ярем</text:p>
      <text:p text:style-name="P1">63245 ухаем</text:p>
      <text:p text:style-name="P1">63246 шляя</text:p>
      <text:p text:style-name="P1">63251 чип</text:p>
      <text:p text:style-name="P1">63252 церя</text:p>
      <text:p text:style-name="P1">63253 безир</text:p>
      <text:p text:style-name="P1">63254 куба</text:p>
      <text:p text:style-name="P1">63255 жалей</text:p>
      <text:p text:style-name="P1">63256 меша</text:p>
      <text:p text:style-name="P1">63261 копа</text:p>
      <text:p text:style-name="P1">63262 ели</text:p>
      <text:p text:style-name="P1">63263 весят</text:p>
      <text:p text:style-name="P1">63264 рафт</text:p>
      <text:p text:style-name="P1">63265 можа</text:p>
      <text:p text:style-name="P1">63266 трима</text:p>
      <text:p text:style-name="P1">63311 утеша</text:p>
      <text:p text:style-name="P1">63312 вай</text:p>
      <text:p text:style-name="P1">63313 ропот</text:p>
      <text:p text:style-name="P1">63314 годи</text:p>
      <text:p text:style-name="P1">63315 рижо</text:p>
      <text:p text:style-name="P1">63316 ероси</text:p>
      <text:p text:style-name="P1">63321 объл</text:p>
      <text:p text:style-name="P1">63322 шпиц</text:p>
      <text:p text:style-name="P1">63323 тип</text:p>
      <text:p text:style-name="P1">63324 пикае</text:p>
      <text:p text:style-name="P1">63325 молби</text:p>
      <text:p text:style-name="P1">63326 гради</text:p>
      <text:p text:style-name="P1">63331 царящ</text:p>
      <text:p text:style-name="P1">63332 успя</text:p>
      <text:p text:style-name="P1">63333 явиш</text:p>
      <text:p text:style-name="P1">63334 сучат</text:p>
      <text:p text:style-name="P1">63335 копан</text:p>
      <text:p text:style-name="P1">63336 жулещ</text:p>
      <text:p text:style-name="P1">63341 колим</text:p>
      <text:p text:style-name="P1">63342 град</text:p>
      <text:p text:style-name="P1">63343 41</text:p>
      <text:p text:style-name="P1">63344 ечал</text:p>
      <text:p text:style-name="P1">63345 песен</text:p>
      <text:p text:style-name="P1">63346 знае</text:p>
      <text:p text:style-name="P1">63351 лял</text:p>
      <text:p text:style-name="P1">63352 бъчва</text:p>
      <text:p text:style-name="P1">63353 зини</text:p>
      <text:p text:style-name="P1">63354 обзе</text:p>
      <text:p text:style-name="P1">63355 чупил</text:p>
      <text:p text:style-name="P1">63356 успея</text:p>
      <text:p text:style-name="P1">63361 каяли</text:p>
      <text:p text:style-name="P1">63362 ;</text:p>
      <text:p text:style-name="P1">63363 юфки</text:p>
      <text:p text:style-name="P1">63364 зовал</text:p>
      <text:p text:style-name="P1">63365 ковач</text:p>
      <text:p text:style-name="P1">63366 репи</text:p>
      <text:p text:style-name="P1">63411 чувах</text:p>
      <text:p text:style-name="P1">63412 тора</text:p>
      <text:p text:style-name="P1">63413 увря</text:p>
      <text:p text:style-name="P1">63414 остен</text:p>
      <text:p text:style-name="P1">63415 жалее</text:p>
      <text:p text:style-name="P1">63416 хвощ</text:p>
      <text:p text:style-name="P1">63421 ряла</text:p>
      <text:p text:style-name="P1">63422 вбил</text:p>
      <text:p text:style-name="P1">63423 мешах</text:p>
      <text:p text:style-name="P1">63424 щура</text:p>
      <text:p text:style-name="P1">63425 обеда</text:p>
      <text:p text:style-name="P1">63426 вчела</text:p>
      <text:p text:style-name="P1">63431 шито</text:p>
      <text:p text:style-name="P1">63432 елово</text:p>
      <text:p text:style-name="P1">63433 гася</text:p>
      <text:p text:style-name="P1">63434 давиш</text:p>
      <text:p text:style-name="P1">63435 сърни</text:p>
      <text:p text:style-name="P1">63436 заяли</text:p>
      <text:p text:style-name="P1">63441 сом</text:p>
      <text:p text:style-name="P1">63442 флот</text:p>
      <text:p text:style-name="P1">63443 угоен</text:p>
      <text:p text:style-name="P1">63444 смрад</text:p>
      <text:p text:style-name="P1">63445 модул</text:p>
      <text:p text:style-name="P1">63446 мие</text:p>
      <text:p text:style-name="P1">63451 феите</text:p>
      <text:p text:style-name="P1">63452 бит</text:p>
      <text:p text:style-name="P1">63453 гулян</text:p>
      <text:p text:style-name="P1">63454 косми</text:p>
      <text:p text:style-name="P1">63455 ануси</text:p>
      <text:p text:style-name="P1">63456 приз</text:p>
      <text:p text:style-name="P1">63461 екип</text:p>
      <text:p text:style-name="P1">63462 бедиш</text:p>
      <text:p text:style-name="P1">63463 бог</text:p>
      <text:p text:style-name="P1">63464 гиди</text:p>
      <text:p text:style-name="P1">63465 клир</text:p>
      <text:p text:style-name="P1">63466 сапа</text:p>
      <text:p text:style-name="P1">63511 доя</text:p>
      <text:p text:style-name="P1">63512 тюрма</text:p>
      <text:p text:style-name="P1">63513 шах</text:p>
      <text:p text:style-name="P1">63514 джин</text:p>
      <text:p text:style-name="P1">63515 йода</text:p>
      <text:p text:style-name="P1">63516 чар</text:p>
      <text:p text:style-name="P1">63521 виха</text:p>
      <text:p text:style-name="P1">63522 кило</text:p>
      <text:p text:style-name="P1">63523 87</text:p>
      <text:p text:style-name="P1">63524 мело</text:p>
      <text:p text:style-name="P1">63525 напет</text:p>
      <text:p text:style-name="P1">63526 зайче</text:p>
      <text:p text:style-name="P1">63531 тен</text:p>
      <text:p text:style-name="P1">63532 намел</text:p>
      <text:p text:style-name="P1">63533 лока</text:p>
      <text:p text:style-name="P1">63534 ляв</text:p>
      <text:p text:style-name="P1">63535 мамих</text:p>
      <text:p text:style-name="P1">63536 вар</text:p>
      <text:p text:style-name="P1">63541 %</text:p>
      <text:p text:style-name="P1">63542 2040</text:p>
      <text:p text:style-name="P1">63543 крут</text:p>
      <text:p text:style-name="P1">63544 гдето</text:p>
      <text:p text:style-name="P1">63545 голов</text:p>
      <text:p text:style-name="P1">63546 10</text:p>
      <text:p text:style-name="P1">63551 соса</text:p>
      <text:p text:style-name="P1">63552 гряла</text:p>
      <text:p text:style-name="P1">63553 цели</text:p>
      <text:p text:style-name="P1">63554 чиних</text:p>
      <text:p text:style-name="P1">63555 добив</text:p>
      <text:p text:style-name="P1">63556 цинк</text:p>
      <text:p text:style-name="P1">63561 сивя</text:p>
      <text:p text:style-name="P1">63562 двои</text:p>
      <text:p text:style-name="P1">63563 хол</text:p>
      <text:p text:style-name="P1">63564 разна</text:p>
      <text:p text:style-name="P1">63565 излей</text:p>
      <text:p text:style-name="P1">63566 1925</text:p>
      <text:p text:style-name="P1">63611 труп</text:p>
      <text:p text:style-name="P1">63612 помая</text:p>
      <text:p text:style-name="P1">63613 теб</text:p>
      <text:p text:style-name="P1">63614 отспя</text:p>
      <text:p text:style-name="P1">63615 мъхав</text:p>
      <text:p text:style-name="P1">63616 юрна</text:p>
      <text:p text:style-name="P1">63621 оная</text:p>
      <text:p text:style-name="P1">63622 жътва</text:p>
      <text:p text:style-name="P1">63623 бюро</text:p>
      <text:p text:style-name="P1">63624 слуга</text:p>
      <text:p text:style-name="P1">63625 лъч</text:p>
      <text:p text:style-name="P1">63626 вярва</text:p>
      <text:p text:style-name="P1">63631 идем</text:p>
      <text:p text:style-name="P1">63632 поил</text:p>
      <text:p text:style-name="P1">63633 чауш</text:p>
      <text:p text:style-name="P1">63634 рила</text:p>
      <text:p text:style-name="P1">63635 орана</text:p>
      <text:p text:style-name="P1">63636 спящо</text:p>
      <text:p text:style-name="P1">63641 галя</text:p>
      <text:p text:style-name="P1">63642 пеши</text:p>
      <text:p text:style-name="P1">63643 вери</text:p>
      <text:p text:style-name="P1">63644 шише</text:p>
      <text:p text:style-name="P1">63645 съдя</text:p>
      <text:p text:style-name="P1">63646 олово</text:p>
      <text:p text:style-name="P1">63651 обуй</text:p>
      <text:p text:style-name="P1">63652 трюма</text:p>
      <text:p text:style-name="P1">63653 удачи</text:p>
      <text:p text:style-name="P1">63654 лазел</text:p>
      <text:p text:style-name="P1">63655 бля</text:p>
      <text:p text:style-name="P1">63656 изри</text:p>
      <text:p text:style-name="P1">63661 ножа</text:p>
      <text:p text:style-name="P1">63662 мазе</text:p>
      <text:p text:style-name="P1">63663 дуй</text:p>
      <text:p text:style-name="P1">63664 снел</text:p>
      <text:p text:style-name="P1">63665 ранг</text:p>
      <text:p text:style-name="P1">63666 държа</text:p>
      <text:p text:style-name="P1"><text:soft-page-break/>64111 риели</text:p>
      <text:p text:style-name="P1">64112 зле</text:p>
      <text:p text:style-name="P1">64113 лири</text:p>
      <text:p text:style-name="P1">64114 двама</text:p>
      <text:p text:style-name="P1">64115 ига</text:p>
      <text:p text:style-name="P1">64116 рипах</text:p>
      <text:p text:style-name="P1">64121 втрия</text:p>
      <text:p text:style-name="P1">64122 вожда</text:p>
      <text:p text:style-name="P1">64123 глоба</text:p>
      <text:p text:style-name="P1">64124 баят</text:p>
      <text:p text:style-name="P1">64125 бакър</text:p>
      <text:p text:style-name="P1">64126 ритал</text:p>
      <text:p text:style-name="P1">64131 орал</text:p>
      <text:p text:style-name="P1">64132 лови</text:p>
      <text:p text:style-name="P1">64133 типа</text:p>
      <text:p text:style-name="P1">64134 палма</text:p>
      <text:p text:style-name="P1">64135 синов</text:p>
      <text:p text:style-name="P1">64136 борш</text:p>
      <text:p text:style-name="P1">64141 сорт</text:p>
      <text:p text:style-name="P1">64142 пъпка</text:p>
      <text:p text:style-name="P1">64143 дънил</text:p>
      <text:p text:style-name="P1">64144 апаши</text:p>
      <text:p text:style-name="P1">64145 пипе</text:p>
      <text:p text:style-name="P1">64146 летци</text:p>
      <text:p text:style-name="P1">64151 лев</text:p>
      <text:p text:style-name="P1">64152 пойте</text:p>
      <text:p text:style-name="P1">64153 гоиш</text:p>
      <text:p text:style-name="P1">64154 обла</text:p>
      <text:p text:style-name="P1">64155 идущи</text:p>
      <text:p text:style-name="P1">64156 муле</text:p>
      <text:p text:style-name="P1">64161 мит</text:p>
      <text:p text:style-name="P1">64162 крои</text:p>
      <text:p text:style-name="P1">64163 бея</text:p>
      <text:p text:style-name="P1">64164 изу</text:p>
      <text:p text:style-name="P1">64165 течи</text:p>
      <text:p text:style-name="P1">64166 щатен</text:p>
      <text:p text:style-name="P1">64211 пълзи</text:p>
      <text:p text:style-name="P1">64212 1965</text:p>
      <text:p text:style-name="P1">64213 жаби</text:p>
      <text:p text:style-name="P1">64214 беки</text:p>
      <text:p text:style-name="P1">64215 аборт</text:p>
      <text:p text:style-name="P1">64216 увием</text:p>
      <text:p text:style-name="P1">64221 маете</text:p>
      <text:p text:style-name="P1">64222 мори</text:p>
      <text:p text:style-name="P1">64223 кукал</text:p>
      <text:p text:style-name="P1">64224 кома</text:p>
      <text:p text:style-name="P1">64225 гири</text:p>
      <text:p text:style-name="P1">64226 юдея</text:p>
      <text:p text:style-name="P1">64231 манта</text:p>
      <text:p text:style-name="P1">64232 умеря</text:p>
      <text:p text:style-name="P1">64233 молим</text:p>
      <text:p text:style-name="P1">64234 допил</text:p>
      <text:p text:style-name="P1">64235 напи</text:p>
      <text:p text:style-name="P1">64236 9</text:p>
      <text:p text:style-name="P1">64241 царю</text:p>
      <text:p text:style-name="P1">64242 рома</text:p>
      <text:p text:style-name="P1">64243 борч</text:p>
      <text:p text:style-name="P1">64244 леща</text:p>
      <text:p text:style-name="P1">64245 зодия</text:p>
      <text:p text:style-name="P1">64246 хапни</text:p>
      <text:p text:style-name="P1">64251 хави</text:p>
      <text:p text:style-name="P1">64252 прием</text:p>
      <text:p text:style-name="P1">64253 меси</text:p>
      <text:p text:style-name="P1">64254 прала</text:p>
      <text:p text:style-name="P1">64255 съдби</text:p>
      <text:p text:style-name="P1">64256 вкова</text:p>
      <text:p text:style-name="P1">64261 гулаш</text:p>
      <text:p text:style-name="P1">64262 чукат</text:p>
      <text:p text:style-name="P1">64263 пост</text:p>
      <text:p text:style-name="P1">64264 биса</text:p>
      <text:p text:style-name="P1">64265 юнак</text:p>
      <text:p text:style-name="P1">64266 ударя</text:p>
      <text:p text:style-name="P1">64311 зло</text:p>
      <text:p text:style-name="P1">64312 домов</text:p>
      <text:p text:style-name="P1">64313 ##</text:p>
      <text:p text:style-name="P1">64314 срок</text:p>
      <text:p text:style-name="P1">64315 фалц</text:p>
      <text:p text:style-name="P1">64316 бряг</text:p>
      <text:p text:style-name="P1">64321 теля</text:p>
      <text:p text:style-name="P1">64322 вещи</text:p>
      <text:p text:style-name="P1">64323 смей</text:p>
      <text:p text:style-name="P1">64324 вряха</text:p>
      <text:p text:style-name="P1">64325 пишки</text:p>
      <text:p text:style-name="P1">64326 постя</text:p>
      <text:p text:style-name="P1">64331 умна</text:p>
      <text:p text:style-name="P1">64332 лама</text:p>
      <text:p text:style-name="P1">64333 цев</text:p>
      <text:p text:style-name="P1">64334 увита</text:p>
      <text:p text:style-name="P1">64335 мете</text:p>
      <text:p text:style-name="P1">64336 кое</text:p>
      <text:p text:style-name="P1">64341 зъбех</text:p>
      <text:p text:style-name="P1">64342 искащ</text:p>
      <text:p text:style-name="P1">64343 жални</text:p>
      <text:p text:style-name="P1">64344 харна</text:p>
      <text:p text:style-name="P1">64345 щедро</text:p>
      <text:p text:style-name="P1">64346 шефа</text:p>
      <text:p text:style-name="P1">64351 пран</text:p>
      <text:p text:style-name="P1">64352 схема</text:p>
      <text:p text:style-name="P1">64353 вани</text:p>
      <text:p text:style-name="P1">64354 поле</text:p>
      <text:p text:style-name="P1">64355 дали</text:p>
      <text:p text:style-name="P1">64356 почу</text:p>
      <text:p text:style-name="P1">64361 отби</text:p>
      <text:p text:style-name="P1">64362 орач</text:p>
      <text:p text:style-name="P1">64363 яздим</text:p>
      <text:p text:style-name="P1">64364 пеел</text:p>
      <text:p text:style-name="P1">64365 щукни</text:p>
      <text:p text:style-name="P1">64366 женя</text:p>
      <text:p text:style-name="P1">64411 току</text:p>
      <text:p text:style-name="P1">64412 грил</text:p>
      <text:p text:style-name="P1">64413 чам</text:p>
      <text:p text:style-name="P1">64414 гой</text:p>
      <text:p text:style-name="P1">64415 кант</text:p>
      <text:p text:style-name="P1">64416 :</text:p>
      <text:p text:style-name="P1">64421 щете</text:p>
      <text:p text:style-name="P1">64422 лудях</text:p>
      <text:p text:style-name="P1">64423 бляха</text:p>
      <text:p text:style-name="P1">64424 тежка</text:p>
      <text:p text:style-name="P1">64425 ритна</text:p>
      <text:p text:style-name="P1">64426 нишан</text:p>
      <text:p text:style-name="P1">64431 позна</text:p>
      <text:p text:style-name="P1">64432 гуши</text:p>
      <text:p text:style-name="P1">64433 кекса</text:p>
      <text:p text:style-name="P1">64434 лъсна</text:p>
      <text:p text:style-name="P1">64435 имот</text:p>
      <text:p text:style-name="P1">64436 45</text:p>
      <text:p text:style-name="P1">64441 ръце</text:p>
      <text:p text:style-name="P1">64442 хижи</text:p>
      <text:p text:style-name="P1">64443 мачът</text:p>
      <text:p text:style-name="P1">64444 кейк</text:p>
      <text:p text:style-name="P1">64445 хърби</text:p>
      <text:p text:style-name="P1">64446 тъпа</text:p>
      <text:p text:style-name="P1">64451 бижу</text:p>
      <text:p text:style-name="P1">64452 миша</text:p>
      <text:p text:style-name="P1">64453 слети</text:p>
      <text:p text:style-name="P1">64454 ровен</text:p>
      <text:p text:style-name="P1">64455 петня</text:p>
      <text:p text:style-name="P1">64456 вържа</text:p>
      <text:p text:style-name="P1">64461 факт</text:p>
      <text:p text:style-name="P1">64462 отри</text:p>
      <text:p text:style-name="P1">64463 ням</text:p>
      <text:p text:style-name="P1">64464 опаки</text:p>
      <text:p text:style-name="P1">64465 ушиха</text:p>
      <text:p text:style-name="P1">64466 пощя</text:p>
      <text:p text:style-name="P1">64511 сух</text:p>
      <text:p text:style-name="P1">64512 гуляе</text:p>
      <text:p text:style-name="P1">64513 слепя</text:p>
      <text:p text:style-name="P1">64514 отрая</text:p>
      <text:p text:style-name="P1">64515 лорд</text:p>
      <text:p text:style-name="P1">64516 отде</text:p>
      <text:p text:style-name="P1">64521 мушил</text:p>
      <text:p text:style-name="P1">64522 умори</text:p>
      <text:p text:style-name="P1">64523 снова</text:p>
      <text:p text:style-name="P1">64524 гнои</text:p>
      <text:p text:style-name="P1">64525 гейма</text:p>
      <text:p text:style-name="P1">64526 виних</text:p>
      <text:p text:style-name="P1">64531 газа</text:p>
      <text:p text:style-name="P1">64532 дъжда</text:p>
      <text:p text:style-name="P1">64533 облей</text:p>
      <text:p text:style-name="P1">64534 йонни</text:p>
      <text:p text:style-name="P1">64535 точи</text:p>
      <text:p text:style-name="P1">64536 част</text:p>
      <text:p text:style-name="P1">64541 мъдря</text:p>
      <text:p text:style-name="P1">64542 кълва</text:p>
      <text:p text:style-name="P1">64543 емни</text:p>
      <text:p text:style-name="P1">64544 опре</text:p>
      <text:p text:style-name="P1">64545 мака</text:p>
      <text:p text:style-name="P1">64546 бива</text:p>
      <text:p text:style-name="P1">64551 хем</text:p>
      <text:p text:style-name="P1">64552 спре</text:p>
      <text:p text:style-name="P1">64553 умиля</text:p>
      <text:p text:style-name="P1">64554 каля</text:p>
      <text:p text:style-name="P1">64555 трал</text:p>
      <text:p text:style-name="P1">64556 шлепа</text:p>
      <text:p text:style-name="P1">64561 вбиха</text:p>
      <text:p text:style-name="P1">64562 бъза</text:p>
      <text:p text:style-name="P1">64563 ужаса</text:p>
      <text:p text:style-name="P1">64564 слон</text:p>
      <text:p text:style-name="P1">64565 сачма</text:p>
      <text:p text:style-name="P1">64566 имаш</text:p>
      <text:p text:style-name="P1">64611 кърша</text:p>
      <text:p text:style-name="P1">64612 чепът</text:p>
      <text:p text:style-name="P1">64613 блеем</text:p>
      <text:p text:style-name="P1">64614 опя</text:p>
      <text:p text:style-name="P1">64615 княз</text:p>
      <text:p text:style-name="P1">64616 плът</text:p>
      <text:p text:style-name="P1">64621 съвзе</text:p>
      <text:p text:style-name="P1">64622 сече</text:p>
      <text:p text:style-name="P1">64623 кожа</text:p>
      <text:p text:style-name="P1">64624 телци</text:p>
      <text:p text:style-name="P1">64625 носов</text:p>
      <text:p text:style-name="P1">64626 пукаш</text:p>
      <text:p text:style-name="P1">64631 шепа</text:p>
      <text:p text:style-name="P1">64632 узрее</text:p>
      <text:p text:style-name="P1">64633 тъжи</text:p>
      <text:p text:style-name="P1">64634 злоби</text:p>
      <text:p text:style-name="P1">64635 фукай</text:p>
      <text:p text:style-name="P1">64636 нечия</text:p>
      <text:p text:style-name="P1">64641 папат</text:p>
      <text:p text:style-name="P1">64642 мая</text:p>
      <text:p text:style-name="P1">64643 доим</text:p>
      <text:p text:style-name="P1">64644 любиш</text:p>
      <text:p text:style-name="P1">64645 щира</text:p>
      <text:p text:style-name="P1">64646 зоба</text:p>
      <text:p text:style-name="P1">64651 гадни</text:p>
      <text:p text:style-name="P1">64652 свреш</text:p>
      <text:p text:style-name="P1">64653 мотив</text:p>
      <text:p text:style-name="P1">64654 сива</text:p>
      <text:p text:style-name="P1">64655 борят</text:p>
      <text:p text:style-name="P1">64656 годя</text:p>
      <text:p text:style-name="P1">64661 габър</text:p>
      <text:p text:style-name="P1">64662 куко</text:p>
      <text:p text:style-name="P1">64663 скици</text:p>
      <text:p text:style-name="P1">64664 чибук</text:p>
      <text:p text:style-name="P1">64665 ивици</text:p>
      <text:p text:style-name="P1">64666 вям</text:p>
      <text:p text:style-name="P1"><text:soft-page-break/>65111 виеха</text:p>
      <text:p text:style-name="P1">65112 мора</text:p>
      <text:p text:style-name="P1">65113 пил</text:p>
      <text:p text:style-name="P1">65114 кажех</text:p>
      <text:p text:style-name="P1">65115 умий</text:p>
      <text:p text:style-name="P1">65116 чепа</text:p>
      <text:p text:style-name="P1">65121 пула</text:p>
      <text:p text:style-name="P1">65122 вълк</text:p>
      <text:p text:style-name="P1">65123 кафяв</text:p>
      <text:p text:style-name="P1">65124 режи</text:p>
      <text:p text:style-name="P1">65125 броя</text:p>
      <text:p text:style-name="P1">65126 умра</text:p>
      <text:p text:style-name="P1">65131 тели</text:p>
      <text:p text:style-name="P1">65132 прим</text:p>
      <text:p text:style-name="P1">65133 идваш</text:p>
      <text:p text:style-name="P1">65134 ясли</text:p>
      <text:p text:style-name="P1">65135 нам</text:p>
      <text:p text:style-name="P1">65136 роят</text:p>
      <text:p text:style-name="P1">65141 акне</text:p>
      <text:p text:style-name="P1">65142 личба</text:p>
      <text:p text:style-name="P1">65143 бос</text:p>
      <text:p text:style-name="P1">65144 вонят</text:p>
      <text:p text:style-name="P1">65145 влека</text:p>
      <text:p text:style-name="P1">65146 пишка</text:p>
      <text:p text:style-name="P1">65151 равен</text:p>
      <text:p text:style-name="P1">65152 твоя</text:p>
      <text:p text:style-name="P1">65153 кухи</text:p>
      <text:p text:style-name="P1">65154 зари</text:p>
      <text:p text:style-name="P1">65155 ближи</text:p>
      <text:p text:style-name="P1">65156 бюст</text:p>
      <text:p text:style-name="P1">65161 тъми</text:p>
      <text:p text:style-name="P1">65162 хъхря</text:p>
      <text:p text:style-name="P1">65163 слят</text:p>
      <text:p text:style-name="P1">65164 жаба</text:p>
      <text:p text:style-name="P1">65165 пекът</text:p>
      <text:p text:style-name="P1">65166 скари</text:p>
      <text:p text:style-name="P1">65211 сап</text:p>
      <text:p text:style-name="P1">65212 химик</text:p>
      <text:p text:style-name="P1">65213 говор</text:p>
      <text:p text:style-name="P1">65214 ваех</text:p>
      <text:p text:style-name="P1">65215 567</text:p>
      <text:p text:style-name="P1">65216 юнаци</text:p>
      <text:p text:style-name="P1">65221 урва</text:p>
      <text:p text:style-name="P1">65222 допра</text:p>
      <text:p text:style-name="P1">65223 рокли</text:p>
      <text:p text:style-name="P1">65224 алчно</text:p>
      <text:p text:style-name="P1">65225 проби</text:p>
      <text:p text:style-name="P1">65226 зноя</text:p>
      <text:p text:style-name="P1">65231 гъшо</text:p>
      <text:p text:style-name="P1">65232 мигат</text:p>
      <text:p text:style-name="P1">65233 седло</text:p>
      <text:p text:style-name="P1">65234 борим</text:p>
      <text:p text:style-name="P1">65235 неуки</text:p>
      <text:p text:style-name="P1">65236 жица</text:p>
      <text:p text:style-name="P1">65241 #</text:p>
      <text:p text:style-name="P1">65242 общ</text:p>
      <text:p text:style-name="P1">65243 ежим</text:p>
      <text:p text:style-name="P1">65244 шашка</text:p>
      <text:p text:style-name="P1">65245 медия</text:p>
      <text:p text:style-name="P1">65246 пича</text:p>
      <text:p text:style-name="P1">65251 плул</text:p>
      <text:p text:style-name="P1">65252 лин</text:p>
      <text:p text:style-name="P1">65253 филма</text:p>
      <text:p text:style-name="P1">65254 гяури</text:p>
      <text:p text:style-name="P1">65255 уюта</text:p>
      <text:p text:style-name="P1">65256 диск</text:p>
      <text:p text:style-name="P1">65261 ритан</text:p>
      <text:p text:style-name="P1">65262 фъка</text:p>
      <text:p text:style-name="P1">65263 рят</text:p>
      <text:p text:style-name="P1">65264 кич</text:p>
      <text:p text:style-name="P1">65265 узря</text:p>
      <text:p text:style-name="P1">65266 ютен</text:p>
      <text:p text:style-name="P1">65311 муза</text:p>
      <text:p text:style-name="P1">65312 врещи</text:p>
      <text:p text:style-name="P1">65313 500</text:p>
      <text:p text:style-name="P1">65314 церял</text:p>
      <text:p text:style-name="P1">65315 яхат</text:p>
      <text:p text:style-name="P1">65316 сама</text:p>
      <text:p text:style-name="P1">65321 свра</text:p>
      <text:p text:style-name="P1">65322 гнус</text:p>
      <text:p text:style-name="P1">65323 омай</text:p>
      <text:p text:style-name="P1">65324 рупия</text:p>
      <text:p text:style-name="P1">65325 долма</text:p>
      <text:p text:style-name="P1">65326 мрете</text:p>
      <text:p text:style-name="P1">65331 теле</text:p>
      <text:p text:style-name="P1">65332 летя</text:p>
      <text:p text:style-name="P1">65333 тури</text:p>
      <text:p text:style-name="P1">65334 мури</text:p>
      <text:p text:style-name="P1">65335 царен</text:p>
      <text:p text:style-name="P1">65336 груха</text:p>
      <text:p text:style-name="P1">65341 бесещ</text:p>
      <text:p text:style-name="P1">65342 съсък</text:p>
      <text:p text:style-name="P1">65343 опил</text:p>
      <text:p text:style-name="P1">65344 лъхам</text:p>
      <text:p text:style-name="P1">65345 таи</text:p>
      <text:p text:style-name="P1">65346 чака</text:p>
      <text:p text:style-name="P1">65351 жулни</text:p>
      <text:p text:style-name="P1">65352 5000</text:p>
      <text:p text:style-name="P1">65353 роящ</text:p>
      <text:p text:style-name="P1">65354 уютна</text:p>
      <text:p text:style-name="P1">65355 сееш</text:p>
      <text:p text:style-name="P1">65356 млян</text:p>
      <text:p text:style-name="P1">65361 шиели</text:p>
      <text:p text:style-name="P1">65362 расо</text:p>
      <text:p text:style-name="P1">65363 кроен</text:p>
      <text:p text:style-name="P1">65364 пасе</text:p>
      <text:p text:style-name="P1">65365 кацал</text:p>
      <text:p text:style-name="P1">65366 отспа</text:p>
      <text:p text:style-name="P1">65411 тиках</text:p>
      <text:p text:style-name="P1">65412 смел</text:p>
      <text:p text:style-name="P1">65413 сълзи</text:p>
      <text:p text:style-name="P1">65414 живи</text:p>
      <text:p text:style-name="P1">65415 нит</text:p>
      <text:p text:style-name="P1">65416 бунар</text:p>
      <text:p text:style-name="P1">65421 блян</text:p>
      <text:p text:style-name="P1">65422 пъчи</text:p>
      <text:p text:style-name="P1">65423 щифт</text:p>
      <text:p text:style-name="P1">65424 куча</text:p>
      <text:p text:style-name="P1">65425 горе</text:p>
      <text:p text:style-name="P1">65426 ряпа</text:p>
      <text:p text:style-name="P1">65431 бай</text:p>
      <text:p text:style-name="P1">65432 будещ</text:p>
      <text:p text:style-name="P1">65433 броят</text:p>
      <text:p text:style-name="P1">65434 рекла</text:p>
      <text:p text:style-name="P1">65435 уби</text:p>
      <text:p text:style-name="P1">65436 избу</text:p>
      <text:p text:style-name="P1">65441 60</text:p>
      <text:p text:style-name="P1">65442 онуй</text:p>
      <text:p text:style-name="P1">65443 нужди</text:p>
      <text:p text:style-name="P1">65444 щанд</text:p>
      <text:p text:style-name="P1">65445 широк</text:p>
      <text:p text:style-name="P1">65446 пием</text:p>
      <text:p text:style-name="P1">65451 мушу</text:p>
      <text:p text:style-name="P1">65452 нави</text:p>
      <text:p text:style-name="P1">65453 ята</text:p>
      <text:p text:style-name="P1">65454 тежиш</text:p>
      <text:p text:style-name="P1">65455 коя</text:p>
      <text:p text:style-name="P1">65456 обаем</text:p>
      <text:p text:style-name="P1">65461 пъден</text:p>
      <text:p text:style-name="P1">65462 цапна</text:p>
      <text:p text:style-name="P1">65463 шут</text:p>
      <text:p text:style-name="P1">65464 духай</text:p>
      <text:p text:style-name="P1">65465 червя</text:p>
      <text:p text:style-name="P1">65466 дайте</text:p>
      <text:p text:style-name="P1">65511 орем</text:p>
      <text:p text:style-name="P1">65512 шелф</text:p>
      <text:p text:style-name="P1">65513 ося</text:p>
      <text:p text:style-name="P1">65514 чорап</text:p>
      <text:p text:style-name="P1">65515 като</text:p>
      <text:p text:style-name="P1">65516 изут</text:p>
      <text:p text:style-name="P1">65521 вени</text:p>
      <text:p text:style-name="P1">65522 дори</text:p>
      <text:p text:style-name="P1">65523 300</text:p>
      <text:p text:style-name="P1">65524 унесе</text:p>
      <text:p text:style-name="P1">65525 бушел</text:p>
      <text:p text:style-name="P1">65526 мида</text:p>
      <text:p text:style-name="P1">65531 каеш</text:p>
      <text:p text:style-name="P1">65532 вадят</text:p>
      <text:p text:style-name="P1">65533 чуки</text:p>
      <text:p text:style-name="P1">65534 кил</text:p>
      <text:p text:style-name="P1">65535 сага</text:p>
      <text:p text:style-name="P1">65536 фази</text:p>
      <text:p text:style-name="P1">65541 харен</text:p>
      <text:p text:style-name="P1">65542 шлях</text:p>
      <text:p text:style-name="P1">65543 зреш</text:p>
      <text:p text:style-name="P1">65544 мели</text:p>
      <text:p text:style-name="P1">65545 чушки</text:p>
      <text:p text:style-name="P1">65546 трая</text:p>
      <text:p text:style-name="P1">65551 евино</text:p>
      <text:p text:style-name="P1">65552 лекар</text:p>
      <text:p text:style-name="P1">65553 нищо</text:p>
      <text:p text:style-name="P1">65554 зърни</text:p>
      <text:p text:style-name="P1">65555 семки</text:p>
      <text:p text:style-name="P1">65556 зайда</text:p>
      <text:p text:style-name="P1">65561 бачо</text:p>
      <text:p text:style-name="P1">65562 бани</text:p>
      <text:p text:style-name="P1">65563 режим</text:p>
      <text:p text:style-name="P1">65564 реех</text:p>
      <text:p text:style-name="P1">65565 80</text:p>
      <text:p text:style-name="P1">65566 нощно</text:p>
      <text:p text:style-name="P1">65611 каят</text:p>
      <text:p text:style-name="P1">65612 вакла</text:p>
      <text:p text:style-name="P1">65613 ремък</text:p>
      <text:p text:style-name="P1">65614 темп</text:p>
      <text:p text:style-name="P1">65615 села</text:p>
      <text:p text:style-name="P1">65616 духа</text:p>
      <text:p text:style-name="P1">65621 лея</text:p>
      <text:p text:style-name="P1">65622 меха</text:p>
      <text:p text:style-name="P1">65623 гюме</text:p>
      <text:p text:style-name="P1">65624 соли</text:p>
      <text:p text:style-name="P1">65625 сей</text:p>
      <text:p text:style-name="P1">65626 ожали</text:p>
      <text:p text:style-name="P1">65631 чело</text:p>
      <text:p text:style-name="P1">65632 рядък</text:p>
      <text:p text:style-name="P1">65633 сетел</text:p>
      <text:p text:style-name="P1">65634 друм</text:p>
      <text:p text:style-name="P1">65635 пулел</text:p>
      <text:p text:style-name="P1">65636 нима</text:p>
      <text:p text:style-name="P1">65641 2003</text:p>
      <text:p text:style-name="P1">65642 линия</text:p>
      <text:p text:style-name="P1">65643 кили</text:p>
      <text:p text:style-name="P1">65644 точни</text:p>
      <text:p text:style-name="P1">65645 мивки</text:p>
      <text:p text:style-name="P1">65646 драми</text:p>
      <text:p text:style-name="P1">65651 сукна</text:p>
      <text:p text:style-name="P1">65652 изви</text:p>
      <text:p text:style-name="P1">65653 диета</text:p>
      <text:p text:style-name="P1">65654 мощ</text:p>
      <text:p text:style-name="P1">65655 рети</text:p>
      <text:p text:style-name="P1">65656 лелия</text:p>
      <text:p text:style-name="P1">65661 двор</text:p>
      <text:p text:style-name="P1">65662 въсиш</text:p>
      <text:p text:style-name="P1">65663 яхнеш</text:p>
      <text:p text:style-name="P1">65664 вбия</text:p>
      <text:p text:style-name="P1">65665 бдял</text:p>
      <text:p text:style-name="P1">65666 навел</text:p>
      <text:p text:style-name="P1"><text:soft-page-break/>66111 бент</text:p>
      <text:p text:style-name="P1">66112 неин</text:p>
      <text:p text:style-name="P1">66113 алчни</text:p>
      <text:p text:style-name="P1">66114 бяла</text:p>
      <text:p text:style-name="P1">66115 сияеш</text:p>
      <text:p text:style-name="P1">66116 утрай</text:p>
      <text:p text:style-name="P1">66121 къпещ</text:p>
      <text:p text:style-name="P1">66122 звуци</text:p>
      <text:p text:style-name="P1">66123 перчи</text:p>
      <text:p text:style-name="P1">66124 мак</text:p>
      <text:p text:style-name="P1">66125 обеми</text:p>
      <text:p text:style-name="P1">66126 усети</text:p>
      <text:p text:style-name="P1">66131 шушки</text:p>
      <text:p text:style-name="P1">66132 тапет</text:p>
      <text:p text:style-name="P1">66133 улави</text:p>
      <text:p text:style-name="P1">66134 такт</text:p>
      <text:p text:style-name="P1">66135 лома</text:p>
      <text:p text:style-name="P1">66136 риск</text:p>
      <text:p text:style-name="P1">66141 небца</text:p>
      <text:p text:style-name="P1">66142 пущаш</text:p>
      <text:p text:style-name="P1">66143 надул</text:p>
      <text:p text:style-name="P1">66144 --</text:p>
      <text:p text:style-name="P1">66145 тъка</text:p>
      <text:p text:style-name="P1">66146 боец</text:p>
      <text:p text:style-name="P1">66151 наплю</text:p>
      <text:p text:style-name="P1">66152 суши</text:p>
      <text:p text:style-name="P1">66153 отец</text:p>
      <text:p text:style-name="P1">66154 спах</text:p>
      <text:p text:style-name="P1">66155 кат</text:p>
      <text:p text:style-name="P1">66156 смае</text:p>
      <text:p text:style-name="P1">66161 измих</text:p>
      <text:p text:style-name="P1">66162 ага</text:p>
      <text:p text:style-name="P1">66163 обадя</text:p>
      <text:p text:style-name="P1">66164 типаж</text:p>
      <text:p text:style-name="P1">66165 взреш</text:p>
      <text:p text:style-name="P1">66166 шарки</text:p>
      <text:p text:style-name="P1">66211 валя</text:p>
      <text:p text:style-name="P1">66212 меся</text:p>
      <text:p text:style-name="P1">66213 кина</text:p>
      <text:p text:style-name="P1">66214 вещае</text:p>
      <text:p text:style-name="P1">66215 обши</text:p>
      <text:p text:style-name="P1">66216 цупи</text:p>
      <text:p text:style-name="P1">66221 пилиш</text:p>
      <text:p text:style-name="P1">66222 48</text:p>
      <text:p text:style-name="P1">66223 веща</text:p>
      <text:p text:style-name="P1">66224 кора</text:p>
      <text:p text:style-name="P1">66225 щадял</text:p>
      <text:p text:style-name="P1">66226 леят</text:p>
      <text:p text:style-name="P1">66231 чека</text:p>
      <text:p text:style-name="P1">66232 явили</text:p>
      <text:p text:style-name="P1">66233 возя</text:p>
      <text:p text:style-name="P1">66234 вяла</text:p>
      <text:p text:style-name="P1">66235 бона</text:p>
      <text:p text:style-name="P1">66236 клеят</text:p>
      <text:p text:style-name="P1">66241 пекли</text:p>
      <text:p text:style-name="P1">66242 зяпаш</text:p>
      <text:p text:style-name="P1">66243 хапка</text:p>
      <text:p text:style-name="P1">66244 остри</text:p>
      <text:p text:style-name="P1">66245 умием</text:p>
      <text:p text:style-name="P1">66246 меню</text:p>
      <text:p text:style-name="P1">66251 длани</text:p>
      <text:p text:style-name="P1">66252 пикел</text:p>
      <text:p text:style-name="P1">66253 тъст</text:p>
      <text:p text:style-name="P1">66254 сърма</text:p>
      <text:p text:style-name="P1">66255 2030</text:p>
      <text:p text:style-name="P1">66256 пози</text:p>
      <text:p text:style-name="P1">66261 софа</text:p>
      <text:p text:style-name="P1">66262 ярема</text:p>
      <text:p text:style-name="P1">66263 туба</text:p>
      <text:p text:style-name="P1">66264 свие</text:p>
      <text:p text:style-name="P1">66265 кадет</text:p>
      <text:p text:style-name="P1">66266 биде</text:p>
      <text:p text:style-name="P1">66311 сняг</text:p>
      <text:p text:style-name="P1">66312 прост</text:p>
      <text:p text:style-name="P1">66313 трон</text:p>
      <text:p text:style-name="P1">66314 ципа</text:p>
      <text:p text:style-name="P1">66315 краба</text:p>
      <text:p text:style-name="P1">66316 имащи</text:p>
      <text:p text:style-name="P1">66321 чеиз</text:p>
      <text:p text:style-name="P1">66322 реви</text:p>
      <text:p text:style-name="P1">66323 пиеш</text:p>
      <text:p text:style-name="P1">66324 южна</text:p>
      <text:p text:style-name="P1">66325 утаил</text:p>
      <text:p text:style-name="P1">66326 визов</text:p>
      <text:p text:style-name="P1">66331 ставя</text:p>
      <text:p text:style-name="P1">66332 лъщи</text:p>
      <text:p text:style-name="P1">66333 рята</text:p>
      <text:p text:style-name="P1">66334 лочи</text:p>
      <text:p text:style-name="P1">66335 гнет</text:p>
      <text:p text:style-name="P1">66336 важа</text:p>
      <text:p text:style-name="P1">66341 плат</text:p>
      <text:p text:style-name="P1">66342 зова</text:p>
      <text:p text:style-name="P1">66343 ери</text:p>
      <text:p text:style-name="P1">66344 перя</text:p>
      <text:p text:style-name="P1">66345 злата</text:p>
      <text:p text:style-name="P1">66346 мъдри</text:p>
      <text:p text:style-name="P1">66351 лете</text:p>
      <text:p text:style-name="P1">66352 вси</text:p>
      <text:p text:style-name="P1">66353 овал</text:p>
      <text:p text:style-name="P1">66354 кули</text:p>
      <text:p text:style-name="P1">66355 съда</text:p>
      <text:p text:style-name="P1">66356 папка</text:p>
      <text:p text:style-name="P1">66361 грял</text:p>
      <text:p text:style-name="P1">66362 вадим</text:p>
      <text:p text:style-name="P1">66363 баш</text:p>
      <text:p text:style-name="P1">66364 вяло</text:p>
      <text:p text:style-name="P1">66365 тебе</text:p>
      <text:p text:style-name="P1">66366 прям</text:p>
      <text:p text:style-name="P1">66411 войн</text:p>
      <text:p text:style-name="P1">66412 опело</text:p>
      <text:p text:style-name="P1">66413 ловка</text:p>
      <text:p text:style-name="P1">66414 свеж</text:p>
      <text:p text:style-name="P1">66415 биещо</text:p>
      <text:p text:style-name="P1">66416 пачка</text:p>
      <text:p text:style-name="P1">66421 спал</text:p>
      <text:p text:style-name="P1">66422 трапа</text:p>
      <text:p text:style-name="P1">66423 тапи</text:p>
      <text:p text:style-name="P1">66424 ключ</text:p>
      <text:p text:style-name="P1">66425 гъсе</text:p>
      <text:p text:style-name="P1">66426 чорли</text:p>
      <text:p text:style-name="P1">66431 бег</text:p>
      <text:p text:style-name="P1">66432 урви</text:p>
      <text:p text:style-name="P1">66433 облях</text:p>
      <text:p text:style-name="P1">66434 меше</text:p>
      <text:p text:style-name="P1">66435 мафии</text:p>
      <text:p text:style-name="P1">66436 цедих</text:p>
      <text:p text:style-name="P1">66441 илик</text:p>
      <text:p text:style-name="P1">66442 дуех</text:p>
      <text:p text:style-name="P1">66443 рита</text:p>
      <text:p text:style-name="P1">66444 шланг</text:p>
      <text:p text:style-name="P1">66445 юнкер</text:p>
      <text:p text:style-name="P1">66446 обой</text:p>
      <text:p text:style-name="P1">66451 синия</text:p>
      <text:p text:style-name="P1">66452 фуках</text:p>
      <text:p text:style-name="P1">66453 игра</text:p>
      <text:p text:style-name="P1">66454 ушие</text:p>
      <text:p text:style-name="P1">66455 пъхах</text:p>
      <text:p text:style-name="P1">66456 впит</text:p>
      <text:p text:style-name="P1">66461 щял</text:p>
      <text:p text:style-name="P1">66462 ръга</text:p>
      <text:p text:style-name="P1">66463 роя</text:p>
      <text:p text:style-name="P1">66464 патех</text:p>
      <text:p text:style-name="P1">66465 свежо</text:p>
      <text:p text:style-name="P1">66466 срит</text:p>
      <text:p text:style-name="P1">66511 чапли</text:p>
      <text:p text:style-name="P1">66512 черви</text:p>
      <text:p text:style-name="P1">66513 чуеха</text:p>
      <text:p text:style-name="P1">66514 още</text:p>
      <text:p text:style-name="P1">66515 умея</text:p>
      <text:p text:style-name="P1">66516 гъбав</text:p>
      <text:p text:style-name="P1">66521 кодер</text:p>
      <text:p text:style-name="P1">66522 бик</text:p>
      <text:p text:style-name="P1">66523 грот</text:p>
      <text:p text:style-name="P1">66524 лишим</text:p>
      <text:p text:style-name="P1">66525 мигът</text:p>
      <text:p text:style-name="P1">66526 крил</text:p>
      <text:p text:style-name="P1">66531 готви</text:p>
      <text:p text:style-name="P1">66532 мъчил</text:p>
      <text:p text:style-name="P1">66533 чух</text:p>
      <text:p text:style-name="P1">66534 униса</text:p>
      <text:p text:style-name="P1">66535 спеши</text:p>
      <text:p text:style-name="P1">66536 труд</text:p>
      <text:p text:style-name="P1">66541 смия</text:p>
      <text:p text:style-name="P1">66542 допи</text:p>
      <text:p text:style-name="P1">66543 ругал</text:p>
      <text:p text:style-name="P1">66544 идело</text:p>
      <text:p text:style-name="P1">66545 рампи</text:p>
      <text:p text:style-name="P1">66546 мелиш</text:p>
      <text:p text:style-name="P1">66551 твар</text:p>
      <text:p text:style-name="P1">66552 хрян</text:p>
      <text:p text:style-name="P1">66553 пиеща</text:p>
      <text:p text:style-name="P1">66554 фронт</text:p>
      <text:p text:style-name="P1">66555 мебел</text:p>
      <text:p text:style-name="P1">66556 турча</text:p>
      <text:p text:style-name="P1">66561 хъш</text:p>
      <text:p text:style-name="P1">66562 шейх</text:p>
      <text:p text:style-name="P1">66563 спим</text:p>
      <text:p text:style-name="P1">66564 напои</text:p>
      <text:p text:style-name="P1">66565 $$</text:p>
      <text:p text:style-name="P1">66566 олива</text:p>
      <text:p text:style-name="P1">66611 впих</text:p>
      <text:p text:style-name="P1">66612 сипа</text:p>
      <text:p text:style-name="P1">66613 успи</text:p>
      <text:p text:style-name="P1">66614 93</text:p>
      <text:p text:style-name="P1">66615 сиво</text:p>
      <text:p text:style-name="P1">66616 огря</text:p>
      <text:p text:style-name="P1">66621 опи</text:p>
      <text:p text:style-name="P1">66622 кади</text:p>
      <text:p text:style-name="P1">66623 ястия</text:p>
      <text:p text:style-name="P1">66624 пъпът</text:p>
      <text:p text:style-name="P1">66625 бавим</text:p>
      <text:p text:style-name="P1">66626 заема</text:p>
      <text:p text:style-name="P1">66631 жално</text:p>
      <text:p text:style-name="P1">66632 сеещ</text:p>
      <text:p text:style-name="P1">66633 бели</text:p>
      <text:p text:style-name="P1">66634 ликов</text:p>
      <text:p text:style-name="P1">66635 чуждо</text:p>
      <text:p text:style-name="P1">66636 днес</text:p>
      <text:p text:style-name="P1">66641 щаб</text:p>
      <text:p text:style-name="P1">66642 чуем</text:p>
      <text:p text:style-name="P1">66643 будна</text:p>
      <text:p text:style-name="P1">66644 тлей</text:p>
      <text:p text:style-name="P1">66645 цопа</text:p>
      <text:p text:style-name="P1">66646 чуми</text:p>
      <text:p text:style-name="P1">66651 счула</text:p>
      <text:p text:style-name="P1">66652 1000</text:p>
      <text:p text:style-name="P1">66653 отми</text:p>
      <text:p text:style-name="P1">66654 драх</text:p>
      <text:p text:style-name="P1">66655 щрих</text:p>
      <text:p text:style-name="P1">66656 кани</text:p>
      <text:p text:style-name="P1">66661 кадър</text:p>
      <text:p text:style-name="P1">66662 чин</text:p>
      <text:p text:style-name="P1">66663 ахах</text:p>
      <text:p text:style-name="P1">66664 черво</text:p>
      <text:p text:style-name="P1">66665 сири</text:p>
      <text:p text:style-name="P1">66666 лягаш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4" fo:column-gap="0.3598in">
          <style:column-sep style:width="0.0035in" style:color="#000000" style:height="100%" style:style="solid"/>
          <style:column style:rel-width="2363*" fo:start-indent="0in" fo:end-indent="0.1799in"/>
          <style:column style:rel-width="2622*" fo:start-indent="0.1799in" fo:end-indent="0.1799in"/>
          <style:column style:rel-width="2622*" fo:start-indent="0.1799in" fo:end-indent="0.1799in"/>
          <style:column style:rel-width="2365*" fo:start-indent="0.1799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18:57:21.514507769</meta:creation-date>
    <dc:date>2022-01-09T19:35:19.274767573</dc:date>
    <meta:editing-duration>PT27M4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6" meta:paragraph-count="7775" meta:word-count="15551" meta:character-count="80333" meta:non-whitespace-character-count="72557"/>
  </office:meta>
</office:document-meta>
</file>